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7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8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5" style:family="paragraph">
      <style:paragraph-properties style:text-autospace="none"/>
    </style:style>
    <style:style style:name="P6" style:family="paragraph">
      <style:paragraph-properties fo:text-align="center"/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fo:text-align="center" style:text-autospace="none"/>
      <style:text-properties fo:font-family="'Times New Roman'" style:font-family-generic="roman" style:font-pitch="variable" fo:font-size="10pt" fo:font-weight="bold" style:font-family-asian="Tahoma" style:font-family-generic-asian="swiss" style:font-size-asian="10pt" style:font-weight-asian="bold" style:font-family-complex="Tahoma" style:font-family-generic-complex="swiss" style:font-size-complex="10pt" style:font-weight-complex="bold"/>
    </style:style>
    <style:style style:name="P9" style:family="paragraph">
      <style:paragraph-properties fo:text-align="center" style:text-autospace="none"/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text-align="center" style:text-autospace="none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fo:font-size="8pt" fo:font-weight="normal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use-window-font-color="true" style:text-outline="false" style:text-line-through-style="none" fo:font-family="'Times New Roman'" style:font-family-generic="roman" style:font-pitch="variable" fo:font-size="8pt" fo:font-style="normal" fo:text-shadow="none" style:text-underline-style="none" fo:font-weight="bold" style:letter-kerning="true" style:font-family-asian="Tahoma" style:font-family-generic-asian="swiss" style:font-size-asian="8pt" style:font-style-asian="normal" style:font-weight-asian="bold" style:font-family-complex="Tahoma" style:font-family-generic-complex="swiss" style:font-size-complex="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T6" style:family="text">
      <style:text-properties style:use-window-font-color="true" style:text-outline="false" style:text-line-through-style="none" fo:font-family="Tahoma" style:font-family-generic="swiss" fo:font-size="8pt" fo:font-style="normal" fo:text-shadow="none" style:text-underline-style="none" fo:font-weight="bold" style:letter-kerning="true" style:font-family-asian="Tahoma" style:font-family-generic-asian="swiss" style:font-size-asian="8pt" style:font-style-asian="normal" style:font-weight-asian="bold" style:font-family-complex="Tahoma" style:font-family-generic-complex="swiss" style:font-size-complex="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family="'Times New Roman'" style:font-family-generic="roman" style:font-pitch="variable" fo:font-size="8pt" fo:font-weight="bold" style:font-family-asian="Tahoma" style:font-family-generic-asian="swiss" style:font-size-asian="8pt" style:font-weight-asian="bold" style:font-family-complex="Tahoma" style:font-family-generic-complex="swiss" style:font-size-complex="8pt" style:font-weight-complex="bold"/>
    </style:style>
    <style:style style:name="T8" style:family="text">
      <style:text-properties fo:font-size="8pt" fo:font-weight="normal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0" draw:id="id20" draw:layer="layout" svg:width="2.1cm" svg:height="0.9cm" svg:x="13.15cm" svg:y="43.163cm">
          <text:p text:style-name="P1"><text:span text:style-name="T1">DFF (clk4)</text:span></text:p>
          <text:p text:style-name="P1"><text:span text:style-name="T1">26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2.1cm" svg:height="0.9cm" svg:x="13.149cm" svg:y="44.163cm">
          <text:p text:style-name="P1"><text:span text:style-name="T1">DFF (clk4)</text:span></text:p>
          <text:p text:style-name="P1"><text:span text:style-name="T1">24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1cm" svg:height="0.9cm" svg:x="13.15cm" svg:y="45.163cm">
          <text:p text:style-name="P1"><text:span text:style-name="T1">DFF (clk4)</text:span></text:p>
          <text:p text:style-name="P1"><text:span text:style-name="T1">21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.1cm" svg:height="0.9cm" svg:x="13.15cm" svg:y="46.163cm">
          <text:p text:style-name="P1"><text:span text:style-name="T1">DFF (clk4)</text:span></text:p>
          <text:p text:style-name="P1"><text:span text:style-name="T1">23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1cm" svg:height="0.9cm" svg:x="13.15cm" svg:y="47.163cm">
          <text:p text:style-name="P1"><text:span text:style-name="T1">DFF (clk4)</text:span></text:p>
          <text:p text:style-name="P1"><text:span text:style-name="T1">20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1cm" svg:height="0.9cm" svg:x="13.15cm" svg:y="48.163cm">
          <text:p text:style-name="P1"><text:span text:style-name="T1">DFF (clk4)</text:span></text:p>
          <text:p text:style-name="P1"><text:span text:style-name="T1">160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cm" svg:height="0.9cm" svg:x="18.55cm" svg:y="53.511cm">
          <text:p text:style-name="P1"><text:span text:style-name="T1">IMUX</text:span></text:p>
          <text:p text:style-name="P1"><text:span text:style-name="T1">23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2.1cm" svg:height="0.9cm" svg:x="13.15cm" svg:y="49.163cm">
          <text:p text:style-name="P1"><text:span text:style-name="T1">DFF (clk4)</text:span></text:p>
          <text:p text:style-name="P1"><text:span text:style-name="T1">20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2.1cm" svg:height="0.9cm" svg:x="13.15cm" svg:y="50.163cm">
          <text:p text:style-name="P1"><text:span text:style-name="T1">DFF (clk4)</text:span></text:p>
          <text:p text:style-name="P1"><text:span text:style-name="T1">170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cm" svg:height="0.9cm" svg:x="18.55cm" svg:y="55.558cm">
          <text:p text:style-name="P1"><text:span text:style-name="T1">IMUX</text:span></text:p>
          <text:p text:style-name="P1"><text:span text:style-name="T1">180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cm" svg:height="0.9cm" svg:x="18.55cm" svg:y="57.558cm">
          <text:p text:style-name="P1"><text:span text:style-name="T1">IMUX</text:span></text:p>
          <text:p text:style-name="P1"><text:span text:style-name="T1">19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1cm" svg:height="0.9cm" svg:x="13.15cm" svg:y="51.163cm">
          <text:p text:style-name="P1"><text:span text:style-name="T1">DFF (clk4)</text:span></text:p>
          <text:p text:style-name="P1"><text:span text:style-name="T1">16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1cm" svg:height="0.9cm" svg:x="13.15cm" svg:y="52.163cm">
          <text:p text:style-name="P1"><text:span text:style-name="T1">DFF (clk4)</text:span></text:p>
          <text:p text:style-name="P1"><text:span text:style-name="T1">150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cm" svg:height="0.9cm" svg:x="18.55cm" svg:y="61.558cm">
          <text:p text:style-name="P1"><text:span text:style-name="T1">IMUX</text:span></text:p>
          <text:p text:style-name="P1"><text:span text:style-name="T1">17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4" draw:id="id34" draw:layer="layout" svg:width="1cm" svg:height="0.9cm" svg:x="18.55cm" svg:y="59.558cm">
          <text:p text:style-name="P1"><text:span text:style-name="T1">IMUX</text:span></text:p>
          <text:p text:style-name="P1"><text:span text:style-name="T1">25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.1cm" svg:height="0.9cm" svg:x="13.15cm" svg:y="53.163cm">
          <text:p text:style-name="P1"><text:span text:style-name="T1">DFF (clk4)</text:span></text:p>
          <text:p text:style-name="P1"><text:span text:style-name="T1">22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2.1cm" svg:height="0.9cm" svg:x="13.15cm" svg:y="54.163cm">
          <text:p text:style-name="P1"><text:span text:style-name="T1">DFF (clk4)</text:span></text:p>
          <text:p text:style-name="P1"><text:span text:style-name="T1">23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1cm" svg:height="0.9cm" svg:x="13.15cm" svg:y="55.163cm">
          <text:p text:style-name="P1"><text:span text:style-name="T1">DFF (clk4)</text:span></text:p>
          <text:p text:style-name="P1"><text:span text:style-name="T1">17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1cm" svg:height="0.9cm" svg:x="13.15cm" svg:y="56.163cm">
          <text:p text:style-name="P1"><text:span text:style-name="T1">DFF (clk4)</text:span></text:p>
          <text:p text:style-name="P1"><text:span text:style-name="T1">18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2.1cm" svg:height="0.9cm" svg:x="13.15cm" svg:y="57.163cm">
          <text:p text:style-name="P1"><text:span text:style-name="T1">DFF (clk4)</text:span></text:p>
          <text:p text:style-name="P1"><text:span text:style-name="T1">19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2.1cm" svg:height="0.9cm" svg:x="13.15cm" svg:y="58.163cm">
          <text:p text:style-name="P1"><text:span text:style-name="T1">DFF (clk4)</text:span></text:p>
          <text:p text:style-name="P1"><text:span text:style-name="T1">19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1cm" svg:height="0.9cm" svg:x="13.15cm" svg:y="59.163cm">
          <text:p text:style-name="P1"><text:span text:style-name="T1">DFF (clk4)</text:span></text:p>
          <text:p text:style-name="P1"><text:span text:style-name="T1">25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1cm" svg:height="0.9cm" svg:x="13.142cm" svg:y="60.163cm">
          <text:p text:style-name="P1"><text:span text:style-name="T1">DFF (clk4)</text:span></text:p>
          <text:p text:style-name="P1"><text:span text:style-name="T1">25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1cm" svg:height="0.9cm" svg:x="13.15cm" svg:y="61.163cm">
          <text:p text:style-name="P1"><text:span text:style-name="T1">DFF (clk4)</text:span></text:p>
          <text:p text:style-name="P1"><text:span text:style-name="T1">17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1cm" svg:height="0.9cm" svg:x="13.15cm" svg:y="62.163cm">
          <text:p text:style-name="P1"><text:span text:style-name="T1">DFF (clk4)</text:span></text:p>
          <text:p text:style-name="P1"><text:span text:style-name="T1">16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2.1cm" svg:height="0.9cm" svg:x="13.15cm" svg:y="63.163cm">
          <text:p text:style-name="P1"><text:span text:style-name="T1">DFF (clk4)</text:span></text:p>
          <text:p text:style-name="P1"><text:span text:style-name="T1">15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2.1cm" svg:height="0.9cm" svg:x="13.15cm" svg:y="64.163cm">
          <text:p text:style-name="P1"><text:span text:style-name="T1">DFF (clk4)</text:span></text:p>
          <text:p text:style-name="P1"><text:span text:style-name="T1">15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1cm" svg:height="0.9cm" svg:x="13.15cm" svg:y="66.063cm">
          <text:p text:style-name="P1"><text:span text:style-name="T1">DFF (clk4)</text:span></text:p>
          <text:p text:style-name="P1"><text:span text:style-name="T1">22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1cm" svg:height="0.9cm" svg:x="13.15cm" svg:y="65.104cm">
          <text:p text:style-name="P1"><text:span text:style-name="T1">DFF (clk4)</text:span></text:p>
          <text:p text:style-name="P1"><text:span text:style-name="T1">21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972cm" svg:y1="66.598cm" svg:x2="13.15cm" svg:y2="66.513cm" draw:end-shape="id1" draw:end-glue-point="3" svg:d="m10972 66598 2178-85" svg:viewBox="0 0 2179 86">
          <text:p text:style-name="P1"><text:span text:style-name="T2">STMU_01</text:span></text:p>
        </draw:connector>
        <draw:connector draw:style-name="gr3" draw:text-style-name="P3" draw:layer="layout" draw:type="line" svg:x1="10.972cm" svg:y1="65.606cm" svg:x2="13.15cm" svg:y2="65.554cm" draw:end-shape="id2" svg:d="m10972 65606 2178-52" svg:viewBox="0 0 2179 53">
          <text:p text:style-name="P1"><text:span text:style-name="T2">STMU_14</text:span></text:p>
        </draw:connector>
        <draw:connector draw:style-name="gr3" draw:text-style-name="P3" draw:layer="layout" draw:type="line" svg:x1="10.9cm" svg:y1="47.625cm" svg:x2="13.15cm" svg:y2="47.613cm" draw:end-shape="id3" draw:end-glue-point="3" svg:d="m10900 47625 2250-12" svg:viewBox="0 0 2251 13">
          <text:p text:style-name="P1"><text:span text:style-name="T2">STMU_23</text:span></text:p>
        </draw:connector>
        <draw:connector draw:style-name="gr3" draw:text-style-name="P3" draw:layer="layout" draw:type="line" svg:x1="11.005cm" svg:y1="48.604cm" svg:x2="13.15cm" svg:y2="48.613cm" draw:end-shape="id4" svg:d="m11005 48604 2145 9" svg:viewBox="0 0 2146 10">
          <text:p text:style-name="P1"><text:span text:style-name="T2">STMU_10</text:span></text:p>
        </draw:connector>
        <draw:connector draw:style-name="gr3" draw:text-style-name="P3" draw:layer="layout" draw:type="line" svg:x1="10.979cm" svg:y1="52.573cm" svg:x2="13.15cm" svg:y2="52.613cm" draw:end-shape="id5" draw:end-glue-point="3" svg:d="m10979 52573 2171 40" svg:viewBox="0 0 2172 41">
          <text:p text:style-name="P1"><text:span text:style-name="T2">STMU_08</text:span></text:p>
        </draw:connector>
        <draw:connector draw:style-name="gr3" draw:text-style-name="P3" draw:layer="layout" draw:type="line" svg:x1="11.006cm" svg:y1="51.621cm" svg:x2="13.15cm" svg:y2="51.613cm" draw:end-shape="id6" draw:end-glue-point="3" svg:d="m11006 51621 2144-8" svg:viewBox="0 0 2145 9">
          <text:p text:style-name="P1"><text:span text:style-name="T2">STMU_21</text:span></text:p>
        </draw:connector>
        <draw:connector draw:style-name="gr3" draw:text-style-name="P3" draw:layer="layout" draw:type="line" svg:x1="11.032cm" svg:y1="61.623cm" svg:x2="13.15cm" svg:y2="61.613cm" draw:end-shape="id7" draw:end-glue-point="3" svg:d="m11032 61623 2118-10" svg:viewBox="0 0 2119 11">
          <text:p text:style-name="P1"><text:span text:style-name="T2">STMU_16</text:span></text:p>
        </draw:connector>
        <draw:connector draw:style-name="gr3" draw:text-style-name="P3" draw:layer="layout" draw:type="line" svg:x1="11.006cm" svg:y1="62.628cm" svg:x2="13.15cm" svg:y2="62.613cm" draw:end-shape="id8" svg:d="m11006 62628 2144-15" svg:viewBox="0 0 2145 16">
          <text:p text:style-name="P1"><text:span text:style-name="T2">STMU_03</text:span></text:p>
        </draw:connector>
        <draw:connector draw:style-name="gr3" draw:text-style-name="P3" draw:layer="layout" draw:type="line" svg:x1="11.006cm" svg:y1="56.675cm" svg:x2="13.15cm" svg:y2="56.613cm" draw:end-shape="id9" draw:end-glue-point="3" svg:d="m11006 56675 2144-62" svg:viewBox="0 0 2145 63">
          <text:p text:style-name="P1"><text:span text:style-name="T2">STMU_06</text:span></text:p>
        </draw:connector>
        <draw:connector draw:style-name="gr3" draw:text-style-name="P3" draw:layer="layout" draw:type="line" svg:x1="11.032cm" svg:y1="55.643cm" svg:x2="13.15cm" svg:y2="55.613cm" draw:end-shape="id10" draw:end-glue-point="3" svg:d="m11032 55643 2118-30" svg:viewBox="0 0 2119 31">
          <text:p text:style-name="P1"><text:span text:style-name="T2">STMU_19</text:span></text:p>
        </draw:connector>
        <draw:connector draw:style-name="gr3" draw:text-style-name="P3" draw:layer="layout" draw:type="line" svg:x1="11.032cm" svg:y1="60.511cm" svg:x2="13.142cm" svg:y2="60.613cm" draw:end-shape="id11" draw:end-glue-point="3" svg:d="m11032 60511 2110 102" svg:viewBox="0 0 2111 103">
          <text:p text:style-name="P1"><text:span text:style-name="T2">SMTU_04</text:span></text:p>
        </draw:connector>
        <draw:connector draw:style-name="gr3" draw:text-style-name="P3" draw:layer="layout" draw:type="line" svg:x1="11.137cm" svg:y1="59.532cm" svg:x2="13.15cm" svg:y2="59.613cm" draw:end-shape="id12" draw:end-glue-point="3" svg:d="m11137 59532 2013 81" svg:viewBox="0 0 2014 82">
          <text:p text:style-name="P1"><text:span text:style-name="T2">SMTU_17</text:span></text:p>
        </draw:connector>
        <draw:connector draw:style-name="gr3" draw:text-style-name="P3" draw:layer="layout" draw:type="line" svg:x1="10.979cm" svg:y1="45.562cm" svg:x2="13.15cm" svg:y2="45.613cm" draw:end-shape="id13" svg:d="m10979 45562 2171 51" svg:viewBox="0 0 2172 52">
          <text:p text:style-name="P1"><text:span text:style-name="T2">STMU_24</text:span></text:p>
        </draw:connector>
        <draw:connector draw:style-name="gr3" draw:text-style-name="P3" draw:layer="layout" draw:type="line" svg:x1="10.979cm" svg:y1="46.594cm" svg:x2="13.15cm" svg:y2="46.613cm" draw:end-shape="id14" draw:end-glue-point="3" svg:d="m10979 46594 2171 19" svg:viewBox="0 0 2172 20">
          <text:p text:style-name="P1"><text:span text:style-name="T2">STMU_11</text:span></text:p>
        </draw:connector>
        <draw:connector draw:style-name="gr3" draw:text-style-name="P3" draw:layer="layout" draw:type="line" svg:x1="11.059cm" svg:y1="54.611cm" svg:x2="13.15cm" svg:y2="54.613cm" draw:end-shape="id15" draw:end-glue-point="3" svg:d="m11059 54611 2091 2" svg:viewBox="0 0 2092 3">
          <text:p text:style-name="P1"><text:span text:style-name="T2">STMU_07</text:span></text:p>
        </draw:connector>
        <draw:connector draw:style-name="gr3" draw:text-style-name="P3" draw:layer="layout" draw:type="line" svg:x1="11.059cm" svg:y1="53.632cm" svg:x2="13.15cm" svg:y2="53.613cm" draw:end-shape="id16" svg:d="m11059 53632 2091-19" svg:viewBox="0 0 2092 20">
          <text:p text:style-name="P1"><text:span text:style-name="T2">STMU_20</text:span></text:p>
        </draw:connector>
        <draw:connector draw:style-name="gr3" draw:text-style-name="P3" draw:layer="layout" draw:type="line" svg:x1="11.138cm" svg:y1="58.553cm" svg:x2="13.15cm" svg:y2="58.613cm" draw:end-shape="id17" draw:end-glue-point="3" svg:d="m11138 58553 2012 60" svg:viewBox="0 0 2013 61">
          <text:p text:style-name="P1"><text:span text:style-name="T2">STMU_05</text:span></text:p>
        </draw:connector>
        <draw:connector draw:style-name="gr3" draw:text-style-name="P3" draw:layer="layout" draw:type="line" svg:x1="11.165cm" svg:y1="57.6cm" svg:x2="13.15cm" svg:y2="57.613cm" draw:end-shape="id18" draw:end-glue-point="3" svg:d="m11165 57600 1985 13" svg:viewBox="0 0 1986 14">
          <text:p text:style-name="P1"><text:span text:style-name="T2">STMU_18</text:span></text:p>
        </draw:connector>
        <draw:connector draw:style-name="gr3" draw:text-style-name="P3" draw:layer="layout" draw:type="line" svg:x1="10.979cm" svg:y1="44.53cm" svg:x2="13.149cm" svg:y2="44.613cm" draw:end-shape="id19" svg:d="m10979 44530 2170 83" svg:viewBox="0 0 2171 84">
          <text:p text:style-name="P1"><text:span text:style-name="T2">SMTU_12</text:span></text:p>
        </draw:connector>
        <draw:connector draw:style-name="gr3" draw:text-style-name="P3" draw:layer="layout" draw:type="line" svg:x1="10.979cm" svg:y1="43.631cm" svg:x2="13.15cm" svg:y2="43.613cm" draw:end-shape="id20" draw:end-glue-point="3" svg:d="m10979 43631 2171-18" svg:viewBox="0 0 2172 19">
          <text:p text:style-name="P1"><text:span text:style-name="T2">SMTU_25</text:span></text:p>
        </draw:connector>
        <draw:connector draw:style-name="gr3" draw:text-style-name="P3" draw:layer="layout" draw:type="line" svg:x1="11.032cm" svg:y1="63.633cm" svg:x2="13.15cm" svg:y2="63.613cm" draw:end-shape="id21" svg:d="m11032 63633 2118-20" svg:viewBox="0 0 2119 21">
          <text:p text:style-name="P1"><text:span text:style-name="T2">STMU_15</text:span></text:p>
        </draw:connector>
        <draw:connector draw:style-name="gr3" draw:text-style-name="P3" draw:layer="layout" draw:type="line" svg:x1="11.005cm" svg:y1="64.639cm" svg:x2="13.15cm" svg:y2="64.613cm" draw:end-shape="id22" svg:d="m11005 64639 2145-26" svg:viewBox="0 0 2146 27">
          <text:p text:style-name="P1"><text:span text:style-name="T2">STMU_02</text:span></text:p>
        </draw:connector>
        <draw:connector draw:style-name="gr3" draw:text-style-name="P3" draw:layer="layout" draw:type="line" svg:x1="10.953cm" svg:y1="49.637cm" svg:x2="13.15cm" svg:y2="49.613cm" draw:end-shape="id23" svg:d="m10953 49637 2197-24" svg:viewBox="0 0 2198 25">
          <text:p text:style-name="P1"><text:span text:style-name="T2">STMU_22</text:span></text:p>
        </draw:connector>
        <draw:connector draw:style-name="gr3" draw:text-style-name="P3" draw:layer="layout" draw:type="line" svg:x1="11.032cm" svg:y1="50.642cm" svg:x2="13.15cm" svg:y2="50.613cm" draw:end-shape="id24" svg:d="m11032 50642 2118-29" svg:viewBox="0 0 2119 30">
          <text:p text:style-name="P1"><text:span text:style-name="T2">STMU_09</text:span></text:p>
        </draw:connector>
        <draw:custom-shape draw:style-name="gr2" draw:text-style-name="P2" xml:id="id25" draw:id="id25" draw:layer="layout" svg:width="1cm" svg:height="0.9cm" svg:x="18.55cm" svg:y="65.558cm">
          <text:p text:style-name="P1"><text:span text:style-name="T1">IMUX</text:span></text:p>
          <text:p text:style-name="P1"><text:span text:style-name="T1">22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25cm" svg:y1="66.513cm" svg:x2="18.55cm" svg:y2="66.008cm" draw:start-shape="id1" draw:start-glue-point="1" draw:end-shape="id25" draw:end-glue-point="3" svg:d="m15250 66513 3300-505" svg:viewBox="0 0 3301 506">
          <text:p text:style-name="P1"><text:span text:style-name="T2">b</text:span></text:p>
        </draw:connector>
        <draw:connector draw:style-name="gr3" draw:text-style-name="P3" draw:layer="layout" draw:type="line" svg:x1="15.25cm" svg:y1="65.554cm" svg:x2="18.55cm" svg:y2="66.008cm" draw:start-shape="id2" draw:start-glue-point="1" draw:end-shape="id25" draw:end-glue-point="3" svg:d="m15250 65554 3300 454" svg:viewBox="0 0 3301 455">
          <text:p text:style-name="P1"><text:span text:style-name="T2">c</text:span></text:p>
        </draw:connector>
        <draw:custom-shape draw:style-name="gr2" draw:text-style-name="P2" xml:id="id26" draw:id="id26" draw:layer="layout" svg:width="1cm" svg:height="0.9cm" svg:x="18.55cm" svg:y="63.558cm">
          <text:p text:style-name="P1"><text:span text:style-name="T1">IMUX</text:span></text:p>
          <text:p text:style-name="P1"><text:span text:style-name="T1">160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25cm" svg:y1="64.613cm" svg:x2="18.55cm" svg:y2="64.008cm" draw:start-shape="id22" draw:start-glue-point="1" draw:end-shape="id26" draw:end-glue-point="3" svg:d="m15250 64613 3300-605" svg:viewBox="0 0 3301 606">
          <text:p text:style-name="P1"><text:span text:style-name="T2">b</text:span></text:p>
        </draw:connector>
        <draw:connector draw:style-name="gr3" draw:text-style-name="P3" draw:layer="layout" draw:type="line" svg:x1="15.25cm" svg:y1="63.613cm" svg:x2="18.55cm" svg:y2="64.008cm" draw:start-shape="id21" draw:start-glue-point="1" draw:end-shape="id26" draw:end-glue-point="3" svg:d="m15250 63613 3300 395" svg:viewBox="0 0 3301 396">
          <text:p text:style-name="P1"><text:span text:style-name="T2">c</text:span></text:p>
        </draw:connector>
        <draw:connector draw:style-name="gr3" draw:text-style-name="P3" draw:layer="layout" draw:type="line" svg:x1="16.237cm" svg:y1="65.108cm" svg:x2="18.55cm" svg:y2="66.008cm" draw:end-shape="id25" draw:end-glue-point="3" svg:d="m16237 65108 2313 900" svg:viewBox="0 0 2314 901">
          <text:p text:style-name="P1"><text:span text:style-name="T2">stm_sel2/a</text:span></text:p>
        </draw:connector>
        <draw:connector draw:style-name="gr3" draw:text-style-name="P3" draw:layer="layout" draw:type="line" svg:x1="16.317cm" svg:y1="63.15cm" svg:x2="18.55cm" svg:y2="64.008cm" draw:end-shape="id26" svg:d="m16317 63150 2233 858" svg:viewBox="0 0 2234 859">
          <text:p text:style-name="P1"><text:span text:style-name="T2">stm_sel2/a</text:span></text:p>
        </draw:connector>
        <draw:custom-shape draw:style-name="gr2" draw:text-style-name="P2" xml:id="id27" draw:id="id27" draw:layer="layout" svg:width="1cm" svg:height="0.9cm" svg:x="20.25cm" svg:y="63.558cm">
          <text:p text:style-name="P1"><text:span text:style-name="T1">NOT</text:span></text:p>
          <text:p text:style-name="P1"><text:span text:style-name="T1">200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64.008cm" svg:x2="20.25cm" svg:y2="64.008cm" draw:start-shape="id26" draw:start-glue-point="1" draw:end-shape="id27" draw:end-glue-point="3" svg:d="m19550 64008h700" svg:viewBox="0 0 701 1">
          <text:p/>
        </draw:connector>
        <draw:custom-shape draw:style-name="gr2" draw:text-style-name="P2" xml:id="id28" draw:id="id28" draw:layer="layout" svg:width="1cm" svg:height="0.9cm" svg:x="20.25cm" svg:y="65.558cm">
          <text:p text:style-name="P1"><text:span text:style-name="T1">NOT</text:span></text:p>
          <text:p text:style-name="P1"><text:span text:style-name="T1">240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66.008cm" svg:x2="20.25cm" svg:y2="66.008cm" draw:start-shape="id25" draw:start-glue-point="1" draw:end-shape="id28" draw:end-glue-point="3" svg:d="m19550 66008h700" svg:viewBox="0 0 701 1">
          <text:p/>
        </draw:connector>
        <draw:connector draw:style-name="gr4" draw:text-style-name="P3" draw:layer="layout" draw:type="line" svg:x1="21.25cm" svg:y1="66.008cm" svg:x2="24.75cm" svg:y2="65.274cm" draw:start-shape="id28" draw:start-glue-point="1" draw:end-shape="id29" draw:end-glue-point="3" svg:d="m21250 66008 3500-734" svg:viewBox="0 0 3501 735">
          <text:p/>
        </draw:connector>
        <draw:connector draw:style-name="gr3" draw:text-style-name="P3" draw:layer="layout" draw:type="line" svg:x1="15.25cm" svg:y1="62.613cm" svg:x2="18.55cm" svg:y2="62.008cm" draw:start-shape="id8" draw:end-shape="id30" draw:end-glue-point="3" svg:d="m15250 62613 3300-605" svg:viewBox="0 0 3301 606">
          <text:p text:style-name="P1"><text:span text:style-name="T2">b</text:span></text:p>
        </draw:connector>
        <draw:connector draw:style-name="gr3" draw:text-style-name="P3" draw:layer="layout" draw:type="line" svg:x1="15.25cm" svg:y1="61.613cm" svg:x2="18.55cm" svg:y2="62.008cm" draw:start-shape="id7" draw:start-glue-point="1" draw:end-shape="id30" draw:end-glue-point="3" svg:d="m15250 61613 3300 395" svg:viewBox="0 0 3301 396">
          <text:p text:style-name="P1"><text:span text:style-name="T2">c</text:span></text:p>
        </draw:connector>
        <draw:custom-shape draw:style-name="gr2" draw:text-style-name="P2" xml:id="id31" draw:id="id31" draw:layer="layout" svg:width="1cm" svg:height="0.9cm" svg:x="20.25cm" svg:y="61.558cm">
          <text:p text:style-name="P1"><text:span text:style-name="T1">NOT</text:span></text:p>
          <text:p text:style-name="P1"><text:span text:style-name="T1">240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62.008cm" svg:x2="20.25cm" svg:y2="62.008cm" draw:start-shape="id30" draw:start-glue-point="1" draw:end-shape="id31" draw:end-glue-point="3" svg:d="m19550 62008h700" svg:viewBox="0 0 701 1">
          <text:p/>
        </draw:connector>
        <draw:connector draw:style-name="gr4" draw:text-style-name="P3" draw:layer="layout" draw:type="line" svg:x1="21.25cm" svg:y1="62.008cm" svg:x2="24.75cm" svg:y2="61.274cm" draw:start-shape="id31" draw:start-glue-point="1" draw:end-shape="id32" draw:end-glue-point="3" svg:d="m21250 62008 3500-734" svg:viewBox="0 0 3501 735">
          <text:p/>
        </draw:connector>
        <draw:connector draw:style-name="gr4" draw:text-style-name="P1" draw:layer="layout" draw:type="line" svg:x1="21.25cm" svg:y1="62.008cm" svg:x2="24.75cm" svg:y2="62.308cm" draw:start-shape="id31" draw:start-glue-point="1" draw:end-shape="id33" draw:end-glue-point="3" svg:d="m21250 62008 3500 300" svg:viewBox="0 0 3501 301">
          <text:p/>
        </draw:connector>
        <draw:connector draw:style-name="gr3" draw:text-style-name="P3" draw:layer="layout" draw:type="line" svg:x1="16.396cm" svg:y1="61.14cm" svg:x2="18.55cm" svg:y2="62.008cm" draw:end-shape="id30" draw:end-glue-point="3" svg:d="m16396 61140 2154 868" svg:viewBox="0 0 2155 869">
          <text:p text:style-name="P1"><text:span text:style-name="T2">stm_sel2/a</text:span></text:p>
        </draw:connector>
        <draw:connector draw:style-name="gr3" draw:text-style-name="P3" draw:layer="layout" draw:type="line" svg:x1="15.242cm" svg:y1="60.613cm" svg:x2="18.55cm" svg:y2="60.008cm" draw:start-shape="id11" draw:end-shape="id34" draw:end-glue-point="3" svg:d="m15242 60613 3308-605" svg:viewBox="0 0 3309 606">
          <text:p text:style-name="P1"><text:span text:style-name="T2">b</text:span></text:p>
        </draw:connector>
        <draw:connector draw:style-name="gr3" draw:text-style-name="P3" draw:layer="layout" draw:type="line" svg:x1="15.25cm" svg:y1="59.613cm" svg:x2="18.55cm" svg:y2="60.008cm" draw:start-shape="id12" draw:start-glue-point="1" draw:end-shape="id34" draw:end-glue-point="3" svg:d="m15250 59613 3300 395" svg:viewBox="0 0 3301 396">
          <text:p text:style-name="P1"><text:span text:style-name="T2">c</text:span></text:p>
        </draw:connector>
        <draw:custom-shape draw:style-name="gr2" draw:text-style-name="P2" xml:id="id35" draw:id="id35" draw:layer="layout" svg:width="1cm" svg:height="0.9cm" svg:x="20.35cm" svg:y="59.558cm">
          <text:p text:style-name="P1"><text:span text:style-name="T1">NOT</text:span></text:p>
          <text:p text:style-name="P1"><text:span text:style-name="T1">260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60.008cm" svg:x2="20.35cm" svg:y2="60.008cm" draw:start-shape="id34" draw:start-glue-point="1" draw:end-shape="id35" draw:end-glue-point="3" svg:d="m19550 60008h800" svg:viewBox="0 0 801 1">
          <text:p/>
        </draw:connector>
        <draw:connector draw:style-name="gr4" draw:text-style-name="P3" draw:layer="layout" draw:type="line" svg:x1="21.35cm" svg:y1="60.008cm" svg:x2="24.75cm" svg:y2="58.308cm" draw:start-shape="id35" draw:start-glue-point="1" draw:end-shape="id36" draw:end-glue-point="3" svg:d="m21350 60008 3400-1700" svg:viewBox="0 0 3401 1701">
          <text:p/>
        </draw:connector>
        <draw:connector draw:style-name="gr3" draw:text-style-name="P3" draw:layer="layout" draw:type="line" svg:x1="16.449cm" svg:y1="59.129cm" svg:x2="18.55cm" svg:y2="60.008cm" draw:end-shape="id34" draw:end-glue-point="3" svg:d="m16449 59129 2101 879" svg:viewBox="0 0 2102 880">
          <text:p text:style-name="P1"><text:span text:style-name="T2">stm_sel2/a</text:span></text:p>
        </draw:connector>
        <draw:connector draw:style-name="gr4" draw:text-style-name="P1" draw:layer="layout" draw:type="line" svg:x1="21.25cm" svg:y1="64.008cm" svg:x2="24.75cm" svg:y2="62.308cm" draw:start-shape="id27" draw:start-glue-point="1" draw:end-shape="id33" draw:end-glue-point="3" svg:d="m21250 64008 3500-1700" svg:viewBox="0 0 3501 1701">
          <text:p/>
        </draw:connector>
        <draw:connector draw:style-name="gr4" draw:text-style-name="P3" draw:layer="layout" draw:type="line" svg:x1="21.25cm" svg:y1="64.008cm" svg:x2="24.75cm" svg:y2="65.274cm" draw:start-shape="id27" draw:start-glue-point="1" draw:end-shape="id29" draw:end-glue-point="3" svg:d="m21250 64008 3500 1266" svg:viewBox="0 0 3501 1267">
          <text:p/>
        </draw:connector>
        <draw:connector draw:style-name="gr3" draw:text-style-name="P3" draw:layer="layout" draw:type="line" svg:x1="15.25cm" svg:y1="58.613cm" svg:x2="18.55cm" svg:y2="58.008cm" draw:start-shape="id17" draw:start-glue-point="1" draw:end-shape="id37" draw:end-glue-point="3" svg:d="m15250 58613 3300-605" svg:viewBox="0 0 3301 606">
          <text:p text:style-name="P1"><text:span text:style-name="T2">b</text:span></text:p>
        </draw:connector>
        <draw:connector draw:style-name="gr3" draw:text-style-name="P3" draw:layer="layout" draw:type="line" svg:x1="15.25cm" svg:y1="57.613cm" svg:x2="18.55cm" svg:y2="58.008cm" draw:start-shape="id18" draw:start-glue-point="1" draw:end-shape="id37" draw:end-glue-point="3" svg:d="m15250 57613 3300 395" svg:viewBox="0 0 3301 396">
          <text:p text:style-name="P1"><text:span text:style-name="T2">c</text:span></text:p>
        </draw:connector>
        <draw:custom-shape draw:style-name="gr2" draw:text-style-name="P2" xml:id="id38" draw:id="id38" draw:layer="layout" svg:width="1cm" svg:height="0.9cm" svg:x="20.35cm" svg:y="57.558cm">
          <text:p text:style-name="P1"><text:span text:style-name="T1">NOT</text:span></text:p>
          <text:p text:style-name="P1"><text:span text:style-name="T1">200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58.008cm" svg:x2="20.35cm" svg:y2="58.008cm" draw:start-shape="id37" draw:start-glue-point="1" draw:end-shape="id38" draw:end-glue-point="3" svg:d="m19550 58008h800" svg:viewBox="0 0 801 1">
          <text:p/>
        </draw:connector>
        <draw:connector draw:style-name="gr4" draw:text-style-name="P3" draw:layer="layout" draw:type="line" svg:x1="21.35cm" svg:y1="58.008cm" svg:x2="24.75cm" svg:y2="58.308cm" draw:start-shape="id38" draw:start-glue-point="1" draw:end-shape="id36" draw:end-glue-point="3" svg:d="m21350 58008 3400 300" svg:viewBox="0 0 3401 301">
          <text:p/>
        </draw:connector>
        <draw:connector draw:style-name="gr4" draw:text-style-name="P3" draw:layer="layout" draw:type="line" svg:x1="21.35cm" svg:y1="58.008cm" svg:x2="24.75cm" svg:y2="57.274cm" draw:start-shape="id38" draw:start-glue-point="1" draw:end-shape="id39" draw:end-glue-point="3" svg:d="m21350 58008 3400-734" svg:viewBox="0 0 3401 735">
          <text:p/>
        </draw:connector>
        <draw:connector draw:style-name="gr3" draw:text-style-name="P3" draw:layer="layout" draw:type="line" svg:x1="16.343cm" svg:y1="57.118cm" svg:x2="18.55cm" svg:y2="58.008cm" draw:end-shape="id37" draw:end-glue-point="3" svg:d="m16343 57118 2207 890" svg:viewBox="0 0 2208 891">
          <text:p text:style-name="P1"><text:span text:style-name="T2">stm_sel2/a</text:span></text:p>
        </draw:connector>
        <draw:connector draw:style-name="gr3" draw:text-style-name="P3" draw:layer="layout" draw:type="line" svg:x1="15.25cm" svg:y1="56.613cm" svg:x2="18.55cm" svg:y2="56.008cm" draw:start-shape="id9" draw:start-glue-point="1" draw:end-shape="id40" draw:end-glue-point="3" svg:d="m15250 56613 3300-605" svg:viewBox="0 0 3301 606">
          <text:p text:style-name="P1"><text:span text:style-name="T2">b</text:span></text:p>
        </draw:connector>
        <draw:connector draw:style-name="gr3" draw:text-style-name="P3" draw:layer="layout" draw:type="line" svg:x1="15.25cm" svg:y1="55.613cm" svg:x2="18.55cm" svg:y2="56.008cm" draw:start-shape="id10" draw:start-glue-point="1" draw:end-shape="id40" draw:end-glue-point="3" svg:d="m15250 55613 3300 395" svg:viewBox="0 0 3301 396">
          <text:p text:style-name="P1"><text:span text:style-name="T2">c</text:span></text:p>
        </draw:connector>
        <draw:custom-shape draw:style-name="gr2" draw:text-style-name="P2" xml:id="id41" draw:id="id41" draw:layer="layout" svg:width="1cm" svg:height="0.9cm" svg:x="20.35cm" svg:y="55.558cm">
          <text:p text:style-name="P1"><text:span text:style-name="T1">NOT</text:span></text:p>
          <text:p text:style-name="P1"><text:span text:style-name="T1">18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56.008cm" svg:x2="20.35cm" svg:y2="56.008cm" draw:start-shape="id40" draw:start-glue-point="1" draw:end-shape="id41" draw:end-glue-point="3" svg:d="m19550 56008h800" svg:viewBox="0 0 801 1">
          <text:p/>
        </draw:connector>
        <draw:connector draw:style-name="gr4" draw:text-style-name="P3" draw:layer="layout" draw:type="line" svg:x1="21.35cm" svg:y1="56.008cm" svg:x2="24.75cm" svg:y2="54.308cm" draw:start-shape="id41" draw:start-glue-point="1" draw:end-shape="id42" draw:end-glue-point="3" svg:d="m21350 56008 3400-1700" svg:viewBox="0 0 3401 1701">
          <text:p/>
        </draw:connector>
        <draw:connector draw:style-name="gr3" draw:text-style-name="P3" draw:layer="layout" draw:type="line" svg:x1="16.369cm" svg:y1="55.081cm" svg:x2="18.55cm" svg:y2="56.008cm" draw:end-shape="id40" draw:end-glue-point="3" svg:d="m16369 55081 2181 927" svg:viewBox="0 0 2182 928">
          <text:p text:style-name="P1"><text:span text:style-name="T2">stm_sel2/a</text:span></text:p>
        </draw:connector>
        <draw:connector draw:style-name="gr3" draw:text-style-name="P3" draw:layer="layout" draw:type="line" svg:x1="15.25cm" svg:y1="54.613cm" svg:x2="18.55cm" svg:y2="53.961cm" draw:start-shape="id15" draw:end-shape="id43" draw:end-glue-point="3" svg:d="m15250 54613 3300-652" svg:viewBox="0 0 3301 653">
          <text:p text:style-name="P1"><text:span text:style-name="T2">b</text:span></text:p>
        </draw:connector>
        <draw:connector draw:style-name="gr3" draw:text-style-name="P3" draw:layer="layout" draw:type="line" svg:x1="15.25cm" svg:y1="53.613cm" svg:x2="18.55cm" svg:y2="53.961cm" draw:start-shape="id16" draw:start-glue-point="1" draw:end-shape="id43" draw:end-glue-point="3" svg:d="m15250 53613 3300 348" svg:viewBox="0 0 3301 349">
          <text:p text:style-name="P1"><text:span text:style-name="T2">c</text:span></text:p>
        </draw:connector>
        <draw:custom-shape draw:style-name="gr2" draw:text-style-name="P2" xml:id="id44" draw:id="id44" draw:layer="layout" svg:width="1cm" svg:height="0.9cm" svg:x="20.35cm" svg:y="53.558cm">
          <text:p text:style-name="P1"><text:span text:style-name="T1">NOT</text:span></text:p>
          <text:p text:style-name="P1"><text:span text:style-name="T1">26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53.961cm" svg:x2="20.35cm" svg:y2="54.008cm" draw:start-shape="id43" draw:start-glue-point="1" draw:end-shape="id44" draw:end-glue-point="3" svg:d="m19550 53961 800 47" svg:viewBox="0 0 801 48">
          <text:p/>
        </draw:connector>
        <draw:custom-shape draw:style-name="gr2" draw:text-style-name="P2" xml:id="id45" draw:id="id45" draw:layer="layout" svg:width="1cm" svg:height="0.9cm" svg:x="18.55cm" svg:y="51.558cm">
          <text:p text:style-name="P1"><text:span text:style-name="T1">IMUX</text:span></text:p>
          <text:p text:style-name="P1"><text:span text:style-name="T1">17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25cm" svg:y1="52.613cm" svg:x2="18.55cm" svg:y2="52.008cm" draw:start-shape="id5" draw:start-glue-point="1" draw:end-shape="id45" draw:end-glue-point="3" svg:d="m15250 52613 3300-605" svg:viewBox="0 0 3301 606">
          <text:p text:style-name="P1"><text:span text:style-name="T2">b</text:span></text:p>
        </draw:connector>
        <draw:connector draw:style-name="gr3" draw:text-style-name="P3" draw:layer="layout" draw:type="line" svg:x1="15.25cm" svg:y1="51.613cm" svg:x2="18.55cm" svg:y2="52.008cm" draw:start-shape="id6" draw:start-glue-point="1" draw:end-shape="id45" draw:end-glue-point="3" svg:d="m15250 51613 3300 395" svg:viewBox="0 0 3301 396">
          <text:p text:style-name="P1"><text:span text:style-name="T2">c</text:span></text:p>
        </draw:connector>
        <draw:custom-shape draw:style-name="gr2" draw:text-style-name="P2" xml:id="id46" draw:id="id46" draw:layer="layout" svg:width="1cm" svg:height="0.9cm" svg:x="20.35cm" svg:y="51.558cm">
          <text:p text:style-name="P1"><text:span text:style-name="T1">NOT</text:span></text:p>
          <text:p text:style-name="P1"><text:span text:style-name="T1">170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52.008cm" svg:x2="20.35cm" svg:y2="52.008cm" draw:start-shape="id45" draw:start-glue-point="1" draw:end-shape="id46" draw:end-glue-point="3" svg:d="m19550 52008h800" svg:viewBox="0 0 801 1">
          <text:p/>
        </draw:connector>
        <draw:connector draw:style-name="gr3" draw:text-style-name="P3" draw:layer="layout" draw:type="line" svg:x1="16.422cm" svg:y1="53.123cm" svg:x2="18.55cm" svg:y2="53.961cm" draw:end-shape="id43" draw:end-glue-point="3" svg:d="m16422 53123 2128 838" svg:viewBox="0 0 2129 839">
          <text:p text:style-name="P1"><text:span text:style-name="T2">stm_sel2/a</text:span></text:p>
        </draw:connector>
        <draw:connector draw:style-name="gr3" draw:text-style-name="P3" draw:layer="layout" draw:type="line" svg:x1="16.449cm" svg:y1="51.164cm" svg:x2="18.55cm" svg:y2="52.008cm" draw:end-shape="id45" draw:end-glue-point="3" svg:d="m16449 51164 2101 844" svg:viewBox="0 0 2102 845">
          <text:p text:style-name="P1"><text:span text:style-name="T2">stm_sel2/a</text:span></text:p>
        </draw:connector>
        <draw:custom-shape draw:style-name="gr2" draw:text-style-name="P2" xml:id="id47" draw:id="id47" draw:layer="layout" svg:width="1cm" svg:height="0.9cm" svg:x="18.55cm" svg:y="49.558cm">
          <text:p text:style-name="P1"><text:span text:style-name="T1">IMUX</text:span></text:p>
          <text:p text:style-name="P1"><text:span text:style-name="T1">21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25cm" svg:y1="50.613cm" svg:x2="18.55cm" svg:y2="50.008cm" draw:start-shape="id24" draw:start-glue-point="1" draw:end-shape="id47" draw:end-glue-point="3" svg:d="m15250 50613 3300-605" svg:viewBox="0 0 3301 606">
          <text:p text:style-name="P1"><text:span text:style-name="T2">b</text:span></text:p>
        </draw:connector>
        <draw:connector draw:style-name="gr3" draw:text-style-name="P3" draw:layer="layout" draw:type="line" svg:x1="15.25cm" svg:y1="49.613cm" svg:x2="18.55cm" svg:y2="50.008cm" draw:start-shape="id23" draw:start-glue-point="1" draw:end-shape="id47" draw:end-glue-point="3" svg:d="m15250 49613 3300 395" svg:viewBox="0 0 3301 396">
          <text:p text:style-name="P1"><text:span text:style-name="T2">c</text:span></text:p>
        </draw:connector>
        <draw:custom-shape draw:style-name="gr2" draw:text-style-name="P2" xml:id="id48" draw:id="id48" draw:layer="layout" svg:width="1cm" svg:height="0.9cm" svg:x="20.35cm" svg:y="49.558cm">
          <text:p text:style-name="P1"><text:span text:style-name="T1">NOT</text:span></text:p>
          <text:p text:style-name="P1"><text:span text:style-name="T1">291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50.008cm" svg:x2="20.35cm" svg:y2="50.008cm" draw:start-shape="id47" draw:start-glue-point="1" draw:end-shape="id48" draw:end-glue-point="3" svg:d="m19550 50008h800" svg:viewBox="0 0 801 1">
          <text:p/>
        </draw:connector>
        <draw:connector draw:style-name="gr3" draw:text-style-name="P3" draw:layer="layout" draw:type="line" svg:x1="16.422cm" svg:y1="49.101cm" svg:x2="18.55cm" svg:y2="50.008cm" draw:end-shape="id47" draw:end-glue-point="3" svg:d="m16422 49101 2128 907" svg:viewBox="0 0 2129 908">
          <text:p text:style-name="P1"><text:span text:style-name="T2">stm_sel2/a</text:span></text:p>
        </draw:connector>
        <draw:custom-shape draw:style-name="gr2" draw:text-style-name="P2" xml:id="id49" draw:id="id49" draw:layer="layout" svg:width="1cm" svg:height="0.9cm" svg:x="18.55cm" svg:y="47.558cm">
          <text:p text:style-name="P1"><text:span text:style-name="T1">IMUX</text:span></text:p>
          <text:p text:style-name="P1"><text:span text:style-name="T1">20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25cm" svg:y1="48.613cm" svg:x2="18.55cm" svg:y2="48.008cm" draw:start-shape="id4" draw:end-shape="id49" draw:end-glue-point="3" svg:d="m15250 48613 3300-605" svg:viewBox="0 0 3301 606">
          <text:p text:style-name="P1"><text:span text:style-name="T2">b</text:span></text:p>
        </draw:connector>
        <draw:connector draw:style-name="gr3" draw:text-style-name="P3" draw:layer="layout" draw:type="line" svg:x1="15.25cm" svg:y1="47.613cm" svg:x2="18.55cm" svg:y2="48.008cm" draw:start-shape="id3" draw:start-glue-point="1" draw:end-shape="id49" draw:end-glue-point="3" svg:d="m15250 47613 3300 395" svg:viewBox="0 0 3301 396">
          <text:p text:style-name="P1"><text:span text:style-name="T2">c</text:span></text:p>
        </draw:connector>
        <draw:custom-shape draw:style-name="gr2" draw:text-style-name="P2" xml:id="id50" draw:id="id50" draw:layer="layout" svg:width="1cm" svg:height="0.9cm" svg:x="20.35cm" svg:y="47.558cm">
          <text:p text:style-name="P1"><text:span text:style-name="T1">NOT</text:span></text:p>
          <text:p text:style-name="P1"><text:span text:style-name="T1">25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9.55cm" svg:y1="48.008cm" svg:x2="20.35cm" svg:y2="48.008cm" draw:start-shape="id49" draw:start-glue-point="1" draw:end-shape="id50" draw:end-glue-point="3" svg:d="m19550 48008h800" svg:viewBox="0 0 801 1">
          <text:p/>
        </draw:connector>
        <draw:connector draw:style-name="gr3" draw:text-style-name="P3" draw:layer="layout" draw:type="line" svg:x1="16.502cm" svg:y1="47.169cm" svg:x2="18.55cm" svg:y2="48.008cm" draw:end-shape="id49" draw:end-glue-point="3" svg:d="m16502 47169 2048 839" svg:viewBox="0 0 2049 840">
          <text:p text:style-name="P1"><text:span text:style-name="T2">stm_sel2/a</text:span></text:p>
        </draw:connector>
        <draw:custom-shape draw:style-name="gr2" draw:text-style-name="P2" xml:id="id51" draw:id="id51" draw:layer="layout" svg:width="1cm" svg:height="0.9cm" svg:x="18.55cm" svg:y="45.658cm">
          <text:p text:style-name="P1"><text:span text:style-name="T1">IMUX</text:span></text:p>
          <text:p text:style-name="P1"><text:span text:style-name="T1">230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25cm" svg:y1="46.613cm" svg:x2="18.55cm" svg:y2="46.108cm" draw:start-shape="id14" draw:start-glue-point="1" draw:end-shape="id51" draw:end-glue-point="3" svg:d="m15250 46613 3300-505" svg:viewBox="0 0 3301 506">
          <text:p text:style-name="P1"><text:span text:style-name="T2">b</text:span></text:p>
        </draw:connector>
        <draw:connector draw:style-name="gr3" draw:text-style-name="P3" draw:layer="layout" draw:type="line" svg:x1="15.25cm" svg:y1="45.613cm" svg:x2="18.55cm" svg:y2="46.108cm" draw:start-shape="id13" draw:start-glue-point="1" draw:end-shape="id51" draw:end-glue-point="3" svg:d="m15250 45613 3300 495" svg:viewBox="0 0 3301 496">
          <text:p text:style-name="P1"><text:span text:style-name="T2">c</text:span></text:p>
        </draw:connector>
        <draw:custom-shape draw:style-name="gr2" draw:text-style-name="P2" xml:id="id52" draw:id="id52" draw:layer="layout" svg:width="1cm" svg:height="0.9cm" svg:x="20.35cm" svg:y="45.658cm">
          <text:p text:style-name="P1"><text:span text:style-name="T1">NOT</text:span></text:p>
          <text:p text:style-name="P1"><text:span text:style-name="T1">301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46.108cm" svg:x2="20.35cm" svg:y2="46.108cm" draw:start-shape="id51" draw:start-glue-point="1" draw:end-shape="id52" draw:end-glue-point="3" svg:d="m19550 46108h800" svg:viewBox="0 0 801 1">
          <text:p/>
        </draw:connector>
        <draw:custom-shape draw:style-name="gr2" draw:text-style-name="P2" xml:id="id53" draw:id="id53" draw:layer="layout" svg:width="1cm" svg:height="0.9cm" svg:x="18.55cm" svg:y="43.558cm">
          <text:p text:style-name="P1"><text:span text:style-name="T1">IMUX</text:span></text:p>
          <text:p text:style-name="P1"><text:span text:style-name="T1">26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249cm" svg:y1="44.613cm" svg:x2="18.55cm" svg:y2="44.008cm" draw:start-shape="id19" draw:start-glue-point="1" draw:end-shape="id53" draw:end-glue-point="3" svg:d="m15249 44613 3301-605" svg:viewBox="0 0 3302 606">
          <text:p text:style-name="P1"><text:span text:style-name="T2">b</text:span></text:p>
        </draw:connector>
        <draw:connector draw:style-name="gr3" draw:text-style-name="P3" draw:layer="layout" draw:type="line" svg:x1="15.25cm" svg:y1="43.613cm" svg:x2="18.55cm" svg:y2="44.008cm" draw:start-shape="id20" draw:start-glue-point="1" draw:end-shape="id53" draw:end-glue-point="3" svg:d="m15250 43613 3300 395" svg:viewBox="0 0 3301 396">
          <text:p text:style-name="P1"><text:span text:style-name="T2">c</text:span></text:p>
        </draw:connector>
        <draw:custom-shape draw:style-name="gr2" draw:text-style-name="P2" xml:id="id54" draw:id="id54" draw:layer="layout" svg:width="1cm" svg:height="0.9cm" svg:x="20.35cm" svg:y="43.558cm">
          <text:p text:style-name="P1"><text:span text:style-name="T1">NOT</text:span></text:p>
          <text:p text:style-name="P1"><text:span text:style-name="T1">260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44.008cm" svg:x2="20.35cm" svg:y2="44.008cm" draw:start-shape="id53" draw:start-glue-point="1" draw:end-shape="id54" draw:end-glue-point="3" svg:d="m19550 44008h800" svg:viewBox="0 0 801 1">
          <text:p/>
        </draw:connector>
        <draw:custom-shape draw:style-name="gr2" draw:text-style-name="P2" xml:id="id55" draw:id="id55" draw:layer="layout" svg:width="1cm" svg:height="0.9cm" svg:x="58.1cm" svg:y="81.879cm">
          <text:p text:style-name="P1"><text:span text:style-name="T1">BUF2X2</text:span></text:p>
          <text:p text:style-name="P1"><text:span text:style-name="T1">2102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56" draw:id="id56" draw:layer="layout" svg:width="14.3cm" svg:height="2.4cm" svg:x="44.75cm" svg:y="78.171cm">
          <draw:glue-point draw:id="4" svg:x="-2.272cm" svg:y="4.966cm"/>
          <draw:glue-point draw:id="5" svg:x="-4.593cm" svg:y="5.004cm"/>
          <draw:glue-point draw:id="6" svg:x="-3.811cm" svg:y="4.966cm"/>
          <draw:glue-point draw:id="7" svg:x="-3.041cm" svg:y="4.966cm"/>
          <draw:glue-point draw:id="8" svg:x="-1.503cm" svg:y="4.966cm"/>
          <draw:glue-point draw:id="9" svg:x="-0.734cm" svg:y="4.966cm"/>
          <draw:glue-point draw:id="10" svg:x="0.034cm" svg:y="4.966cm"/>
          <draw:glue-point draw:id="11" svg:x="0.804cm" svg:y="4.966cm"/>
          <draw:glue-point draw:id="12" svg:x="1.573cm" svg:y="4.966cm"/>
          <draw:glue-point draw:id="13" svg:x="2.342cm" svg:y="4.966cm"/>
          <draw:glue-point draw:id="14" svg:x="3.098cm" svg:y="5.004cm"/>
          <draw:glue-point draw:id="15" svg:x="3.881cm" svg:y="4.966cm"/>
          <draw:glue-point draw:id="16" svg:x="4.643cm" svg:y="5.004cm"/>
          <draw:glue-point draw:id="17" svg:x="-4.65cm" svg:y="-5.004cm"/>
          <draw:glue-point draw:id="18" svg:x="-3.881cm" svg:y="-5.004cm"/>
          <draw:glue-point draw:id="19" svg:x="-3.041cm" svg:y="-5.004cm"/>
          <draw:glue-point draw:id="20" svg:x="-2.342cm" svg:y="-5.004cm"/>
          <draw:glue-point draw:id="21" svg:x="-1.503cm" svg:y="-5.004cm"/>
          <draw:glue-point draw:id="22" svg:x="-0.804cm" svg:y="-5.004cm"/>
          <draw:glue-point draw:id="23" svg:x="0.034cm" svg:y="-5.004cm"/>
          <draw:glue-point draw:id="24" svg:x="0.804cm" svg:y="-5.004cm"/>
          <draw:glue-point draw:id="25" svg:x="1.573cm" svg:y="-5.004cm"/>
          <draw:glue-point draw:id="26" svg:x="2.342cm" svg:y="-5.004cm"/>
          <draw:glue-point draw:id="27" svg:x="3.041cm" svg:y="-5.004cm"/>
          <draw:glue-point draw:id="28" svg:x="3.881cm" svg:y="-5.004cm"/>
          <draw:glue-point draw:id="29" svg:x="4.58cm" svg:y="-5.004cm"/>
          <draw:glue-point draw:id="30" svg:x="-5cm" svg:y="-3.366cm"/>
          <draw:glue-point draw:id="31" svg:x="-5cm" svg:y="-1.283cm"/>
          <draw:glue-point draw:id="32" svg:x="-5cm" svg:y="1.216cm"/>
          <draw:glue-point draw:id="33" svg:x="-5cm" svg:y="3.3cm"/>
          <draw:glue-point draw:id="34" svg:x="5cm" svg:y="3.3cm"/>
          <draw:glue-point draw:id="35" svg:x="5cm" svg:y="1.633cm"/>
          <draw:glue-point draw:id="36" svg:x="5cm" svg:y="-1.283cm"/>
          <draw:glue-point draw:id="37" svg:x="5cm" svg:y="-3.366cm"/>
          <text:p text:style-name="P1">UNIT 01</text:p>
          <text:p text:style-name="P1">RES 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8.613cm" svg:y1="84.547cm" svg:x2="58.6cm" svg:y2="82.779cm" draw:end-shape="id55" draw:end-glue-point="2" svg:d="m58613 84547-13-1768" svg:viewBox="0 0 14 1769">
          <text:p text:style-name="P1"><text:span text:style-name="T2">RES16</text:span></text:p>
        </draw:connector>
        <draw:connector draw:style-name="gr4" draw:text-style-name="P1" draw:layer="layout" draw:type="line" svg:x1="58.6cm" svg:y1="81.879cm" svg:x2="58.539cm" svg:y2="80.571cm" draw:start-shape="id55" draw:start-glue-point="0" draw:end-shape="id56" draw:end-glue-point="16" svg:d="m58600 81879-61-1308" svg:viewBox="0 0 62 1309">
          <text:p/>
        </draw:connector>
        <draw:custom-shape draw:style-name="gr2" draw:text-style-name="P2" xml:id="id57" draw:id="id57" draw:layer="layout" svg:width="1cm" svg:height="0.9cm" svg:x="57cm" svg:y="81.879cm">
          <text:p text:style-name="P1"><text:span text:style-name="T1">BUF2X2</text:span></text:p>
          <text:p text:style-name="P1"><text:span text:style-name="T1">22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7.513cm" svg:y1="84.563cm" svg:x2="57.5cm" svg:y2="82.779cm" draw:end-shape="id57" draw:end-glue-point="2" svg:d="m57513 84563-13-1784" svg:viewBox="0 0 14 1785">
          <text:p text:style-name="P1"><text:span text:style-name="T2">RES15</text:span></text:p>
        </draw:connector>
        <draw:connector draw:style-name="gr4" draw:text-style-name="P1" draw:layer="layout" draw:type="line" svg:x1="57.5cm" svg:y1="81.879cm" svg:x2="57.449cm" svg:y2="80.562cm" draw:start-shape="id57" draw:start-glue-point="0" draw:end-shape="id56" draw:end-glue-point="15" svg:d="m57500 81879-51-1317" svg:viewBox="0 0 52 1318">
          <text:p/>
        </draw:connector>
        <draw:custom-shape draw:style-name="gr2" draw:text-style-name="P2" xml:id="id58" draw:id="id58" draw:layer="layout" svg:width="1cm" svg:height="0.9cm" svg:x="55.9cm" svg:y="81.879cm">
          <text:p text:style-name="P1"><text:span text:style-name="T1">BUF2X2</text:span></text:p>
          <text:p text:style-name="P1"><text:span text:style-name="T1">2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6.413cm" svg:y1="84.539cm" svg:x2="56.4cm" svg:y2="82.779cm" draw:end-shape="id58" draw:end-glue-point="2" svg:d="m56413 84539-13-1760" svg:viewBox="0 0 14 1761">
          <text:p text:style-name="P1"><text:span text:style-name="T2">RES14</text:span></text:p>
        </draw:connector>
        <draw:connector draw:style-name="gr4" draw:text-style-name="P1" draw:layer="layout" draw:type="line" svg:x1="56.4cm" svg:y1="81.879cm" svg:x2="56.33cm" svg:y2="80.571cm" draw:start-shape="id58" draw:start-glue-point="0" draw:end-shape="id56" draw:end-glue-point="14" svg:d="m56400 81879-70-1308" svg:viewBox="0 0 71 1309">
          <text:p/>
        </draw:connector>
        <draw:custom-shape draw:style-name="gr2" draw:text-style-name="P2" xml:id="id59" draw:id="id59" draw:layer="layout" svg:width="1cm" svg:height="0.9cm" svg:x="54.8cm" svg:y="81.879cm">
          <text:p text:style-name="P1"><text:span text:style-name="T1">BUF2X2</text:span></text:p>
          <text:p text:style-name="P1"><text:span text:style-name="T1">19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5.313cm" svg:y1="84.531cm" svg:x2="55.3cm" svg:y2="82.779cm" draw:end-shape="id59" draw:end-glue-point="2" svg:d="m55313 84531-13-1752" svg:viewBox="0 0 14 1753">
          <text:p text:style-name="P1"><text:span text:style-name="T2">RES13</text:span></text:p>
        </draw:connector>
        <draw:connector draw:style-name="gr4" draw:text-style-name="P1" draw:layer="layout" draw:type="line" svg:x1="55.3cm" svg:y1="81.879cm" svg:x2="55.249cm" svg:y2="80.562cm" draw:start-shape="id59" draw:start-glue-point="0" draw:end-shape="id56" draw:end-glue-point="13" svg:d="m55300 81879-51-1317" svg:viewBox="0 0 52 1318">
          <text:p/>
        </draw:connector>
        <draw:custom-shape draw:style-name="gr2" draw:text-style-name="P2" xml:id="id60" draw:id="id60" draw:layer="layout" svg:width="1cm" svg:height="0.9cm" svg:x="53.7cm" svg:y="81.879cm">
          <text:p text:style-name="P1"><text:span text:style-name="T1">BUF2X2</text:span></text:p>
          <text:p text:style-name="P1"><text:span text:style-name="T1">20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4.213cm" svg:y1="84.523cm" svg:x2="54.2cm" svg:y2="82.779cm" draw:end-shape="id60" draw:end-glue-point="2" svg:d="m54213 84523-13-1744" svg:viewBox="0 0 14 1745">
          <text:p text:style-name="P1"><text:span text:style-name="T2">RES12</text:span></text:p>
        </draw:connector>
        <draw:connector draw:style-name="gr4" draw:text-style-name="P1" draw:layer="layout" draw:type="line" svg:x1="54.2cm" svg:y1="81.879cm" svg:x2="54.149cm" svg:y2="80.562cm" draw:start-shape="id60" draw:start-glue-point="0" draw:end-shape="id56" draw:end-glue-point="12" svg:d="m54200 81879-51-1317" svg:viewBox="0 0 52 1318">
          <text:p/>
        </draw:connector>
        <draw:custom-shape draw:style-name="gr2" draw:text-style-name="P2" xml:id="id61" draw:id="id61" draw:layer="layout" svg:width="1cm" svg:height="0.9cm" svg:x="52.6cm" svg:y="81.879cm">
          <text:p text:style-name="P1"><text:span text:style-name="T1">BUF2X2</text:span></text:p>
          <text:p text:style-name="P1"><text:span text:style-name="T1">19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3.113cm" svg:y1="84.555cm" svg:x2="53.1cm" svg:y2="82.779cm" draw:end-shape="id61" draw:end-glue-point="2" svg:d="m53113 84555-13-1776" svg:viewBox="0 0 14 1777">
          <text:p text:style-name="P1"><text:span text:style-name="T2">RES11</text:span></text:p>
        </draw:connector>
        <draw:connector draw:style-name="gr4" draw:text-style-name="P1" draw:layer="layout" draw:type="line" svg:x1="53.1cm" svg:y1="81.879cm" svg:x2="53.049cm" svg:y2="80.562cm" draw:start-shape="id61" draw:start-glue-point="0" draw:end-shape="id56" draw:end-glue-point="11" svg:d="m53100 81879-51-1317" svg:viewBox="0 0 52 1318">
          <text:p/>
        </draw:connector>
        <draw:custom-shape draw:style-name="gr2" draw:text-style-name="P2" xml:id="id62" draw:id="id62" draw:layer="layout" svg:width="1cm" svg:height="0.9cm" svg:x="51.45cm" svg:y="81.879cm">
          <text:p text:style-name="P1"><text:span text:style-name="T1">BUF2X2</text:span></text:p>
          <text:p text:style-name="P1"><text:span text:style-name="T1">18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1.963cm" svg:y1="84.563cm" svg:x2="51.95cm" svg:y2="82.779cm" draw:end-shape="id62" draw:end-glue-point="2" svg:d="m51963 84563-13-1784" svg:viewBox="0 0 14 1785">
          <text:p text:style-name="P1"><text:span text:style-name="T2">RES10</text:span></text:p>
        </draw:connector>
        <draw:connector draw:style-name="gr4" draw:text-style-name="P1" draw:layer="layout" draw:type="line" svg:x1="51.95cm" svg:y1="81.879cm" svg:x2="51.948cm" svg:y2="80.562cm" draw:start-shape="id62" draw:start-glue-point="0" draw:end-shape="id56" draw:end-glue-point="10" svg:d="m51950 81879-2-1317" svg:viewBox="0 0 3 1318">
          <text:p/>
        </draw:connector>
        <draw:custom-shape draw:style-name="gr2" draw:text-style-name="P2" xml:id="id63" draw:id="id63" draw:layer="layout" svg:width="1cm" svg:height="0.9cm" svg:x="50.3cm" svg:y="81.879cm">
          <text:p text:style-name="P1"><text:span text:style-name="T1">BUF2X2</text:span></text:p>
          <text:p text:style-name="P1"><text:span text:style-name="T1">17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0.813cm" svg:y1="84.547cm" svg:x2="50.8cm" svg:y2="82.779cm" draw:end-shape="id63" draw:end-glue-point="2" svg:d="m50813 84547-13-1768" svg:viewBox="0 0 14 1769">
          <text:p text:style-name="P1"><text:span text:style-name="T2">RES09</text:span></text:p>
        </draw:connector>
        <draw:connector draw:style-name="gr4" draw:text-style-name="P1" draw:layer="layout" draw:type="line" svg:x1="50.8cm" svg:y1="81.879cm" svg:x2="50.851cm" svg:y2="80.562cm" draw:start-shape="id63" draw:start-glue-point="0" draw:end-shape="id56" draw:end-glue-point="9" svg:d="m50800 81879 51-1317" svg:viewBox="0 0 52 1318">
          <text:p/>
        </draw:connector>
        <draw:custom-shape draw:style-name="gr2" draw:text-style-name="P2" xml:id="id64" draw:id="id64" draw:layer="layout" svg:width="1cm" svg:height="0.9cm" svg:x="49.2cm" svg:y="81.879cm">
          <text:p text:style-name="P1"><text:span text:style-name="T1">BUF2X2</text:span></text:p>
          <text:p text:style-name="P1"><text:span text:style-name="T1">18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713cm" svg:y1="84.539cm" svg:x2="49.7cm" svg:y2="82.779cm" draw:end-shape="id64" draw:end-glue-point="2" svg:d="m49713 84539-13-1760" svg:viewBox="0 0 14 1761">
          <text:p text:style-name="P1"><text:span text:style-name="T2">RES08</text:span></text:p>
        </draw:connector>
        <draw:connector draw:style-name="gr4" draw:text-style-name="P1" draw:layer="layout" draw:type="line" svg:x1="49.7cm" svg:y1="81.879cm" svg:x2="49.751cm" svg:y2="80.562cm" draw:start-shape="id64" draw:start-glue-point="0" draw:end-shape="id56" draw:end-glue-point="8" svg:d="m49700 81879 51-1317" svg:viewBox="0 0 52 1318">
          <text:p/>
        </draw:connector>
        <draw:custom-shape draw:style-name="gr2" draw:text-style-name="P2" xml:id="id65" draw:id="id65" draw:layer="layout" svg:width="1cm" svg:height="0.9cm" svg:x="48.1cm" svg:y="81.879cm">
          <text:p text:style-name="P1"><text:span text:style-name="T1">BUF2X2</text:span></text:p>
          <text:p text:style-name="P1"><text:span text:style-name="T1">19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8.613cm" svg:y1="84.531cm" svg:x2="48.6cm" svg:y2="82.779cm" draw:end-shape="id65" draw:end-glue-point="2" svg:d="m48613 84531-13-1752" svg:viewBox="0 0 14 1753">
          <text:p text:style-name="P1"><text:span text:style-name="T2">RES07</text:span></text:p>
        </draw:connector>
        <draw:connector draw:style-name="gr4" draw:text-style-name="P1" draw:layer="layout" draw:type="line" svg:x1="48.6cm" svg:y1="81.879cm" svg:x2="48.652cm" svg:y2="80.562cm" draw:start-shape="id65" draw:start-glue-point="0" draw:end-shape="id56" draw:end-glue-point="4" svg:d="m48600 81879 52-1317" svg:viewBox="0 0 53 1318">
          <text:p/>
        </draw:connector>
        <draw:custom-shape draw:style-name="gr2" draw:text-style-name="P2" xml:id="id66" draw:id="id66" draw:layer="layout" svg:width="1cm" svg:height="0.9cm" svg:x="47cm" svg:y="81.879cm">
          <text:p text:style-name="P1"><text:span text:style-name="T1">BUF2X2</text:span></text:p>
          <text:p text:style-name="P1"><text:span text:style-name="T1">19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7.513cm" svg:y1="84.523cm" svg:x2="47.5cm" svg:y2="82.779cm" draw:end-shape="id66" draw:end-glue-point="2" svg:d="m47513 84523-13-1744" svg:viewBox="0 0 14 1745">
          <text:p text:style-name="P1"><text:span text:style-name="T2">RES06</text:span></text:p>
        </draw:connector>
        <draw:connector draw:style-name="gr4" draw:text-style-name="P1" draw:layer="layout" draw:type="line" svg:x1="47.5cm" svg:y1="81.879cm" svg:x2="47.552cm" svg:y2="80.562cm" draw:start-shape="id66" draw:start-glue-point="0" draw:end-shape="id56" draw:end-glue-point="7" svg:d="m47500 81879 52-1317" svg:viewBox="0 0 53 1318">
          <text:p/>
        </draw:connector>
        <draw:custom-shape draw:style-name="gr2" draw:text-style-name="P2" xml:id="id67" draw:id="id67" draw:layer="layout" svg:width="1cm" svg:height="0.9cm" svg:x="45.9cm" svg:y="81.879cm">
          <text:p text:style-name="P1"><text:span text:style-name="T1">BUF2X2</text:span></text:p>
          <text:p text:style-name="P1"><text:span text:style-name="T1">20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6.413cm" svg:y1="84.515cm" svg:x2="46.4cm" svg:y2="82.779cm" draw:end-shape="id67" draw:end-glue-point="2" svg:d="m46413 84515-13-1736" svg:viewBox="0 0 14 1737">
          <text:p text:style-name="P1"><text:span text:style-name="T2">RES05</text:span></text:p>
        </draw:connector>
        <draw:connector draw:style-name="gr4" draw:text-style-name="P1" draw:layer="layout" draw:type="line" svg:x1="46.4cm" svg:y1="81.879cm" svg:x2="46.451cm" svg:y2="80.562cm" draw:start-shape="id67" draw:start-glue-point="0" draw:end-shape="id56" draw:end-glue-point="6" svg:d="m46400 81879 51-1317" svg:viewBox="0 0 52 1318">
          <text:p/>
        </draw:connector>
        <draw:custom-shape draw:style-name="gr2" draw:text-style-name="P2" xml:id="id68" draw:id="id68" draw:layer="layout" svg:width="1cm" svg:height="0.9cm" svg:x="44.8cm" svg:y="81.879cm">
          <text:p text:style-name="P1"><text:span text:style-name="T1">BUF2X2</text:span></text:p>
          <text:p text:style-name="P1"><text:span text:style-name="T1">24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5.313cm" svg:y1="84.515cm" svg:x2="45.3cm" svg:y2="82.779cm" draw:end-shape="id68" draw:end-glue-point="2" svg:d="m45313 84515-13-1736" svg:viewBox="0 0 14 1737">
          <text:p text:style-name="P1"><text:span text:style-name="T2">RES04</text:span></text:p>
        </draw:connector>
        <draw:connector draw:style-name="gr4" draw:text-style-name="P1" draw:layer="layout" draw:type="line" svg:x1="45.3cm" svg:y1="81.879cm" svg:x2="45.333cm" svg:y2="80.571cm" draw:start-shape="id68" draw:start-glue-point="0" draw:end-shape="id56" draw:end-glue-point="5" svg:d="m45300 81879 33-1308" svg:viewBox="0 0 34 1309">
          <text:p/>
        </draw:connector>
        <draw:custom-shape draw:style-name="gr2" draw:text-style-name="P2" xml:id="id69" draw:id="id69" draw:layer="controls" svg:width="1cm" svg:height="0.9cm" svg:x="26.55cm" svg:y="63.858cm">
          <text:p text:style-name="P1"><text:span text:style-name="T1">NOT</text:span></text:p>
          <text:p text:style-name="P1"><text:span text:style-name="T1">27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controls" draw:type="line" svg:x1="27.55cm" svg:y1="64.308cm" svg:x2="31.344cm" svg:y2="64.325cm" draw:start-shape="id69" draw:start-glue-point="1" svg:d="m27550 64308 3794 17" svg:viewBox="0 0 3795 18">
          <text:p text:style-name="P1"><text:span text:style-name="T3">L6_c2</text:span></text:p>
        </draw:connector>
        <draw:custom-shape draw:style-name="gr2" draw:text-style-name="P2" xml:id="id70" draw:id="id70" draw:layer="controls" svg:width="1cm" svg:height="0.9cm" svg:x="28.35cm" svg:y="62.858cm">
          <text:p text:style-name="P1"><text:span text:style-name="T1">NOT</text:span></text:p>
          <text:p text:style-name="P1"><text:span text:style-name="T1">30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controls" draw:type="line" svg:x1="27.55cm" svg:y1="64.308cm" svg:x2="28.35cm" svg:y2="63.308cm" draw:start-shape="id69" draw:start-glue-point="1" draw:end-shape="id70" draw:end-glue-point="3" svg:d="m27550 64308 800-1000" svg:viewBox="0 0 801 1001">
          <text:p/>
        </draw:connector>
        <draw:connector draw:style-name="gr3" draw:text-style-name="P3" draw:layer="controls" draw:type="line" svg:x1="29.35cm" svg:y1="63.308cm" svg:x2="31.302cm" svg:y2="63.25cm" draw:start-shape="id70" draw:start-glue-point="1" svg:d="m29350 63308 1952-58" svg:viewBox="0 0 1953 59">
          <text:p text:style-name="P1"><text:span text:style-name="T2">L6_c1</text:span></text:p>
        </draw:connector>
        <draw:connector draw:style-name="gr3" draw:text-style-name="P3" draw:layer="controls" draw:type="line" svg:x1="29.35cm" svg:y1="66.308cm" svg:x2="31.276cm" svg:y2="66.313cm" draw:start-shape="id71" draw:start-glue-point="1" svg:d="m29350 66308 1926 5" svg:viewBox="0 0 1927 6">
          <text:p text:style-name="P1"><text:span text:style-name="T2">L6_d1</text:span></text:p>
        </draw:connector>
        <draw:connector draw:style-name="gr3" draw:text-style-name="P3" draw:layer="controls" draw:type="line" svg:x1="29.345cm" svg:y1="65.308cm" svg:x2="31.35cm" svg:y2="65.319cm" draw:start-shape="id72" draw:start-glue-point="1" svg:d="m29345 65308 2005 11" svg:viewBox="0 0 2006 12">
          <text:p text:style-name="P1"><text:span text:style-name="T2">L6_d2</text:span></text:p>
        </draw:connector>
        <draw:connector draw:style-name="gr4" draw:text-style-name="P3" draw:layer="controls" draw:type="line" svg:x1="21.25cm" svg:y1="66.008cm" svg:x2="24.75cm" svg:y2="66.274cm" draw:start-shape="id28" draw:start-glue-point="1" draw:end-shape="id73" draw:end-glue-point="3" svg:d="m21250 66008 3500 266" svg:viewBox="0 0 3501 267">
          <text:p/>
        </draw:connector>
        <draw:custom-shape draw:style-name="gr2" draw:text-style-name="P6" xml:id="id73" draw:id="id73" draw:layer="controls" svg:width="1cm" svg:height="0.9cm" svg:x="24.75cm" svg:y="65.824cm">
          <text:p text:style-name="P5"><text:span text:style-name="T4">XNOR (ground)</text:span></text:p>
          <text:p text:style-name="P1"><text:span text:style-name="T5">260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controls" draw:type="line" svg:x1="25.75cm" svg:y1="66.274cm" svg:x2="26.545cm" svg:y2="65.308cm" draw:start-shape="id73" draw:start-glue-point="1" draw:end-shape="id74" draw:end-glue-point="3" svg:d="m25750 66274 795-966" svg:viewBox="0 0 796 967">
          <text:p/>
        </draw:connector>
        <draw:custom-shape draw:style-name="gr2" draw:text-style-name="P2" xml:id="id29" draw:id="id29" draw:layer="controls" svg:width="1cm" svg:height="0.9cm" svg:x="24.75cm" svg:y="64.824cm">
          <text:p text:style-name="P5"><text:span text:style-name="T6">XOR</text:span></text:p>
          <text:p text:style-name="P1"><text:span text:style-name="T1">25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controls" draw:type="line" svg:x1="25.75cm" svg:y1="65.274cm" svg:x2="26.545cm" svg:y2="65.308cm" draw:start-shape="id29" draw:start-glue-point="1" draw:end-shape="id74" draw:end-glue-point="3" svg:d="m25750 65274 795 34" svg:viewBox="0 0 796 35">
          <text:p/>
        </draw:connector>
        <draw:custom-shape draw:style-name="gr2" draw:text-style-name="P8" xml:id="id74" draw:id="id74" draw:layer="controls" svg:width="1cm" svg:height="0.9cm" svg:x="26.545cm" svg:y="64.858cm">
          <text:p text:style-name="P7"><text:span text:style-name="T4">NAND</text:span></text:p>
          <text:p text:style-name="P7"><text:span text:style-name="T7">26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controls" draw:type="line" svg:x1="27.545cm" svg:y1="65.308cm" svg:x2="28.345cm" svg:y2="65.308cm" draw:start-shape="id74" draw:start-glue-point="1" draw:end-shape="id72" draw:end-glue-point="3" svg:d="m27545 65308h800" svg:viewBox="0 0 801 1">
          <text:p/>
        </draw:connector>
        <draw:custom-shape draw:style-name="gr2" draw:text-style-name="P2" xml:id="id72" draw:id="id72" draw:layer="controls" svg:width="1cm" svg:height="0.9cm" svg:x="28.345cm" svg:y="64.858cm">
          <text:p text:style-name="P1"><text:span text:style-name="T1">NOT</text:span></text:p>
          <text:p text:style-name="P1"><text:span text:style-name="T1">26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1" draw:id="id71" draw:layer="controls" svg:width="1cm" svg:height="0.9cm" svg:x="28.35cm" svg:y="65.858cm">
          <text:p text:style-name="P1"><text:span text:style-name="T1">NOT</text:span></text:p>
          <text:p text:style-name="P1"><text:span text:style-name="T1">26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controls" draw:type="line" svg:x1="25.75cm" svg:y1="66.274cm" svg:x2="28.35cm" svg:y2="66.308cm" draw:start-shape="id73" draw:start-glue-point="1" draw:end-shape="id71" draw:end-glue-point="3" svg:d="m25750 66274 2600 34" svg:viewBox="0 0 2601 35">
          <text:p/>
        </draw:connector>
        <draw:connector draw:style-name="gr4" draw:text-style-name="P1" draw:layer="layout" draw:type="line" svg:x1="21.25cm" svg:y1="64.008cm" svg:x2="26.55cm" svg:y2="64.308cm" draw:start-shape="id27" draw:start-glue-point="1" draw:end-shape="id69" draw:end-glue-point="3" svg:d="m21250 64008 5300 300" svg:viewBox="0 0 5301 301">
          <text:p/>
        </draw:connector>
        <draw:custom-shape draw:style-name="gr2" draw:text-style-name="P2" xml:id="id75" draw:id="id75" draw:layer="layout" svg:width="1cm" svg:height="0.9cm" svg:x="26.55cm" svg:y="59.858cm">
          <text:p text:style-name="P1"><text:span text:style-name="T1">NOT</text:span></text:p>
          <text:p text:style-name="P1"><text:span text:style-name="T1">28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7.55cm" svg:y1="60.308cm" svg:x2="31.344cm" svg:y2="60.325cm" draw:start-shape="id75" draw:start-glue-point="1" svg:d="m27550 60308 3794 17" svg:viewBox="0 0 3795 18">
          <text:p text:style-name="P1"><text:span text:style-name="T3">L7_c2</text:span></text:p>
        </draw:connector>
        <draw:custom-shape draw:style-name="gr2" draw:text-style-name="P2" xml:id="id76" draw:id="id76" draw:layer="layout" svg:width="1cm" svg:height="0.9cm" svg:x="28.35cm" svg:y="58.858cm">
          <text:p text:style-name="P1"><text:span text:style-name="T1">NOT</text:span></text:p>
          <text:p text:style-name="P1"><text:span text:style-name="T1">27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5cm" svg:y1="60.308cm" svg:x2="28.35cm" svg:y2="59.308cm" draw:start-shape="id75" draw:start-glue-point="1" draw:end-shape="id76" draw:end-glue-point="3" svg:d="m27550 60308 800-1000" svg:viewBox="0 0 801 1001">
          <text:p/>
        </draw:connector>
        <draw:connector draw:style-name="gr3" draw:text-style-name="P3" draw:layer="layout" draw:type="line" svg:x1="29.35cm" svg:y1="59.308cm" svg:x2="31.302cm" svg:y2="59.25cm" draw:start-shape="id76" draw:start-glue-point="1" svg:d="m29350 59308 1952-58" svg:viewBox="0 0 1953 59">
          <text:p text:style-name="P1"><text:span text:style-name="T2">L7_c1</text:span></text:p>
        </draw:connector>
        <draw:connector draw:style-name="gr3" draw:text-style-name="P3" draw:layer="layout" draw:type="line" svg:x1="29.35cm" svg:y1="62.308cm" svg:x2="31.276cm" svg:y2="62.313cm" draw:start-shape="id77" draw:start-glue-point="1" svg:d="m29350 62308 1926 5" svg:viewBox="0 0 1927 6">
          <text:p text:style-name="P1"><text:span text:style-name="T2">L7_d1</text:span></text:p>
        </draw:connector>
        <draw:connector draw:style-name="gr3" draw:text-style-name="P3" draw:layer="layout" draw:type="line" svg:x1="29.345cm" svg:y1="61.308cm" svg:x2="31.35cm" svg:y2="61.319cm" draw:start-shape="id78" draw:start-glue-point="1" svg:d="m29345 61308 2005 11" svg:viewBox="0 0 2006 12">
          <text:p text:style-name="P1"><text:span text:style-name="T2">L7_d2</text:span></text:p>
        </draw:connector>
        <draw:custom-shape draw:style-name="gr2" draw:text-style-name="P9" xml:id="id33" draw:id="id33" draw:layer="layout" svg:width="1cm" svg:height="0.9cm" svg:x="24.75cm" svg:y="61.858cm">
          <text:p text:style-name="P5"><text:span text:style-name="T4">XNOR</text:span></text:p>
          <text:p text:style-name="P1"><text:span text:style-name="T5">27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62.308cm" svg:x2="26.545cm" svg:y2="61.308cm" draw:start-shape="id33" draw:start-glue-point="1" draw:end-shape="id79" draw:end-glue-point="3" svg:d="m25750 62308 795-1000" svg:viewBox="0 0 796 1001">
          <text:p/>
        </draw:connector>
        <draw:custom-shape draw:style-name="gr2" draw:text-style-name="P10" xml:id="id32" draw:id="id32" draw:layer="layout" svg:width="1cm" svg:height="0.9cm" svg:x="24.75cm" svg:y="60.824cm">
          <text:p text:style-name="P5"><text:span text:style-name="T6">XOR</text:span></text:p>
          <text:p text:style-name="P1"><text:span text:style-name="T1">273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5.75cm" svg:y1="61.274cm" svg:x2="26.545cm" svg:y2="61.308cm" draw:start-shape="id32" draw:start-glue-point="1" draw:end-shape="id79" draw:end-glue-point="3" svg:d="m25750 61274 795 34" svg:viewBox="0 0 796 35">
          <text:p/>
        </draw:connector>
        <draw:custom-shape draw:style-name="gr2" draw:text-style-name="P8" xml:id="id79" draw:id="id79" draw:layer="layout" svg:width="1cm" svg:height="0.9cm" svg:x="26.545cm" svg:y="60.858cm">
          <text:p text:style-name="P7"><text:span text:style-name="T4">NAND</text:span></text:p>
          <text:p text:style-name="P7"><text:span text:style-name="T7">27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45cm" svg:y1="61.308cm" svg:x2="28.345cm" svg:y2="61.308cm" draw:start-shape="id79" draw:start-glue-point="1" draw:end-shape="id78" draw:end-glue-point="3" svg:d="m27545 61308h800" svg:viewBox="0 0 801 1">
          <text:p/>
        </draw:connector>
        <draw:custom-shape draw:style-name="gr2" draw:text-style-name="P2" xml:id="id78" draw:id="id78" draw:layer="layout" svg:width="1cm" svg:height="0.9cm" svg:x="28.345cm" svg:y="60.858cm">
          <text:p text:style-name="P1"><text:span text:style-name="T1">NOT</text:span></text:p>
          <text:p text:style-name="P1"><text:span text:style-name="T1">29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7" draw:id="id77" draw:layer="layout" svg:width="1cm" svg:height="0.9cm" svg:x="28.35cm" svg:y="61.858cm">
          <text:p text:style-name="P1"><text:span text:style-name="T1">NOT</text:span></text:p>
          <text:p text:style-name="P1"><text:span text:style-name="T1">29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62.308cm" svg:x2="28.35cm" svg:y2="62.308cm" draw:start-shape="id33" draw:start-glue-point="1" draw:end-shape="id77" draw:end-glue-point="3" svg:d="m25750 62308h2600" svg:viewBox="0 0 2601 1">
          <text:p/>
        </draw:connector>
        <draw:connector draw:style-name="gr4" draw:text-style-name="P1" draw:layer="layout" draw:type="line" svg:x1="21.35cm" svg:y1="60.008cm" svg:x2="24.75cm" svg:y2="61.274cm" draw:start-shape="id35" draw:start-glue-point="1" draw:end-shape="id32" draw:end-glue-point="3" svg:d="m21350 60008 3400 1266" svg:viewBox="0 0 3401 1267">
          <text:p/>
        </draw:connector>
        <draw:connector draw:style-name="gr4" draw:text-style-name="P1" draw:layer="layout" draw:type="line" svg:x1="21.35cm" svg:y1="60.008cm" svg:x2="26.55cm" svg:y2="60.308cm" draw:start-shape="id35" draw:start-glue-point="1" draw:end-shape="id75" draw:end-glue-point="3" svg:d="m21350 60008 5200 300" svg:viewBox="0 0 5201 301">
          <text:p/>
        </draw:connector>
        <draw:connector draw:style-name="gr3" draw:text-style-name="P3" draw:layer="layout" draw:type="line" svg:x1="16.422cm" svg:y1="45.238cm" svg:x2="18.55cm" svg:y2="46.108cm" draw:end-shape="id51" svg:d="m16422 45238 2128 870" svg:viewBox="0 0 2129 871">
          <text:p text:style-name="P1"><text:span text:style-name="T2">stm_sel2/a</text:span></text:p>
        </draw:connector>
        <draw:connector draw:style-name="gr3" draw:text-style-name="P3" draw:layer="layout" draw:type="line" svg:x1="16.317cm" svg:y1="43.201cm" svg:x2="18.55cm" svg:y2="44.008cm" draw:end-shape="id53" draw:end-glue-point="3" svg:d="m16317 43201 2233 807" svg:viewBox="0 0 2234 808">
          <text:p text:style-name="P1"><text:span text:style-name="T2">stm_sel2/a</text:span></text:p>
        </draw:connector>
        <draw:custom-shape draw:style-name="gr2" draw:text-style-name="P2" xml:id="id80" draw:id="id80" draw:layer="layout" svg:width="1cm" svg:height="0.9cm" svg:x="26.55cm" svg:y="55.858cm">
          <text:p text:style-name="P1"><text:span text:style-name="T1">NOT</text:span></text:p>
          <text:p text:style-name="P1"><text:span text:style-name="T1">27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7.55cm" svg:y1="56.308cm" svg:x2="31.344cm" svg:y2="56.325cm" draw:start-shape="id80" draw:start-glue-point="1" svg:d="m27550 56308 3794 17" svg:viewBox="0 0 3795 18">
          <text:p text:style-name="P1"><text:span text:style-name="T3">L8_c2</text:span></text:p>
        </draw:connector>
        <draw:custom-shape draw:style-name="gr2" draw:text-style-name="P2" xml:id="id81" draw:id="id81" draw:layer="layout" svg:width="1cm" svg:height="0.9cm" svg:x="28.35cm" svg:y="54.858cm">
          <text:p text:style-name="P1"><text:span text:style-name="T1">NOT</text:span></text:p>
          <text:p text:style-name="P1"><text:span text:style-name="T1">3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5cm" svg:y1="56.308cm" svg:x2="28.35cm" svg:y2="55.308cm" draw:start-shape="id80" draw:start-glue-point="1" draw:end-shape="id81" draw:end-glue-point="3" svg:d="m27550 56308 800-1000" svg:viewBox="0 0 801 1001">
          <text:p/>
        </draw:connector>
        <draw:connector draw:style-name="gr3" draw:text-style-name="P3" draw:layer="layout" draw:type="line" svg:x1="29.35cm" svg:y1="55.308cm" svg:x2="31.302cm" svg:y2="55.25cm" draw:start-shape="id81" draw:start-glue-point="1" svg:d="m29350 55308 1952-58" svg:viewBox="0 0 1953 59">
          <text:p text:style-name="P1"><text:span text:style-name="T2">L8_c1</text:span></text:p>
        </draw:connector>
        <draw:connector draw:style-name="gr3" draw:text-style-name="P3" draw:layer="layout" draw:type="line" svg:x1="29.35cm" svg:y1="58.308cm" svg:x2="31.276cm" svg:y2="58.313cm" draw:start-shape="id82" draw:start-glue-point="1" svg:d="m29350 58308 1926 5" svg:viewBox="0 0 1927 6">
          <text:p text:style-name="P1"><text:span text:style-name="T2">L8_d1</text:span></text:p>
        </draw:connector>
        <draw:connector draw:style-name="gr3" draw:text-style-name="P3" draw:layer="layout" draw:type="line" svg:x1="29.345cm" svg:y1="57.308cm" svg:x2="31.35cm" svg:y2="57.319cm" draw:start-shape="id83" draw:start-glue-point="1" svg:d="m29345 57308 2005 11" svg:viewBox="0 0 2006 12">
          <text:p text:style-name="P1"><text:span text:style-name="T2">L8_d2</text:span></text:p>
        </draw:connector>
        <draw:custom-shape draw:style-name="gr2" draw:text-style-name="P10" xml:id="id36" draw:id="id36" draw:layer="layout" svg:width="1cm" svg:height="0.9cm" svg:x="24.75cm" svg:y="57.858cm">
          <text:p text:style-name="P5"><text:span text:style-name="T6">XNOR</text:span></text:p>
          <text:p text:style-name="P1"><text:span text:style-name="T1">27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58.308cm" svg:x2="26.545cm" svg:y2="57.308cm" draw:start-shape="id36" draw:start-glue-point="1" draw:end-shape="id84" draw:end-glue-point="3" svg:d="m25750 58308 795-1000" svg:viewBox="0 0 796 1001">
          <text:p/>
        </draw:connector>
        <draw:custom-shape draw:style-name="gr2" draw:text-style-name="P10" xml:id="id39" draw:id="id39" draw:layer="layout" svg:width="1cm" svg:height="0.9cm" svg:x="24.75cm" svg:y="56.824cm">
          <text:p text:style-name="P5"><text:span text:style-name="T6">XOR</text:span></text:p>
          <text:p text:style-name="P1"><text:span text:style-name="T1">270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5.75cm" svg:y1="57.274cm" svg:x2="26.545cm" svg:y2="57.308cm" draw:start-shape="id39" draw:start-glue-point="1" draw:end-shape="id84" draw:end-glue-point="3" svg:d="m25750 57274 795 34" svg:viewBox="0 0 796 35">
          <text:p/>
        </draw:connector>
        <draw:custom-shape draw:style-name="gr2" draw:text-style-name="P8" xml:id="id84" draw:id="id84" draw:layer="layout" svg:width="1cm" svg:height="0.9cm" svg:x="26.545cm" svg:y="56.858cm">
          <text:p text:style-name="P7"><text:span text:style-name="T4">NAND</text:span></text:p>
          <text:p text:style-name="P7"><text:span text:style-name="T7">27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45cm" svg:y1="57.308cm" svg:x2="28.345cm" svg:y2="57.308cm" draw:start-shape="id84" draw:start-glue-point="1" draw:end-shape="id83" draw:end-glue-point="3" svg:d="m27545 57308h800" svg:viewBox="0 0 801 1">
          <text:p/>
        </draw:connector>
        <draw:custom-shape draw:style-name="gr2" draw:text-style-name="P2" xml:id="id83" draw:id="id83" draw:layer="layout" svg:width="1cm" svg:height="0.9cm" svg:x="28.345cm" svg:y="56.858cm">
          <text:p text:style-name="P1"><text:span text:style-name="T1">NOT</text:span></text:p>
          <text:p text:style-name="P1"><text:span text:style-name="T1">27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2" draw:id="id82" draw:layer="layout" svg:width="1cm" svg:height="0.9cm" svg:x="28.35cm" svg:y="57.858cm">
          <text:p text:style-name="P1"><text:span text:style-name="T1">NOT</text:span></text:p>
          <text:p text:style-name="P1"><text:span text:style-name="T1">27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58.308cm" svg:x2="28.35cm" svg:y2="58.308cm" draw:start-shape="id36" draw:start-glue-point="1" draw:end-shape="id82" draw:end-glue-point="3" svg:d="m25750 58308h2600" svg:viewBox="0 0 2601 1">
          <text:p/>
        </draw:connector>
        <draw:connector draw:style-name="gr4" draw:text-style-name="P1" draw:layer="layout" draw:type="line" svg:x1="21.35cm" svg:y1="56.008cm" svg:x2="26.55cm" svg:y2="56.308cm" draw:start-shape="id41" draw:start-glue-point="1" draw:end-shape="id80" draw:end-glue-point="3" svg:d="m21350 56008 5200 300" svg:viewBox="0 0 5201 301">
          <text:p/>
        </draw:connector>
        <draw:connector draw:style-name="gr4" draw:text-style-name="P1" draw:layer="layout" draw:type="line" svg:x1="21.35cm" svg:y1="56.008cm" svg:x2="24.75cm" svg:y2="57.274cm" draw:start-shape="id41" draw:start-glue-point="1" draw:end-shape="id39" draw:end-glue-point="3" svg:d="m21350 56008 3400 1266" svg:viewBox="0 0 3401 1267">
          <text:p/>
        </draw:connector>
        <draw:custom-shape draw:style-name="gr2" draw:text-style-name="P2" xml:id="id85" draw:id="id85" draw:layer="layout" svg:width="1cm" svg:height="0.9cm" svg:x="26.55cm" svg:y="51.858cm">
          <text:p text:style-name="P1"><text:span text:style-name="T1">NOT</text:span></text:p>
          <text:p text:style-name="P1"><text:span text:style-name="T1">2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7.55cm" svg:y1="52.308cm" svg:x2="31.344cm" svg:y2="52.325cm" draw:start-shape="id85" draw:start-glue-point="1" svg:d="m27550 52308 3794 17" svg:viewBox="0 0 3795 18">
          <text:p text:style-name="P1"><text:span text:style-name="T3">L9_c2</text:span></text:p>
        </draw:connector>
        <draw:custom-shape draw:style-name="gr2" draw:text-style-name="P2" xml:id="id86" draw:id="id86" draw:layer="layout" svg:width="1cm" svg:height="0.9cm" svg:x="28.35cm" svg:y="50.858cm">
          <text:p text:style-name="P1"><text:span text:style-name="T1">NOT</text:span></text:p>
          <text:p text:style-name="P1"><text:span text:style-name="T1">3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5cm" svg:y1="52.308cm" svg:x2="28.35cm" svg:y2="51.308cm" draw:start-shape="id85" draw:start-glue-point="1" draw:end-shape="id86" draw:end-glue-point="3" svg:d="m27550 52308 800-1000" svg:viewBox="0 0 801 1001">
          <text:p/>
        </draw:connector>
        <draw:connector draw:style-name="gr3" draw:text-style-name="P3" draw:layer="layout" draw:type="line" svg:x1="29.35cm" svg:y1="51.308cm" svg:x2="31.302cm" svg:y2="51.25cm" draw:start-shape="id86" draw:start-glue-point="1" svg:d="m29350 51308 1952-58" svg:viewBox="0 0 1953 59">
          <text:p text:style-name="P1"><text:span text:style-name="T2">L9_c1</text:span></text:p>
        </draw:connector>
        <draw:connector draw:style-name="gr3" draw:text-style-name="P3" draw:layer="layout" draw:type="line" svg:x1="29.35cm" svg:y1="54.308cm" svg:x2="31.276cm" svg:y2="54.313cm" draw:start-shape="id87" draw:start-glue-point="1" svg:d="m29350 54308 1926 5" svg:viewBox="0 0 1927 6">
          <text:p text:style-name="P1"><text:span text:style-name="T2">L9_d1</text:span></text:p>
        </draw:connector>
        <draw:connector draw:style-name="gr3" draw:text-style-name="P3" draw:layer="layout" draw:type="line" svg:x1="29.345cm" svg:y1="53.308cm" svg:x2="31.35cm" svg:y2="53.319cm" draw:start-shape="id88" draw:start-glue-point="1" svg:d="m29345 53308 2005 11" svg:viewBox="0 0 2006 12">
          <text:p text:style-name="P1"><text:span text:style-name="T2">L9_d2</text:span></text:p>
        </draw:connector>
        <draw:custom-shape draw:style-name="gr2" draw:text-style-name="P10" xml:id="id42" draw:id="id42" draw:layer="layout" svg:width="1cm" svg:height="0.9cm" svg:x="24.75cm" svg:y="53.858cm">
          <text:p text:style-name="P5"><text:span text:style-name="T6">XNOR</text:span></text:p>
          <text:p text:style-name="P1"><text:span text:style-name="T1">27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54.308cm" svg:x2="26.545cm" svg:y2="53.308cm" draw:start-shape="id42" draw:start-glue-point="1" draw:end-shape="id89" draw:end-glue-point="3" svg:d="m25750 54308 795-1000" svg:viewBox="0 0 796 1001">
          <text:p/>
        </draw:connector>
        <draw:custom-shape draw:style-name="gr2" draw:text-style-name="P10" xml:id="id90" draw:id="id90" draw:layer="layout" svg:width="1cm" svg:height="0.9cm" svg:x="24.75cm" svg:y="52.824cm">
          <text:p text:style-name="P5"><text:span text:style-name="T6">XOR</text:span></text:p>
          <text:p text:style-name="P1"><text:span text:style-name="T1">271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5.75cm" svg:y1="53.274cm" svg:x2="26.545cm" svg:y2="53.308cm" draw:start-shape="id90" draw:start-glue-point="1" draw:end-shape="id89" draw:end-glue-point="3" svg:d="m25750 53274 795 34" svg:viewBox="0 0 796 35">
          <text:p/>
        </draw:connector>
        <draw:custom-shape draw:style-name="gr2" draw:text-style-name="P8" xml:id="id89" draw:id="id89" draw:layer="layout" svg:width="1cm" svg:height="0.9cm" svg:x="26.545cm" svg:y="52.858cm">
          <text:p text:style-name="P7"><text:span text:style-name="T4">NAND</text:span></text:p>
          <text:p text:style-name="P7"><text:span text:style-name="T7">27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45cm" svg:y1="53.308cm" svg:x2="28.345cm" svg:y2="53.308cm" draw:start-shape="id89" draw:start-glue-point="1" draw:end-shape="id88" draw:end-glue-point="3" svg:d="m27545 53308h800" svg:viewBox="0 0 801 1">
          <text:p/>
        </draw:connector>
        <draw:custom-shape draw:style-name="gr2" draw:text-style-name="P2" xml:id="id88" draw:id="id88" draw:layer="layout" svg:width="1cm" svg:height="0.9cm" svg:x="28.345cm" svg:y="52.858cm">
          <text:p text:style-name="P1"><text:span text:style-name="T1">NOT</text:span></text:p>
          <text:p text:style-name="P1"><text:span text:style-name="T1">270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7" draw:id="id87" draw:layer="layout" svg:width="1cm" svg:height="0.9cm" svg:x="28.35cm" svg:y="53.858cm">
          <text:p text:style-name="P1"><text:span text:style-name="T1">NOT</text:span></text:p>
          <text:p text:style-name="P1"><text:span text:style-name="T1">27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54.308cm" svg:x2="28.35cm" svg:y2="54.308cm" draw:start-shape="id42" draw:start-glue-point="1" draw:end-shape="id87" draw:end-glue-point="3" svg:d="m25750 54308h2600" svg:viewBox="0 0 2601 1">
          <text:p/>
        </draw:connector>
        <draw:connector draw:style-name="gr4" draw:text-style-name="P1" draw:layer="layout" draw:type="line" svg:x1="21.35cm" svg:y1="54.008cm" svg:x2="24.75cm" svg:y2="54.308cm" draw:start-shape="id44" draw:start-glue-point="1" draw:end-shape="id42" draw:end-glue-point="3" svg:d="m21350 54008 3400 300" svg:viewBox="0 0 3401 301">
          <text:p/>
        </draw:connector>
        <draw:connector draw:style-name="gr4" draw:text-style-name="P1" draw:layer="layout" draw:type="line" svg:x1="21.35cm" svg:y1="54.008cm" svg:x2="24.75cm" svg:y2="53.274cm" draw:start-shape="id44" draw:start-glue-point="1" draw:end-shape="id90" draw:end-glue-point="3" svg:d="m21350 54008 3400-734" svg:viewBox="0 0 3401 735">
          <text:p/>
        </draw:connector>
        <draw:connector draw:style-name="gr4" draw:text-style-name="P1" draw:layer="layout" draw:type="line" svg:x1="21.35cm" svg:y1="52.008cm" svg:x2="24.75cm" svg:y2="53.274cm" draw:start-shape="id46" draw:start-glue-point="1" draw:end-shape="id90" draw:end-glue-point="3" svg:d="m21350 52008 3400 1266" svg:viewBox="0 0 3401 1267">
          <text:p/>
        </draw:connector>
        <draw:connector draw:style-name="gr4" draw:text-style-name="P1" draw:layer="layout" draw:type="line" svg:x1="21.35cm" svg:y1="52.008cm" svg:x2="26.55cm" svg:y2="52.308cm" draw:start-shape="id46" draw:start-glue-point="1" draw:end-shape="id85" draw:end-glue-point="3" svg:d="m21350 52008 5200 300" svg:viewBox="0 0 5201 301">
          <text:p/>
        </draw:connector>
        <draw:connector draw:style-name="gr4" draw:text-style-name="P1" draw:layer="layout" draw:type="line" svg:x1="21.35cm" svg:y1="52.008cm" svg:x2="24.75cm" svg:y2="50.308cm" draw:start-shape="id46" draw:start-glue-point="1" draw:end-shape="id91" draw:end-glue-point="3" svg:d="m21350 52008 3400-1700" svg:viewBox="0 0 3401 1701">
          <text:p/>
        </draw:connector>
        <draw:custom-shape draw:style-name="gr2" draw:text-style-name="P2" xml:id="id92" draw:id="id92" draw:layer="layout" svg:width="1cm" svg:height="0.9cm" svg:x="26.55cm" svg:y="43.858cm">
          <text:p text:style-name="P1"><text:span text:style-name="T1">NOT</text:span></text:p>
          <text:p text:style-name="P1"><text:span text:style-name="T1">3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7.55cm" svg:y1="44.308cm" svg:x2="31.344cm" svg:y2="44.325cm" draw:start-shape="id92" draw:start-glue-point="1" svg:d="m27550 44308 3794 17" svg:viewBox="0 0 3795 18">
          <text:p text:style-name="P1"><text:span text:style-name="T3">L11_c2</text:span></text:p>
        </draw:connector>
        <draw:custom-shape draw:style-name="gr2" draw:text-style-name="P2" xml:id="id93" draw:id="id93" draw:layer="layout" svg:width="1cm" svg:height="0.9cm" svg:x="28.35cm" svg:y="42.858cm">
          <text:p text:style-name="P1"><text:span text:style-name="T1">NOT</text:span></text:p>
          <text:p text:style-name="P1"><text:span text:style-name="T1">32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5cm" svg:y1="44.308cm" svg:x2="28.35cm" svg:y2="43.308cm" draw:start-shape="id92" draw:start-glue-point="1" draw:end-shape="id93" draw:end-glue-point="3" svg:d="m27550 44308 800-1000" svg:viewBox="0 0 801 1001">
          <text:p/>
        </draw:connector>
        <draw:connector draw:style-name="gr3" draw:text-style-name="P3" draw:layer="layout" draw:type="line" svg:x1="29.35cm" svg:y1="43.308cm" svg:x2="31.302cm" svg:y2="43.25cm" draw:start-shape="id93" draw:start-glue-point="1" svg:d="m29350 43308 1952-58" svg:viewBox="0 0 1953 59">
          <text:p text:style-name="P1"><text:span text:style-name="T2">L11_c1</text:span></text:p>
        </draw:connector>
        <draw:connector draw:style-name="gr3" draw:text-style-name="P3" draw:layer="layout" draw:type="line" svg:x1="29.35cm" svg:y1="46.308cm" svg:x2="31.276cm" svg:y2="46.313cm" draw:start-shape="id94" draw:start-glue-point="1" svg:d="m29350 46308 1926 5" svg:viewBox="0 0 1927 6">
          <text:p text:style-name="P1"><text:span text:style-name="T2">L11_d1</text:span></text:p>
        </draw:connector>
        <draw:connector draw:style-name="gr3" draw:text-style-name="P3" draw:layer="layout" draw:type="line" svg:x1="29.345cm" svg:y1="45.308cm" svg:x2="31.35cm" svg:y2="45.319cm" draw:start-shape="id95" draw:start-glue-point="1" svg:d="m29345 45308 2005 11" svg:viewBox="0 0 2006 12">
          <text:p text:style-name="P1"><text:span text:style-name="T2">L11_d2</text:span></text:p>
        </draw:connector>
        <draw:custom-shape draw:style-name="gr2" draw:text-style-name="P10" xml:id="id96" draw:id="id96" draw:layer="layout" svg:width="1cm" svg:height="0.9cm" svg:x="24.75cm" svg:y="45.858cm">
          <text:p text:style-name="P5"><text:span text:style-name="T6">XNOR</text:span></text:p>
          <text:p text:style-name="P1"><text:span text:style-name="T1">30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46.308cm" svg:x2="26.545cm" svg:y2="45.308cm" draw:start-shape="id96" draw:start-glue-point="1" draw:end-shape="id97" draw:end-glue-point="3" svg:d="m25750 46308 795-1000" svg:viewBox="0 0 796 1001">
          <text:p/>
        </draw:connector>
        <draw:custom-shape draw:style-name="gr2" draw:text-style-name="P10" xml:id="id98" draw:id="id98" draw:layer="layout" svg:width="1cm" svg:height="0.9cm" svg:x="24.75cm" svg:y="44.824cm">
          <text:p text:style-name="P5"><text:span text:style-name="T6">XOR</text:span></text:p>
          <text:p text:style-name="P1"><text:span text:style-name="T1">311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5.75cm" svg:y1="45.274cm" svg:x2="26.545cm" svg:y2="45.308cm" draw:start-shape="id98" draw:start-glue-point="1" draw:end-shape="id97" draw:end-glue-point="3" svg:d="m25750 45274 795 34" svg:viewBox="0 0 796 35">
          <text:p/>
        </draw:connector>
        <draw:custom-shape draw:style-name="gr2" draw:text-style-name="P8" xml:id="id97" draw:id="id97" draw:layer="layout" svg:width="1cm" svg:height="0.9cm" svg:x="26.545cm" svg:y="44.858cm">
          <text:p text:style-name="P7"><text:span text:style-name="T4">NAND</text:span></text:p>
          <text:p text:style-name="P7"><text:span text:style-name="T7">31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45cm" svg:y1="45.308cm" svg:x2="28.345cm" svg:y2="45.308cm" draw:start-shape="id97" draw:start-glue-point="1" draw:end-shape="id95" draw:end-glue-point="3" svg:d="m27545 45308h800" svg:viewBox="0 0 801 1">
          <text:p/>
        </draw:connector>
        <draw:custom-shape draw:style-name="gr2" draw:text-style-name="P2" xml:id="id95" draw:id="id95" draw:layer="layout" svg:width="1cm" svg:height="0.9cm" svg:x="28.345cm" svg:y="44.858cm">
          <text:p text:style-name="P1"><text:span text:style-name="T1">NOT</text:span></text:p>
          <text:p text:style-name="P1"><text:span text:style-name="T1">31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4" draw:id="id94" draw:layer="layout" svg:width="1cm" svg:height="0.9cm" svg:x="28.35cm" svg:y="45.858cm">
          <text:p text:style-name="P1"><text:span text:style-name="T1">NOT</text:span></text:p>
          <text:p text:style-name="P1"><text:span text:style-name="T1">31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46.308cm" svg:x2="28.35cm" svg:y2="46.308cm" draw:start-shape="id96" draw:start-glue-point="1" draw:end-shape="id94" draw:end-glue-point="3" svg:d="m25750 46308h2600" svg:viewBox="0 0 2601 1">
          <text:p/>
        </draw:connector>
        <draw:custom-shape draw:style-name="gr2" draw:text-style-name="P2" xml:id="id99" draw:id="id99" draw:layer="layout" svg:width="1cm" svg:height="0.9cm" svg:x="26.55cm" svg:y="47.858cm">
          <text:p text:style-name="P1"><text:span text:style-name="T1">NOT</text:span></text:p>
          <text:p text:style-name="P1"><text:span text:style-name="T1">28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7.55cm" svg:y1="48.308cm" svg:x2="31.344cm" svg:y2="48.325cm" draw:start-shape="id99" draw:start-glue-point="1" svg:d="m27550 48308 3794 17" svg:viewBox="0 0 3795 18">
          <text:p text:style-name="P1"><text:span text:style-name="T3">L10_c2</text:span></text:p>
        </draw:connector>
        <draw:custom-shape draw:style-name="gr2" draw:text-style-name="P2" xml:id="id100" draw:id="id100" draw:layer="layout" svg:width="1cm" svg:height="0.9cm" svg:x="28.35cm" svg:y="46.858cm">
          <text:p text:style-name="P1"><text:span text:style-name="T1">NOT</text:span></text:p>
          <text:p text:style-name="P1"><text:span text:style-name="T1">33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5cm" svg:y1="48.308cm" svg:x2="28.35cm" svg:y2="47.308cm" draw:start-shape="id99" draw:start-glue-point="1" draw:end-shape="id100" draw:end-glue-point="3" svg:d="m27550 48308 800-1000" svg:viewBox="0 0 801 1001">
          <text:p/>
        </draw:connector>
        <draw:connector draw:style-name="gr3" draw:text-style-name="P3" draw:layer="layout" draw:type="line" svg:x1="29.35cm" svg:y1="47.308cm" svg:x2="31.302cm" svg:y2="47.25cm" draw:start-shape="id100" draw:start-glue-point="1" svg:d="m29350 47308 1952-58" svg:viewBox="0 0 1953 59">
          <text:p text:style-name="P1"><text:span text:style-name="T2">L10_c1</text:span></text:p>
        </draw:connector>
        <draw:connector draw:style-name="gr3" draw:text-style-name="P3" draw:layer="layout" draw:type="line" svg:x1="29.35cm" svg:y1="50.308cm" svg:x2="31.276cm" svg:y2="50.313cm" draw:start-shape="id101" draw:start-glue-point="1" svg:d="m29350 50308 1926 5" svg:viewBox="0 0 1927 6">
          <text:p text:style-name="P1"><text:span text:style-name="T2">L10_d1</text:span></text:p>
        </draw:connector>
        <draw:connector draw:style-name="gr3" draw:text-style-name="P3" draw:layer="layout" draw:type="line" svg:x1="29.345cm" svg:y1="49.308cm" svg:x2="31.35cm" svg:y2="49.319cm" draw:start-shape="id102" draw:start-glue-point="1" svg:d="m29345 49308 2005 11" svg:viewBox="0 0 2006 12">
          <text:p text:style-name="P1"><text:span text:style-name="T2">L10_d2</text:span></text:p>
        </draw:connector>
        <draw:custom-shape draw:style-name="gr2" draw:text-style-name="P10" xml:id="id91" draw:id="id91" draw:layer="layout" svg:width="1cm" svg:height="0.9cm" svg:x="24.75cm" svg:y="49.858cm">
          <text:p text:style-name="P5"><text:span text:style-name="T6">XNOR</text:span></text:p>
          <text:p text:style-name="P1"><text:span text:style-name="T1">29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50.308cm" svg:x2="26.545cm" svg:y2="49.308cm" draw:start-shape="id91" draw:start-glue-point="1" draw:end-shape="id103" draw:end-glue-point="3" svg:d="m25750 50308 795-1000" svg:viewBox="0 0 796 1001">
          <text:p/>
        </draw:connector>
        <draw:custom-shape draw:style-name="gr2" draw:text-style-name="P10" xml:id="id104" draw:id="id104" draw:layer="layout" svg:width="1cm" svg:height="0.9cm" svg:x="24.75cm" svg:y="48.824cm">
          <text:p text:style-name="P5"><text:span text:style-name="T6">XOR</text:span></text:p>
          <text:p text:style-name="P1"><text:span text:style-name="T1">291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5.75cm" svg:y1="49.274cm" svg:x2="26.545cm" svg:y2="49.308cm" draw:start-shape="id104" draw:start-glue-point="1" draw:end-shape="id103" draw:end-glue-point="3" svg:d="m25750 49274 795 34" svg:viewBox="0 0 796 35">
          <text:p/>
        </draw:connector>
        <draw:custom-shape draw:style-name="gr2" draw:text-style-name="P8" xml:id="id103" draw:id="id103" draw:layer="layout" svg:width="1cm" svg:height="0.9cm" svg:x="26.545cm" svg:y="48.858cm">
          <text:p text:style-name="P7"><text:span text:style-name="T4">NAND</text:span></text:p>
          <text:p text:style-name="P7"><text:span text:style-name="T7">29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45cm" svg:y1="49.308cm" svg:x2="28.345cm" svg:y2="49.308cm" draw:start-shape="id103" draw:start-glue-point="1" draw:end-shape="id102" draw:end-glue-point="3" svg:d="m27545 49308h800" svg:viewBox="0 0 801 1">
          <text:p/>
        </draw:connector>
        <draw:custom-shape draw:style-name="gr2" draw:text-style-name="P2" xml:id="id102" draw:id="id102" draw:layer="layout" svg:width="1cm" svg:height="0.9cm" svg:x="28.345cm" svg:y="48.858cm">
          <text:p text:style-name="P1"><text:span text:style-name="T1">NOT</text:span></text:p>
          <text:p text:style-name="P1"><text:span text:style-name="T1">30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1" draw:id="id101" draw:layer="layout" svg:width="1cm" svg:height="0.9cm" svg:x="28.35cm" svg:y="49.858cm">
          <text:p text:style-name="P1"><text:span text:style-name="T1">NOT</text:span></text:p>
          <text:p text:style-name="P1"><text:span text:style-name="T1">32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50.308cm" svg:x2="28.35cm" svg:y2="50.308cm" draw:start-shape="id91" draw:start-glue-point="1" draw:end-shape="id101" draw:end-glue-point="3" svg:d="m25750 50308h2600" svg:viewBox="0 0 2601 1">
          <text:p/>
        </draw:connector>
        <draw:connector draw:style-name="gr4" draw:text-style-name="P1" draw:layer="layout" draw:type="line" svg:x1="21.35cm" svg:y1="50.008cm" svg:x2="24.75cm" svg:y2="50.308cm" draw:start-shape="id48" draw:start-glue-point="1" draw:end-shape="id91" draw:end-glue-point="3" svg:d="m21350 50008 3400 300" svg:viewBox="0 0 3401 301">
          <text:p/>
        </draw:connector>
        <draw:connector draw:style-name="gr4" draw:text-style-name="P1" draw:layer="layout" draw:type="line" svg:x1="21.35cm" svg:y1="50.008cm" svg:x2="24.75cm" svg:y2="49.274cm" draw:start-shape="id48" draw:start-glue-point="1" draw:end-shape="id104" draw:end-glue-point="3" svg:d="m21350 50008 3400-734" svg:viewBox="0 0 3401 735">
          <text:p/>
        </draw:connector>
        <draw:connector draw:style-name="gr4" draw:text-style-name="P1" draw:layer="layout" draw:type="line" svg:x1="21.35cm" svg:y1="48.008cm" svg:x2="26.55cm" svg:y2="48.308cm" draw:start-shape="id50" draw:start-glue-point="1" draw:end-shape="id99" draw:end-glue-point="3" svg:d="m21350 48008 5200 300" svg:viewBox="0 0 5201 301">
          <text:p/>
        </draw:connector>
        <draw:connector draw:style-name="gr4" draw:text-style-name="P1" draw:layer="layout" draw:type="line" svg:x1="21.35cm" svg:y1="48.008cm" svg:x2="24.75cm" svg:y2="49.274cm" draw:start-shape="id50" draw:start-glue-point="1" draw:end-shape="id104" draw:end-glue-point="3" svg:d="m21350 48008 3400 1266" svg:viewBox="0 0 3401 1267">
          <text:p/>
        </draw:connector>
        <draw:connector draw:style-name="gr4" draw:text-style-name="P1" draw:layer="layout" draw:type="line" svg:x1="21.35cm" svg:y1="48.008cm" svg:x2="24.75cm" svg:y2="46.308cm" draw:start-shape="id50" draw:start-glue-point="1" draw:end-shape="id96" draw:end-glue-point="3" svg:d="m21350 48008 3400-1700" svg:viewBox="0 0 3401 1701">
          <text:p/>
        </draw:connector>
        <draw:connector draw:style-name="gr4" draw:text-style-name="P1" draw:layer="layout" draw:type="line" svg:x1="21.35cm" svg:y1="46.108cm" svg:x2="24.75cm" svg:y2="46.308cm" draw:start-shape="id52" draw:start-glue-point="1" draw:end-shape="id96" draw:end-glue-point="3" svg:d="m21350 46108 3400 200" svg:viewBox="0 0 3401 201">
          <text:p/>
        </draw:connector>
        <draw:connector draw:style-name="gr4" draw:text-style-name="P1" draw:layer="layout" draw:type="line" svg:x1="21.35cm" svg:y1="46.108cm" svg:x2="24.75cm" svg:y2="45.274cm" draw:start-shape="id52" draw:start-glue-point="1" draw:end-shape="id98" draw:end-glue-point="3" svg:d="m21350 46108 3400-834" svg:viewBox="0 0 3401 835">
          <text:p/>
        </draw:connector>
        <draw:connector draw:style-name="gr4" draw:text-style-name="P1" draw:layer="layout" draw:type="line" svg:x1="21.35cm" svg:y1="44.008cm" svg:x2="26.55cm" svg:y2="44.308cm" draw:start-shape="id54" draw:start-glue-point="1" draw:end-shape="id92" draw:end-glue-point="3" svg:d="m21350 44008 5200 300" svg:viewBox="0 0 5201 301">
          <text:p/>
        </draw:connector>
        <draw:connector draw:style-name="gr4" draw:text-style-name="P1" draw:layer="layout" draw:type="line" svg:x1="21.35cm" svg:y1="44.008cm" svg:x2="24.75cm" svg:y2="45.274cm" draw:start-shape="id54" draw:start-glue-point="1" draw:end-shape="id98" draw:end-glue-point="3" svg:d="m21350 44008 3400 1266" svg:viewBox="0 0 3401 1267">
          <text:p/>
        </draw:connector>
        <draw:custom-shape draw:style-name="gr2" draw:text-style-name="P2" xml:id="id108" draw:id="id108" draw:layer="layout" svg:width="7.1cm" svg:height="0.9cm" svg:x="35.25cm" svg:y="65.3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28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5" draw:id="id105" draw:layer="layout" svg:width="7.1cm" svg:height="0.9cm" svg:x="54.25cm" svg:y="65.3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0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7" draw:id="id107" draw:layer="layout" svg:width="7.1cm" svg:height="0.9cm" svg:x="44.65cm" svg:y="65.3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28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6" draw:id="id106" draw:layer="layout" svg:width="7.1cm" svg:height="0.9cm" svg:x="64.35cm" svg:y="65.3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1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9" draw:id="id109" draw:layer="layout" svg:width="1cm" svg:height="0.9cm" svg:x="69.95cm" svg:y="63.855cm">
          <text:p text:style-name="P1"><text:span text:style-name="T1">NOT</text:span></text:p>
          <text:p text:style-name="P1"><text:span text:style-name="T1">351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35cm" svg:y1="65.797cm" svg:x2="64.35cm" svg:y2="65.797cm" draw:start-shape="id105" draw:start-glue-point="1" draw:end-shape="id106" svg:d="m61350 65797h3000" svg:viewBox="0 0 3001 1">
          <text:p/>
        </draw:connector>
        <draw:connector draw:style-name="gr4" draw:text-style-name="P3" draw:layer="layout" draw:type="line" svg:x1="51.75cm" svg:y1="65.797cm" svg:x2="54.25cm" svg:y2="65.797cm" draw:start-shape="id107" draw:start-glue-point="1" draw:end-shape="id105" svg:d="m51750 65797h2500" svg:viewBox="0 0 2501 1">
          <text:p/>
        </draw:connector>
        <draw:connector draw:style-name="gr4" draw:text-style-name="P3" draw:layer="layout" draw:type="line" svg:x1="42.35cm" svg:y1="65.797cm" svg:x2="44.65cm" svg:y2="65.797cm" draw:start-shape="id108" draw:start-glue-point="1" draw:end-shape="id107" draw:end-glue-point="3" svg:d="m42350 65797h2300" svg:viewBox="0 0 2301 1">
          <text:p/>
        </draw:connector>
        <draw:connector draw:style-name="gr4" draw:text-style-name="P3" draw:layer="layout" draw:type="line" svg:x1="70.449cm" svg:y1="65.347cm" svg:x2="70.45cm" svg:y2="64.755cm" draw:start-shape="id106" draw:start-glue-point="15" draw:end-shape="id109" draw:end-glue-point="2" svg:d="m70449 65347 1-592" svg:viewBox="0 0 2 593">
          <text:p/>
        </draw:connector>
        <draw:connector draw:style-name="gr3" draw:text-style-name="P3" draw:layer="layout" draw:type="line" svg:x1="39.849cm" svg:y1="65.347cm" svg:x2="39.855cm" svg:y2="64.097cm" draw:start-shape="id108" draw:start-glue-point="12" svg:d="m39849 65347 6-1250" svg:viewBox="0 0 7 1251">
          <text:p text:style-name="P1"><text:span text:style-name="T2">L6_00</text:span></text:p>
        </draw:connector>
        <draw:connector draw:style-name="gr3" draw:text-style-name="P3" draw:layer="layout" draw:type="line" svg:x1="33.521cm" svg:y1="66.497cm" svg:x2="35.25cm" svg:y2="66.247cm" draw:end-shape="id108" draw:end-glue-point="18" svg:d="m33521 66497 1729-250" svg:viewBox="0 0 1730 251">
          <text:p text:style-name="P1"><text:span text:style-name="T2">L6_d2</text:span></text:p>
        </draw:connector>
        <draw:connector draw:style-name="gr3" draw:text-style-name="P3" draw:layer="layout" draw:type="line" svg:x1="33.362cm" svg:y1="66.154cm" svg:x2="35.25cm" svg:y2="66.046cm" draw:end-shape="id108" draw:end-glue-point="17" svg:d="m33362 66154 1888-108" svg:viewBox="0 0 1889 109">
          <text:p text:style-name="P1"><text:span text:style-name="T2">L6_d1</text:span></text:p>
        </draw:connector>
        <draw:connector draw:style-name="gr3" draw:text-style-name="P3" draw:layer="layout" draw:type="line" svg:x1="33.309cm" svg:y1="65.836cm" svg:x2="35.25cm" svg:y2="65.797cm" draw:end-shape="id108" svg:d="m33309 65836 1941-39" svg:viewBox="0 0 1942 40">
          <text:p text:style-name="P1"><text:span text:style-name="T2">POWER</text:span></text:p>
        </draw:connector>
        <draw:connector draw:style-name="gr3" draw:text-style-name="P3" draw:layer="layout" draw:type="line" svg:x1="40.242cm" svg:y1="67.566cm" svg:x2="40.249cm" svg:y2="66.247cm" draw:end-shape="id108" draw:end-glue-point="11" svg:d="m40242 67566 7-1319" svg:viewBox="0 0 8 1320">
          <text:p text:style-name="P1"><text:span text:style-name="T2">S2_00/10</text:span></text:p>
        </draw:connector>
        <draw:connector draw:style-name="gr3" draw:text-style-name="P3" draw:layer="layout" draw:type="line" svg:x1="39.581cm" svg:y1="68.201cm" svg:x2="39.549cm" svg:y2="66.247cm" draw:end-shape="id108" draw:end-glue-point="10" svg:d="m39581 68201-32-1954" svg:viewBox="0 0 33 1955">
          <text:p text:style-name="P1"><text:span text:style-name="T2">/S2_00/11</text:span></text:p>
        </draw:connector>
        <draw:connector draw:style-name="gr3" draw:text-style-name="P3" draw:layer="layout" draw:type="line" svg:x1="41.742cm" svg:y1="67.547cm" svg:x2="41.749cm" svg:y2="66.247cm" draw:end-shape="id108" draw:end-glue-point="14" svg:d="m41742 67547 7-1300" svg:viewBox="0 0 8 1301">
          <text:p text:style-name="P1"><text:span text:style-name="T2">S2_01/00</text:span></text:p>
        </draw:connector>
        <draw:connector draw:style-name="gr3" draw:text-style-name="P3" draw:layer="layout" draw:type="line" svg:x1="41.082cm" svg:y1="68.201cm" svg:x2="41.049cm" svg:y2="66.247cm" draw:end-shape="id108" draw:end-glue-point="13" svg:d="m41082 68201-33-1954" svg:viewBox="0 0 34 1955">
          <text:p text:style-name="P1"><text:span text:style-name="T2">/S2_01/01</text:span></text:p>
        </draw:connector>
        <draw:connector draw:style-name="gr3" draw:text-style-name="P3" draw:layer="layout" draw:type="line" svg:x1="45.949cm" svg:y1="67.512cm" svg:x2="45.951cm" svg:y2="66.247cm" draw:end-shape="id107" draw:end-glue-point="5" svg:d="m45949 67512 2-1265" svg:viewBox="0 0 3 1266">
          <text:p text:style-name="P1"><text:span text:style-name="T2">S2_02/30</text:span></text:p>
        </draw:connector>
        <draw:connector draw:style-name="gr3" draw:text-style-name="P3" draw:layer="layout" draw:type="line" svg:x1="45.381cm" svg:y1="68.217cm" svg:x2="45.351cm" svg:y2="66.247cm" draw:end-shape="id107" draw:end-glue-point="4" svg:d="m45381 68217-30-1970" svg:viewBox="0 0 31 1971">
          <text:p text:style-name="P1"><text:span text:style-name="T2">/S2_02/31</text:span></text:p>
        </draw:connector>
        <draw:connector draw:style-name="gr3" draw:text-style-name="P3" draw:layer="layout" draw:type="line" svg:x1="47.436cm" svg:y1="67.479cm" svg:x2="47.451cm" svg:y2="66.247cm" draw:end-shape="id107" draw:end-glue-point="8" svg:d="m47436 67479 15-1232" svg:viewBox="0 0 16 1233">
          <text:p text:style-name="P1"><text:span text:style-name="T2">S2_03/20</text:span></text:p>
        </draw:connector>
        <draw:connector draw:style-name="gr3" draw:text-style-name="P3" draw:layer="layout" draw:type="line" svg:x1="46.775cm" svg:y1="68.304cm" svg:x2="46.751cm" svg:y2="66.247cm" draw:end-shape="id107" draw:end-glue-point="7" svg:d="m46775 68304-24-2057" svg:viewBox="0 0 25 2058">
          <text:p text:style-name="P1"><text:span text:style-name="T2">/S2_03/21</text:span></text:p>
        </draw:connector>
        <draw:connector draw:style-name="gr3" draw:text-style-name="P3" draw:layer="layout" draw:type="line" svg:x1="49.685cm" svg:y1="67.453cm" svg:x2="49.649cm" svg:y2="66.247cm" draw:end-shape="id107" draw:end-glue-point="11" svg:d="m49685 67453-36-1206" svg:viewBox="0 0 37 1207">
          <text:p text:style-name="P1"><text:span text:style-name="T2">S2_04/10</text:span></text:p>
        </draw:connector>
        <draw:connector draw:style-name="gr3" draw:text-style-name="P3" draw:layer="layout" draw:type="line" svg:x1="48.971cm" svg:y1="68.247cm" svg:x2="48.949cm" svg:y2="66.247cm" draw:end-shape="id107" draw:end-glue-point="10" svg:d="m48971 68247-22-2000" svg:viewBox="0 0 23 2001">
          <text:p text:style-name="P1"><text:span text:style-name="T2">/S2_04/11</text:span></text:p>
        </draw:connector>
        <draw:connector draw:style-name="gr3" draw:text-style-name="P3" draw:layer="layout" draw:type="line" svg:x1="36.537cm" svg:y1="67.477cm" svg:x2="36.551cm" svg:y2="66.247cm" draw:end-shape="id108" draw:end-glue-point="5" svg:d="m36537 67477 14-1230" svg:viewBox="0 0 15 1231">
          <text:p text:style-name="P1"><text:span text:style-name="T2">GROUND/30</text:span></text:p>
        </draw:connector>
        <draw:connector draw:style-name="gr3" draw:text-style-name="P3" draw:layer="layout" draw:type="line" svg:x1="35.982cm" svg:y1="68.201cm" svg:x2="35.951cm" svg:y2="66.247cm" draw:end-shape="id108" draw:end-glue-point="4" svg:d="m35982 68201-31-1954" svg:viewBox="0 0 32 1955">
          <text:p text:style-name="P1"><text:span text:style-name="T2">GROUND/31</text:span></text:p>
        </draw:connector>
        <draw:connector draw:style-name="gr3" draw:text-style-name="P3" draw:layer="layout" draw:type="line" svg:x1="43.019cm" svg:y1="66.127cm" svg:x2="44.65cm" svg:y2="66.046cm" draw:end-shape="id107" draw:end-glue-point="17" svg:d="m43019 66127 1631-81" svg:viewBox="0 0 1632 82">
          <text:p text:style-name="P1"><text:span text:style-name="T2">L6_d1</text:span></text:p>
        </draw:connector>
        <draw:connector draw:style-name="gr3" draw:text-style-name="P3" draw:layer="layout" draw:type="line" svg:x1="43.046cm" svg:y1="66.55cm" svg:x2="44.65cm" svg:y2="66.247cm" draw:end-shape="id107" draw:end-glue-point="18" svg:d="m43046 66550 1604-303" svg:viewBox="0 0 1605 304">
          <text:p text:style-name="P1"><text:span text:style-name="T2">L6_d2</text:span></text:p>
        </draw:connector>
        <draw:connector draw:style-name="gr3" draw:text-style-name="P3" draw:layer="layout" draw:type="line" svg:x1="38.045cm" svg:y1="67.476cm" svg:x2="38.051cm" svg:y2="66.247cm" draw:end-shape="id108" draw:end-glue-point="8" svg:d="m38045 67476 6-1229" svg:viewBox="0 0 7 1230">
          <text:p text:style-name="P1"><text:span text:style-name="T2">L6_c2/20</text:span></text:p>
        </draw:connector>
        <draw:connector draw:style-name="gr3" draw:text-style-name="P3" draw:layer="layout" draw:type="line" svg:x1="37.41cm" svg:y1="68.164cm" svg:x2="37.351cm" svg:y2="66.247cm" draw:end-shape="id108" draw:end-glue-point="7" svg:d="m37410 68164-59-1917" svg:viewBox="0 0 60 1918">
          <text:p text:style-name="P1"><text:span text:style-name="T2">L6_c2/21</text:span></text:p>
        </draw:connector>
        <draw:connector draw:style-name="gr3" draw:text-style-name="P3" draw:layer="layout" draw:type="line" svg:x1="33.441cm" svg:y1="65.148cm" svg:x2="35.25cm" svg:y2="65.347cm" draw:end-shape="id108" draw:end-glue-point="19" svg:d="m33441 65148 1809 199" svg:viewBox="0 0 1810 200">
          <text:p text:style-name="P1"><text:span text:style-name="T2">L6_c1</text:span></text:p>
        </draw:connector>
        <draw:connector draw:style-name="gr3" draw:text-style-name="P11" draw:layer="layout" draw:type="line" svg:x1="33.362cm" svg:y1="65.492cm" svg:x2="35.25cm" svg:y2="65.548cm" draw:end-shape="id108" draw:end-glue-point="16" svg:d="m33362 65492 1888 56" svg:viewBox="0 0 1889 57">
          <text:p text:style-name="P1"><text:span text:style-name="T3">L6_c2</text:span></text:p>
        </draw:connector>
        <draw:connector draw:style-name="gr3" draw:text-style-name="P3" draw:layer="layout" draw:type="line" svg:x1="42.829cm" svg:y1="65.147cm" svg:x2="44.65cm" svg:y2="65.347cm" draw:end-shape="id107" draw:end-glue-point="19" svg:d="m42829 65147 1821 200" svg:viewBox="0 0 1822 201">
          <text:p text:style-name="P1"><text:span text:style-name="T2">L6_c1</text:span></text:p>
        </draw:connector>
        <draw:connector draw:style-name="gr3" draw:text-style-name="P11" draw:layer="layout" draw:type="line" svg:x1="42.75cm" svg:y1="65.491cm" svg:x2="44.65cm" svg:y2="65.548cm" draw:end-shape="id107" draw:end-glue-point="16" svg:d="m42750 65491 1900 57" svg:viewBox="0 0 1901 58">
          <text:p text:style-name="P1"><text:span text:style-name="T3">L6_c2</text:span></text:p>
        </draw:connector>
        <draw:connector draw:style-name="gr3" draw:text-style-name="P3" draw:layer="layout" draw:type="line" svg:x1="51.194cm" svg:y1="67.423cm" svg:x2="51.149cm" svg:y2="66.247cm" draw:end-shape="id107" draw:end-glue-point="14" svg:d="m51194 67423-45-1176" svg:viewBox="0 0 46 1177">
          <text:p text:style-name="P1"><text:span text:style-name="T2">S2_05/00</text:span></text:p>
        </draw:connector>
        <draw:connector draw:style-name="gr3" draw:text-style-name="P3" draw:layer="layout" draw:type="line" svg:x1="50.453cm" svg:y1="68.191cm" svg:x2="50.449cm" svg:y2="66.247cm" draw:end-shape="id107" draw:end-glue-point="13" svg:d="m50453 68191-4-1944" svg:viewBox="0 0 5 1945">
          <text:p text:style-name="P1"><text:span text:style-name="T2">/S2_05/01</text:span></text:p>
        </draw:connector>
        <draw:connector draw:style-name="gr3" draw:text-style-name="P3" draw:layer="layout" draw:type="line" svg:x1="55.552cm" svg:y1="67.466cm" svg:x2="55.551cm" svg:y2="66.247cm" draw:end-shape="id105" draw:end-glue-point="5" svg:d="m55552 67466-1-1219" svg:viewBox="0 0 2 1220">
          <text:p text:style-name="P1"><text:span text:style-name="T2">S2_06/30</text:span></text:p>
        </draw:connector>
        <draw:connector draw:style-name="gr3" draw:text-style-name="P3" draw:layer="layout" draw:type="line" svg:x1="54.983cm" svg:y1="68.147cm" svg:x2="54.951cm" svg:y2="66.247cm" draw:end-shape="id105" draw:end-glue-point="4" svg:d="m54983 68147-32-1900" svg:viewBox="0 0 33 1901">
          <text:p text:style-name="P1"><text:span text:style-name="T2">/S2_06/31</text:span></text:p>
        </draw:connector>
        <draw:connector draw:style-name="gr3" draw:text-style-name="P3" draw:layer="layout" draw:type="line" svg:x1="57.038cm" svg:y1="67.406cm" svg:x2="57.051cm" svg:y2="66.247cm" draw:end-shape="id105" draw:end-glue-point="8" svg:d="m57038 67406 13-1159" svg:viewBox="0 0 14 1160">
          <text:p text:style-name="P1"><text:span text:style-name="T2">S2_07/20</text:span></text:p>
        </draw:connector>
        <draw:connector draw:style-name="gr3" draw:text-style-name="P3" draw:layer="layout" draw:type="line" svg:x1="56.377cm" svg:y1="68.147cm" svg:x2="56.351cm" svg:y2="66.247cm" draw:end-shape="id105" draw:end-glue-point="7" svg:d="m56377 68147-26-1900" svg:viewBox="0 0 27 1901">
          <text:p text:style-name="P1"><text:span text:style-name="T2">/S2_07/21</text:span></text:p>
        </draw:connector>
        <draw:connector draw:style-name="gr3" draw:text-style-name="P3" draw:layer="layout" draw:type="line" svg:x1="59.265cm" svg:y1="67.265cm" svg:x2="59.249cm" svg:y2="66.247cm" draw:end-shape="id105" draw:end-glue-point="11" svg:d="m59265 67265-16-1018" svg:viewBox="0 0 17 1019">
          <text:p text:style-name="P1"><text:span text:style-name="T2">S2_08/10</text:span></text:p>
        </draw:connector>
        <draw:connector draw:style-name="gr3" draw:text-style-name="P3" draw:layer="layout" draw:type="line" svg:x1="58.575cm" svg:y1="68.147cm" svg:x2="58.549cm" svg:y2="66.247cm" draw:end-shape="id105" draw:end-glue-point="10" svg:d="m58575 68147-26-1900" svg:viewBox="0 0 27 1901">
          <text:p text:style-name="P1"><text:span text:style-name="T2">/S2_08/11</text:span></text:p>
        </draw:connector>
        <draw:connector draw:style-name="gr3" draw:text-style-name="P3" draw:layer="layout" draw:type="line" svg:x1="60.744cm" svg:y1="67.284cm" svg:x2="60.749cm" svg:y2="66.247cm" draw:end-shape="id105" draw:end-glue-point="14" svg:d="m60744 67284 5-1037" svg:viewBox="0 0 6 1038">
          <text:p text:style-name="P1"><text:span text:style-name="T2">S2_09/00</text:span></text:p>
        </draw:connector>
        <draw:connector draw:style-name="gr3" draw:text-style-name="P3" draw:layer="layout" draw:type="line" svg:x1="60.032cm" svg:y1="68.086cm" svg:x2="60.049cm" svg:y2="66.247cm" draw:end-shape="id105" draw:end-glue-point="13" svg:d="m60032 68086 17-1839" svg:viewBox="0 0 18 1840">
          <text:p text:style-name="P1"><text:span text:style-name="T2">/S2_09/01</text:span></text:p>
        </draw:connector>
        <draw:connector draw:style-name="gr3" draw:text-style-name="P3" draw:layer="layout" draw:type="line" svg:x1="52.619cm" svg:y1="66.127cm" svg:x2="54.25cm" svg:y2="66.046cm" draw:end-shape="id105" draw:end-glue-point="17" svg:d="m52619 66127 1631-81" svg:viewBox="0 0 1632 82">
          <text:p text:style-name="P1"><text:span text:style-name="T2">L6_d1</text:span></text:p>
        </draw:connector>
        <draw:connector draw:style-name="gr3" draw:text-style-name="P3" draw:layer="layout" draw:type="line" svg:x1="52.646cm" svg:y1="66.55cm" svg:x2="54.25cm" svg:y2="66.247cm" draw:end-shape="id105" draw:end-glue-point="18" svg:d="m52646 66550 1604-303" svg:viewBox="0 0 1605 304">
          <text:p text:style-name="P1"><text:span text:style-name="T2">L6_d2</text:span></text:p>
        </draw:connector>
        <draw:connector draw:style-name="gr3" draw:text-style-name="P3" draw:layer="layout" draw:type="line" svg:x1="52.429cm" svg:y1="65.147cm" svg:x2="54.25cm" svg:y2="65.347cm" svg:d="m52429 65147 1821 200" svg:viewBox="0 0 1822 201">
          <text:p text:style-name="P1"><text:span text:style-name="T2">L6_c1</text:span></text:p>
        </draw:connector>
        <draw:connector draw:style-name="gr3" draw:text-style-name="P11" draw:layer="layout" draw:type="line" svg:x1="52.35cm" svg:y1="65.491cm" svg:x2="54.25cm" svg:y2="65.548cm" draw:end-shape="id105" draw:end-glue-point="16" svg:d="m52350 65491 1900 57" svg:viewBox="0 0 1901 58">
          <text:p text:style-name="P1"><text:span text:style-name="T3">L6_c2</text:span></text:p>
        </draw:connector>
        <draw:connector draw:style-name="gr3" draw:text-style-name="P3" draw:layer="layout" draw:type="line" svg:x1="65.651cm" svg:y1="67.466cm" svg:x2="65.651cm" svg:y2="66.247cm" draw:end-shape="id106" draw:end-glue-point="5" svg:d="m65651 67466v-1219" svg:viewBox="0 0 1 1220">
          <text:p text:style-name="P1"><text:span text:style-name="T2">S2_10/30</text:span></text:p>
        </draw:connector>
        <draw:connector draw:style-name="gr3" draw:text-style-name="P3" draw:layer="layout" draw:type="line" svg:x1="65.082cm" svg:y1="68.147cm" svg:x2="65.051cm" svg:y2="66.247cm" draw:end-shape="id106" draw:end-glue-point="4" svg:d="m65082 68147-31-1900" svg:viewBox="0 0 32 1901">
          <text:p text:style-name="P1"><text:span text:style-name="T2">/S2_10/31</text:span></text:p>
        </draw:connector>
        <draw:connector draw:style-name="gr3" draw:text-style-name="P3" draw:layer="layout" draw:type="line" svg:x1="67.137cm" svg:y1="67.406cm" svg:x2="67.151cm" svg:y2="66.247cm" draw:end-shape="id106" draw:end-glue-point="8" svg:d="m67137 67406 14-1159" svg:viewBox="0 0 15 1160">
          <text:p text:style-name="P1"><text:span text:style-name="T2">S2_11/20</text:span></text:p>
        </draw:connector>
        <draw:connector draw:style-name="gr3" draw:text-style-name="P3" draw:layer="layout" draw:type="line" svg:x1="66.476cm" svg:y1="68.147cm" svg:x2="66.451cm" svg:y2="66.247cm" draw:end-shape="id106" draw:end-glue-point="7" svg:d="m66476 68147-25-1900" svg:viewBox="0 0 26 1901">
          <text:p text:style-name="P1"><text:span text:style-name="T2">/S2_11/21</text:span></text:p>
        </draw:connector>
        <draw:connector draw:style-name="gr3" draw:text-style-name="P3" draw:layer="layout" draw:type="line" svg:x1="69.364cm" svg:y1="67.265cm" svg:x2="69.349cm" svg:y2="66.247cm" draw:end-shape="id106" draw:end-glue-point="11" svg:d="m69364 67265-15-1018" svg:viewBox="0 0 16 1019">
          <text:p text:style-name="P1"><text:span text:style-name="T2">S2_12/10</text:span></text:p>
        </draw:connector>
        <draw:connector draw:style-name="gr3" draw:text-style-name="P3" draw:layer="layout" draw:type="line" svg:x1="68.674cm" svg:y1="68.147cm" svg:x2="68.649cm" svg:y2="66.247cm" draw:end-shape="id106" draw:end-glue-point="10" svg:d="m68674 68147-25-1900" svg:viewBox="0 0 26 1901">
          <text:p text:style-name="P1"><text:span text:style-name="T2">/S2_12/11</text:span></text:p>
        </draw:connector>
        <draw:connector draw:style-name="gr3" draw:text-style-name="P3" draw:layer="layout" draw:type="line" svg:x1="70.843cm" svg:y1="67.284cm" svg:x2="70.849cm" svg:y2="66.247cm" draw:end-shape="id106" draw:end-glue-point="14" svg:d="m70843 67284 6-1037" svg:viewBox="0 0 7 1038">
          <text:p text:style-name="P1"><text:span text:style-name="T2">S2_12/00</text:span></text:p>
        </draw:connector>
        <draw:connector draw:style-name="gr3" draw:text-style-name="P3" draw:layer="layout" draw:type="line" svg:x1="70.131cm" svg:y1="68.086cm" svg:x2="70.149cm" svg:y2="66.247cm" draw:end-shape="id106" draw:end-glue-point="13" svg:d="m70131 68086 18-1839" svg:viewBox="0 0 19 1840">
          <text:p text:style-name="P1"><text:span text:style-name="T2">/S2_12/01</text:span></text:p>
        </draw:connector>
        <draw:connector draw:style-name="gr3" draw:text-style-name="P3" draw:layer="layout" draw:type="line" svg:x1="62.719cm" svg:y1="66.127cm" svg:x2="64.35cm" svg:y2="66.046cm" draw:end-shape="id106" draw:end-glue-point="17" svg:d="m62719 66127 1631-81" svg:viewBox="0 0 1632 82">
          <text:p text:style-name="P1"><text:span text:style-name="T2">L6_d1</text:span></text:p>
        </draw:connector>
        <draw:connector draw:style-name="gr3" draw:text-style-name="P3" draw:layer="layout" draw:type="line" svg:x1="62.746cm" svg:y1="66.55cm" svg:x2="64.35cm" svg:y2="66.247cm" draw:end-shape="id106" draw:end-glue-point="18" svg:d="m62746 66550 1604-303" svg:viewBox="0 0 1605 304">
          <text:p text:style-name="P1"><text:span text:style-name="T2">L6_d2</text:span></text:p>
        </draw:connector>
        <draw:connector draw:style-name="gr3" draw:text-style-name="P3" draw:layer="layout" draw:type="line" svg:x1="62.529cm" svg:y1="65.147cm" svg:x2="64.35cm" svg:y2="65.347cm" draw:end-shape="id106" draw:end-glue-point="19" svg:d="m62529 65147 1821 200" svg:viewBox="0 0 1822 201">
          <text:p text:style-name="P1"><text:span text:style-name="T2">L6_c1</text:span></text:p>
        </draw:connector>
        <draw:connector draw:style-name="gr3" draw:text-style-name="P11" draw:layer="layout" draw:type="line" svg:x1="62.45cm" svg:y1="65.491cm" svg:x2="64.35cm" svg:y2="65.548cm" draw:end-shape="id106" draw:end-glue-point="16" svg:d="m62450 65491 1900 57" svg:viewBox="0 0 1901 58">
          <text:p text:style-name="P1"><text:span text:style-name="T3">L6_c2</text:span></text:p>
        </draw:connector>
        <draw:connector draw:style-name="gr3" draw:text-style-name="P3" draw:layer="layout" draw:type="line" svg:x1="41.349cm" svg:y1="65.347cm" svg:x2="41.35cm" svg:y2="64.055cm" draw:start-shape="id108" draw:start-glue-point="15" svg:d="m41349 65347 1-1292" svg:viewBox="0 0 2 1293">
          <text:p text:style-name="P1"><text:span text:style-name="T2">L6_01</text:span></text:p>
        </draw:connector>
        <draw:connector draw:style-name="gr3" draw:text-style-name="P3" draw:layer="layout" draw:type="line" svg:x1="45.651cm" svg:y1="65.347cm" svg:x2="45.65cm" svg:y2="64.055cm" draw:start-shape="id107" draw:start-glue-point="6" svg:d="m45651 65347-1-1292" svg:viewBox="0 0 2 1293">
          <text:p text:style-name="P1"><text:span text:style-name="T2">L6_02</text:span></text:p>
        </draw:connector>
        <draw:connector draw:style-name="gr3" draw:text-style-name="P3" draw:layer="layout" draw:type="line" svg:x1="47.051cm" svg:y1="65.347cm" svg:x2="47.049cm" svg:y2="64.055cm" draw:start-shape="id107" draw:start-glue-point="9" svg:d="m47051 65347-2-1292" svg:viewBox="0 0 3 1293">
          <text:p text:style-name="P1"><text:span text:style-name="T2">L6_03</text:span></text:p>
        </draw:connector>
        <draw:connector draw:style-name="gr3" draw:text-style-name="P3" draw:layer="layout" draw:type="line" svg:x1="49.249cm" svg:y1="65.347cm" svg:x2="49.249cm" svg:y2="64.063cm" draw:start-shape="id107" draw:start-glue-point="12" svg:d="m49249 65347v-1284" svg:viewBox="0 0 1 1285">
          <text:p text:style-name="P1"><text:span text:style-name="T2">L6_04</text:span></text:p>
        </draw:connector>
        <draw:connector draw:style-name="gr3" draw:text-style-name="P3" draw:layer="layout" draw:type="line" svg:x1="50.749cm" svg:y1="65.347cm" svg:x2="50.75cm" svg:y2="64.071cm" draw:start-shape="id107" draw:start-glue-point="15" svg:d="m50749 65347 1-1276" svg:viewBox="0 0 2 1277">
          <text:p text:style-name="P1"><text:span text:style-name="T2">L6_05</text:span></text:p>
        </draw:connector>
        <draw:connector draw:style-name="gr3" draw:text-style-name="P3" draw:layer="layout" draw:type="line" svg:x1="55.251cm" svg:y1="65.347cm" svg:x2="55.25cm" svg:y2="64.079cm" draw:start-shape="id105" draw:start-glue-point="6" svg:d="m55251 65347-1-1268" svg:viewBox="0 0 2 1269">
          <text:p text:style-name="P1"><text:span text:style-name="T2">L6_06</text:span></text:p>
        </draw:connector>
        <draw:connector draw:style-name="gr3" draw:text-style-name="P3" draw:layer="layout" draw:type="line" svg:x1="56.651cm" svg:y1="65.347cm" svg:x2="56.65cm" svg:y2="64.087cm" draw:start-shape="id105" draw:start-glue-point="9" svg:d="m56651 65347-1-1260" svg:viewBox="0 0 2 1261">
          <text:p text:style-name="P1"><text:span text:style-name="T2">L6_07</text:span></text:p>
        </draw:connector>
        <draw:connector draw:style-name="gr3" draw:text-style-name="P3" draw:layer="layout" draw:type="line" svg:x1="58.849cm" svg:y1="65.347cm" svg:x2="58.849cm" svg:y2="64.055cm" draw:start-shape="id105" draw:start-glue-point="12" svg:d="m58849 65347v-1292" svg:viewBox="0 0 1 1293">
          <text:p text:style-name="P1"><text:span text:style-name="T2">L6_08</text:span></text:p>
        </draw:connector>
        <draw:connector draw:style-name="gr3" draw:text-style-name="P3" draw:layer="layout" draw:type="line" svg:x1="60.349cm" svg:y1="65.347cm" svg:x2="60.35cm" svg:y2="64.055cm" draw:start-shape="id105" draw:start-glue-point="15" svg:d="m60349 65347 1-1292" svg:viewBox="0 0 2 1293">
          <text:p text:style-name="P1"><text:span text:style-name="T2">L6_09</text:span></text:p>
        </draw:connector>
        <draw:connector draw:style-name="gr3" draw:text-style-name="P3" draw:layer="layout" draw:type="line" svg:x1="65.351cm" svg:y1="65.347cm" svg:x2="65.351cm" svg:y2="64.055cm" draw:start-shape="id106" draw:start-glue-point="6" svg:d="m65351 65347v-1292" svg:viewBox="0 0 1 1293">
          <text:p text:style-name="P1"><text:span text:style-name="T2">L6_10</text:span></text:p>
        </draw:connector>
        <draw:connector draw:style-name="gr3" draw:text-style-name="P3" draw:layer="layout" draw:type="line" svg:x1="66.751cm" svg:y1="65.347cm" svg:x2="66.75cm" svg:y2="64.055cm" draw:start-shape="id106" draw:start-glue-point="9" svg:d="m66751 65347-1-1292" svg:viewBox="0 0 2 1293">
          <text:p text:style-name="P1"><text:span text:style-name="T2">L6_11</text:span></text:p>
        </draw:connector>
        <draw:connector draw:style-name="gr3" draw:text-style-name="P3" draw:layer="layout" draw:type="line" svg:x1="68.949cm" svg:y1="65.347cm" svg:x2="68.949cm" svg:y2="64.055cm" draw:start-shape="id106" draw:start-glue-point="12" svg:d="m68949 65347v-1292" svg:viewBox="0 0 1 1293">
          <text:p text:style-name="P1"><text:span text:style-name="T2">L6_12</text:span></text:p>
        </draw:connector>
        <draw:connector draw:style-name="gr3" draw:text-style-name="P3" draw:layer="layout" draw:type="line" svg:x1="70.45cm" svg:y1="63.855cm" svg:x2="70.45cm" svg:y2="62.563cm" draw:start-shape="id109" draw:start-glue-point="0" svg:d="m70450 63855v-1292" svg:viewBox="0 0 1 1293">
          <text:p text:style-name="P1"><text:span text:style-name="T2">/L6_12</text:span></text:p>
        </draw:connector>
        <draw:custom-shape draw:style-name="gr2" draw:text-style-name="P2" xml:id="id113" draw:id="id113" draw:layer="layout" svg:width="7.1cm" svg:height="0.9cm" svg:x="35.25cm" svg:y="60.1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29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0" draw:id="id110" draw:layer="layout" svg:width="7.1cm" svg:height="0.9cm" svg:x="54.25cm" svg:y="60.1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0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2" draw:id="id112" draw:layer="layout" svg:width="7.1cm" svg:height="0.9cm" svg:x="44.65cm" svg:y="60.1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29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1" draw:id="id111" draw:layer="layout" svg:width="7.1cm" svg:height="0.9cm" svg:x="64.35cm" svg:y="60.1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4" draw:id="id114" draw:layer="layout" svg:width="1cm" svg:height="0.9cm" svg:x="69.95cm" svg:y="58.655cm">
          <text:p text:style-name="P1"><text:span text:style-name="T1">NOT</text:span></text:p>
          <text:p text:style-name="P1"><text:span text:style-name="T1">330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35cm" svg:y1="60.597cm" svg:x2="64.35cm" svg:y2="60.597cm" draw:start-shape="id110" draw:start-glue-point="1" draw:end-shape="id111" svg:d="m61350 60597h3000" svg:viewBox="0 0 3001 1">
          <text:p/>
        </draw:connector>
        <draw:connector draw:style-name="gr4" draw:text-style-name="P3" draw:layer="layout" draw:type="line" svg:x1="51.75cm" svg:y1="60.597cm" svg:x2="54.25cm" svg:y2="60.597cm" draw:start-shape="id112" draw:start-glue-point="1" draw:end-shape="id110" svg:d="m51750 60597h2500" svg:viewBox="0 0 2501 1">
          <text:p/>
        </draw:connector>
        <draw:connector draw:style-name="gr4" draw:text-style-name="P3" draw:layer="layout" draw:type="line" svg:x1="42.35cm" svg:y1="60.597cm" svg:x2="44.65cm" svg:y2="60.597cm" draw:start-shape="id113" draw:start-glue-point="1" draw:end-shape="id112" draw:end-glue-point="3" svg:d="m42350 60597h2300" svg:viewBox="0 0 2301 1">
          <text:p/>
        </draw:connector>
        <draw:connector draw:style-name="gr4" draw:text-style-name="P3" draw:layer="layout" draw:type="line" svg:x1="70.449cm" svg:y1="60.147cm" svg:x2="70.45cm" svg:y2="59.555cm" draw:start-shape="id111" draw:start-glue-point="15" draw:end-shape="id114" draw:end-glue-point="2" svg:d="m70449 60147 1-592" svg:viewBox="0 0 2 593">
          <text:p/>
        </draw:connector>
        <draw:connector draw:style-name="gr3" draw:text-style-name="P3" draw:layer="layout" draw:type="line" svg:x1="39.849cm" svg:y1="60.147cm" svg:x2="39.855cm" svg:y2="58.897cm" draw:start-shape="id113" draw:start-glue-point="12" svg:d="m39849 60147 6-1250" svg:viewBox="0 0 7 1251">
          <text:p text:style-name="P1"><text:span text:style-name="T2">L7_00</text:span></text:p>
        </draw:connector>
        <draw:connector draw:style-name="gr3" draw:text-style-name="P3" draw:layer="layout" draw:type="line" svg:x1="33.521cm" svg:y1="61.297cm" svg:x2="35.25cm" svg:y2="61.047cm" draw:end-shape="id113" draw:end-glue-point="18" svg:d="m33521 61297 1729-250" svg:viewBox="0 0 1730 251">
          <text:p text:style-name="P1"><text:span text:style-name="T2">L7_d2</text:span></text:p>
        </draw:connector>
        <draw:connector draw:style-name="gr3" draw:text-style-name="P3" draw:layer="layout" draw:type="line" svg:x1="33.362cm" svg:y1="60.954cm" svg:x2="35.25cm" svg:y2="60.846cm" draw:end-shape="id113" draw:end-glue-point="17" svg:d="m33362 60954 1888-108" svg:viewBox="0 0 1889 109">
          <text:p text:style-name="P1"><text:span text:style-name="T2">L7_d1</text:span></text:p>
        </draw:connector>
        <draw:connector draw:style-name="gr3" draw:text-style-name="P3" draw:layer="layout" draw:type="line" svg:x1="33.309cm" svg:y1="60.636cm" svg:x2="35.25cm" svg:y2="60.597cm" draw:end-shape="id113" svg:d="m33309 60636 1941-39" svg:viewBox="0 0 1942 40">
          <text:p text:style-name="P1"><text:span text:style-name="T2">POWER</text:span></text:p>
        </draw:connector>
        <draw:connector draw:style-name="gr3" draw:text-style-name="P3" draw:layer="layout" draw:type="line" svg:x1="40.242cm" svg:y1="62.366cm" svg:x2="40.249cm" svg:y2="61.047cm" draw:end-shape="id113" draw:end-glue-point="11" svg:d="m40242 62366 7-1319" svg:viewBox="0 0 8 1320">
          <text:p text:style-name="P1"><text:span text:style-name="T2">S2_00/10</text:span></text:p>
        </draw:connector>
        <draw:connector draw:style-name="gr3" draw:text-style-name="P3" draw:layer="layout" draw:type="line" svg:x1="39.581cm" svg:y1="63.001cm" svg:x2="39.549cm" svg:y2="61.047cm" draw:end-shape="id113" draw:end-glue-point="10" svg:d="m39581 63001-32-1954" svg:viewBox="0 0 33 1955">
          <text:p text:style-name="P1"><text:span text:style-name="T2">/S2_00/11</text:span></text:p>
        </draw:connector>
        <draw:connector draw:style-name="gr3" draw:text-style-name="P3" draw:layer="layout" draw:type="line" svg:x1="41.742cm" svg:y1="62.347cm" svg:x2="41.749cm" svg:y2="61.047cm" draw:end-shape="id113" draw:end-glue-point="14" svg:d="m41742 62347 7-1300" svg:viewBox="0 0 8 1301">
          <text:p text:style-name="P1"><text:span text:style-name="T2">S2_01/00</text:span></text:p>
        </draw:connector>
        <draw:connector draw:style-name="gr3" draw:text-style-name="P3" draw:layer="layout" draw:type="line" svg:x1="41.082cm" svg:y1="63.001cm" svg:x2="41.049cm" svg:y2="61.047cm" draw:end-shape="id113" draw:end-glue-point="13" svg:d="m41082 63001-33-1954" svg:viewBox="0 0 34 1955">
          <text:p text:style-name="P1"><text:span text:style-name="T2">/S2_01/01</text:span></text:p>
        </draw:connector>
        <draw:connector draw:style-name="gr3" draw:text-style-name="P3" draw:layer="layout" draw:type="line" svg:x1="45.949cm" svg:y1="62.312cm" svg:x2="45.951cm" svg:y2="61.047cm" draw:end-shape="id112" draw:end-glue-point="5" svg:d="m45949 62312 2-1265" svg:viewBox="0 0 3 1266">
          <text:p text:style-name="P1"><text:span text:style-name="T2">S2_02/30</text:span></text:p>
        </draw:connector>
        <draw:connector draw:style-name="gr3" draw:text-style-name="P3" draw:layer="layout" draw:type="line" svg:x1="45.381cm" svg:y1="63.017cm" svg:x2="45.351cm" svg:y2="61.047cm" draw:end-shape="id112" draw:end-glue-point="4" svg:d="m45381 63017-30-1970" svg:viewBox="0 0 31 1971">
          <text:p text:style-name="P1"><text:span text:style-name="T2">/S2_02/31</text:span></text:p>
        </draw:connector>
        <draw:connector draw:style-name="gr3" draw:text-style-name="P3" draw:layer="layout" draw:type="line" svg:x1="47.436cm" svg:y1="62.279cm" svg:x2="47.451cm" svg:y2="61.047cm" draw:end-shape="id112" draw:end-glue-point="8" svg:d="m47436 62279 15-1232" svg:viewBox="0 0 16 1233">
          <text:p text:style-name="P1"><text:span text:style-name="T2">S2_03/20</text:span></text:p>
        </draw:connector>
        <draw:connector draw:style-name="gr3" draw:text-style-name="P3" draw:layer="layout" draw:type="line" svg:x1="46.775cm" svg:y1="63.104cm" svg:x2="46.751cm" svg:y2="61.047cm" draw:end-shape="id112" draw:end-glue-point="7" svg:d="m46775 63104-24-2057" svg:viewBox="0 0 25 2058">
          <text:p text:style-name="P1"><text:span text:style-name="T2">/S2_03/21</text:span></text:p>
        </draw:connector>
        <draw:connector draw:style-name="gr3" draw:text-style-name="P3" draw:layer="layout" draw:type="line" svg:x1="49.685cm" svg:y1="62.253cm" svg:x2="49.649cm" svg:y2="61.047cm" draw:end-shape="id112" draw:end-glue-point="11" svg:d="m49685 62253-36-1206" svg:viewBox="0 0 37 1207">
          <text:p text:style-name="P1"><text:span text:style-name="T2">S2_04/10</text:span></text:p>
        </draw:connector>
        <draw:connector draw:style-name="gr3" draw:text-style-name="P3" draw:layer="layout" draw:type="line" svg:x1="48.971cm" svg:y1="63.047cm" svg:x2="48.949cm" svg:y2="61.047cm" draw:end-shape="id112" draw:end-glue-point="10" svg:d="m48971 63047-22-2000" svg:viewBox="0 0 23 2001">
          <text:p text:style-name="P1"><text:span text:style-name="T2">/S2_04/11</text:span></text:p>
        </draw:connector>
        <draw:connector draw:style-name="gr3" draw:text-style-name="P3" draw:layer="layout" draw:type="line" svg:x1="36.537cm" svg:y1="62.277cm" svg:x2="36.551cm" svg:y2="61.047cm" draw:end-shape="id113" draw:end-glue-point="5" svg:d="m36537 62277 14-1230" svg:viewBox="0 0 15 1231">
          <text:p text:style-name="P1"><text:span text:style-name="T2">GROUND/30</text:span></text:p>
        </draw:connector>
        <draw:connector draw:style-name="gr3" draw:text-style-name="P3" draw:layer="layout" draw:type="line" svg:x1="35.982cm" svg:y1="63.001cm" svg:x2="35.951cm" svg:y2="61.047cm" draw:end-shape="id113" draw:end-glue-point="4" svg:d="m35982 63001-31-1954" svg:viewBox="0 0 32 1955">
          <text:p text:style-name="P1"><text:span text:style-name="T2">GROUND/31</text:span></text:p>
        </draw:connector>
        <draw:connector draw:style-name="gr3" draw:text-style-name="P3" draw:layer="layout" draw:type="line" svg:x1="43.019cm" svg:y1="60.927cm" svg:x2="44.65cm" svg:y2="60.846cm" draw:end-shape="id112" draw:end-glue-point="17" svg:d="m43019 60927 1631-81" svg:viewBox="0 0 1632 82">
          <text:p text:style-name="P1"><text:span text:style-name="T2">L7_d1</text:span></text:p>
        </draw:connector>
        <draw:connector draw:style-name="gr3" draw:text-style-name="P3" draw:layer="layout" draw:type="line" svg:x1="43.046cm" svg:y1="61.35cm" svg:x2="44.65cm" svg:y2="61.047cm" draw:end-shape="id112" draw:end-glue-point="18" svg:d="m43046 61350 1604-303" svg:viewBox="0 0 1605 304">
          <text:p text:style-name="P1"><text:span text:style-name="T2">L7_d2</text:span></text:p>
        </draw:connector>
        <draw:connector draw:style-name="gr3" draw:text-style-name="P3" draw:layer="layout" draw:type="line" svg:x1="38.045cm" svg:y1="62.276cm" svg:x2="38.051cm" svg:y2="61.047cm" draw:end-shape="id113" draw:end-glue-point="8" svg:d="m38045 62276 6-1229" svg:viewBox="0 0 7 1230">
          <text:p text:style-name="P1"><text:span text:style-name="T2">L7_c2/20</text:span></text:p>
        </draw:connector>
        <draw:connector draw:style-name="gr3" draw:text-style-name="P3" draw:layer="layout" draw:type="line" svg:x1="37.41cm" svg:y1="62.964cm" svg:x2="37.351cm" svg:y2="61.047cm" draw:end-shape="id113" draw:end-glue-point="7" svg:d="m37410 62964-59-1917" svg:viewBox="0 0 60 1918">
          <text:p text:style-name="P1"><text:span text:style-name="T2">L7_c2/21</text:span></text:p>
        </draw:connector>
        <draw:connector draw:style-name="gr3" draw:text-style-name="P3" draw:layer="layout" draw:type="line" svg:x1="33.441cm" svg:y1="59.948cm" svg:x2="35.25cm" svg:y2="60.147cm" draw:end-shape="id113" draw:end-glue-point="19" svg:d="m33441 59948 1809 199" svg:viewBox="0 0 1810 200">
          <text:p text:style-name="P1"><text:span text:style-name="T2">L7_c1</text:span></text:p>
        </draw:connector>
        <draw:connector draw:style-name="gr3" draw:text-style-name="P11" draw:layer="layout" draw:type="line" svg:x1="33.362cm" svg:y1="60.292cm" svg:x2="35.25cm" svg:y2="60.348cm" draw:end-shape="id113" draw:end-glue-point="16" svg:d="m33362 60292 1888 56" svg:viewBox="0 0 1889 57">
          <text:p text:style-name="P1"><text:span text:style-name="T3">L7_c2</text:span></text:p>
        </draw:connector>
        <draw:connector draw:style-name="gr3" draw:text-style-name="P3" draw:layer="layout" draw:type="line" svg:x1="42.829cm" svg:y1="59.947cm" svg:x2="44.65cm" svg:y2="60.147cm" draw:end-shape="id112" draw:end-glue-point="19" svg:d="m42829 59947 1821 200" svg:viewBox="0 0 1822 201">
          <text:p text:style-name="P1"><text:span text:style-name="T2">L7_c1</text:span></text:p>
        </draw:connector>
        <draw:connector draw:style-name="gr3" draw:text-style-name="P11" draw:layer="layout" draw:type="line" svg:x1="42.75cm" svg:y1="60.291cm" svg:x2="44.65cm" svg:y2="60.348cm" draw:end-shape="id112" draw:end-glue-point="16" svg:d="m42750 60291 1900 57" svg:viewBox="0 0 1901 58">
          <text:p text:style-name="P1"><text:span text:style-name="T3">L7_c2</text:span></text:p>
        </draw:connector>
        <draw:connector draw:style-name="gr3" draw:text-style-name="P3" draw:layer="layout" draw:type="line" svg:x1="51.194cm" svg:y1="62.223cm" svg:x2="51.149cm" svg:y2="61.047cm" draw:end-shape="id112" draw:end-glue-point="14" svg:d="m51194 62223-45-1176" svg:viewBox="0 0 46 1177">
          <text:p text:style-name="P1"><text:span text:style-name="T2">S2_05/00</text:span></text:p>
        </draw:connector>
        <draw:connector draw:style-name="gr3" draw:text-style-name="P3" draw:layer="layout" draw:type="line" svg:x1="50.453cm" svg:y1="62.991cm" svg:x2="50.449cm" svg:y2="61.047cm" draw:end-shape="id112" draw:end-glue-point="13" svg:d="m50453 62991-4-1944" svg:viewBox="0 0 5 1945">
          <text:p text:style-name="P1"><text:span text:style-name="T2">/S2_05/01</text:span></text:p>
        </draw:connector>
        <draw:connector draw:style-name="gr3" draw:text-style-name="P3" draw:layer="layout" draw:type="line" svg:x1="55.552cm" svg:y1="62.266cm" svg:x2="55.551cm" svg:y2="61.047cm" draw:end-shape="id110" draw:end-glue-point="5" svg:d="m55552 62266-1-1219" svg:viewBox="0 0 2 1220">
          <text:p text:style-name="P1"><text:span text:style-name="T2">S2_06/30</text:span></text:p>
        </draw:connector>
        <draw:connector draw:style-name="gr3" draw:text-style-name="P3" draw:layer="layout" draw:type="line" svg:x1="54.983cm" svg:y1="62.947cm" svg:x2="54.951cm" svg:y2="61.047cm" draw:end-shape="id110" draw:end-glue-point="4" svg:d="m54983 62947-32-1900" svg:viewBox="0 0 33 1901">
          <text:p text:style-name="P1"><text:span text:style-name="T2">/S2_06/31</text:span></text:p>
        </draw:connector>
        <draw:connector draw:style-name="gr3" draw:text-style-name="P3" draw:layer="layout" draw:type="line" svg:x1="57.038cm" svg:y1="62.206cm" svg:x2="57.051cm" svg:y2="61.047cm" draw:end-shape="id110" draw:end-glue-point="8" svg:d="m57038 62206 13-1159" svg:viewBox="0 0 14 1160">
          <text:p text:style-name="P1"><text:span text:style-name="T2">S2_07/20</text:span></text:p>
        </draw:connector>
        <draw:connector draw:style-name="gr3" draw:text-style-name="P3" draw:layer="layout" draw:type="line" svg:x1="56.377cm" svg:y1="62.947cm" svg:x2="56.351cm" svg:y2="61.047cm" draw:end-shape="id110" draw:end-glue-point="7" svg:d="m56377 62947-26-1900" svg:viewBox="0 0 27 1901">
          <text:p text:style-name="P1"><text:span text:style-name="T2">/S2_07/21</text:span></text:p>
        </draw:connector>
        <draw:connector draw:style-name="gr3" draw:text-style-name="P3" draw:layer="layout" draw:type="line" svg:x1="59.265cm" svg:y1="62.065cm" svg:x2="59.249cm" svg:y2="61.047cm" draw:end-shape="id110" draw:end-glue-point="11" svg:d="m59265 62065-16-1018" svg:viewBox="0 0 17 1019">
          <text:p text:style-name="P1"><text:span text:style-name="T2">S2_08/10</text:span></text:p>
        </draw:connector>
        <draw:connector draw:style-name="gr3" draw:text-style-name="P3" draw:layer="layout" draw:type="line" svg:x1="58.575cm" svg:y1="62.947cm" svg:x2="58.549cm" svg:y2="61.047cm" draw:end-shape="id110" draw:end-glue-point="10" svg:d="m58575 62947-26-1900" svg:viewBox="0 0 27 1901">
          <text:p text:style-name="P1"><text:span text:style-name="T2">/S2_08/11</text:span></text:p>
        </draw:connector>
        <draw:connector draw:style-name="gr3" draw:text-style-name="P3" draw:layer="layout" draw:type="line" svg:x1="60.744cm" svg:y1="62.084cm" svg:x2="60.749cm" svg:y2="61.047cm" draw:end-shape="id110" draw:end-glue-point="14" svg:d="m60744 62084 5-1037" svg:viewBox="0 0 6 1038">
          <text:p text:style-name="P1"><text:span text:style-name="T2">S2_09/00</text:span></text:p>
        </draw:connector>
        <draw:connector draw:style-name="gr3" draw:text-style-name="P3" draw:layer="layout" draw:type="line" svg:x1="60.032cm" svg:y1="62.886cm" svg:x2="60.049cm" svg:y2="61.047cm" draw:end-shape="id110" draw:end-glue-point="13" svg:d="m60032 62886 17-1839" svg:viewBox="0 0 18 1840">
          <text:p text:style-name="P1"><text:span text:style-name="T2">/S2_09/01</text:span></text:p>
        </draw:connector>
        <draw:connector draw:style-name="gr3" draw:text-style-name="P3" draw:layer="layout" draw:type="line" svg:x1="52.619cm" svg:y1="60.927cm" svg:x2="54.25cm" svg:y2="60.846cm" draw:end-shape="id110" draw:end-glue-point="17" svg:d="m52619 60927 1631-81" svg:viewBox="0 0 1632 82">
          <text:p text:style-name="P1"><text:span text:style-name="T2">L7_d1</text:span></text:p>
        </draw:connector>
        <draw:connector draw:style-name="gr3" draw:text-style-name="P3" draw:layer="layout" draw:type="line" svg:x1="52.646cm" svg:y1="61.35cm" svg:x2="54.25cm" svg:y2="61.047cm" draw:end-shape="id110" draw:end-glue-point="18" svg:d="m52646 61350 1604-303" svg:viewBox="0 0 1605 304">
          <text:p text:style-name="P1"><text:span text:style-name="T2">L7_d2</text:span></text:p>
        </draw:connector>
        <draw:connector draw:style-name="gr3" draw:text-style-name="P3" draw:layer="layout" draw:type="line" svg:x1="52.429cm" svg:y1="59.947cm" svg:x2="54.25cm" svg:y2="60.147cm" svg:d="m52429 59947 1821 200" svg:viewBox="0 0 1822 201">
          <text:p text:style-name="P1"><text:span text:style-name="T2">L7_c1</text:span></text:p>
        </draw:connector>
        <draw:connector draw:style-name="gr3" draw:text-style-name="P11" draw:layer="layout" draw:type="line" svg:x1="52.35cm" svg:y1="60.291cm" svg:x2="54.25cm" svg:y2="60.348cm" draw:end-shape="id110" draw:end-glue-point="16" svg:d="m52350 60291 1900 57" svg:viewBox="0 0 1901 58">
          <text:p text:style-name="P1"><text:span text:style-name="T3">L7_c2</text:span></text:p>
        </draw:connector>
        <draw:connector draw:style-name="gr3" draw:text-style-name="P3" draw:layer="layout" draw:type="line" svg:x1="65.651cm" svg:y1="62.266cm" svg:x2="65.651cm" svg:y2="61.047cm" draw:end-shape="id111" draw:end-glue-point="5" svg:d="m65651 62266v-1219" svg:viewBox="0 0 1 1220">
          <text:p text:style-name="P1"><text:span text:style-name="T2">S2_10/30</text:span></text:p>
        </draw:connector>
        <draw:connector draw:style-name="gr3" draw:text-style-name="P3" draw:layer="layout" draw:type="line" svg:x1="65.082cm" svg:y1="62.947cm" svg:x2="65.051cm" svg:y2="61.047cm" draw:end-shape="id111" draw:end-glue-point="4" svg:d="m65082 62947-31-1900" svg:viewBox="0 0 32 1901">
          <text:p text:style-name="P1"><text:span text:style-name="T2">/S2_10/31</text:span></text:p>
        </draw:connector>
        <draw:connector draw:style-name="gr3" draw:text-style-name="P3" draw:layer="layout" draw:type="line" svg:x1="67.137cm" svg:y1="62.206cm" svg:x2="67.151cm" svg:y2="61.047cm" draw:end-shape="id111" draw:end-glue-point="8" svg:d="m67137 62206 14-1159" svg:viewBox="0 0 15 1160">
          <text:p text:style-name="P1"><text:span text:style-name="T2">S2_11/20</text:span></text:p>
        </draw:connector>
        <draw:connector draw:style-name="gr3" draw:text-style-name="P3" draw:layer="layout" draw:type="line" svg:x1="66.476cm" svg:y1="62.947cm" svg:x2="66.451cm" svg:y2="61.047cm" draw:end-shape="id111" draw:end-glue-point="7" svg:d="m66476 62947-25-1900" svg:viewBox="0 0 26 1901">
          <text:p text:style-name="P1"><text:span text:style-name="T2">/S2_11/21</text:span></text:p>
        </draw:connector>
        <draw:connector draw:style-name="gr3" draw:text-style-name="P3" draw:layer="layout" draw:type="line" svg:x1="69.364cm" svg:y1="62.065cm" svg:x2="69.349cm" svg:y2="61.047cm" draw:end-shape="id111" draw:end-glue-point="11" svg:d="m69364 62065-15-1018" svg:viewBox="0 0 16 1019">
          <text:p text:style-name="P1"><text:span text:style-name="T2">S2_12/10</text:span></text:p>
        </draw:connector>
        <draw:connector draw:style-name="gr3" draw:text-style-name="P3" draw:layer="layout" draw:type="line" svg:x1="68.674cm" svg:y1="62.947cm" svg:x2="68.649cm" svg:y2="61.047cm" draw:end-shape="id111" draw:end-glue-point="10" svg:d="m68674 62947-25-1900" svg:viewBox="0 0 26 1901">
          <text:p text:style-name="P1"><text:span text:style-name="T2">/S2_12/11</text:span></text:p>
        </draw:connector>
        <draw:connector draw:style-name="gr3" draw:text-style-name="P3" draw:layer="layout" draw:type="line" svg:x1="70.843cm" svg:y1="62.084cm" svg:x2="70.849cm" svg:y2="61.047cm" draw:end-shape="id111" draw:end-glue-point="14" svg:d="m70843 62084 6-1037" svg:viewBox="0 0 7 1038">
          <text:p text:style-name="P1"><text:span text:style-name="T2">S2_12/00</text:span></text:p>
        </draw:connector>
        <draw:connector draw:style-name="gr3" draw:text-style-name="P3" draw:layer="layout" draw:type="line" svg:x1="70.131cm" svg:y1="62.886cm" svg:x2="70.149cm" svg:y2="61.047cm" draw:end-shape="id111" draw:end-glue-point="13" svg:d="m70131 62886 18-1839" svg:viewBox="0 0 19 1840">
          <text:p text:style-name="P1"><text:span text:style-name="T2">/S2_12/01</text:span></text:p>
        </draw:connector>
        <draw:connector draw:style-name="gr3" draw:text-style-name="P3" draw:layer="layout" draw:type="line" svg:x1="62.719cm" svg:y1="60.927cm" svg:x2="64.35cm" svg:y2="60.846cm" draw:end-shape="id111" draw:end-glue-point="17" svg:d="m62719 60927 1631-81" svg:viewBox="0 0 1632 82">
          <text:p text:style-name="P1"><text:span text:style-name="T2">L7_d1</text:span></text:p>
        </draw:connector>
        <draw:connector draw:style-name="gr3" draw:text-style-name="P3" draw:layer="layout" draw:type="line" svg:x1="62.746cm" svg:y1="61.35cm" svg:x2="64.35cm" svg:y2="61.047cm" draw:end-shape="id111" draw:end-glue-point="18" svg:d="m62746 61350 1604-303" svg:viewBox="0 0 1605 304">
          <text:p text:style-name="P1"><text:span text:style-name="T2">L7_d2</text:span></text:p>
        </draw:connector>
        <draw:connector draw:style-name="gr3" draw:text-style-name="P3" draw:layer="layout" draw:type="line" svg:x1="62.529cm" svg:y1="59.947cm" svg:x2="64.35cm" svg:y2="60.147cm" draw:end-shape="id111" draw:end-glue-point="19" svg:d="m62529 59947 1821 200" svg:viewBox="0 0 1822 201">
          <text:p text:style-name="P1"><text:span text:style-name="T2">L7_c1</text:span></text:p>
        </draw:connector>
        <draw:connector draw:style-name="gr3" draw:text-style-name="P11" draw:layer="layout" draw:type="line" svg:x1="62.45cm" svg:y1="60.291cm" svg:x2="64.35cm" svg:y2="60.348cm" draw:end-shape="id111" draw:end-glue-point="16" svg:d="m62450 60291 1900 57" svg:viewBox="0 0 1901 58">
          <text:p text:style-name="P1"><text:span text:style-name="T3">L7_c2</text:span></text:p>
        </draw:connector>
        <draw:connector draw:style-name="gr3" draw:text-style-name="P3" draw:layer="layout" draw:type="line" svg:x1="41.349cm" svg:y1="60.147cm" svg:x2="41.35cm" svg:y2="58.855cm" draw:start-shape="id113" draw:start-glue-point="15" svg:d="m41349 60147 1-1292" svg:viewBox="0 0 2 1293">
          <text:p text:style-name="P1"><text:span text:style-name="T2">L7_01</text:span></text:p>
        </draw:connector>
        <draw:connector draw:style-name="gr3" draw:text-style-name="P3" draw:layer="layout" draw:type="line" svg:x1="45.651cm" svg:y1="60.147cm" svg:x2="45.65cm" svg:y2="58.855cm" draw:start-shape="id112" draw:start-glue-point="6" svg:d="m45651 60147-1-1292" svg:viewBox="0 0 2 1293">
          <text:p text:style-name="P1"><text:span text:style-name="T2">L7_02</text:span></text:p>
        </draw:connector>
        <draw:connector draw:style-name="gr3" draw:text-style-name="P3" draw:layer="layout" draw:type="line" svg:x1="47.051cm" svg:y1="60.147cm" svg:x2="47.049cm" svg:y2="58.855cm" draw:start-shape="id112" draw:start-glue-point="9" svg:d="m47051 60147-2-1292" svg:viewBox="0 0 3 1293">
          <text:p text:style-name="P1"><text:span text:style-name="T2">L7_03</text:span></text:p>
        </draw:connector>
        <draw:connector draw:style-name="gr3" draw:text-style-name="P3" draw:layer="layout" draw:type="line" svg:x1="49.249cm" svg:y1="60.147cm" svg:x2="49.249cm" svg:y2="58.863cm" draw:start-shape="id112" draw:start-glue-point="12" svg:d="m49249 60147v-1284" svg:viewBox="0 0 1 1285">
          <text:p text:style-name="P1"><text:span text:style-name="T2">L7_04</text:span></text:p>
        </draw:connector>
        <draw:connector draw:style-name="gr3" draw:text-style-name="P3" draw:layer="layout" draw:type="line" svg:x1="50.749cm" svg:y1="60.147cm" svg:x2="50.75cm" svg:y2="58.871cm" draw:start-shape="id112" draw:start-glue-point="15" svg:d="m50749 60147 1-1276" svg:viewBox="0 0 2 1277">
          <text:p text:style-name="P1"><text:span text:style-name="T2">L7_05</text:span></text:p>
        </draw:connector>
        <draw:connector draw:style-name="gr3" draw:text-style-name="P3" draw:layer="layout" draw:type="line" svg:x1="55.251cm" svg:y1="60.147cm" svg:x2="55.25cm" svg:y2="58.879cm" draw:start-shape="id110" draw:start-glue-point="6" svg:d="m55251 60147-1-1268" svg:viewBox="0 0 2 1269">
          <text:p text:style-name="P1"><text:span text:style-name="T2">L7_06</text:span></text:p>
        </draw:connector>
        <draw:connector draw:style-name="gr3" draw:text-style-name="P3" draw:layer="layout" draw:type="line" svg:x1="56.651cm" svg:y1="60.147cm" svg:x2="56.65cm" svg:y2="58.887cm" draw:start-shape="id110" draw:start-glue-point="9" svg:d="m56651 60147-1-1260" svg:viewBox="0 0 2 1261">
          <text:p text:style-name="P1"><text:span text:style-name="T2">L7_07</text:span></text:p>
        </draw:connector>
        <draw:connector draw:style-name="gr3" draw:text-style-name="P3" draw:layer="layout" draw:type="line" svg:x1="58.849cm" svg:y1="60.147cm" svg:x2="58.849cm" svg:y2="58.855cm" draw:start-shape="id110" draw:start-glue-point="12" svg:d="m58849 60147v-1292" svg:viewBox="0 0 1 1293">
          <text:p text:style-name="P1"><text:span text:style-name="T2">L7_08</text:span></text:p>
        </draw:connector>
        <draw:connector draw:style-name="gr3" draw:text-style-name="P3" draw:layer="layout" draw:type="line" svg:x1="60.349cm" svg:y1="60.147cm" svg:x2="60.35cm" svg:y2="58.855cm" draw:start-shape="id110" draw:start-glue-point="15" svg:d="m60349 60147 1-1292" svg:viewBox="0 0 2 1293">
          <text:p text:style-name="P1"><text:span text:style-name="T2">L7_09</text:span></text:p>
        </draw:connector>
        <draw:connector draw:style-name="gr3" draw:text-style-name="P3" draw:layer="layout" draw:type="line" svg:x1="65.351cm" svg:y1="60.147cm" svg:x2="65.351cm" svg:y2="58.855cm" draw:start-shape="id111" draw:start-glue-point="6" svg:d="m65351 60147v-1292" svg:viewBox="0 0 1 1293">
          <text:p text:style-name="P1"><text:span text:style-name="T2">L7_10</text:span></text:p>
        </draw:connector>
        <draw:connector draw:style-name="gr3" draw:text-style-name="P3" draw:layer="layout" draw:type="line" svg:x1="66.751cm" svg:y1="60.147cm" svg:x2="66.75cm" svg:y2="58.855cm" draw:start-shape="id111" draw:start-glue-point="9" svg:d="m66751 60147-1-1292" svg:viewBox="0 0 2 1293">
          <text:p text:style-name="P1"><text:span text:style-name="T2">L7_11</text:span></text:p>
        </draw:connector>
        <draw:connector draw:style-name="gr3" draw:text-style-name="P3" draw:layer="layout" draw:type="line" svg:x1="68.949cm" svg:y1="60.147cm" svg:x2="68.949cm" svg:y2="58.855cm" draw:start-shape="id111" draw:start-glue-point="12" svg:d="m68949 60147v-1292" svg:viewBox="0 0 1 1293">
          <text:p text:style-name="P1"><text:span text:style-name="T2">L7_12</text:span></text:p>
        </draw:connector>
        <draw:connector draw:style-name="gr3" draw:text-style-name="P3" draw:layer="layout" draw:type="line" svg:x1="70.45cm" svg:y1="58.655cm" svg:x2="70.45cm" svg:y2="57.363cm" draw:start-shape="id114" draw:start-glue-point="0" svg:d="m70450 58655v-1292" svg:viewBox="0 0 1 1293">
          <text:p text:style-name="P1"><text:span text:style-name="T2">/L7_12</text:span></text:p>
        </draw:connector>
        <draw:custom-shape draw:style-name="gr2" draw:text-style-name="P2" xml:id="id118" draw:id="id118" draw:layer="layout" svg:width="7.1cm" svg:height="0.9cm" svg:x="35.25cm" svg:y="54.9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29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5" draw:id="id115" draw:layer="layout" svg:width="7.1cm" svg:height="0.9cm" svg:x="54.25cm" svg:y="54.9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7" draw:id="id117" draw:layer="layout" svg:width="7.1cm" svg:height="0.9cm" svg:x="44.65cm" svg:y="54.9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0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6" draw:id="id116" draw:layer="layout" svg:width="7.1cm" svg:height="0.9cm" svg:x="64.35cm" svg:y="54.9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2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9" draw:id="id119" draw:layer="layout" svg:width="1cm" svg:height="0.9cm" svg:x="69.95cm" svg:y="53.443cm">
          <text:p text:style-name="P1"><text:span text:style-name="T1">NOT</text:span></text:p>
          <text:p text:style-name="P1"><text:span text:style-name="T1">320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35cm" svg:y1="55.385cm" svg:x2="64.35cm" svg:y2="55.385cm" draw:start-shape="id115" draw:start-glue-point="1" draw:end-shape="id116" svg:d="m61350 55385h3000" svg:viewBox="0 0 3001 1">
          <text:p/>
        </draw:connector>
        <draw:connector draw:style-name="gr4" draw:text-style-name="P3" draw:layer="layout" draw:type="line" svg:x1="51.75cm" svg:y1="55.385cm" svg:x2="54.25cm" svg:y2="55.385cm" draw:start-shape="id117" draw:start-glue-point="1" draw:end-shape="id115" svg:d="m51750 55385h2500" svg:viewBox="0 0 2501 1">
          <text:p/>
        </draw:connector>
        <draw:connector draw:style-name="gr4" draw:text-style-name="P3" draw:layer="layout" draw:type="line" svg:x1="42.35cm" svg:y1="55.385cm" svg:x2="44.65cm" svg:y2="55.385cm" draw:start-shape="id118" draw:start-glue-point="1" draw:end-shape="id117" draw:end-glue-point="3" svg:d="m42350 55385h2300" svg:viewBox="0 0 2301 1">
          <text:p/>
        </draw:connector>
        <draw:connector draw:style-name="gr4" draw:text-style-name="P3" draw:layer="layout" draw:type="line" svg:x1="70.449cm" svg:y1="54.935cm" svg:x2="70.45cm" svg:y2="54.343cm" draw:start-shape="id116" draw:start-glue-point="15" draw:end-shape="id119" draw:end-glue-point="2" svg:d="m70449 54935 1-592" svg:viewBox="0 0 2 593">
          <text:p/>
        </draw:connector>
        <draw:connector draw:style-name="gr3" draw:text-style-name="P3" draw:layer="layout" draw:type="line" svg:x1="39.849cm" svg:y1="54.935cm" svg:x2="39.855cm" svg:y2="53.685cm" draw:start-shape="id118" draw:start-glue-point="12" svg:d="m39849 54935 6-1250" svg:viewBox="0 0 7 1251">
          <text:p text:style-name="P1"><text:span text:style-name="T2">L8_00</text:span></text:p>
        </draw:connector>
        <draw:connector draw:style-name="gr3" draw:text-style-name="P3" draw:layer="layout" draw:type="line" svg:x1="33.521cm" svg:y1="56.085cm" svg:x2="35.25cm" svg:y2="55.835cm" draw:end-shape="id118" draw:end-glue-point="18" svg:d="m33521 56085 1729-250" svg:viewBox="0 0 1730 251">
          <text:p text:style-name="P1"><text:span text:style-name="T2">L8_d2</text:span></text:p>
        </draw:connector>
        <draw:connector draw:style-name="gr3" draw:text-style-name="P3" draw:layer="layout" draw:type="line" svg:x1="33.362cm" svg:y1="55.742cm" svg:x2="35.25cm" svg:y2="55.634cm" draw:end-shape="id118" draw:end-glue-point="17" svg:d="m33362 55742 1888-108" svg:viewBox="0 0 1889 109">
          <text:p text:style-name="P1"><text:span text:style-name="T2">L8_d1</text:span></text:p>
        </draw:connector>
        <draw:connector draw:style-name="gr3" draw:text-style-name="P3" draw:layer="layout" draw:type="line" svg:x1="33.309cm" svg:y1="55.424cm" svg:x2="35.25cm" svg:y2="55.385cm" draw:end-shape="id118" svg:d="m33309 55424 1941-39" svg:viewBox="0 0 1942 40">
          <text:p text:style-name="P1"><text:span text:style-name="T2">POWER</text:span></text:p>
        </draw:connector>
        <draw:connector draw:style-name="gr3" draw:text-style-name="P3" draw:layer="layout" draw:type="line" svg:x1="40.242cm" svg:y1="57.154cm" svg:x2="40.249cm" svg:y2="55.835cm" draw:end-shape="id118" draw:end-glue-point="11" svg:d="m40242 57154 7-1319" svg:viewBox="0 0 8 1320">
          <text:p text:style-name="P1"><text:span text:style-name="T2">S2_00/10</text:span></text:p>
        </draw:connector>
        <draw:connector draw:style-name="gr3" draw:text-style-name="P3" draw:layer="layout" draw:type="line" svg:x1="39.581cm" svg:y1="57.789cm" svg:x2="39.549cm" svg:y2="55.835cm" draw:end-shape="id118" draw:end-glue-point="10" svg:d="m39581 57789-32-1954" svg:viewBox="0 0 33 1955">
          <text:p text:style-name="P1"><text:span text:style-name="T2">/S2_00/11</text:span></text:p>
        </draw:connector>
        <draw:connector draw:style-name="gr3" draw:text-style-name="P3" draw:layer="layout" draw:type="line" svg:x1="41.742cm" svg:y1="57.135cm" svg:x2="41.749cm" svg:y2="55.835cm" draw:end-shape="id118" draw:end-glue-point="14" svg:d="m41742 57135 7-1300" svg:viewBox="0 0 8 1301">
          <text:p text:style-name="P1"><text:span text:style-name="T2">S2_01/00</text:span></text:p>
        </draw:connector>
        <draw:connector draw:style-name="gr3" draw:text-style-name="P3" draw:layer="layout" draw:type="line" svg:x1="41.082cm" svg:y1="57.789cm" svg:x2="41.049cm" svg:y2="55.835cm" draw:end-shape="id118" draw:end-glue-point="13" svg:d="m41082 57789-33-1954" svg:viewBox="0 0 34 1955">
          <text:p text:style-name="P1"><text:span text:style-name="T2">/S2_01/01</text:span></text:p>
        </draw:connector>
        <draw:connector draw:style-name="gr3" draw:text-style-name="P3" draw:layer="layout" draw:type="line" svg:x1="45.949cm" svg:y1="57.1cm" svg:x2="45.951cm" svg:y2="55.835cm" draw:end-shape="id117" draw:end-glue-point="5" svg:d="m45949 57100 2-1265" svg:viewBox="0 0 3 1266">
          <text:p text:style-name="P1"><text:span text:style-name="T2">S2_02/30</text:span></text:p>
        </draw:connector>
        <draw:connector draw:style-name="gr3" draw:text-style-name="P3" draw:layer="layout" draw:type="line" svg:x1="45.381cm" svg:y1="57.805cm" svg:x2="45.351cm" svg:y2="55.835cm" draw:end-shape="id117" draw:end-glue-point="4" svg:d="m45381 57805-30-1970" svg:viewBox="0 0 31 1971">
          <text:p text:style-name="P1"><text:span text:style-name="T2">/S2_02/31</text:span></text:p>
        </draw:connector>
        <draw:connector draw:style-name="gr3" draw:text-style-name="P3" draw:layer="layout" draw:type="line" svg:x1="47.436cm" svg:y1="57.067cm" svg:x2="47.451cm" svg:y2="55.835cm" draw:end-shape="id117" draw:end-glue-point="8" svg:d="m47436 57067 15-1232" svg:viewBox="0 0 16 1233">
          <text:p text:style-name="P1"><text:span text:style-name="T2">S2_03/20</text:span></text:p>
        </draw:connector>
        <draw:connector draw:style-name="gr3" draw:text-style-name="P3" draw:layer="layout" draw:type="line" svg:x1="46.775cm" svg:y1="57.892cm" svg:x2="46.751cm" svg:y2="55.835cm" draw:end-shape="id117" draw:end-glue-point="7" svg:d="m46775 57892-24-2057" svg:viewBox="0 0 25 2058">
          <text:p text:style-name="P1"><text:span text:style-name="T2">/S2_03/21</text:span></text:p>
        </draw:connector>
        <draw:connector draw:style-name="gr3" draw:text-style-name="P3" draw:layer="layout" draw:type="line" svg:x1="49.685cm" svg:y1="57.041cm" svg:x2="49.649cm" svg:y2="55.835cm" draw:end-shape="id117" draw:end-glue-point="11" svg:d="m49685 57041-36-1206" svg:viewBox="0 0 37 1207">
          <text:p text:style-name="P1"><text:span text:style-name="T2">S2_04/10</text:span></text:p>
        </draw:connector>
        <draw:connector draw:style-name="gr3" draw:text-style-name="P3" draw:layer="layout" draw:type="line" svg:x1="48.971cm" svg:y1="57.835cm" svg:x2="48.949cm" svg:y2="55.835cm" draw:end-shape="id117" draw:end-glue-point="10" svg:d="m48971 57835-22-2000" svg:viewBox="0 0 23 2001">
          <text:p text:style-name="P1"><text:span text:style-name="T2">/S2_04/11</text:span></text:p>
        </draw:connector>
        <draw:connector draw:style-name="gr3" draw:text-style-name="P3" draw:layer="layout" draw:type="line" svg:x1="36.537cm" svg:y1="57.065cm" svg:x2="36.551cm" svg:y2="55.835cm" draw:end-shape="id118" draw:end-glue-point="5" svg:d="m36537 57065 14-1230" svg:viewBox="0 0 15 1231">
          <text:p text:style-name="P1"><text:span text:style-name="T2">GROUND/30</text:span></text:p>
        </draw:connector>
        <draw:connector draw:style-name="gr3" draw:text-style-name="P3" draw:layer="layout" draw:type="line" svg:x1="35.982cm" svg:y1="57.789cm" svg:x2="35.951cm" svg:y2="55.835cm" draw:end-shape="id118" draw:end-glue-point="4" svg:d="m35982 57789-31-1954" svg:viewBox="0 0 32 1955">
          <text:p text:style-name="P1"><text:span text:style-name="T2">GROUND/31</text:span></text:p>
        </draw:connector>
        <draw:connector draw:style-name="gr3" draw:text-style-name="P3" draw:layer="layout" draw:type="line" svg:x1="43.019cm" svg:y1="55.715cm" svg:x2="44.65cm" svg:y2="55.634cm" draw:end-shape="id117" draw:end-glue-point="17" svg:d="m43019 55715 1631-81" svg:viewBox="0 0 1632 82">
          <text:p text:style-name="P1"><text:span text:style-name="T2">L8_d1</text:span></text:p>
        </draw:connector>
        <draw:connector draw:style-name="gr3" draw:text-style-name="P3" draw:layer="layout" draw:type="line" svg:x1="43.046cm" svg:y1="56.138cm" svg:x2="44.65cm" svg:y2="55.835cm" draw:end-shape="id117" draw:end-glue-point="18" svg:d="m43046 56138 1604-303" svg:viewBox="0 0 1605 304">
          <text:p text:style-name="P1"><text:span text:style-name="T2">L8_d2</text:span></text:p>
        </draw:connector>
        <draw:connector draw:style-name="gr3" draw:text-style-name="P3" draw:layer="layout" draw:type="line" svg:x1="38.045cm" svg:y1="57.064cm" svg:x2="38.051cm" svg:y2="55.835cm" draw:end-shape="id118" draw:end-glue-point="8" svg:d="m38045 57064 6-1229" svg:viewBox="0 0 7 1230">
          <text:p text:style-name="P1"><text:span text:style-name="T2">L8_c2/20</text:span></text:p>
        </draw:connector>
        <draw:connector draw:style-name="gr3" draw:text-style-name="P3" draw:layer="layout" draw:type="line" svg:x1="37.41cm" svg:y1="57.752cm" svg:x2="37.351cm" svg:y2="55.835cm" draw:end-shape="id118" draw:end-glue-point="7" svg:d="m37410 57752-59-1917" svg:viewBox="0 0 60 1918">
          <text:p text:style-name="P1"><text:span text:style-name="T2">L8_c2/21</text:span></text:p>
        </draw:connector>
        <draw:connector draw:style-name="gr3" draw:text-style-name="P3" draw:layer="layout" draw:type="line" svg:x1="33.441cm" svg:y1="54.736cm" svg:x2="35.25cm" svg:y2="54.935cm" draw:end-shape="id118" draw:end-glue-point="19" svg:d="m33441 54736 1809 199" svg:viewBox="0 0 1810 200">
          <text:p text:style-name="P1"><text:span text:style-name="T2">L8_c1</text:span></text:p>
        </draw:connector>
        <draw:connector draw:style-name="gr3" draw:text-style-name="P11" draw:layer="layout" draw:type="line" svg:x1="33.362cm" svg:y1="55.08cm" svg:x2="35.25cm" svg:y2="55.136cm" draw:end-shape="id118" draw:end-glue-point="16" svg:d="m33362 55080 1888 56" svg:viewBox="0 0 1889 57">
          <text:p text:style-name="P1"><text:span text:style-name="T3">L8_c2</text:span></text:p>
        </draw:connector>
        <draw:connector draw:style-name="gr3" draw:text-style-name="P3" draw:layer="layout" draw:type="line" svg:x1="42.829cm" svg:y1="54.735cm" svg:x2="44.65cm" svg:y2="54.935cm" draw:end-shape="id117" draw:end-glue-point="19" svg:d="m42829 54735 1821 200" svg:viewBox="0 0 1822 201">
          <text:p text:style-name="P1"><text:span text:style-name="T2">L8_c1</text:span></text:p>
        </draw:connector>
        <draw:connector draw:style-name="gr3" draw:text-style-name="P11" draw:layer="layout" draw:type="line" svg:x1="42.75cm" svg:y1="55.079cm" svg:x2="44.65cm" svg:y2="55.136cm" draw:end-shape="id117" draw:end-glue-point="16" svg:d="m42750 55079 1900 57" svg:viewBox="0 0 1901 58">
          <text:p text:style-name="P1"><text:span text:style-name="T3">L8_c2</text:span></text:p>
        </draw:connector>
        <draw:connector draw:style-name="gr3" draw:text-style-name="P3" draw:layer="layout" draw:type="line" svg:x1="51.194cm" svg:y1="57.011cm" svg:x2="51.149cm" svg:y2="55.835cm" draw:end-shape="id117" draw:end-glue-point="14" svg:d="m51194 57011-45-1176" svg:viewBox="0 0 46 1177">
          <text:p text:style-name="P1"><text:span text:style-name="T2">S2_05/00</text:span></text:p>
        </draw:connector>
        <draw:connector draw:style-name="gr3" draw:text-style-name="P3" draw:layer="layout" draw:type="line" svg:x1="50.453cm" svg:y1="57.779cm" svg:x2="50.449cm" svg:y2="55.835cm" draw:end-shape="id117" draw:end-glue-point="13" svg:d="m50453 57779-4-1944" svg:viewBox="0 0 5 1945">
          <text:p text:style-name="P1"><text:span text:style-name="T2">/S2_05/01</text:span></text:p>
        </draw:connector>
        <draw:connector draw:style-name="gr3" draw:text-style-name="P3" draw:layer="layout" draw:type="line" svg:x1="55.552cm" svg:y1="57.054cm" svg:x2="55.551cm" svg:y2="55.835cm" draw:end-shape="id115" draw:end-glue-point="5" svg:d="m55552 57054-1-1219" svg:viewBox="0 0 2 1220">
          <text:p text:style-name="P1"><text:span text:style-name="T2">S2_06/30</text:span></text:p>
        </draw:connector>
        <draw:connector draw:style-name="gr3" draw:text-style-name="P3" draw:layer="layout" draw:type="line" svg:x1="54.983cm" svg:y1="57.735cm" svg:x2="54.951cm" svg:y2="55.835cm" draw:end-shape="id115" draw:end-glue-point="4" svg:d="m54983 57735-32-1900" svg:viewBox="0 0 33 1901">
          <text:p text:style-name="P1"><text:span text:style-name="T2">/S2_06/31</text:span></text:p>
        </draw:connector>
        <draw:connector draw:style-name="gr3" draw:text-style-name="P3" draw:layer="layout" draw:type="line" svg:x1="57.038cm" svg:y1="56.994cm" svg:x2="57.051cm" svg:y2="55.835cm" draw:end-shape="id115" draw:end-glue-point="8" svg:d="m57038 56994 13-1159" svg:viewBox="0 0 14 1160">
          <text:p text:style-name="P1"><text:span text:style-name="T2">S2_07/20</text:span></text:p>
        </draw:connector>
        <draw:connector draw:style-name="gr3" draw:text-style-name="P3" draw:layer="layout" draw:type="line" svg:x1="56.377cm" svg:y1="57.735cm" svg:x2="56.351cm" svg:y2="55.835cm" draw:end-shape="id115" draw:end-glue-point="7" svg:d="m56377 57735-26-1900" svg:viewBox="0 0 27 1901">
          <text:p text:style-name="P1"><text:span text:style-name="T2">/S2_07/21</text:span></text:p>
        </draw:connector>
        <draw:connector draw:style-name="gr3" draw:text-style-name="P3" draw:layer="layout" draw:type="line" svg:x1="59.265cm" svg:y1="56.853cm" svg:x2="59.249cm" svg:y2="55.835cm" draw:end-shape="id115" draw:end-glue-point="11" svg:d="m59265 56853-16-1018" svg:viewBox="0 0 17 1019">
          <text:p text:style-name="P1"><text:span text:style-name="T2">S2_08/10</text:span></text:p>
        </draw:connector>
        <draw:connector draw:style-name="gr3" draw:text-style-name="P3" draw:layer="layout" draw:type="line" svg:x1="58.575cm" svg:y1="57.735cm" svg:x2="58.549cm" svg:y2="55.835cm" draw:end-shape="id115" draw:end-glue-point="10" svg:d="m58575 57735-26-1900" svg:viewBox="0 0 27 1901">
          <text:p text:style-name="P1"><text:span text:style-name="T2">/S2_08/11</text:span></text:p>
        </draw:connector>
        <draw:connector draw:style-name="gr3" draw:text-style-name="P3" draw:layer="layout" draw:type="line" svg:x1="60.744cm" svg:y1="56.872cm" svg:x2="60.749cm" svg:y2="55.835cm" draw:end-shape="id115" draw:end-glue-point="14" svg:d="m60744 56872 5-1037" svg:viewBox="0 0 6 1038">
          <text:p text:style-name="P1"><text:span text:style-name="T2">S2_09/00</text:span></text:p>
        </draw:connector>
        <draw:connector draw:style-name="gr3" draw:text-style-name="P3" draw:layer="layout" draw:type="line" svg:x1="60.032cm" svg:y1="57.674cm" svg:x2="60.049cm" svg:y2="55.835cm" draw:end-shape="id115" draw:end-glue-point="13" svg:d="m60032 57674 17-1839" svg:viewBox="0 0 18 1840">
          <text:p text:style-name="P1"><text:span text:style-name="T2">/S2_09/01</text:span></text:p>
        </draw:connector>
        <draw:connector draw:style-name="gr3" draw:text-style-name="P3" draw:layer="layout" draw:type="line" svg:x1="52.619cm" svg:y1="55.715cm" svg:x2="54.25cm" svg:y2="55.634cm" draw:end-shape="id115" draw:end-glue-point="17" svg:d="m52619 55715 1631-81" svg:viewBox="0 0 1632 82">
          <text:p text:style-name="P1"><text:span text:style-name="T2">L8_d1</text:span></text:p>
        </draw:connector>
        <draw:connector draw:style-name="gr3" draw:text-style-name="P3" draw:layer="layout" draw:type="line" svg:x1="52.646cm" svg:y1="56.138cm" svg:x2="54.25cm" svg:y2="55.835cm" draw:end-shape="id115" draw:end-glue-point="18" svg:d="m52646 56138 1604-303" svg:viewBox="0 0 1605 304">
          <text:p text:style-name="P1"><text:span text:style-name="T2">L8_d2</text:span></text:p>
        </draw:connector>
        <draw:connector draw:style-name="gr3" draw:text-style-name="P3" draw:layer="layout" draw:type="line" svg:x1="52.429cm" svg:y1="54.735cm" svg:x2="54.25cm" svg:y2="54.935cm" svg:d="m52429 54735 1821 200" svg:viewBox="0 0 1822 201">
          <text:p text:style-name="P1"><text:span text:style-name="T2">L8_c1</text:span></text:p>
        </draw:connector>
        <draw:connector draw:style-name="gr3" draw:text-style-name="P11" draw:layer="layout" draw:type="line" svg:x1="52.35cm" svg:y1="55.079cm" svg:x2="54.25cm" svg:y2="55.136cm" draw:end-shape="id115" draw:end-glue-point="16" svg:d="m52350 55079 1900 57" svg:viewBox="0 0 1901 58">
          <text:p text:style-name="P1"><text:span text:style-name="T3">L8_c2</text:span></text:p>
        </draw:connector>
        <draw:connector draw:style-name="gr3" draw:text-style-name="P3" draw:layer="layout" draw:type="line" svg:x1="65.651cm" svg:y1="57.054cm" svg:x2="65.651cm" svg:y2="55.835cm" draw:end-shape="id116" draw:end-glue-point="5" svg:d="m65651 57054v-1219" svg:viewBox="0 0 1 1220">
          <text:p text:style-name="P1"><text:span text:style-name="T2">S2_10/30</text:span></text:p>
        </draw:connector>
        <draw:connector draw:style-name="gr3" draw:text-style-name="P3" draw:layer="layout" draw:type="line" svg:x1="65.082cm" svg:y1="57.735cm" svg:x2="65.051cm" svg:y2="55.835cm" draw:end-shape="id116" draw:end-glue-point="4" svg:d="m65082 57735-31-1900" svg:viewBox="0 0 32 1901">
          <text:p text:style-name="P1"><text:span text:style-name="T2">/S2_10/31</text:span></text:p>
        </draw:connector>
        <draw:connector draw:style-name="gr3" draw:text-style-name="P3" draw:layer="layout" draw:type="line" svg:x1="67.137cm" svg:y1="56.994cm" svg:x2="67.151cm" svg:y2="55.835cm" draw:end-shape="id116" draw:end-glue-point="8" svg:d="m67137 56994 14-1159" svg:viewBox="0 0 15 1160">
          <text:p text:style-name="P1"><text:span text:style-name="T2">S2_11/20</text:span></text:p>
        </draw:connector>
        <draw:connector draw:style-name="gr3" draw:text-style-name="P3" draw:layer="layout" draw:type="line" svg:x1="66.476cm" svg:y1="57.735cm" svg:x2="66.451cm" svg:y2="55.835cm" draw:end-shape="id116" draw:end-glue-point="7" svg:d="m66476 57735-25-1900" svg:viewBox="0 0 26 1901">
          <text:p text:style-name="P1"><text:span text:style-name="T2">/S2_11/21</text:span></text:p>
        </draw:connector>
        <draw:connector draw:style-name="gr3" draw:text-style-name="P3" draw:layer="layout" draw:type="line" svg:x1="69.364cm" svg:y1="56.853cm" svg:x2="69.349cm" svg:y2="55.835cm" draw:end-shape="id116" draw:end-glue-point="11" svg:d="m69364 56853-15-1018" svg:viewBox="0 0 16 1019">
          <text:p text:style-name="P1"><text:span text:style-name="T2">S2_12/10</text:span></text:p>
        </draw:connector>
        <draw:connector draw:style-name="gr3" draw:text-style-name="P3" draw:layer="layout" draw:type="line" svg:x1="68.674cm" svg:y1="57.735cm" svg:x2="68.649cm" svg:y2="55.835cm" draw:end-shape="id116" draw:end-glue-point="10" svg:d="m68674 57735-25-1900" svg:viewBox="0 0 26 1901">
          <text:p text:style-name="P1"><text:span text:style-name="T2">/S2_12/11</text:span></text:p>
        </draw:connector>
        <draw:connector draw:style-name="gr3" draw:text-style-name="P3" draw:layer="layout" draw:type="line" svg:x1="70.843cm" svg:y1="56.872cm" svg:x2="70.849cm" svg:y2="55.835cm" draw:end-shape="id116" draw:end-glue-point="14" svg:d="m70843 56872 6-1037" svg:viewBox="0 0 7 1038">
          <text:p text:style-name="P1"><text:span text:style-name="T2">S2_12/00</text:span></text:p>
        </draw:connector>
        <draw:connector draw:style-name="gr3" draw:text-style-name="P3" draw:layer="layout" draw:type="line" svg:x1="70.131cm" svg:y1="57.674cm" svg:x2="70.149cm" svg:y2="55.835cm" draw:end-shape="id116" draw:end-glue-point="13" svg:d="m70131 57674 18-1839" svg:viewBox="0 0 19 1840">
          <text:p text:style-name="P1"><text:span text:style-name="T2">/S2_12/01</text:span></text:p>
        </draw:connector>
        <draw:connector draw:style-name="gr3" draw:text-style-name="P3" draw:layer="layout" draw:type="line" svg:x1="62.719cm" svg:y1="55.715cm" svg:x2="64.35cm" svg:y2="55.634cm" draw:end-shape="id116" draw:end-glue-point="17" svg:d="m62719 55715 1631-81" svg:viewBox="0 0 1632 82">
          <text:p text:style-name="P1"><text:span text:style-name="T2">L8_d1</text:span></text:p>
        </draw:connector>
        <draw:connector draw:style-name="gr3" draw:text-style-name="P3" draw:layer="layout" draw:type="line" svg:x1="62.746cm" svg:y1="56.138cm" svg:x2="64.35cm" svg:y2="55.835cm" draw:end-shape="id116" draw:end-glue-point="18" svg:d="m62746 56138 1604-303" svg:viewBox="0 0 1605 304">
          <text:p text:style-name="P1"><text:span text:style-name="T2">L8_d2</text:span></text:p>
        </draw:connector>
        <draw:connector draw:style-name="gr3" draw:text-style-name="P3" draw:layer="layout" draw:type="line" svg:x1="62.529cm" svg:y1="54.735cm" svg:x2="64.35cm" svg:y2="54.935cm" draw:end-shape="id116" draw:end-glue-point="19" svg:d="m62529 54735 1821 200" svg:viewBox="0 0 1822 201">
          <text:p text:style-name="P1"><text:span text:style-name="T2">L8_c1</text:span></text:p>
        </draw:connector>
        <draw:connector draw:style-name="gr3" draw:text-style-name="P11" draw:layer="layout" draw:type="line" svg:x1="62.45cm" svg:y1="55.079cm" svg:x2="64.35cm" svg:y2="55.136cm" draw:end-shape="id116" draw:end-glue-point="16" svg:d="m62450 55079 1900 57" svg:viewBox="0 0 1901 58">
          <text:p text:style-name="P1"><text:span text:style-name="T3">L8_c2</text:span></text:p>
        </draw:connector>
        <draw:connector draw:style-name="gr3" draw:text-style-name="P3" draw:layer="layout" draw:type="line" svg:x1="41.349cm" svg:y1="54.935cm" svg:x2="41.35cm" svg:y2="53.643cm" draw:start-shape="id118" draw:start-glue-point="15" svg:d="m41349 54935 1-1292" svg:viewBox="0 0 2 1293">
          <text:p text:style-name="P1"><text:span text:style-name="T2">L8_01</text:span></text:p>
        </draw:connector>
        <draw:connector draw:style-name="gr3" draw:text-style-name="P3" draw:layer="layout" draw:type="line" svg:x1="45.651cm" svg:y1="54.935cm" svg:x2="45.65cm" svg:y2="53.643cm" draw:start-shape="id117" draw:start-glue-point="6" svg:d="m45651 54935-1-1292" svg:viewBox="0 0 2 1293">
          <text:p text:style-name="P1"><text:span text:style-name="T2">L8_02</text:span></text:p>
        </draw:connector>
        <draw:connector draw:style-name="gr3" draw:text-style-name="P3" draw:layer="layout" draw:type="line" svg:x1="47.051cm" svg:y1="54.935cm" svg:x2="47.049cm" svg:y2="53.643cm" draw:start-shape="id117" draw:start-glue-point="9" svg:d="m47051 54935-2-1292" svg:viewBox="0 0 3 1293">
          <text:p text:style-name="P1"><text:span text:style-name="T2">L8_03</text:span></text:p>
        </draw:connector>
        <draw:connector draw:style-name="gr3" draw:text-style-name="P3" draw:layer="layout" draw:type="line" svg:x1="49.249cm" svg:y1="54.935cm" svg:x2="49.249cm" svg:y2="53.651cm" draw:start-shape="id117" draw:start-glue-point="12" svg:d="m49249 54935v-1284" svg:viewBox="0 0 1 1285">
          <text:p text:style-name="P1"><text:span text:style-name="T2">L8_04</text:span></text:p>
        </draw:connector>
        <draw:connector draw:style-name="gr3" draw:text-style-name="P3" draw:layer="layout" draw:type="line" svg:x1="50.749cm" svg:y1="54.935cm" svg:x2="50.75cm" svg:y2="53.659cm" draw:start-shape="id117" draw:start-glue-point="15" svg:d="m50749 54935 1-1276" svg:viewBox="0 0 2 1277">
          <text:p text:style-name="P1"><text:span text:style-name="T2">L8_05</text:span></text:p>
        </draw:connector>
        <draw:connector draw:style-name="gr3" draw:text-style-name="P3" draw:layer="layout" draw:type="line" svg:x1="55.251cm" svg:y1="54.935cm" svg:x2="55.25cm" svg:y2="53.667cm" draw:start-shape="id115" draw:start-glue-point="6" svg:d="m55251 54935-1-1268" svg:viewBox="0 0 2 1269">
          <text:p text:style-name="P1"><text:span text:style-name="T2">L8_06</text:span></text:p>
        </draw:connector>
        <draw:connector draw:style-name="gr3" draw:text-style-name="P3" draw:layer="layout" draw:type="line" svg:x1="56.651cm" svg:y1="54.935cm" svg:x2="56.65cm" svg:y2="53.675cm" draw:start-shape="id115" draw:start-glue-point="9" svg:d="m56651 54935-1-1260" svg:viewBox="0 0 2 1261">
          <text:p text:style-name="P1"><text:span text:style-name="T2">L8_07</text:span></text:p>
        </draw:connector>
        <draw:connector draw:style-name="gr3" draw:text-style-name="P3" draw:layer="layout" draw:type="line" svg:x1="58.849cm" svg:y1="54.935cm" svg:x2="58.849cm" svg:y2="53.643cm" draw:start-shape="id115" draw:start-glue-point="12" svg:d="m58849 54935v-1292" svg:viewBox="0 0 1 1293">
          <text:p text:style-name="P1"><text:span text:style-name="T2">L8_08</text:span></text:p>
        </draw:connector>
        <draw:connector draw:style-name="gr3" draw:text-style-name="P3" draw:layer="layout" draw:type="line" svg:x1="60.349cm" svg:y1="54.935cm" svg:x2="60.35cm" svg:y2="53.643cm" draw:start-shape="id115" draw:start-glue-point="15" svg:d="m60349 54935 1-1292" svg:viewBox="0 0 2 1293">
          <text:p text:style-name="P1"><text:span text:style-name="T2">L8_09</text:span></text:p>
        </draw:connector>
        <draw:connector draw:style-name="gr3" draw:text-style-name="P3" draw:layer="layout" draw:type="line" svg:x1="65.351cm" svg:y1="54.935cm" svg:x2="65.351cm" svg:y2="53.643cm" draw:start-shape="id116" draw:start-glue-point="6" svg:d="m65351 54935v-1292" svg:viewBox="0 0 1 1293">
          <text:p text:style-name="P1"><text:span text:style-name="T2">L8_10</text:span></text:p>
        </draw:connector>
        <draw:connector draw:style-name="gr3" draw:text-style-name="P3" draw:layer="layout" draw:type="line" svg:x1="66.751cm" svg:y1="54.935cm" svg:x2="66.75cm" svg:y2="53.643cm" draw:start-shape="id116" draw:start-glue-point="9" svg:d="m66751 54935-1-1292" svg:viewBox="0 0 2 1293">
          <text:p text:style-name="P1"><text:span text:style-name="T2">L8_11</text:span></text:p>
        </draw:connector>
        <draw:connector draw:style-name="gr3" draw:text-style-name="P3" draw:layer="layout" draw:type="line" svg:x1="68.949cm" svg:y1="54.935cm" svg:x2="68.949cm" svg:y2="53.643cm" draw:start-shape="id116" draw:start-glue-point="12" svg:d="m68949 54935v-1292" svg:viewBox="0 0 1 1293">
          <text:p text:style-name="P1"><text:span text:style-name="T2">L8_12</text:span></text:p>
        </draw:connector>
        <draw:connector draw:style-name="gr3" draw:text-style-name="P3" draw:layer="layout" draw:type="line" svg:x1="70.45cm" svg:y1="53.443cm" svg:x2="70.45cm" svg:y2="52.151cm" draw:start-shape="id119" draw:start-glue-point="0" svg:d="m70450 53443v-1292" svg:viewBox="0 0 1 1293">
          <text:p text:style-name="P1"><text:span text:style-name="T2">/L8_12</text:span></text:p>
        </draw:connector>
        <draw:custom-shape draw:style-name="gr2" draw:text-style-name="P2" xml:id="id123" draw:id="id123" draw:layer="layout" svg:width="7.1cm" svg:height="0.9cm" svg:x="35.25cm" svg:y="49.80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3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0" draw:id="id120" draw:layer="layout" svg:width="7.1cm" svg:height="0.9cm" svg:x="54.25cm" svg:y="49.80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3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2" draw:id="id122" draw:layer="layout" svg:width="7.1cm" svg:height="0.9cm" svg:x="44.65cm" svg:y="49.80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1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1" draw:id="id121" draw:layer="layout" svg:width="7.1cm" svg:height="0.9cm" svg:x="64.35cm" svg:y="49.80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4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4" draw:id="id124" draw:layer="layout" svg:width="1cm" svg:height="0.9cm" svg:x="69.95cm" svg:y="48.314cm">
          <text:p text:style-name="P1"><text:span text:style-name="T1">NOT</text:span></text:p>
          <text:p text:style-name="P1"><text:span text:style-name="T1">360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35cm" svg:y1="50.256cm" svg:x2="64.35cm" svg:y2="50.256cm" draw:start-shape="id120" draw:start-glue-point="1" draw:end-shape="id121" svg:d="m61350 50256h3000" svg:viewBox="0 0 3001 1">
          <text:p/>
        </draw:connector>
        <draw:connector draw:style-name="gr4" draw:text-style-name="P3" draw:layer="layout" draw:type="line" svg:x1="51.75cm" svg:y1="50.256cm" svg:x2="54.25cm" svg:y2="50.256cm" draw:start-shape="id122" draw:start-glue-point="1" draw:end-shape="id120" svg:d="m51750 50256h2500" svg:viewBox="0 0 2501 1">
          <text:p/>
        </draw:connector>
        <draw:connector draw:style-name="gr4" draw:text-style-name="P3" draw:layer="layout" draw:type="line" svg:x1="42.35cm" svg:y1="50.256cm" svg:x2="44.65cm" svg:y2="50.256cm" draw:start-shape="id123" draw:start-glue-point="1" draw:end-shape="id122" draw:end-glue-point="3" svg:d="m42350 50256h2300" svg:viewBox="0 0 2301 1">
          <text:p/>
        </draw:connector>
        <draw:connector draw:style-name="gr4" draw:text-style-name="P3" draw:layer="layout" draw:type="line" svg:x1="70.449cm" svg:y1="49.806cm" svg:x2="70.45cm" svg:y2="49.214cm" draw:start-shape="id121" draw:start-glue-point="15" draw:end-shape="id124" draw:end-glue-point="2" svg:d="m70449 49806 1-592" svg:viewBox="0 0 2 593">
          <text:p/>
        </draw:connector>
        <draw:connector draw:style-name="gr3" draw:text-style-name="P3" draw:layer="layout" draw:type="line" svg:x1="39.849cm" svg:y1="49.806cm" svg:x2="39.855cm" svg:y2="48.556cm" draw:start-shape="id123" draw:start-glue-point="12" svg:d="m39849 49806 6-1250" svg:viewBox="0 0 7 1251">
          <text:p text:style-name="P1"><text:span text:style-name="T2">L9_00</text:span></text:p>
        </draw:connector>
        <draw:connector draw:style-name="gr3" draw:text-style-name="P3" draw:layer="layout" draw:type="line" svg:x1="33.521cm" svg:y1="50.956cm" svg:x2="35.25cm" svg:y2="50.706cm" draw:end-shape="id123" draw:end-glue-point="18" svg:d="m33521 50956 1729-250" svg:viewBox="0 0 1730 251">
          <text:p text:style-name="P1"><text:span text:style-name="T2">L9_d2</text:span></text:p>
        </draw:connector>
        <draw:connector draw:style-name="gr3" draw:text-style-name="P3" draw:layer="layout" draw:type="line" svg:x1="33.362cm" svg:y1="50.613cm" svg:x2="35.25cm" svg:y2="50.505cm" draw:end-shape="id123" draw:end-glue-point="17" svg:d="m33362 50613 1888-108" svg:viewBox="0 0 1889 109">
          <text:p text:style-name="P1"><text:span text:style-name="T2">L9_d1</text:span></text:p>
        </draw:connector>
        <draw:connector draw:style-name="gr3" draw:text-style-name="P3" draw:layer="layout" draw:type="line" svg:x1="33.309cm" svg:y1="50.295cm" svg:x2="35.25cm" svg:y2="50.256cm" draw:end-shape="id123" svg:d="m33309 50295 1941-39" svg:viewBox="0 0 1942 40">
          <text:p text:style-name="P1"><text:span text:style-name="T2">POWER</text:span></text:p>
        </draw:connector>
        <draw:connector draw:style-name="gr3" draw:text-style-name="P3" draw:layer="layout" draw:type="line" svg:x1="40.242cm" svg:y1="52.025cm" svg:x2="40.249cm" svg:y2="50.706cm" draw:end-shape="id123" draw:end-glue-point="11" svg:d="m40242 52025 7-1319" svg:viewBox="0 0 8 1320">
          <text:p text:style-name="P1"><text:span text:style-name="T2">S2_00/10</text:span></text:p>
        </draw:connector>
        <draw:connector draw:style-name="gr3" draw:text-style-name="P3" draw:layer="layout" draw:type="line" svg:x1="39.581cm" svg:y1="52.66cm" svg:x2="39.549cm" svg:y2="50.706cm" draw:end-shape="id123" draw:end-glue-point="10" svg:d="m39581 52660-32-1954" svg:viewBox="0 0 33 1955">
          <text:p text:style-name="P1"><text:span text:style-name="T2">/S2_00/11</text:span></text:p>
        </draw:connector>
        <draw:connector draw:style-name="gr3" draw:text-style-name="P3" draw:layer="layout" draw:type="line" svg:x1="41.742cm" svg:y1="52.006cm" svg:x2="41.749cm" svg:y2="50.706cm" draw:end-shape="id123" draw:end-glue-point="14" svg:d="m41742 52006 7-1300" svg:viewBox="0 0 8 1301">
          <text:p text:style-name="P1"><text:span text:style-name="T2">S2_01/00</text:span></text:p>
        </draw:connector>
        <draw:connector draw:style-name="gr3" draw:text-style-name="P3" draw:layer="layout" draw:type="line" svg:x1="41.082cm" svg:y1="52.66cm" svg:x2="41.049cm" svg:y2="50.706cm" draw:end-shape="id123" draw:end-glue-point="13" svg:d="m41082 52660-33-1954" svg:viewBox="0 0 34 1955">
          <text:p text:style-name="P1"><text:span text:style-name="T2">/S2_01/01</text:span></text:p>
        </draw:connector>
        <draw:connector draw:style-name="gr3" draw:text-style-name="P3" draw:layer="layout" draw:type="line" svg:x1="45.949cm" svg:y1="51.971cm" svg:x2="45.951cm" svg:y2="50.706cm" draw:end-shape="id122" draw:end-glue-point="5" svg:d="m45949 51971 2-1265" svg:viewBox="0 0 3 1266">
          <text:p text:style-name="P1"><text:span text:style-name="T2">S2_02/30</text:span></text:p>
        </draw:connector>
        <draw:connector draw:style-name="gr3" draw:text-style-name="P3" draw:layer="layout" draw:type="line" svg:x1="45.381cm" svg:y1="52.676cm" svg:x2="45.351cm" svg:y2="50.706cm" draw:end-shape="id122" draw:end-glue-point="4" svg:d="m45381 52676-30-1970" svg:viewBox="0 0 31 1971">
          <text:p text:style-name="P1"><text:span text:style-name="T2">/S2_02/31</text:span></text:p>
        </draw:connector>
        <draw:connector draw:style-name="gr3" draw:text-style-name="P3" draw:layer="layout" draw:type="line" svg:x1="47.436cm" svg:y1="51.938cm" svg:x2="47.451cm" svg:y2="50.706cm" draw:end-shape="id122" draw:end-glue-point="8" svg:d="m47436 51938 15-1232" svg:viewBox="0 0 16 1233">
          <text:p text:style-name="P1"><text:span text:style-name="T2">S2_03/20</text:span></text:p>
        </draw:connector>
        <draw:connector draw:style-name="gr3" draw:text-style-name="P3" draw:layer="layout" draw:type="line" svg:x1="46.775cm" svg:y1="52.763cm" svg:x2="46.751cm" svg:y2="50.706cm" draw:end-shape="id122" draw:end-glue-point="7" svg:d="m46775 52763-24-2057" svg:viewBox="0 0 25 2058">
          <text:p text:style-name="P1"><text:span text:style-name="T2">/S2_03/21</text:span></text:p>
        </draw:connector>
        <draw:connector draw:style-name="gr3" draw:text-style-name="P3" draw:layer="layout" draw:type="line" svg:x1="49.685cm" svg:y1="51.912cm" svg:x2="49.649cm" svg:y2="50.706cm" draw:end-shape="id122" draw:end-glue-point="11" svg:d="m49685 51912-36-1206" svg:viewBox="0 0 37 1207">
          <text:p text:style-name="P1"><text:span text:style-name="T2">S2_04/10</text:span></text:p>
        </draw:connector>
        <draw:connector draw:style-name="gr3" draw:text-style-name="P3" draw:layer="layout" draw:type="line" svg:x1="48.971cm" svg:y1="52.706cm" svg:x2="48.949cm" svg:y2="50.706cm" draw:end-shape="id122" draw:end-glue-point="10" svg:d="m48971 52706-22-2000" svg:viewBox="0 0 23 2001">
          <text:p text:style-name="P1"><text:span text:style-name="T2">/S2_04/11</text:span></text:p>
        </draw:connector>
        <draw:connector draw:style-name="gr3" draw:text-style-name="P3" draw:layer="layout" draw:type="line" svg:x1="36.537cm" svg:y1="51.936cm" svg:x2="36.551cm" svg:y2="50.706cm" draw:end-shape="id123" draw:end-glue-point="5" svg:d="m36537 51936 14-1230" svg:viewBox="0 0 15 1231">
          <text:p text:style-name="P1"><text:span text:style-name="T2">GROUND/30</text:span></text:p>
        </draw:connector>
        <draw:connector draw:style-name="gr3" draw:text-style-name="P3" draw:layer="layout" draw:type="line" svg:x1="35.982cm" svg:y1="52.66cm" svg:x2="35.951cm" svg:y2="50.706cm" draw:end-shape="id123" draw:end-glue-point="4" svg:d="m35982 52660-31-1954" svg:viewBox="0 0 32 1955">
          <text:p text:style-name="P1"><text:span text:style-name="T2">GROUND/31</text:span></text:p>
        </draw:connector>
        <draw:connector draw:style-name="gr3" draw:text-style-name="P3" draw:layer="layout" draw:type="line" svg:x1="43.019cm" svg:y1="50.586cm" svg:x2="44.65cm" svg:y2="50.505cm" draw:end-shape="id122" draw:end-glue-point="17" svg:d="m43019 50586 1631-81" svg:viewBox="0 0 1632 82">
          <text:p text:style-name="P1"><text:span text:style-name="T2">L9_d1</text:span></text:p>
        </draw:connector>
        <draw:connector draw:style-name="gr3" draw:text-style-name="P3" draw:layer="layout" draw:type="line" svg:x1="43.046cm" svg:y1="51.009cm" svg:x2="44.65cm" svg:y2="50.706cm" draw:end-shape="id122" draw:end-glue-point="18" svg:d="m43046 51009 1604-303" svg:viewBox="0 0 1605 304">
          <text:p text:style-name="P1"><text:span text:style-name="T2">L9_d2</text:span></text:p>
        </draw:connector>
        <draw:connector draw:style-name="gr3" draw:text-style-name="P3" draw:layer="layout" draw:type="line" svg:x1="38.045cm" svg:y1="51.935cm" svg:x2="38.051cm" svg:y2="50.706cm" draw:end-shape="id123" draw:end-glue-point="8" svg:d="m38045 51935 6-1229" svg:viewBox="0 0 7 1230">
          <text:p text:style-name="P1"><text:span text:style-name="T2">L9_c2/20</text:span></text:p>
        </draw:connector>
        <draw:connector draw:style-name="gr3" draw:text-style-name="P3" draw:layer="layout" draw:type="line" svg:x1="37.41cm" svg:y1="52.623cm" svg:x2="37.351cm" svg:y2="50.706cm" draw:end-shape="id123" draw:end-glue-point="7" svg:d="m37410 52623-59-1917" svg:viewBox="0 0 60 1918">
          <text:p text:style-name="P1"><text:span text:style-name="T2">L9_c2/21</text:span></text:p>
        </draw:connector>
        <draw:connector draw:style-name="gr3" draw:text-style-name="P3" draw:layer="layout" draw:type="line" svg:x1="33.441cm" svg:y1="49.607cm" svg:x2="35.25cm" svg:y2="49.806cm" draw:end-shape="id123" draw:end-glue-point="19" svg:d="m33441 49607 1809 199" svg:viewBox="0 0 1810 200">
          <text:p text:style-name="P1"><text:span text:style-name="T2">L9_c1</text:span></text:p>
        </draw:connector>
        <draw:connector draw:style-name="gr3" draw:text-style-name="P11" draw:layer="layout" draw:type="line" svg:x1="33.362cm" svg:y1="49.951cm" svg:x2="35.25cm" svg:y2="50.007cm" draw:end-shape="id123" draw:end-glue-point="16" svg:d="m33362 49951 1888 56" svg:viewBox="0 0 1889 57">
          <text:p text:style-name="P1"><text:span text:style-name="T3">L9_c2</text:span></text:p>
        </draw:connector>
        <draw:connector draw:style-name="gr3" draw:text-style-name="P3" draw:layer="layout" draw:type="line" svg:x1="42.829cm" svg:y1="49.606cm" svg:x2="44.65cm" svg:y2="49.806cm" draw:end-shape="id122" draw:end-glue-point="19" svg:d="m42829 49606 1821 200" svg:viewBox="0 0 1822 201">
          <text:p text:style-name="P1"><text:span text:style-name="T2">L9_c1</text:span></text:p>
        </draw:connector>
        <draw:connector draw:style-name="gr3" draw:text-style-name="P11" draw:layer="layout" draw:type="line" svg:x1="42.75cm" svg:y1="49.95cm" svg:x2="44.65cm" svg:y2="50.007cm" draw:end-shape="id122" draw:end-glue-point="16" svg:d="m42750 49950 1900 57" svg:viewBox="0 0 1901 58">
          <text:p text:style-name="P1"><text:span text:style-name="T3">L9_c2</text:span></text:p>
        </draw:connector>
        <draw:connector draw:style-name="gr3" draw:text-style-name="P3" draw:layer="layout" draw:type="line" svg:x1="51.194cm" svg:y1="51.882cm" svg:x2="51.149cm" svg:y2="50.706cm" draw:end-shape="id122" draw:end-glue-point="14" svg:d="m51194 51882-45-1176" svg:viewBox="0 0 46 1177">
          <text:p text:style-name="P1"><text:span text:style-name="T2">S2_05/00</text:span></text:p>
        </draw:connector>
        <draw:connector draw:style-name="gr3" draw:text-style-name="P3" draw:layer="layout" draw:type="line" svg:x1="50.453cm" svg:y1="52.65cm" svg:x2="50.449cm" svg:y2="50.706cm" draw:end-shape="id122" draw:end-glue-point="13" svg:d="m50453 52650-4-1944" svg:viewBox="0 0 5 1945">
          <text:p text:style-name="P1"><text:span text:style-name="T2">/S2_05/01</text:span></text:p>
        </draw:connector>
        <draw:connector draw:style-name="gr3" draw:text-style-name="P3" draw:layer="layout" draw:type="line" svg:x1="55.552cm" svg:y1="51.925cm" svg:x2="55.551cm" svg:y2="50.706cm" draw:end-shape="id120" draw:end-glue-point="5" svg:d="m55552 51925-1-1219" svg:viewBox="0 0 2 1220">
          <text:p text:style-name="P1"><text:span text:style-name="T2">S2_06/30</text:span></text:p>
        </draw:connector>
        <draw:connector draw:style-name="gr3" draw:text-style-name="P3" draw:layer="layout" draw:type="line" svg:x1="54.983cm" svg:y1="52.606cm" svg:x2="54.951cm" svg:y2="50.706cm" draw:end-shape="id120" draw:end-glue-point="4" svg:d="m54983 52606-32-1900" svg:viewBox="0 0 33 1901">
          <text:p text:style-name="P1"><text:span text:style-name="T2">/S2_06/31</text:span></text:p>
        </draw:connector>
        <draw:connector draw:style-name="gr3" draw:text-style-name="P3" draw:layer="layout" draw:type="line" svg:x1="57.038cm" svg:y1="51.865cm" svg:x2="57.051cm" svg:y2="50.706cm" draw:end-shape="id120" draw:end-glue-point="8" svg:d="m57038 51865 13-1159" svg:viewBox="0 0 14 1160">
          <text:p text:style-name="P1"><text:span text:style-name="T2">S2_07/20</text:span></text:p>
        </draw:connector>
        <draw:connector draw:style-name="gr3" draw:text-style-name="P3" draw:layer="layout" draw:type="line" svg:x1="56.377cm" svg:y1="52.606cm" svg:x2="56.351cm" svg:y2="50.706cm" draw:end-shape="id120" draw:end-glue-point="7" svg:d="m56377 52606-26-1900" svg:viewBox="0 0 27 1901">
          <text:p text:style-name="P1"><text:span text:style-name="T2">/S2_07/21</text:span></text:p>
        </draw:connector>
        <draw:connector draw:style-name="gr3" draw:text-style-name="P3" draw:layer="layout" draw:type="line" svg:x1="59.265cm" svg:y1="51.724cm" svg:x2="59.249cm" svg:y2="50.706cm" draw:end-shape="id120" draw:end-glue-point="11" svg:d="m59265 51724-16-1018" svg:viewBox="0 0 17 1019">
          <text:p text:style-name="P1"><text:span text:style-name="T2">S2_08/10</text:span></text:p>
        </draw:connector>
        <draw:connector draw:style-name="gr3" draw:text-style-name="P3" draw:layer="layout" draw:type="line" svg:x1="58.575cm" svg:y1="52.606cm" svg:x2="58.549cm" svg:y2="50.706cm" draw:end-shape="id120" draw:end-glue-point="10" svg:d="m58575 52606-26-1900" svg:viewBox="0 0 27 1901">
          <text:p text:style-name="P1"><text:span text:style-name="T2">/S2_08/11</text:span></text:p>
        </draw:connector>
        <draw:connector draw:style-name="gr3" draw:text-style-name="P3" draw:layer="layout" draw:type="line" svg:x1="60.744cm" svg:y1="51.743cm" svg:x2="60.749cm" svg:y2="50.706cm" draw:end-shape="id120" draw:end-glue-point="14" svg:d="m60744 51743 5-1037" svg:viewBox="0 0 6 1038">
          <text:p text:style-name="P1"><text:span text:style-name="T2">S2_09/00</text:span></text:p>
        </draw:connector>
        <draw:connector draw:style-name="gr3" draw:text-style-name="P3" draw:layer="layout" draw:type="line" svg:x1="60.032cm" svg:y1="52.545cm" svg:x2="60.049cm" svg:y2="50.706cm" draw:end-shape="id120" draw:end-glue-point="13" svg:d="m60032 52545 17-1839" svg:viewBox="0 0 18 1840">
          <text:p text:style-name="P1"><text:span text:style-name="T2">/S2_09/01</text:span></text:p>
        </draw:connector>
        <draw:connector draw:style-name="gr3" draw:text-style-name="P3" draw:layer="layout" draw:type="line" svg:x1="52.619cm" svg:y1="50.586cm" svg:x2="54.25cm" svg:y2="50.505cm" draw:end-shape="id120" draw:end-glue-point="17" svg:d="m52619 50586 1631-81" svg:viewBox="0 0 1632 82">
          <text:p text:style-name="P1"><text:span text:style-name="T2">L9_d1</text:span></text:p>
        </draw:connector>
        <draw:connector draw:style-name="gr3" draw:text-style-name="P3" draw:layer="layout" draw:type="line" svg:x1="52.646cm" svg:y1="51.009cm" svg:x2="54.25cm" svg:y2="50.706cm" draw:end-shape="id120" draw:end-glue-point="18" svg:d="m52646 51009 1604-303" svg:viewBox="0 0 1605 304">
          <text:p text:style-name="P1"><text:span text:style-name="T2">L9_d2</text:span></text:p>
        </draw:connector>
        <draw:connector draw:style-name="gr3" draw:text-style-name="P3" draw:layer="layout" draw:type="line" svg:x1="52.429cm" svg:y1="49.606cm" svg:x2="54.25cm" svg:y2="49.806cm" svg:d="m52429 49606 1821 200" svg:viewBox="0 0 1822 201">
          <text:p text:style-name="P1"><text:span text:style-name="T2">L9_c1</text:span></text:p>
        </draw:connector>
        <draw:connector draw:style-name="gr3" draw:text-style-name="P11" draw:layer="layout" draw:type="line" svg:x1="52.35cm" svg:y1="49.95cm" svg:x2="54.25cm" svg:y2="50.007cm" draw:end-shape="id120" draw:end-glue-point="16" svg:d="m52350 49950 1900 57" svg:viewBox="0 0 1901 58">
          <text:p text:style-name="P1"><text:span text:style-name="T3">L9_c2</text:span></text:p>
        </draw:connector>
        <draw:connector draw:style-name="gr3" draw:text-style-name="P3" draw:layer="layout" draw:type="line" svg:x1="65.651cm" svg:y1="51.925cm" svg:x2="65.651cm" svg:y2="50.706cm" draw:end-shape="id121" draw:end-glue-point="5" svg:d="m65651 51925v-1219" svg:viewBox="0 0 1 1220">
          <text:p text:style-name="P1"><text:span text:style-name="T2">S2_10/30</text:span></text:p>
        </draw:connector>
        <draw:connector draw:style-name="gr3" draw:text-style-name="P3" draw:layer="layout" draw:type="line" svg:x1="65.082cm" svg:y1="52.606cm" svg:x2="65.051cm" svg:y2="50.706cm" draw:end-shape="id121" draw:end-glue-point="4" svg:d="m65082 52606-31-1900" svg:viewBox="0 0 32 1901">
          <text:p text:style-name="P1"><text:span text:style-name="T2">/S2_10/31</text:span></text:p>
        </draw:connector>
        <draw:connector draw:style-name="gr3" draw:text-style-name="P3" draw:layer="layout" draw:type="line" svg:x1="67.137cm" svg:y1="51.865cm" svg:x2="67.151cm" svg:y2="50.706cm" draw:end-shape="id121" draw:end-glue-point="8" svg:d="m67137 51865 14-1159" svg:viewBox="0 0 15 1160">
          <text:p text:style-name="P1"><text:span text:style-name="T2">S2_11/20</text:span></text:p>
        </draw:connector>
        <draw:connector draw:style-name="gr3" draw:text-style-name="P3" draw:layer="layout" draw:type="line" svg:x1="66.476cm" svg:y1="52.606cm" svg:x2="66.451cm" svg:y2="50.706cm" draw:end-shape="id121" draw:end-glue-point="7" svg:d="m66476 52606-25-1900" svg:viewBox="0 0 26 1901">
          <text:p text:style-name="P1"><text:span text:style-name="T2">/S2_11/21</text:span></text:p>
        </draw:connector>
        <draw:connector draw:style-name="gr3" draw:text-style-name="P3" draw:layer="layout" draw:type="line" svg:x1="69.364cm" svg:y1="51.724cm" svg:x2="69.349cm" svg:y2="50.706cm" draw:end-shape="id121" draw:end-glue-point="11" svg:d="m69364 51724-15-1018" svg:viewBox="0 0 16 1019">
          <text:p text:style-name="P1"><text:span text:style-name="T2">S2_12/10</text:span></text:p>
        </draw:connector>
        <draw:connector draw:style-name="gr3" draw:text-style-name="P3" draw:layer="layout" draw:type="line" svg:x1="68.674cm" svg:y1="52.606cm" svg:x2="68.649cm" svg:y2="50.706cm" draw:end-shape="id121" draw:end-glue-point="10" svg:d="m68674 52606-25-1900" svg:viewBox="0 0 26 1901">
          <text:p text:style-name="P1"><text:span text:style-name="T2">/S2_12/11</text:span></text:p>
        </draw:connector>
        <draw:connector draw:style-name="gr3" draw:text-style-name="P3" draw:layer="layout" draw:type="line" svg:x1="70.843cm" svg:y1="51.743cm" svg:x2="70.849cm" svg:y2="50.706cm" draw:end-shape="id121" draw:end-glue-point="14" svg:d="m70843 51743 6-1037" svg:viewBox="0 0 7 1038">
          <text:p text:style-name="P1"><text:span text:style-name="T2">S2_12/00</text:span></text:p>
        </draw:connector>
        <draw:connector draw:style-name="gr3" draw:text-style-name="P3" draw:layer="layout" draw:type="line" svg:x1="70.131cm" svg:y1="52.545cm" svg:x2="70.149cm" svg:y2="50.706cm" draw:end-shape="id121" draw:end-glue-point="13" svg:d="m70131 52545 18-1839" svg:viewBox="0 0 19 1840">
          <text:p text:style-name="P1"><text:span text:style-name="T2">/S2_12/01</text:span></text:p>
        </draw:connector>
        <draw:connector draw:style-name="gr3" draw:text-style-name="P3" draw:layer="layout" draw:type="line" svg:x1="62.719cm" svg:y1="50.586cm" svg:x2="64.35cm" svg:y2="50.505cm" draw:end-shape="id121" draw:end-glue-point="17" svg:d="m62719 50586 1631-81" svg:viewBox="0 0 1632 82">
          <text:p text:style-name="P1"><text:span text:style-name="T2">L9_d1</text:span></text:p>
        </draw:connector>
        <draw:connector draw:style-name="gr3" draw:text-style-name="P3" draw:layer="layout" draw:type="line" svg:x1="62.746cm" svg:y1="51.009cm" svg:x2="64.35cm" svg:y2="50.706cm" draw:end-shape="id121" draw:end-glue-point="18" svg:d="m62746 51009 1604-303" svg:viewBox="0 0 1605 304">
          <text:p text:style-name="P1"><text:span text:style-name="T2">L9_d2</text:span></text:p>
        </draw:connector>
        <draw:connector draw:style-name="gr3" draw:text-style-name="P3" draw:layer="layout" draw:type="line" svg:x1="62.529cm" svg:y1="49.606cm" svg:x2="64.35cm" svg:y2="49.806cm" draw:end-shape="id121" draw:end-glue-point="19" svg:d="m62529 49606 1821 200" svg:viewBox="0 0 1822 201">
          <text:p text:style-name="P1"><text:span text:style-name="T2">L9_c1</text:span></text:p>
        </draw:connector>
        <draw:connector draw:style-name="gr3" draw:text-style-name="P11" draw:layer="layout" draw:type="line" svg:x1="62.45cm" svg:y1="49.95cm" svg:x2="64.35cm" svg:y2="50.007cm" draw:end-shape="id121" draw:end-glue-point="16" svg:d="m62450 49950 1900 57" svg:viewBox="0 0 1901 58">
          <text:p text:style-name="P1"><text:span text:style-name="T3">L9_c2</text:span></text:p>
        </draw:connector>
        <draw:connector draw:style-name="gr3" draw:text-style-name="P3" draw:layer="layout" draw:type="line" svg:x1="41.349cm" svg:y1="49.806cm" svg:x2="41.35cm" svg:y2="48.514cm" draw:start-shape="id123" draw:start-glue-point="15" svg:d="m41349 49806 1-1292" svg:viewBox="0 0 2 1293">
          <text:p text:style-name="P1"><text:span text:style-name="T2">L9_01</text:span></text:p>
        </draw:connector>
        <draw:connector draw:style-name="gr3" draw:text-style-name="P3" draw:layer="layout" draw:type="line" svg:x1="45.651cm" svg:y1="49.806cm" svg:x2="45.65cm" svg:y2="48.514cm" draw:start-shape="id122" draw:start-glue-point="6" svg:d="m45651 49806-1-1292" svg:viewBox="0 0 2 1293">
          <text:p text:style-name="P1"><text:span text:style-name="T2">L9_02</text:span></text:p>
        </draw:connector>
        <draw:connector draw:style-name="gr3" draw:text-style-name="P3" draw:layer="layout" draw:type="line" svg:x1="47.051cm" svg:y1="49.806cm" svg:x2="47.049cm" svg:y2="48.514cm" draw:start-shape="id122" draw:start-glue-point="9" svg:d="m47051 49806-2-1292" svg:viewBox="0 0 3 1293">
          <text:p text:style-name="P1"><text:span text:style-name="T2">L9_03</text:span></text:p>
        </draw:connector>
        <draw:connector draw:style-name="gr3" draw:text-style-name="P3" draw:layer="layout" draw:type="line" svg:x1="49.249cm" svg:y1="49.806cm" svg:x2="49.249cm" svg:y2="48.522cm" draw:start-shape="id122" draw:start-glue-point="12" svg:d="m49249 49806v-1284" svg:viewBox="0 0 1 1285">
          <text:p text:style-name="P1"><text:span text:style-name="T2">L9_04</text:span></text:p>
        </draw:connector>
        <draw:connector draw:style-name="gr3" draw:text-style-name="P3" draw:layer="layout" draw:type="line" svg:x1="50.749cm" svg:y1="49.806cm" svg:x2="50.75cm" svg:y2="48.53cm" draw:start-shape="id122" draw:start-glue-point="15" svg:d="m50749 49806 1-1276" svg:viewBox="0 0 2 1277">
          <text:p text:style-name="P1"><text:span text:style-name="T2">L9_05</text:span></text:p>
        </draw:connector>
        <draw:connector draw:style-name="gr3" draw:text-style-name="P3" draw:layer="layout" draw:type="line" svg:x1="55.251cm" svg:y1="49.806cm" svg:x2="55.25cm" svg:y2="48.538cm" draw:start-shape="id120" draw:start-glue-point="6" svg:d="m55251 49806-1-1268" svg:viewBox="0 0 2 1269">
          <text:p text:style-name="P1"><text:span text:style-name="T2">L9_06</text:span></text:p>
        </draw:connector>
        <draw:connector draw:style-name="gr3" draw:text-style-name="P3" draw:layer="layout" draw:type="line" svg:x1="56.651cm" svg:y1="49.806cm" svg:x2="56.65cm" svg:y2="48.546cm" draw:start-shape="id120" draw:start-glue-point="9" svg:d="m56651 49806-1-1260" svg:viewBox="0 0 2 1261">
          <text:p text:style-name="P1"><text:span text:style-name="T2">L9_07</text:span></text:p>
        </draw:connector>
        <draw:connector draw:style-name="gr3" draw:text-style-name="P3" draw:layer="layout" draw:type="line" svg:x1="58.849cm" svg:y1="49.806cm" svg:x2="58.849cm" svg:y2="48.514cm" draw:start-shape="id120" draw:start-glue-point="12" svg:d="m58849 49806v-1292" svg:viewBox="0 0 1 1293">
          <text:p text:style-name="P1"><text:span text:style-name="T2">L9_08</text:span></text:p>
        </draw:connector>
        <draw:connector draw:style-name="gr3" draw:text-style-name="P3" draw:layer="layout" draw:type="line" svg:x1="60.349cm" svg:y1="49.806cm" svg:x2="60.35cm" svg:y2="48.514cm" draw:start-shape="id120" draw:start-glue-point="15" svg:d="m60349 49806 1-1292" svg:viewBox="0 0 2 1293">
          <text:p text:style-name="P1"><text:span text:style-name="T2">L9_09</text:span></text:p>
        </draw:connector>
        <draw:connector draw:style-name="gr3" draw:text-style-name="P3" draw:layer="layout" draw:type="line" svg:x1="65.351cm" svg:y1="49.806cm" svg:x2="65.351cm" svg:y2="48.514cm" draw:start-shape="id121" draw:start-glue-point="6" svg:d="m65351 49806v-1292" svg:viewBox="0 0 1 1293">
          <text:p text:style-name="P1"><text:span text:style-name="T2">L9_10</text:span></text:p>
        </draw:connector>
        <draw:connector draw:style-name="gr3" draw:text-style-name="P3" draw:layer="layout" draw:type="line" svg:x1="66.751cm" svg:y1="49.806cm" svg:x2="66.75cm" svg:y2="48.514cm" draw:start-shape="id121" draw:start-glue-point="9" svg:d="m66751 49806-1-1292" svg:viewBox="0 0 2 1293">
          <text:p text:style-name="P1"><text:span text:style-name="T2">L9_11</text:span></text:p>
        </draw:connector>
        <draw:connector draw:style-name="gr3" draw:text-style-name="P3" draw:layer="layout" draw:type="line" svg:x1="68.949cm" svg:y1="49.806cm" svg:x2="68.949cm" svg:y2="48.514cm" draw:start-shape="id121" draw:start-glue-point="12" svg:d="m68949 49806v-1292" svg:viewBox="0 0 1 1293">
          <text:p text:style-name="P1"><text:span text:style-name="T2">L9_12</text:span></text:p>
        </draw:connector>
        <draw:connector draw:style-name="gr3" draw:text-style-name="P3" draw:layer="layout" draw:type="line" svg:x1="70.45cm" svg:y1="48.314cm" svg:x2="70.45cm" svg:y2="47.022cm" draw:start-shape="id124" draw:start-glue-point="0" svg:d="m70450 48314v-1292" svg:viewBox="0 0 1 1293">
          <text:p text:style-name="P1"><text:span text:style-name="T2">/L9_12</text:span></text:p>
        </draw:connector>
        <draw:custom-shape draw:style-name="gr2" draw:text-style-name="P2" xml:id="id128" draw:id="id128" draw:layer="layout" svg:width="7.1cm" svg:height="0.9cm" svg:x="35.25cm" svg:y="44.7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32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5" draw:id="id125" draw:layer="layout" svg:width="7.1cm" svg:height="0.9cm" svg:x="54.25cm" svg:y="44.7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4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7" draw:id="id127" draw:layer="layout" svg:width="7.1cm" svg:height="0.9cm" svg:x="44.65cm" svg:y="44.7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3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6" draw:id="id126" draw:layer="layout" svg:width="7.1cm" svg:height="0.9cm" svg:x="64.35cm" svg:y="44.7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5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9" draw:id="id129" draw:layer="layout" svg:width="1cm" svg:height="0.9cm" svg:x="69.95cm" svg:y="43.255cm">
          <text:p text:style-name="P1"><text:span text:style-name="T1">NOT</text:span></text:p>
          <text:p text:style-name="P1"><text:span text:style-name="T1">370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35cm" svg:y1="45.197cm" svg:x2="64.35cm" svg:y2="45.197cm" draw:start-shape="id125" draw:start-glue-point="1" draw:end-shape="id126" svg:d="m61350 45197h3000" svg:viewBox="0 0 3001 1">
          <text:p/>
        </draw:connector>
        <draw:connector draw:style-name="gr4" draw:text-style-name="P3" draw:layer="layout" draw:type="line" svg:x1="51.75cm" svg:y1="45.197cm" svg:x2="54.25cm" svg:y2="45.197cm" draw:start-shape="id127" draw:start-glue-point="1" draw:end-shape="id125" svg:d="m51750 45197h2500" svg:viewBox="0 0 2501 1">
          <text:p/>
        </draw:connector>
        <draw:connector draw:style-name="gr4" draw:text-style-name="P3" draw:layer="layout" draw:type="line" svg:x1="42.35cm" svg:y1="45.197cm" svg:x2="44.65cm" svg:y2="45.197cm" draw:start-shape="id128" draw:start-glue-point="1" draw:end-shape="id127" draw:end-glue-point="3" svg:d="m42350 45197h2300" svg:viewBox="0 0 2301 1">
          <text:p/>
        </draw:connector>
        <draw:connector draw:style-name="gr4" draw:text-style-name="P3" draw:layer="layout" draw:type="line" svg:x1="70.449cm" svg:y1="44.747cm" svg:x2="70.45cm" svg:y2="44.155cm" draw:start-shape="id126" draw:start-glue-point="15" draw:end-shape="id129" draw:end-glue-point="2" svg:d="m70449 44747 1-592" svg:viewBox="0 0 2 593">
          <text:p/>
        </draw:connector>
        <draw:connector draw:style-name="gr3" draw:text-style-name="P3" draw:layer="layout" draw:type="line" svg:x1="39.849cm" svg:y1="44.747cm" svg:x2="39.855cm" svg:y2="43.497cm" draw:start-shape="id128" draw:start-glue-point="12" svg:d="m39849 44747 6-1250" svg:viewBox="0 0 7 1251">
          <text:p text:style-name="P1"><text:span text:style-name="T2">L10_00</text:span></text:p>
        </draw:connector>
        <draw:connector draw:style-name="gr3" draw:text-style-name="P3" draw:layer="layout" draw:type="line" svg:x1="33.521cm" svg:y1="45.897cm" svg:x2="35.25cm" svg:y2="45.647cm" draw:end-shape="id128" draw:end-glue-point="18" svg:d="m33521 45897 1729-250" svg:viewBox="0 0 1730 251">
          <text:p text:style-name="P1"><text:span text:style-name="T2">L10_d2</text:span></text:p>
        </draw:connector>
        <draw:connector draw:style-name="gr3" draw:text-style-name="P3" draw:layer="layout" draw:type="line" svg:x1="33.362cm" svg:y1="45.554cm" svg:x2="35.25cm" svg:y2="45.446cm" draw:end-shape="id128" draw:end-glue-point="17" svg:d="m33362 45554 1888-108" svg:viewBox="0 0 1889 109">
          <text:p text:style-name="P1"><text:span text:style-name="T2">L10_d1</text:span></text:p>
        </draw:connector>
        <draw:connector draw:style-name="gr3" draw:text-style-name="P3" draw:layer="layout" draw:type="line" svg:x1="33.309cm" svg:y1="45.236cm" svg:x2="35.25cm" svg:y2="45.197cm" draw:end-shape="id128" svg:d="m33309 45236 1941-39" svg:viewBox="0 0 1942 40">
          <text:p text:style-name="P1"><text:span text:style-name="T2">POWER</text:span></text:p>
        </draw:connector>
        <draw:connector draw:style-name="gr3" draw:text-style-name="P3" draw:layer="layout" draw:type="line" svg:x1="40.242cm" svg:y1="46.966cm" svg:x2="40.249cm" svg:y2="45.647cm" draw:end-shape="id128" draw:end-glue-point="11" svg:d="m40242 46966 7-1319" svg:viewBox="0 0 8 1320">
          <text:p text:style-name="P1"><text:span text:style-name="T2">S2_00/10</text:span></text:p>
        </draw:connector>
        <draw:connector draw:style-name="gr3" draw:text-style-name="P3" draw:layer="layout" draw:type="line" svg:x1="39.581cm" svg:y1="47.601cm" svg:x2="39.549cm" svg:y2="45.647cm" draw:end-shape="id128" draw:end-glue-point="10" svg:d="m39581 47601-32-1954" svg:viewBox="0 0 33 1955">
          <text:p text:style-name="P1"><text:span text:style-name="T2">/S2_00/11</text:span></text:p>
        </draw:connector>
        <draw:connector draw:style-name="gr3" draw:text-style-name="P3" draw:layer="layout" draw:type="line" svg:x1="41.742cm" svg:y1="46.947cm" svg:x2="41.749cm" svg:y2="45.647cm" draw:end-shape="id128" draw:end-glue-point="14" svg:d="m41742 46947 7-1300" svg:viewBox="0 0 8 1301">
          <text:p text:style-name="P1"><text:span text:style-name="T2">S2_01/00</text:span></text:p>
        </draw:connector>
        <draw:connector draw:style-name="gr3" draw:text-style-name="P3" draw:layer="layout" draw:type="line" svg:x1="41.082cm" svg:y1="47.601cm" svg:x2="41.049cm" svg:y2="45.647cm" draw:end-shape="id128" draw:end-glue-point="13" svg:d="m41082 47601-33-1954" svg:viewBox="0 0 34 1955">
          <text:p text:style-name="P1"><text:span text:style-name="T2">/S2_01/01</text:span></text:p>
        </draw:connector>
        <draw:connector draw:style-name="gr3" draw:text-style-name="P3" draw:layer="layout" draw:type="line" svg:x1="45.949cm" svg:y1="46.912cm" svg:x2="45.951cm" svg:y2="45.647cm" draw:end-shape="id127" draw:end-glue-point="5" svg:d="m45949 46912 2-1265" svg:viewBox="0 0 3 1266">
          <text:p text:style-name="P1"><text:span text:style-name="T2">S2_02/30</text:span></text:p>
        </draw:connector>
        <draw:connector draw:style-name="gr3" draw:text-style-name="P3" draw:layer="layout" draw:type="line" svg:x1="45.381cm" svg:y1="47.617cm" svg:x2="45.351cm" svg:y2="45.647cm" draw:end-shape="id127" draw:end-glue-point="4" svg:d="m45381 47617-30-1970" svg:viewBox="0 0 31 1971">
          <text:p text:style-name="P1"><text:span text:style-name="T2">/S2_02/31</text:span></text:p>
        </draw:connector>
        <draw:connector draw:style-name="gr3" draw:text-style-name="P3" draw:layer="layout" draw:type="line" svg:x1="47.436cm" svg:y1="46.879cm" svg:x2="47.451cm" svg:y2="45.647cm" draw:end-shape="id127" draw:end-glue-point="8" svg:d="m47436 46879 15-1232" svg:viewBox="0 0 16 1233">
          <text:p text:style-name="P1"><text:span text:style-name="T2">S2_03/20</text:span></text:p>
        </draw:connector>
        <draw:connector draw:style-name="gr3" draw:text-style-name="P3" draw:layer="layout" draw:type="line" svg:x1="46.775cm" svg:y1="47.704cm" svg:x2="46.751cm" svg:y2="45.647cm" draw:end-shape="id127" draw:end-glue-point="7" svg:d="m46775 47704-24-2057" svg:viewBox="0 0 25 2058">
          <text:p text:style-name="P1"><text:span text:style-name="T2">/S2_03/21</text:span></text:p>
        </draw:connector>
        <draw:connector draw:style-name="gr3" draw:text-style-name="P3" draw:layer="layout" draw:type="line" svg:x1="49.685cm" svg:y1="46.853cm" svg:x2="49.649cm" svg:y2="45.647cm" draw:end-shape="id127" draw:end-glue-point="11" svg:d="m49685 46853-36-1206" svg:viewBox="0 0 37 1207">
          <text:p text:style-name="P1"><text:span text:style-name="T2">S2_04/10</text:span></text:p>
        </draw:connector>
        <draw:connector draw:style-name="gr3" draw:text-style-name="P3" draw:layer="layout" draw:type="line" svg:x1="48.971cm" svg:y1="47.647cm" svg:x2="48.949cm" svg:y2="45.647cm" draw:end-shape="id127" draw:end-glue-point="10" svg:d="m48971 47647-22-2000" svg:viewBox="0 0 23 2001">
          <text:p text:style-name="P1"><text:span text:style-name="T2">/S2_04/11</text:span></text:p>
        </draw:connector>
        <draw:connector draw:style-name="gr3" draw:text-style-name="P3" draw:layer="layout" draw:type="line" svg:x1="36.537cm" svg:y1="46.877cm" svg:x2="36.551cm" svg:y2="45.647cm" draw:end-shape="id128" draw:end-glue-point="5" svg:d="m36537 46877 14-1230" svg:viewBox="0 0 15 1231">
          <text:p text:style-name="P1"><text:span text:style-name="T2">GROUND/30</text:span></text:p>
        </draw:connector>
        <draw:connector draw:style-name="gr3" draw:text-style-name="P3" draw:layer="layout" draw:type="line" svg:x1="35.982cm" svg:y1="47.601cm" svg:x2="35.951cm" svg:y2="45.647cm" draw:end-shape="id128" draw:end-glue-point="4" svg:d="m35982 47601-31-1954" svg:viewBox="0 0 32 1955">
          <text:p text:style-name="P1"><text:span text:style-name="T2">GROUND/31</text:span></text:p>
        </draw:connector>
        <draw:connector draw:style-name="gr3" draw:text-style-name="P3" draw:layer="layout" draw:type="line" svg:x1="43.019cm" svg:y1="45.527cm" svg:x2="44.65cm" svg:y2="45.446cm" draw:end-shape="id127" draw:end-glue-point="17" svg:d="m43019 45527 1631-81" svg:viewBox="0 0 1632 82">
          <text:p text:style-name="P1"><text:span text:style-name="T2">L10_d1</text:span></text:p>
        </draw:connector>
        <draw:connector draw:style-name="gr3" draw:text-style-name="P3" draw:layer="layout" draw:type="line" svg:x1="43.046cm" svg:y1="45.95cm" svg:x2="44.65cm" svg:y2="45.647cm" draw:end-shape="id127" draw:end-glue-point="18" svg:d="m43046 45950 1604-303" svg:viewBox="0 0 1605 304">
          <text:p text:style-name="P1"><text:span text:style-name="T2">L10_d2</text:span></text:p>
        </draw:connector>
        <draw:connector draw:style-name="gr3" draw:text-style-name="P3" draw:layer="layout" draw:type="line" svg:x1="38.045cm" svg:y1="46.876cm" svg:x2="38.051cm" svg:y2="45.647cm" draw:end-shape="id128" draw:end-glue-point="8" svg:d="m38045 46876 6-1229" svg:viewBox="0 0 7 1230">
          <text:p text:style-name="P1"><text:span text:style-name="T2">L10_c2/20</text:span></text:p>
        </draw:connector>
        <draw:connector draw:style-name="gr3" draw:text-style-name="P3" draw:layer="layout" draw:type="line" svg:x1="37.41cm" svg:y1="47.564cm" svg:x2="37.351cm" svg:y2="45.647cm" draw:end-shape="id128" draw:end-glue-point="7" svg:d="m37410 47564-59-1917" svg:viewBox="0 0 60 1918">
          <text:p text:style-name="P1"><text:span text:style-name="T2">L10_c2/21</text:span></text:p>
        </draw:connector>
        <draw:connector draw:style-name="gr3" draw:text-style-name="P3" draw:layer="layout" draw:type="line" svg:x1="33.441cm" svg:y1="44.548cm" svg:x2="35.25cm" svg:y2="44.747cm" draw:end-shape="id128" draw:end-glue-point="19" svg:d="m33441 44548 1809 199" svg:viewBox="0 0 1810 200">
          <text:p text:style-name="P1"><text:span text:style-name="T2">L10_c1</text:span></text:p>
        </draw:connector>
        <draw:connector draw:style-name="gr3" draw:text-style-name="P11" draw:layer="layout" draw:type="line" svg:x1="33.362cm" svg:y1="44.892cm" svg:x2="35.25cm" svg:y2="44.948cm" draw:end-shape="id128" draw:end-glue-point="16" svg:d="m33362 44892 1888 56" svg:viewBox="0 0 1889 57">
          <text:p text:style-name="P1"><text:span text:style-name="T3">L10_c2</text:span></text:p>
        </draw:connector>
        <draw:connector draw:style-name="gr3" draw:text-style-name="P3" draw:layer="layout" draw:type="line" svg:x1="42.829cm" svg:y1="44.547cm" svg:x2="44.65cm" svg:y2="44.747cm" draw:end-shape="id127" draw:end-glue-point="19" svg:d="m42829 44547 1821 200" svg:viewBox="0 0 1822 201">
          <text:p text:style-name="P1"><text:span text:style-name="T2">L10_c1</text:span></text:p>
        </draw:connector>
        <draw:connector draw:style-name="gr3" draw:text-style-name="P11" draw:layer="layout" draw:type="line" svg:x1="42.75cm" svg:y1="44.891cm" svg:x2="44.65cm" svg:y2="44.948cm" draw:end-shape="id127" draw:end-glue-point="16" svg:d="m42750 44891 1900 57" svg:viewBox="0 0 1901 58">
          <text:p text:style-name="P1"><text:span text:style-name="T3">L10_c2</text:span></text:p>
        </draw:connector>
        <draw:connector draw:style-name="gr3" draw:text-style-name="P3" draw:layer="layout" draw:type="line" svg:x1="51.194cm" svg:y1="46.823cm" svg:x2="51.149cm" svg:y2="45.647cm" draw:end-shape="id127" draw:end-glue-point="14" svg:d="m51194 46823-45-1176" svg:viewBox="0 0 46 1177">
          <text:p text:style-name="P1"><text:span text:style-name="T2">S2_05/00</text:span></text:p>
        </draw:connector>
        <draw:connector draw:style-name="gr3" draw:text-style-name="P3" draw:layer="layout" draw:type="line" svg:x1="50.453cm" svg:y1="47.591cm" svg:x2="50.449cm" svg:y2="45.647cm" draw:end-shape="id127" draw:end-glue-point="13" svg:d="m50453 47591-4-1944" svg:viewBox="0 0 5 1945">
          <text:p text:style-name="P1"><text:span text:style-name="T2">/S2_05/01</text:span></text:p>
        </draw:connector>
        <draw:connector draw:style-name="gr3" draw:text-style-name="P3" draw:layer="layout" draw:type="line" svg:x1="55.552cm" svg:y1="46.866cm" svg:x2="55.551cm" svg:y2="45.647cm" draw:end-shape="id125" draw:end-glue-point="5" svg:d="m55552 46866-1-1219" svg:viewBox="0 0 2 1220">
          <text:p text:style-name="P1"><text:span text:style-name="T2">S2_06/30</text:span></text:p>
        </draw:connector>
        <draw:connector draw:style-name="gr3" draw:text-style-name="P3" draw:layer="layout" draw:type="line" svg:x1="54.983cm" svg:y1="47.547cm" svg:x2="54.951cm" svg:y2="45.647cm" draw:end-shape="id125" draw:end-glue-point="4" svg:d="m54983 47547-32-1900" svg:viewBox="0 0 33 1901">
          <text:p text:style-name="P1"><text:span text:style-name="T2">/S2_06/31</text:span></text:p>
        </draw:connector>
        <draw:connector draw:style-name="gr3" draw:text-style-name="P3" draw:layer="layout" draw:type="line" svg:x1="57.038cm" svg:y1="46.806cm" svg:x2="57.051cm" svg:y2="45.647cm" draw:end-shape="id125" draw:end-glue-point="8" svg:d="m57038 46806 13-1159" svg:viewBox="0 0 14 1160">
          <text:p text:style-name="P1"><text:span text:style-name="T2">S2_07/20</text:span></text:p>
        </draw:connector>
        <draw:connector draw:style-name="gr3" draw:text-style-name="P3" draw:layer="layout" draw:type="line" svg:x1="56.377cm" svg:y1="47.547cm" svg:x2="56.351cm" svg:y2="45.647cm" draw:end-shape="id125" draw:end-glue-point="7" svg:d="m56377 47547-26-1900" svg:viewBox="0 0 27 1901">
          <text:p text:style-name="P1"><text:span text:style-name="T2">/S2_07/21</text:span></text:p>
        </draw:connector>
        <draw:connector draw:style-name="gr3" draw:text-style-name="P3" draw:layer="layout" draw:type="line" svg:x1="59.265cm" svg:y1="46.665cm" svg:x2="59.249cm" svg:y2="45.647cm" draw:end-shape="id125" draw:end-glue-point="11" svg:d="m59265 46665-16-1018" svg:viewBox="0 0 17 1019">
          <text:p text:style-name="P1"><text:span text:style-name="T2">S2_08/10</text:span></text:p>
        </draw:connector>
        <draw:connector draw:style-name="gr3" draw:text-style-name="P3" draw:layer="layout" draw:type="line" svg:x1="58.575cm" svg:y1="47.547cm" svg:x2="58.549cm" svg:y2="45.647cm" draw:end-shape="id125" draw:end-glue-point="10" svg:d="m58575 47547-26-1900" svg:viewBox="0 0 27 1901">
          <text:p text:style-name="P1"><text:span text:style-name="T2">/S2_08/11</text:span></text:p>
        </draw:connector>
        <draw:connector draw:style-name="gr3" draw:text-style-name="P3" draw:layer="layout" draw:type="line" svg:x1="60.744cm" svg:y1="46.684cm" svg:x2="60.749cm" svg:y2="45.647cm" draw:end-shape="id125" draw:end-glue-point="14" svg:d="m60744 46684 5-1037" svg:viewBox="0 0 6 1038">
          <text:p text:style-name="P1"><text:span text:style-name="T2">S2_09/00</text:span></text:p>
        </draw:connector>
        <draw:connector draw:style-name="gr3" draw:text-style-name="P3" draw:layer="layout" draw:type="line" svg:x1="60.032cm" svg:y1="47.486cm" svg:x2="60.049cm" svg:y2="45.647cm" draw:end-shape="id125" draw:end-glue-point="13" svg:d="m60032 47486 17-1839" svg:viewBox="0 0 18 1840">
          <text:p text:style-name="P1"><text:span text:style-name="T2">/S2_09/01</text:span></text:p>
        </draw:connector>
        <draw:connector draw:style-name="gr3" draw:text-style-name="P3" draw:layer="layout" draw:type="line" svg:x1="52.619cm" svg:y1="45.527cm" svg:x2="54.25cm" svg:y2="45.446cm" draw:end-shape="id125" draw:end-glue-point="17" svg:d="m52619 45527 1631-81" svg:viewBox="0 0 1632 82">
          <text:p text:style-name="P1"><text:span text:style-name="T2">L10_d1</text:span></text:p>
        </draw:connector>
        <draw:connector draw:style-name="gr3" draw:text-style-name="P3" draw:layer="layout" draw:type="line" svg:x1="52.646cm" svg:y1="45.95cm" svg:x2="54.25cm" svg:y2="45.647cm" draw:end-shape="id125" draw:end-glue-point="18" svg:d="m52646 45950 1604-303" svg:viewBox="0 0 1605 304">
          <text:p text:style-name="P1"><text:span text:style-name="T2">L10_d2</text:span></text:p>
        </draw:connector>
        <draw:connector draw:style-name="gr3" draw:text-style-name="P3" draw:layer="layout" draw:type="line" svg:x1="52.429cm" svg:y1="44.547cm" svg:x2="54.25cm" svg:y2="44.747cm" svg:d="m52429 44547 1821 200" svg:viewBox="0 0 1822 201">
          <text:p text:style-name="P1"><text:span text:style-name="T2">L10_c1</text:span></text:p>
        </draw:connector>
        <draw:connector draw:style-name="gr3" draw:text-style-name="P11" draw:layer="layout" draw:type="line" svg:x1="52.35cm" svg:y1="44.891cm" svg:x2="54.25cm" svg:y2="44.948cm" draw:end-shape="id125" draw:end-glue-point="16" svg:d="m52350 44891 1900 57" svg:viewBox="0 0 1901 58">
          <text:p text:style-name="P1"><text:span text:style-name="T3">L10_c2</text:span></text:p>
        </draw:connector>
        <draw:connector draw:style-name="gr3" draw:text-style-name="P3" draw:layer="layout" draw:type="line" svg:x1="65.651cm" svg:y1="46.866cm" svg:x2="65.651cm" svg:y2="45.647cm" draw:end-shape="id126" draw:end-glue-point="5" svg:d="m65651 46866v-1219" svg:viewBox="0 0 1 1220">
          <text:p text:style-name="P1"><text:span text:style-name="T2">S2_10/30</text:span></text:p>
        </draw:connector>
        <draw:connector draw:style-name="gr3" draw:text-style-name="P3" draw:layer="layout" draw:type="line" svg:x1="65.082cm" svg:y1="47.547cm" svg:x2="65.051cm" svg:y2="45.647cm" draw:end-shape="id126" draw:end-glue-point="4" svg:d="m65082 47547-31-1900" svg:viewBox="0 0 32 1901">
          <text:p text:style-name="P1"><text:span text:style-name="T2">/S2_10/31</text:span></text:p>
        </draw:connector>
        <draw:connector draw:style-name="gr3" draw:text-style-name="P3" draw:layer="layout" draw:type="line" svg:x1="67.137cm" svg:y1="46.806cm" svg:x2="67.151cm" svg:y2="45.647cm" draw:end-shape="id126" draw:end-glue-point="8" svg:d="m67137 46806 14-1159" svg:viewBox="0 0 15 1160">
          <text:p text:style-name="P1"><text:span text:style-name="T2">S2_11/20</text:span></text:p>
        </draw:connector>
        <draw:connector draw:style-name="gr3" draw:text-style-name="P3" draw:layer="layout" draw:type="line" svg:x1="66.476cm" svg:y1="47.547cm" svg:x2="66.451cm" svg:y2="45.647cm" draw:end-shape="id126" draw:end-glue-point="7" svg:d="m66476 47547-25-1900" svg:viewBox="0 0 26 1901">
          <text:p text:style-name="P1"><text:span text:style-name="T2">/S2_11/21</text:span></text:p>
        </draw:connector>
        <draw:connector draw:style-name="gr3" draw:text-style-name="P3" draw:layer="layout" draw:type="line" svg:x1="69.364cm" svg:y1="46.665cm" svg:x2="69.349cm" svg:y2="45.647cm" draw:end-shape="id126" draw:end-glue-point="11" svg:d="m69364 46665-15-1018" svg:viewBox="0 0 16 1019">
          <text:p text:style-name="P1"><text:span text:style-name="T2">S2_12/10</text:span></text:p>
        </draw:connector>
        <draw:connector draw:style-name="gr3" draw:text-style-name="P3" draw:layer="layout" draw:type="line" svg:x1="68.674cm" svg:y1="47.547cm" svg:x2="68.649cm" svg:y2="45.647cm" draw:end-shape="id126" draw:end-glue-point="10" svg:d="m68674 47547-25-1900" svg:viewBox="0 0 26 1901">
          <text:p text:style-name="P1"><text:span text:style-name="T2">/S2_12/11</text:span></text:p>
        </draw:connector>
        <draw:connector draw:style-name="gr3" draw:text-style-name="P3" draw:layer="layout" draw:type="line" svg:x1="70.843cm" svg:y1="46.684cm" svg:x2="70.849cm" svg:y2="45.647cm" draw:end-shape="id126" draw:end-glue-point="14" svg:d="m70843 46684 6-1037" svg:viewBox="0 0 7 1038">
          <text:p text:style-name="P1"><text:span text:style-name="T2">S2_12/00</text:span></text:p>
        </draw:connector>
        <draw:connector draw:style-name="gr3" draw:text-style-name="P3" draw:layer="layout" draw:type="line" svg:x1="70.131cm" svg:y1="47.486cm" svg:x2="70.149cm" svg:y2="45.647cm" draw:end-shape="id126" draw:end-glue-point="13" svg:d="m70131 47486 18-1839" svg:viewBox="0 0 19 1840">
          <text:p text:style-name="P1"><text:span text:style-name="T2">/S2_12/01</text:span></text:p>
        </draw:connector>
        <draw:connector draw:style-name="gr3" draw:text-style-name="P3" draw:layer="layout" draw:type="line" svg:x1="62.719cm" svg:y1="45.527cm" svg:x2="64.35cm" svg:y2="45.446cm" draw:end-shape="id126" draw:end-glue-point="17" svg:d="m62719 45527 1631-81" svg:viewBox="0 0 1632 82">
          <text:p text:style-name="P1"><text:span text:style-name="T2">L10_d1</text:span></text:p>
        </draw:connector>
        <draw:connector draw:style-name="gr3" draw:text-style-name="P3" draw:layer="layout" draw:type="line" svg:x1="62.746cm" svg:y1="45.95cm" svg:x2="64.35cm" svg:y2="45.647cm" draw:end-shape="id126" draw:end-glue-point="18" svg:d="m62746 45950 1604-303" svg:viewBox="0 0 1605 304">
          <text:p text:style-name="P1"><text:span text:style-name="T2">L10_d2</text:span></text:p>
        </draw:connector>
        <draw:connector draw:style-name="gr3" draw:text-style-name="P3" draw:layer="layout" draw:type="line" svg:x1="62.529cm" svg:y1="44.547cm" svg:x2="64.35cm" svg:y2="44.747cm" draw:end-shape="id126" draw:end-glue-point="19" svg:d="m62529 44547 1821 200" svg:viewBox="0 0 1822 201">
          <text:p text:style-name="P1"><text:span text:style-name="T2">L10_c1</text:span></text:p>
        </draw:connector>
        <draw:connector draw:style-name="gr3" draw:text-style-name="P11" draw:layer="layout" draw:type="line" svg:x1="62.45cm" svg:y1="44.891cm" svg:x2="64.35cm" svg:y2="44.948cm" draw:end-shape="id126" draw:end-glue-point="16" svg:d="m62450 44891 1900 57" svg:viewBox="0 0 1901 58">
          <text:p text:style-name="P1"><text:span text:style-name="T3">L10_c2</text:span></text:p>
        </draw:connector>
        <draw:connector draw:style-name="gr3" draw:text-style-name="P3" draw:layer="layout" draw:type="line" svg:x1="41.349cm" svg:y1="44.747cm" svg:x2="41.35cm" svg:y2="43.455cm" draw:start-shape="id128" draw:start-glue-point="15" svg:d="m41349 44747 1-1292" svg:viewBox="0 0 2 1293">
          <text:p text:style-name="P1"><text:span text:style-name="T2">L10_01</text:span></text:p>
        </draw:connector>
        <draw:connector draw:style-name="gr3" draw:text-style-name="P3" draw:layer="layout" draw:type="line" svg:x1="45.651cm" svg:y1="44.747cm" svg:x2="45.65cm" svg:y2="43.455cm" draw:start-shape="id127" draw:start-glue-point="6" svg:d="m45651 44747-1-1292" svg:viewBox="0 0 2 1293">
          <text:p text:style-name="P1"><text:span text:style-name="T2">L10_02</text:span></text:p>
        </draw:connector>
        <draw:connector draw:style-name="gr3" draw:text-style-name="P3" draw:layer="layout" draw:type="line" svg:x1="47.051cm" svg:y1="44.747cm" svg:x2="47.049cm" svg:y2="43.455cm" draw:start-shape="id127" draw:start-glue-point="9" svg:d="m47051 44747-2-1292" svg:viewBox="0 0 3 1293">
          <text:p text:style-name="P1"><text:span text:style-name="T2">L10_03</text:span></text:p>
        </draw:connector>
        <draw:connector draw:style-name="gr3" draw:text-style-name="P3" draw:layer="layout" draw:type="line" svg:x1="49.249cm" svg:y1="44.747cm" svg:x2="49.249cm" svg:y2="43.463cm" draw:start-shape="id127" draw:start-glue-point="12" svg:d="m49249 44747v-1284" svg:viewBox="0 0 1 1285">
          <text:p text:style-name="P1"><text:span text:style-name="T2">L10_04</text:span></text:p>
        </draw:connector>
        <draw:connector draw:style-name="gr3" draw:text-style-name="P3" draw:layer="layout" draw:type="line" svg:x1="50.749cm" svg:y1="44.747cm" svg:x2="50.75cm" svg:y2="43.471cm" draw:start-shape="id127" draw:start-glue-point="15" svg:d="m50749 44747 1-1276" svg:viewBox="0 0 2 1277">
          <text:p text:style-name="P1"><text:span text:style-name="T2">L10_05</text:span></text:p>
        </draw:connector>
        <draw:connector draw:style-name="gr3" draw:text-style-name="P3" draw:layer="layout" draw:type="line" svg:x1="55.251cm" svg:y1="44.747cm" svg:x2="55.25cm" svg:y2="43.479cm" draw:start-shape="id125" draw:start-glue-point="6" svg:d="m55251 44747-1-1268" svg:viewBox="0 0 2 1269">
          <text:p text:style-name="P1"><text:span text:style-name="T2">L10_06</text:span></text:p>
        </draw:connector>
        <draw:connector draw:style-name="gr3" draw:text-style-name="P3" draw:layer="layout" draw:type="line" svg:x1="56.651cm" svg:y1="44.747cm" svg:x2="56.65cm" svg:y2="43.487cm" draw:start-shape="id125" draw:start-glue-point="9" svg:d="m56651 44747-1-1260" svg:viewBox="0 0 2 1261">
          <text:p text:style-name="P1"><text:span text:style-name="T2">L10_07</text:span></text:p>
        </draw:connector>
        <draw:connector draw:style-name="gr3" draw:text-style-name="P3" draw:layer="layout" draw:type="line" svg:x1="58.849cm" svg:y1="44.747cm" svg:x2="58.849cm" svg:y2="43.455cm" draw:start-shape="id125" draw:start-glue-point="12" svg:d="m58849 44747v-1292" svg:viewBox="0 0 1 1293">
          <text:p text:style-name="P1"><text:span text:style-name="T2">L10_08</text:span></text:p>
        </draw:connector>
        <draw:connector draw:style-name="gr3" draw:text-style-name="P3" draw:layer="layout" draw:type="line" svg:x1="60.349cm" svg:y1="44.747cm" svg:x2="60.35cm" svg:y2="43.455cm" draw:start-shape="id125" draw:start-glue-point="15" svg:d="m60349 44747 1-1292" svg:viewBox="0 0 2 1293">
          <text:p text:style-name="P1"><text:span text:style-name="T2">L10_09</text:span></text:p>
        </draw:connector>
        <draw:connector draw:style-name="gr3" draw:text-style-name="P3" draw:layer="layout" draw:type="line" svg:x1="65.351cm" svg:y1="44.747cm" svg:x2="65.351cm" svg:y2="43.455cm" draw:start-shape="id126" draw:start-glue-point="6" svg:d="m65351 44747v-1292" svg:viewBox="0 0 1 1293">
          <text:p text:style-name="P1"><text:span text:style-name="T2">L10_10</text:span></text:p>
        </draw:connector>
        <draw:connector draw:style-name="gr3" draw:text-style-name="P3" draw:layer="layout" draw:type="line" svg:x1="66.751cm" svg:y1="44.747cm" svg:x2="66.75cm" svg:y2="43.455cm" draw:start-shape="id126" draw:start-glue-point="9" svg:d="m66751 44747-1-1292" svg:viewBox="0 0 2 1293">
          <text:p text:style-name="P1"><text:span text:style-name="T2">L10_11</text:span></text:p>
        </draw:connector>
        <draw:connector draw:style-name="gr3" draw:text-style-name="P3" draw:layer="layout" draw:type="line" svg:x1="68.949cm" svg:y1="44.747cm" svg:x2="68.949cm" svg:y2="43.455cm" draw:start-shape="id126" draw:start-glue-point="12" svg:d="m68949 44747v-1292" svg:viewBox="0 0 1 1293">
          <text:p text:style-name="P1"><text:span text:style-name="T2">L10_12</text:span></text:p>
        </draw:connector>
        <draw:connector draw:style-name="gr3" draw:text-style-name="P3" draw:layer="layout" draw:type="line" svg:x1="70.45cm" svg:y1="43.255cm" svg:x2="70.45cm" svg:y2="41.963cm" draw:start-shape="id129" draw:start-glue-point="0" svg:d="m70450 43255v-1292" svg:viewBox="0 0 1 1293">
          <text:p text:style-name="P1"><text:span text:style-name="T2">/L10_12</text:span></text:p>
        </draw:connector>
        <draw:custom-shape draw:style-name="gr2" draw:text-style-name="P2" xml:id="id133" draw:id="id133" draw:layer="layout" svg:width="7.1cm" svg:height="0.9cm" svg:x="35.25cm" svg:y="39.70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32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0" draw:id="id130" draw:layer="layout" svg:width="7.1cm" svg:height="0.9cm" svg:x="54.25cm" svg:y="39.70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4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2" draw:id="id132" draw:layer="layout" svg:width="7.1cm" svg:height="0.9cm" svg:x="44.65cm" svg:y="39.70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3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1" draw:id="id131" draw:layer="layout" svg:width="7.1cm" svg:height="0.9cm" svg:x="64.35cm" svg:y="39.70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5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4" draw:id="id134" draw:layer="layout" svg:width="1cm" svg:height="0.9cm" svg:x="69.95cm" svg:y="38.214cm">
          <text:p text:style-name="P1"><text:span text:style-name="T1">NOT</text:span></text:p>
          <text:p text:style-name="P1"><text:span text:style-name="T1">350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35cm" svg:y1="40.156cm" svg:x2="64.35cm" svg:y2="40.156cm" draw:start-shape="id130" draw:start-glue-point="1" draw:end-shape="id131" svg:d="m61350 40156h3000" svg:viewBox="0 0 3001 1">
          <text:p/>
        </draw:connector>
        <draw:connector draw:style-name="gr4" draw:text-style-name="P3" draw:layer="layout" draw:type="line" svg:x1="51.75cm" svg:y1="40.156cm" svg:x2="54.25cm" svg:y2="40.156cm" draw:start-shape="id132" draw:start-glue-point="1" draw:end-shape="id130" svg:d="m51750 40156h2500" svg:viewBox="0 0 2501 1">
          <text:p/>
        </draw:connector>
        <draw:connector draw:style-name="gr4" draw:text-style-name="P3" draw:layer="layout" draw:type="line" svg:x1="42.35cm" svg:y1="40.156cm" svg:x2="44.65cm" svg:y2="40.156cm" draw:start-shape="id133" draw:start-glue-point="1" draw:end-shape="id132" draw:end-glue-point="3" svg:d="m42350 40156h2300" svg:viewBox="0 0 2301 1">
          <text:p/>
        </draw:connector>
        <draw:connector draw:style-name="gr4" draw:text-style-name="P3" draw:layer="layout" draw:type="line" svg:x1="70.449cm" svg:y1="39.706cm" svg:x2="70.45cm" svg:y2="39.114cm" draw:start-shape="id131" draw:start-glue-point="15" draw:end-shape="id134" draw:end-glue-point="2" svg:d="m70449 39706 1-592" svg:viewBox="0 0 2 593">
          <text:p/>
        </draw:connector>
        <draw:connector draw:style-name="gr3" draw:text-style-name="P3" draw:layer="layout" draw:type="line" svg:x1="39.849cm" svg:y1="39.706cm" svg:x2="39.855cm" svg:y2="38.456cm" draw:start-shape="id133" draw:start-glue-point="12" svg:d="m39849 39706 6-1250" svg:viewBox="0 0 7 1251">
          <text:p text:style-name="P1"><text:span text:style-name="T2">L11_00</text:span></text:p>
        </draw:connector>
        <draw:connector draw:style-name="gr3" draw:text-style-name="P3" draw:layer="layout" draw:type="line" svg:x1="33.521cm" svg:y1="40.856cm" svg:x2="35.25cm" svg:y2="40.606cm" draw:end-shape="id133" draw:end-glue-point="18" svg:d="m33521 40856 1729-250" svg:viewBox="0 0 1730 251">
          <text:p text:style-name="P1"><text:span text:style-name="T2">L11_d2</text:span></text:p>
        </draw:connector>
        <draw:connector draw:style-name="gr3" draw:text-style-name="P3" draw:layer="layout" draw:type="line" svg:x1="33.362cm" svg:y1="40.513cm" svg:x2="35.25cm" svg:y2="40.405cm" draw:end-shape="id133" draw:end-glue-point="17" svg:d="m33362 40513 1888-108" svg:viewBox="0 0 1889 109">
          <text:p text:style-name="P1"><text:span text:style-name="T2">L11_d1</text:span></text:p>
        </draw:connector>
        <draw:connector draw:style-name="gr3" draw:text-style-name="P3" draw:layer="layout" draw:type="line" svg:x1="33.309cm" svg:y1="40.195cm" svg:x2="35.25cm" svg:y2="40.156cm" draw:end-shape="id133" svg:d="m33309 40195 1941-39" svg:viewBox="0 0 1942 40">
          <text:p text:style-name="P1"><text:span text:style-name="T2">POWER</text:span></text:p>
        </draw:connector>
        <draw:connector draw:style-name="gr3" draw:text-style-name="P3" draw:layer="layout" draw:type="line" svg:x1="40.242cm" svg:y1="41.925cm" svg:x2="40.249cm" svg:y2="40.606cm" draw:end-shape="id133" draw:end-glue-point="11" svg:d="m40242 41925 7-1319" svg:viewBox="0 0 8 1320">
          <text:p text:style-name="P1"><text:span text:style-name="T2">S2_00/10</text:span></text:p>
        </draw:connector>
        <draw:connector draw:style-name="gr3" draw:text-style-name="P3" draw:layer="layout" draw:type="line" svg:x1="39.581cm" svg:y1="42.56cm" svg:x2="39.549cm" svg:y2="40.606cm" draw:end-shape="id133" draw:end-glue-point="10" svg:d="m39581 42560-32-1954" svg:viewBox="0 0 33 1955">
          <text:p text:style-name="P1"><text:span text:style-name="T2">/S2_00/11</text:span></text:p>
        </draw:connector>
        <draw:connector draw:style-name="gr3" draw:text-style-name="P3" draw:layer="layout" draw:type="line" svg:x1="41.742cm" svg:y1="41.906cm" svg:x2="41.749cm" svg:y2="40.606cm" draw:end-shape="id133" draw:end-glue-point="14" svg:d="m41742 41906 7-1300" svg:viewBox="0 0 8 1301">
          <text:p text:style-name="P1"><text:span text:style-name="T2">S2_01/00</text:span></text:p>
        </draw:connector>
        <draw:connector draw:style-name="gr3" draw:text-style-name="P3" draw:layer="layout" draw:type="line" svg:x1="41.082cm" svg:y1="42.56cm" svg:x2="41.049cm" svg:y2="40.606cm" draw:end-shape="id133" draw:end-glue-point="13" svg:d="m41082 42560-33-1954" svg:viewBox="0 0 34 1955">
          <text:p text:style-name="P1"><text:span text:style-name="T2">/S2_01/01</text:span></text:p>
        </draw:connector>
        <draw:connector draw:style-name="gr3" draw:text-style-name="P3" draw:layer="layout" draw:type="line" svg:x1="45.949cm" svg:y1="41.871cm" svg:x2="45.951cm" svg:y2="40.606cm" draw:end-shape="id132" draw:end-glue-point="5" svg:d="m45949 41871 2-1265" svg:viewBox="0 0 3 1266">
          <text:p text:style-name="P1"><text:span text:style-name="T2">S2_02/30</text:span></text:p>
        </draw:connector>
        <draw:connector draw:style-name="gr3" draw:text-style-name="P3" draw:layer="layout" draw:type="line" svg:x1="45.381cm" svg:y1="42.576cm" svg:x2="45.351cm" svg:y2="40.606cm" draw:end-shape="id132" draw:end-glue-point="4" svg:d="m45381 42576-30-1970" svg:viewBox="0 0 31 1971">
          <text:p text:style-name="P1"><text:span text:style-name="T2">/S2_02/31</text:span></text:p>
        </draw:connector>
        <draw:connector draw:style-name="gr3" draw:text-style-name="P3" draw:layer="layout" draw:type="line" svg:x1="47.436cm" svg:y1="41.838cm" svg:x2="47.451cm" svg:y2="40.606cm" draw:end-shape="id132" draw:end-glue-point="8" svg:d="m47436 41838 15-1232" svg:viewBox="0 0 16 1233">
          <text:p text:style-name="P1"><text:span text:style-name="T2">S2_03/20</text:span></text:p>
        </draw:connector>
        <draw:connector draw:style-name="gr3" draw:text-style-name="P3" draw:layer="layout" draw:type="line" svg:x1="46.775cm" svg:y1="42.663cm" svg:x2="46.751cm" svg:y2="40.606cm" draw:end-shape="id132" draw:end-glue-point="7" svg:d="m46775 42663-24-2057" svg:viewBox="0 0 25 2058">
          <text:p text:style-name="P1"><text:span text:style-name="T2">/S2_03/21</text:span></text:p>
        </draw:connector>
        <draw:connector draw:style-name="gr3" draw:text-style-name="P3" draw:layer="layout" draw:type="line" svg:x1="49.685cm" svg:y1="41.812cm" svg:x2="49.649cm" svg:y2="40.606cm" draw:end-shape="id132" draw:end-glue-point="11" svg:d="m49685 41812-36-1206" svg:viewBox="0 0 37 1207">
          <text:p text:style-name="P1"><text:span text:style-name="T2">S2_04/10</text:span></text:p>
        </draw:connector>
        <draw:connector draw:style-name="gr3" draw:text-style-name="P3" draw:layer="layout" draw:type="line" svg:x1="48.971cm" svg:y1="42.606cm" svg:x2="48.949cm" svg:y2="40.606cm" draw:end-shape="id132" draw:end-glue-point="10" svg:d="m48971 42606-22-2000" svg:viewBox="0 0 23 2001">
          <text:p text:style-name="P1"><text:span text:style-name="T2">/S2_04/11</text:span></text:p>
        </draw:connector>
        <draw:connector draw:style-name="gr3" draw:text-style-name="P3" draw:layer="layout" draw:type="line" svg:x1="36.537cm" svg:y1="41.836cm" svg:x2="36.551cm" svg:y2="40.606cm" draw:end-shape="id133" draw:end-glue-point="5" svg:d="m36537 41836 14-1230" svg:viewBox="0 0 15 1231">
          <text:p text:style-name="P1"><text:span text:style-name="T2">GROUND/30</text:span></text:p>
        </draw:connector>
        <draw:connector draw:style-name="gr3" draw:text-style-name="P3" draw:layer="layout" draw:type="line" svg:x1="35.982cm" svg:y1="42.56cm" svg:x2="35.951cm" svg:y2="40.606cm" draw:end-shape="id133" draw:end-glue-point="4" svg:d="m35982 42560-31-1954" svg:viewBox="0 0 32 1955">
          <text:p text:style-name="P1"><text:span text:style-name="T2">GROUND/31</text:span></text:p>
        </draw:connector>
        <draw:connector draw:style-name="gr3" draw:text-style-name="P3" draw:layer="layout" draw:type="line" svg:x1="43.019cm" svg:y1="40.486cm" svg:x2="44.65cm" svg:y2="40.405cm" draw:end-shape="id132" draw:end-glue-point="17" svg:d="m43019 40486 1631-81" svg:viewBox="0 0 1632 82">
          <text:p text:style-name="P1"><text:span text:style-name="T2">L11_d1</text:span></text:p>
        </draw:connector>
        <draw:connector draw:style-name="gr3" draw:text-style-name="P3" draw:layer="layout" draw:type="line" svg:x1="43.046cm" svg:y1="40.909cm" svg:x2="44.65cm" svg:y2="40.606cm" draw:end-shape="id132" draw:end-glue-point="18" svg:d="m43046 40909 1604-303" svg:viewBox="0 0 1605 304">
          <text:p text:style-name="P1"><text:span text:style-name="T2">L11_d2</text:span></text:p>
        </draw:connector>
        <draw:connector draw:style-name="gr3" draw:text-style-name="P3" draw:layer="layout" draw:type="line" svg:x1="38.045cm" svg:y1="41.835cm" svg:x2="38.051cm" svg:y2="40.606cm" draw:end-shape="id133" draw:end-glue-point="8" svg:d="m38045 41835 6-1229" svg:viewBox="0 0 7 1230">
          <text:p text:style-name="P1"><text:span text:style-name="T2">L11_c2/20</text:span></text:p>
        </draw:connector>
        <draw:connector draw:style-name="gr3" draw:text-style-name="P3" draw:layer="layout" draw:type="line" svg:x1="37.41cm" svg:y1="42.523cm" svg:x2="37.351cm" svg:y2="40.606cm" draw:end-shape="id133" draw:end-glue-point="7" svg:d="m37410 42523-59-1917" svg:viewBox="0 0 60 1918">
          <text:p text:style-name="P1"><text:span text:style-name="T2">L11_c2/21</text:span></text:p>
        </draw:connector>
        <draw:connector draw:style-name="gr3" draw:text-style-name="P3" draw:layer="layout" draw:type="line" svg:x1="33.441cm" svg:y1="39.507cm" svg:x2="35.25cm" svg:y2="39.706cm" draw:end-shape="id133" draw:end-glue-point="19" svg:d="m33441 39507 1809 199" svg:viewBox="0 0 1810 200">
          <text:p text:style-name="P1"><text:span text:style-name="T2">L11_c1</text:span></text:p>
        </draw:connector>
        <draw:connector draw:style-name="gr3" draw:text-style-name="P11" draw:layer="layout" draw:type="line" svg:x1="33.362cm" svg:y1="39.851cm" svg:x2="35.25cm" svg:y2="39.907cm" draw:end-shape="id133" draw:end-glue-point="16" svg:d="m33362 39851 1888 56" svg:viewBox="0 0 1889 57">
          <text:p text:style-name="P1"><text:span text:style-name="T3">L11_c2</text:span></text:p>
        </draw:connector>
        <draw:connector draw:style-name="gr3" draw:text-style-name="P3" draw:layer="layout" draw:type="line" svg:x1="42.829cm" svg:y1="39.506cm" svg:x2="44.65cm" svg:y2="39.706cm" draw:end-shape="id132" draw:end-glue-point="19" svg:d="m42829 39506 1821 200" svg:viewBox="0 0 1822 201">
          <text:p text:style-name="P1"><text:span text:style-name="T2">L11_c1</text:span></text:p>
        </draw:connector>
        <draw:connector draw:style-name="gr3" draw:text-style-name="P11" draw:layer="layout" draw:type="line" svg:x1="42.75cm" svg:y1="39.85cm" svg:x2="44.65cm" svg:y2="39.907cm" draw:end-shape="id132" draw:end-glue-point="16" svg:d="m42750 39850 1900 57" svg:viewBox="0 0 1901 58">
          <text:p text:style-name="P1"><text:span text:style-name="T3">L11_c2</text:span></text:p>
        </draw:connector>
        <draw:connector draw:style-name="gr3" draw:text-style-name="P3" draw:layer="layout" draw:type="line" svg:x1="51.194cm" svg:y1="41.782cm" svg:x2="51.149cm" svg:y2="40.606cm" draw:end-shape="id132" draw:end-glue-point="14" svg:d="m51194 41782-45-1176" svg:viewBox="0 0 46 1177">
          <text:p text:style-name="P1"><text:span text:style-name="T2">S2_05/00</text:span></text:p>
        </draw:connector>
        <draw:connector draw:style-name="gr3" draw:text-style-name="P3" draw:layer="layout" draw:type="line" svg:x1="50.453cm" svg:y1="42.55cm" svg:x2="50.449cm" svg:y2="40.606cm" draw:end-shape="id132" draw:end-glue-point="13" svg:d="m50453 42550-4-1944" svg:viewBox="0 0 5 1945">
          <text:p text:style-name="P1"><text:span text:style-name="T2">/S2_05/01</text:span></text:p>
        </draw:connector>
        <draw:connector draw:style-name="gr3" draw:text-style-name="P3" draw:layer="layout" draw:type="line" svg:x1="55.552cm" svg:y1="41.825cm" svg:x2="55.551cm" svg:y2="40.606cm" draw:end-shape="id130" draw:end-glue-point="5" svg:d="m55552 41825-1-1219" svg:viewBox="0 0 2 1220">
          <text:p text:style-name="P1"><text:span text:style-name="T2">S2_06/30</text:span></text:p>
        </draw:connector>
        <draw:connector draw:style-name="gr3" draw:text-style-name="P3" draw:layer="layout" draw:type="line" svg:x1="54.983cm" svg:y1="42.506cm" svg:x2="54.951cm" svg:y2="40.606cm" draw:end-shape="id130" draw:end-glue-point="4" svg:d="m54983 42506-32-1900" svg:viewBox="0 0 33 1901">
          <text:p text:style-name="P1"><text:span text:style-name="T2">/S2_06/31</text:span></text:p>
        </draw:connector>
        <draw:connector draw:style-name="gr3" draw:text-style-name="P3" draw:layer="layout" draw:type="line" svg:x1="57.038cm" svg:y1="41.765cm" svg:x2="57.051cm" svg:y2="40.606cm" draw:end-shape="id130" draw:end-glue-point="8" svg:d="m57038 41765 13-1159" svg:viewBox="0 0 14 1160">
          <text:p text:style-name="P1"><text:span text:style-name="T2">S2_07/20</text:span></text:p>
        </draw:connector>
        <draw:connector draw:style-name="gr3" draw:text-style-name="P3" draw:layer="layout" draw:type="line" svg:x1="56.377cm" svg:y1="42.506cm" svg:x2="56.351cm" svg:y2="40.606cm" draw:end-shape="id130" draw:end-glue-point="7" svg:d="m56377 42506-26-1900" svg:viewBox="0 0 27 1901">
          <text:p text:style-name="P1"><text:span text:style-name="T2">/S2_07/21</text:span></text:p>
        </draw:connector>
        <draw:connector draw:style-name="gr3" draw:text-style-name="P3" draw:layer="layout" draw:type="line" svg:x1="59.265cm" svg:y1="41.624cm" svg:x2="59.249cm" svg:y2="40.606cm" draw:end-shape="id130" draw:end-glue-point="11" svg:d="m59265 41624-16-1018" svg:viewBox="0 0 17 1019">
          <text:p text:style-name="P1"><text:span text:style-name="T2">S2_08/10</text:span></text:p>
        </draw:connector>
        <draw:connector draw:style-name="gr3" draw:text-style-name="P3" draw:layer="layout" draw:type="line" svg:x1="58.575cm" svg:y1="42.506cm" svg:x2="58.549cm" svg:y2="40.606cm" draw:end-shape="id130" draw:end-glue-point="10" svg:d="m58575 42506-26-1900" svg:viewBox="0 0 27 1901">
          <text:p text:style-name="P1"><text:span text:style-name="T2">/S2_08/11</text:span></text:p>
        </draw:connector>
        <draw:connector draw:style-name="gr3" draw:text-style-name="P3" draw:layer="layout" draw:type="line" svg:x1="60.744cm" svg:y1="41.643cm" svg:x2="60.749cm" svg:y2="40.606cm" draw:end-shape="id130" draw:end-glue-point="14" svg:d="m60744 41643 5-1037" svg:viewBox="0 0 6 1038">
          <text:p text:style-name="P1"><text:span text:style-name="T2">S2_09/00</text:span></text:p>
        </draw:connector>
        <draw:connector draw:style-name="gr3" draw:text-style-name="P3" draw:layer="layout" draw:type="line" svg:x1="60.032cm" svg:y1="42.445cm" svg:x2="60.049cm" svg:y2="40.606cm" draw:end-shape="id130" draw:end-glue-point="13" svg:d="m60032 42445 17-1839" svg:viewBox="0 0 18 1840">
          <text:p text:style-name="P1"><text:span text:style-name="T2">/S2_09/01</text:span></text:p>
        </draw:connector>
        <draw:connector draw:style-name="gr3" draw:text-style-name="P3" draw:layer="layout" draw:type="line" svg:x1="52.619cm" svg:y1="40.486cm" svg:x2="54.25cm" svg:y2="40.405cm" draw:end-shape="id130" draw:end-glue-point="17" svg:d="m52619 40486 1631-81" svg:viewBox="0 0 1632 82">
          <text:p text:style-name="P1"><text:span text:style-name="T2">L11_d1</text:span></text:p>
        </draw:connector>
        <draw:connector draw:style-name="gr3" draw:text-style-name="P3" draw:layer="layout" draw:type="line" svg:x1="52.646cm" svg:y1="40.909cm" svg:x2="54.25cm" svg:y2="40.606cm" draw:end-shape="id130" draw:end-glue-point="18" svg:d="m52646 40909 1604-303" svg:viewBox="0 0 1605 304">
          <text:p text:style-name="P1"><text:span text:style-name="T2">L11_d2</text:span></text:p>
        </draw:connector>
        <draw:connector draw:style-name="gr3" draw:text-style-name="P3" draw:layer="layout" draw:type="line" svg:x1="52.429cm" svg:y1="39.506cm" svg:x2="54.25cm" svg:y2="39.706cm" svg:d="m52429 39506 1821 200" svg:viewBox="0 0 1822 201">
          <text:p text:style-name="P1"><text:span text:style-name="T2">L11_c1</text:span></text:p>
        </draw:connector>
        <draw:connector draw:style-name="gr3" draw:text-style-name="P11" draw:layer="layout" draw:type="line" svg:x1="52.35cm" svg:y1="39.85cm" svg:x2="54.25cm" svg:y2="39.907cm" draw:end-shape="id130" draw:end-glue-point="16" svg:d="m52350 39850 1900 57" svg:viewBox="0 0 1901 58">
          <text:p text:style-name="P1"><text:span text:style-name="T3">L11_c2</text:span></text:p>
        </draw:connector>
        <draw:connector draw:style-name="gr3" draw:text-style-name="P3" draw:layer="layout" draw:type="line" svg:x1="65.651cm" svg:y1="41.825cm" svg:x2="65.651cm" svg:y2="40.606cm" draw:end-shape="id131" draw:end-glue-point="5" svg:d="m65651 41825v-1219" svg:viewBox="0 0 1 1220">
          <text:p text:style-name="P1"><text:span text:style-name="T2">S2_10/30</text:span></text:p>
        </draw:connector>
        <draw:connector draw:style-name="gr3" draw:text-style-name="P3" draw:layer="layout" draw:type="line" svg:x1="65.082cm" svg:y1="42.506cm" svg:x2="65.051cm" svg:y2="40.606cm" draw:end-shape="id131" draw:end-glue-point="4" svg:d="m65082 42506-31-1900" svg:viewBox="0 0 32 1901">
          <text:p text:style-name="P1"><text:span text:style-name="T2">/S2_10/31</text:span></text:p>
        </draw:connector>
        <draw:connector draw:style-name="gr3" draw:text-style-name="P3" draw:layer="layout" draw:type="line" svg:x1="67.137cm" svg:y1="41.765cm" svg:x2="67.151cm" svg:y2="40.606cm" draw:end-shape="id131" draw:end-glue-point="8" svg:d="m67137 41765 14-1159" svg:viewBox="0 0 15 1160">
          <text:p text:style-name="P1"><text:span text:style-name="T2">S2_11/20</text:span></text:p>
        </draw:connector>
        <draw:connector draw:style-name="gr3" draw:text-style-name="P3" draw:layer="layout" draw:type="line" svg:x1="66.476cm" svg:y1="42.506cm" svg:x2="66.451cm" svg:y2="40.606cm" draw:end-shape="id131" draw:end-glue-point="7" svg:d="m66476 42506-25-1900" svg:viewBox="0 0 26 1901">
          <text:p text:style-name="P1"><text:span text:style-name="T2">/S2_11/21</text:span></text:p>
        </draw:connector>
        <draw:connector draw:style-name="gr3" draw:text-style-name="P3" draw:layer="layout" draw:type="line" svg:x1="69.364cm" svg:y1="41.624cm" svg:x2="69.349cm" svg:y2="40.606cm" draw:end-shape="id131" draw:end-glue-point="11" svg:d="m69364 41624-15-1018" svg:viewBox="0 0 16 1019">
          <text:p text:style-name="P1"><text:span text:style-name="T2">S2_12/10</text:span></text:p>
        </draw:connector>
        <draw:connector draw:style-name="gr3" draw:text-style-name="P3" draw:layer="layout" draw:type="line" svg:x1="68.674cm" svg:y1="42.506cm" svg:x2="68.649cm" svg:y2="40.606cm" draw:end-shape="id131" draw:end-glue-point="10" svg:d="m68674 42506-25-1900" svg:viewBox="0 0 26 1901">
          <text:p text:style-name="P1"><text:span text:style-name="T2">/S2_12/11</text:span></text:p>
        </draw:connector>
        <draw:connector draw:style-name="gr3" draw:text-style-name="P3" draw:layer="layout" draw:type="line" svg:x1="70.843cm" svg:y1="41.643cm" svg:x2="70.849cm" svg:y2="40.606cm" draw:end-shape="id131" draw:end-glue-point="14" svg:d="m70843 41643 6-1037" svg:viewBox="0 0 7 1038">
          <text:p text:style-name="P1"><text:span text:style-name="T2">S2_12/00</text:span></text:p>
        </draw:connector>
        <draw:connector draw:style-name="gr3" draw:text-style-name="P3" draw:layer="layout" draw:type="line" svg:x1="70.131cm" svg:y1="42.445cm" svg:x2="70.149cm" svg:y2="40.606cm" draw:end-shape="id131" draw:end-glue-point="13" svg:d="m70131 42445 18-1839" svg:viewBox="0 0 19 1840">
          <text:p text:style-name="P1"><text:span text:style-name="T2">/S2_12/01</text:span></text:p>
        </draw:connector>
        <draw:connector draw:style-name="gr3" draw:text-style-name="P3" draw:layer="layout" draw:type="line" svg:x1="62.719cm" svg:y1="40.486cm" svg:x2="64.35cm" svg:y2="40.405cm" draw:end-shape="id131" draw:end-glue-point="17" svg:d="m62719 40486 1631-81" svg:viewBox="0 0 1632 82">
          <text:p text:style-name="P1"><text:span text:style-name="T2">L11_d1</text:span></text:p>
        </draw:connector>
        <draw:connector draw:style-name="gr3" draw:text-style-name="P3" draw:layer="layout" draw:type="line" svg:x1="62.746cm" svg:y1="40.909cm" svg:x2="64.35cm" svg:y2="40.606cm" draw:end-shape="id131" draw:end-glue-point="18" svg:d="m62746 40909 1604-303" svg:viewBox="0 0 1605 304">
          <text:p text:style-name="P1"><text:span text:style-name="T2">L11_d2</text:span></text:p>
        </draw:connector>
        <draw:connector draw:style-name="gr3" draw:text-style-name="P3" draw:layer="layout" draw:type="line" svg:x1="62.529cm" svg:y1="39.506cm" svg:x2="64.35cm" svg:y2="39.706cm" draw:end-shape="id131" draw:end-glue-point="19" svg:d="m62529 39506 1821 200" svg:viewBox="0 0 1822 201">
          <text:p text:style-name="P1"><text:span text:style-name="T2">L11_c1</text:span></text:p>
        </draw:connector>
        <draw:connector draw:style-name="gr3" draw:text-style-name="P11" draw:layer="layout" draw:type="line" svg:x1="62.45cm" svg:y1="39.85cm" svg:x2="64.35cm" svg:y2="39.907cm" draw:end-shape="id131" draw:end-glue-point="16" svg:d="m62450 39850 1900 57" svg:viewBox="0 0 1901 58">
          <text:p text:style-name="P1"><text:span text:style-name="T3">L11_c2</text:span></text:p>
        </draw:connector>
        <draw:connector draw:style-name="gr3" draw:text-style-name="P3" draw:layer="layout" draw:type="line" svg:x1="41.349cm" svg:y1="39.706cm" svg:x2="41.35cm" svg:y2="38.414cm" draw:start-shape="id133" draw:start-glue-point="15" svg:d="m41349 39706 1-1292" svg:viewBox="0 0 2 1293">
          <text:p text:style-name="P1"><text:span text:style-name="T2">L11_01</text:span></text:p>
        </draw:connector>
        <draw:connector draw:style-name="gr3" draw:text-style-name="P3" draw:layer="layout" draw:type="line" svg:x1="45.651cm" svg:y1="39.706cm" svg:x2="45.65cm" svg:y2="38.414cm" draw:start-shape="id132" draw:start-glue-point="6" svg:d="m45651 39706-1-1292" svg:viewBox="0 0 2 1293">
          <text:p text:style-name="P1"><text:span text:style-name="T2">L11_02</text:span></text:p>
        </draw:connector>
        <draw:connector draw:style-name="gr3" draw:text-style-name="P3" draw:layer="layout" draw:type="line" svg:x1="47.051cm" svg:y1="39.706cm" svg:x2="47.049cm" svg:y2="38.414cm" draw:start-shape="id132" draw:start-glue-point="9" svg:d="m47051 39706-2-1292" svg:viewBox="0 0 3 1293">
          <text:p text:style-name="P1"><text:span text:style-name="T2">L11_03</text:span></text:p>
        </draw:connector>
        <draw:connector draw:style-name="gr3" draw:text-style-name="P3" draw:layer="layout" draw:type="line" svg:x1="49.249cm" svg:y1="39.706cm" svg:x2="49.249cm" svg:y2="38.422cm" draw:start-shape="id132" draw:start-glue-point="12" svg:d="m49249 39706v-1284" svg:viewBox="0 0 1 1285">
          <text:p text:style-name="P1"><text:span text:style-name="T2">L11_04</text:span></text:p>
        </draw:connector>
        <draw:connector draw:style-name="gr3" draw:text-style-name="P3" draw:layer="layout" draw:type="line" svg:x1="50.749cm" svg:y1="39.706cm" svg:x2="50.75cm" svg:y2="38.43cm" draw:start-shape="id132" draw:start-glue-point="15" svg:d="m50749 39706 1-1276" svg:viewBox="0 0 2 1277">
          <text:p text:style-name="P1"><text:span text:style-name="T2">L11_05</text:span></text:p>
        </draw:connector>
        <draw:connector draw:style-name="gr3" draw:text-style-name="P3" draw:layer="layout" draw:type="line" svg:x1="55.251cm" svg:y1="39.706cm" svg:x2="55.25cm" svg:y2="38.438cm" draw:start-shape="id130" draw:start-glue-point="6" svg:d="m55251 39706-1-1268" svg:viewBox="0 0 2 1269">
          <text:p text:style-name="P1"><text:span text:style-name="T2">L11_06</text:span></text:p>
        </draw:connector>
        <draw:connector draw:style-name="gr3" draw:text-style-name="P3" draw:layer="layout" draw:type="line" svg:x1="56.651cm" svg:y1="39.706cm" svg:x2="56.65cm" svg:y2="38.446cm" draw:start-shape="id130" draw:start-glue-point="9" svg:d="m56651 39706-1-1260" svg:viewBox="0 0 2 1261">
          <text:p text:style-name="P1"><text:span text:style-name="T2">L11_07</text:span></text:p>
        </draw:connector>
        <draw:connector draw:style-name="gr3" draw:text-style-name="P3" draw:layer="layout" draw:type="line" svg:x1="58.849cm" svg:y1="39.706cm" svg:x2="58.849cm" svg:y2="38.414cm" draw:start-shape="id130" draw:start-glue-point="12" svg:d="m58849 39706v-1292" svg:viewBox="0 0 1 1293">
          <text:p text:style-name="P1"><text:span text:style-name="T2">L11_08</text:span></text:p>
        </draw:connector>
        <draw:connector draw:style-name="gr3" draw:text-style-name="P3" draw:layer="layout" draw:type="line" svg:x1="60.349cm" svg:y1="39.706cm" svg:x2="60.35cm" svg:y2="38.414cm" draw:start-shape="id130" draw:start-glue-point="15" svg:d="m60349 39706 1-1292" svg:viewBox="0 0 2 1293">
          <text:p text:style-name="P1"><text:span text:style-name="T2">L11_09</text:span></text:p>
        </draw:connector>
        <draw:connector draw:style-name="gr3" draw:text-style-name="P3" draw:layer="layout" draw:type="line" svg:x1="65.351cm" svg:y1="39.706cm" svg:x2="65.351cm" svg:y2="38.414cm" draw:start-shape="id131" draw:start-glue-point="6" svg:d="m65351 39706v-1292" svg:viewBox="0 0 1 1293">
          <text:p text:style-name="P1"><text:span text:style-name="T2">L11_10</text:span></text:p>
        </draw:connector>
        <draw:connector draw:style-name="gr3" draw:text-style-name="P3" draw:layer="layout" draw:type="line" svg:x1="66.751cm" svg:y1="39.706cm" svg:x2="66.75cm" svg:y2="38.414cm" draw:start-shape="id131" draw:start-glue-point="9" svg:d="m66751 39706-1-1292" svg:viewBox="0 0 2 1293">
          <text:p text:style-name="P1"><text:span text:style-name="T2">L11_11</text:span></text:p>
        </draw:connector>
        <draw:connector draw:style-name="gr3" draw:text-style-name="P3" draw:layer="layout" draw:type="line" svg:x1="68.949cm" svg:y1="39.706cm" svg:x2="68.949cm" svg:y2="38.414cm" draw:start-shape="id131" draw:start-glue-point="12" svg:d="m68949 39706v-1292" svg:viewBox="0 0 1 1293">
          <text:p text:style-name="P1"><text:span text:style-name="T2">L11_12</text:span></text:p>
        </draw:connector>
        <draw:connector draw:style-name="gr3" draw:text-style-name="P3" draw:layer="layout" draw:type="line" svg:x1="70.45cm" svg:y1="38.214cm" svg:x2="70.45cm" svg:y2="36.922cm" draw:start-shape="id134" draw:start-glue-point="0" svg:d="m70450 38214v-1292" svg:viewBox="0 0 1 1293">
          <text:p text:style-name="P1"><text:span text:style-name="T2">/L11_12</text:span></text:p>
        </draw:connector>
        <draw:custom-shape draw:style-name="gr1" draw:text-style-name="P2" xml:id="id135" draw:id="id135" draw:layer="layout" svg:width="2.1cm" svg:height="0.9cm" svg:x="66.365cm" svg:y="75.363cm">
          <text:p text:style-name="P1"><text:span text:style-name="T1">DFF (clk4)</text:span></text:p>
          <text:p text:style-name="P1"><text:span text:style-name="T1">210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8.449cm" svg:y1="78.171cm" svg:x2="67.415cm" svg:y2="76.263cm" draw:start-shape="id56" draw:start-glue-point="29" draw:end-shape="id135" draw:end-glue-point="2" svg:d="m58449 78171 8966-1908" svg:viewBox="0 0 8967 1909">
          <text:p/>
        </draw:connector>
        <draw:custom-shape draw:style-name="gr2" draw:text-style-name="P2" xml:id="id137" draw:id="id137" draw:layer="layout" svg:width="1cm" svg:height="0.9cm" svg:x="66.165cm" svg:y="73.863cm">
          <text:p text:style-name="P1"><text:span text:style-name="T1">NOT8</text:span></text:p>
          <text:p text:style-name="P1"><text:span text:style-name="T1">31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6" draw:id="id136" draw:layer="layout" svg:width="1cm" svg:height="0.9cm" svg:x="67.665cm" svg:y="73.863cm">
          <text:p text:style-name="P1"><text:span text:style-name="T1">NOT8</text:span></text:p>
          <text:p text:style-name="P1"><text:span text:style-name="T1">23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67.665cm" svg:y1="74.313cm" svg:x2="67.165cm" svg:y2="74.313cm" draw:start-shape="id136" draw:start-glue-point="3" draw:end-shape="id137" draw:end-glue-point="1" svg:d="m67665 74313h-500" svg:viewBox="0 0 501 1">
          <text:p/>
        </draw:connector>
        <draw:connector draw:style-name="gr4" draw:text-style-name="P3" draw:layer="layout" draw:type="line" svg:x1="67.415cm" svg:y1="75.363cm" svg:x2="68.165cm" svg:y2="74.763cm" draw:start-shape="id135" draw:start-glue-point="0" draw:end-shape="id136" draw:end-glue-point="2" svg:d="m67415 75363 750-600" svg:viewBox="0 0 751 601">
          <text:p/>
        </draw:connector>
        <draw:connector draw:style-name="gr3" draw:text-style-name="P3" draw:layer="layout" draw:type="line" svg:x1="66.665cm" svg:y1="73.863cm" svg:x2="66.665cm" svg:y2="71.763cm" draw:start-shape="id137" draw:start-glue-point="0" svg:d="m66665 73863v-2100" svg:viewBox="0 0 1 2101">
          <text:p text:style-name="P1"><text:span text:style-name="T2">S2_12</text:span></text:p>
        </draw:connector>
        <draw:connector draw:style-name="gr3" draw:text-style-name="P3" draw:layer="layout" draw:type="line" svg:x1="68.165cm" svg:y1="73.863cm" svg:x2="68.165cm" svg:y2="71.763cm" draw:start-shape="id136" draw:start-glue-point="0" svg:d="m68165 73863v-2100" svg:viewBox="0 0 1 2101">
          <text:p text:style-name="P1"><text:span text:style-name="T2">/S2_12</text:span></text:p>
        </draw:connector>
        <draw:custom-shape draw:style-name="gr1" draw:text-style-name="P2" xml:id="id140" draw:id="id140" draw:layer="layout" svg:width="2.1cm" svg:height="0.9cm" svg:x="63.765cm" svg:y="75.363cm">
          <text:p text:style-name="P1"><text:span text:style-name="T1">DFF (clk4)</text:span></text:p>
          <text:p text:style-name="P1"><text:span text:style-name="T1">22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9" draw:id="id139" draw:layer="layout" svg:width="1cm" svg:height="0.9cm" svg:x="63.565cm" svg:y="73.863cm">
          <text:p text:style-name="P1"><text:span text:style-name="T1">NOT2</text:span></text:p>
          <text:p text:style-name="P1"><text:span text:style-name="T1">34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8" draw:id="id138" draw:layer="layout" svg:width="1cm" svg:height="0.9cm" svg:x="65.065cm" svg:y="73.863cm">
          <text:p text:style-name="P1"><text:span text:style-name="T1">NOT2</text:span></text:p>
          <text:p text:style-name="P1"><text:span text:style-name="T1">28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65.065cm" svg:y1="74.313cm" svg:x2="64.565cm" svg:y2="74.313cm" draw:start-shape="id138" draw:start-glue-point="3" draw:end-shape="id139" draw:end-glue-point="1" svg:d="m65065 74313h-500" svg:viewBox="0 0 501 1">
          <text:p/>
        </draw:connector>
        <draw:connector draw:style-name="gr4" draw:text-style-name="P3" draw:layer="layout" draw:type="line" svg:x1="64.815cm" svg:y1="75.363cm" svg:x2="65.565cm" svg:y2="74.763cm" draw:start-shape="id140" draw:start-glue-point="0" draw:end-shape="id138" draw:end-glue-point="2" svg:d="m64815 75363 750-600" svg:viewBox="0 0 751 601">
          <text:p/>
        </draw:connector>
        <draw:connector draw:style-name="gr3" draw:text-style-name="P3" draw:layer="layout" draw:type="line" svg:x1="64.065cm" svg:y1="73.863cm" svg:x2="64.065cm" svg:y2="71.763cm" draw:start-shape="id139" draw:start-glue-point="0" svg:d="m64065 73863v-2100" svg:viewBox="0 0 1 2101">
          <text:p text:style-name="P1"><text:span text:style-name="T2">S2_11</text:span></text:p>
        </draw:connector>
        <draw:connector draw:style-name="gr3" draw:text-style-name="P3" draw:layer="layout" draw:type="line" svg:x1="65.565cm" svg:y1="73.863cm" svg:x2="65.565cm" svg:y2="71.763cm" draw:start-shape="id138" draw:start-glue-point="0" svg:d="m65565 73863v-2100" svg:viewBox="0 0 1 2101">
          <text:p text:style-name="P1"><text:span text:style-name="T2">/S2_11</text:span></text:p>
        </draw:connector>
        <draw:connector draw:style-name="gr4" draw:text-style-name="P1" draw:layer="layout" draw:type="line" svg:x1="57.449cm" svg:y1="78.171cm" svg:x2="64.815cm" svg:y2="76.263cm" draw:start-shape="id56" draw:start-glue-point="28" draw:end-shape="id140" draw:end-glue-point="2" svg:d="m57449 78171 7366-1908" svg:viewBox="0 0 7367 1909">
          <text:p/>
        </draw:connector>
        <draw:custom-shape draw:style-name="gr1" draw:text-style-name="P2" xml:id="id143" draw:id="id143" draw:layer="layout" svg:width="2.1cm" svg:height="0.9cm" svg:x="61.165cm" svg:y="75.363cm">
          <text:p text:style-name="P1"><text:span text:style-name="T1">DFF (clk4)</text:span></text:p>
          <text:p text:style-name="P1"><text:span text:style-name="T1">272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2" draw:id="id142" draw:layer="layout" svg:width="1cm" svg:height="0.9cm" svg:x="60.965cm" svg:y="73.863cm">
          <text:p text:style-name="P1"><text:span text:style-name="T1">NOT2</text:span></text:p>
          <text:p text:style-name="P1"><text:span text:style-name="T1">34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1" draw:id="id141" draw:layer="layout" svg:width="1cm" svg:height="0.9cm" svg:x="62.465cm" svg:y="73.863cm">
          <text:p text:style-name="P1"><text:span text:style-name="T1">NOT2</text:span></text:p>
          <text:p text:style-name="P1"><text:span text:style-name="T1">3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62.465cm" svg:y1="74.313cm" svg:x2="61.965cm" svg:y2="74.313cm" draw:start-shape="id141" draw:start-glue-point="3" draw:end-shape="id142" draw:end-glue-point="1" svg:d="m62465 74313h-500" svg:viewBox="0 0 501 1">
          <text:p/>
        </draw:connector>
        <draw:connector draw:style-name="gr4" draw:text-style-name="P3" draw:layer="layout" draw:type="line" svg:x1="62.215cm" svg:y1="75.363cm" svg:x2="62.965cm" svg:y2="74.763cm" draw:start-shape="id143" draw:start-glue-point="0" draw:end-shape="id141" draw:end-glue-point="2" svg:d="m62215 75363 750-600" svg:viewBox="0 0 751 601">
          <text:p/>
        </draw:connector>
        <draw:connector draw:style-name="gr3" draw:text-style-name="P3" draw:layer="layout" draw:type="line" svg:x1="61.465cm" svg:y1="73.863cm" svg:x2="61.465cm" svg:y2="71.763cm" draw:start-shape="id142" draw:start-glue-point="0" svg:d="m61465 73863v-2100" svg:viewBox="0 0 1 2101">
          <text:p text:style-name="P1"><text:span text:style-name="T2">S2_10</text:span></text:p>
        </draw:connector>
        <draw:connector draw:style-name="gr3" draw:text-style-name="P3" draw:layer="layout" draw:type="line" svg:x1="62.965cm" svg:y1="73.863cm" svg:x2="62.965cm" svg:y2="71.763cm" draw:start-shape="id141" draw:start-glue-point="0" svg:d="m62965 73863v-2100" svg:viewBox="0 0 1 2101">
          <text:p text:style-name="P1"><text:span text:style-name="T2">/S2_10</text:span></text:p>
        </draw:connector>
        <draw:connector draw:style-name="gr4" draw:text-style-name="P1" draw:layer="layout" draw:type="line" svg:x1="56.248cm" svg:y1="78.171cm" svg:x2="62.215cm" svg:y2="76.263cm" draw:start-shape="id56" draw:start-glue-point="27" draw:end-shape="id143" draw:end-glue-point="2" svg:d="m56248 78171 5967-1908" svg:viewBox="0 0 5968 1909">
          <text:p/>
        </draw:connector>
        <draw:custom-shape draw:style-name="gr1" draw:text-style-name="P2" xml:id="id146" draw:id="id146" draw:layer="layout" svg:width="2.1cm" svg:height="0.9cm" svg:x="58.565cm" svg:y="75.363cm">
          <text:p text:style-name="P1"><text:span text:style-name="T1">DFF (clk4)</text:span></text:p>
          <text:p text:style-name="P1"><text:span text:style-name="T1">27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5" draw:id="id145" draw:layer="layout" svg:width="1cm" svg:height="0.9cm" svg:x="58.365cm" svg:y="73.863cm">
          <text:p text:style-name="P1"><text:span text:style-name="T1">NOT2</text:span></text:p>
          <text:p text:style-name="P1"><text:span text:style-name="T1">3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4" draw:id="id144" draw:layer="layout" svg:width="1cm" svg:height="0.9cm" svg:x="59.865cm" svg:y="73.863cm">
          <text:p text:style-name="P1"><text:span text:style-name="T1">NOT2</text:span></text:p>
          <text:p text:style-name="P1"><text:span text:style-name="T1">27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59.865cm" svg:y1="74.313cm" svg:x2="59.365cm" svg:y2="74.313cm" draw:start-shape="id144" draw:start-glue-point="3" draw:end-shape="id145" draw:end-glue-point="1" svg:d="m59865 74313h-500" svg:viewBox="0 0 501 1">
          <text:p/>
        </draw:connector>
        <draw:connector draw:style-name="gr4" draw:text-style-name="P3" draw:layer="layout" draw:type="line" svg:x1="59.615cm" svg:y1="75.363cm" svg:x2="60.365cm" svg:y2="74.763cm" draw:start-shape="id146" draw:start-glue-point="0" draw:end-shape="id144" draw:end-glue-point="2" svg:d="m59615 75363 750-600" svg:viewBox="0 0 751 601">
          <text:p/>
        </draw:connector>
        <draw:connector draw:style-name="gr3" draw:text-style-name="P3" draw:layer="layout" draw:type="line" svg:x1="58.865cm" svg:y1="73.863cm" svg:x2="58.865cm" svg:y2="71.763cm" draw:start-shape="id145" draw:start-glue-point="0" svg:d="m58865 73863v-2100" svg:viewBox="0 0 1 2101">
          <text:p text:style-name="P1"><text:span text:style-name="T2">S2_09</text:span></text:p>
        </draw:connector>
        <draw:connector draw:style-name="gr3" draw:text-style-name="P3" draw:layer="layout" draw:type="line" svg:x1="60.365cm" svg:y1="73.863cm" svg:x2="60.365cm" svg:y2="71.763cm" draw:start-shape="id144" draw:start-glue-point="0" svg:d="m60365 73863v-2100" svg:viewBox="0 0 1 2101">
          <text:p text:style-name="P1"><text:span text:style-name="T2">/S2_09</text:span></text:p>
        </draw:connector>
        <draw:connector draw:style-name="gr4" draw:text-style-name="P1" draw:layer="layout" draw:type="line" svg:x1="55.249cm" svg:y1="78.171cm" svg:x2="59.615cm" svg:y2="76.263cm" draw:start-shape="id56" draw:start-glue-point="26" draw:end-shape="id146" draw:end-glue-point="2" svg:d="m55249 78171 4366-1908" svg:viewBox="0 0 4367 1909">
          <text:p/>
        </draw:connector>
        <draw:custom-shape draw:style-name="gr1" draw:text-style-name="P2" xml:id="id149" draw:id="id149" draw:layer="layout" svg:width="2.1cm" svg:height="0.9cm" svg:x="55.965cm" svg:y="75.363cm">
          <text:p text:style-name="P1"><text:span text:style-name="T1">DFF (clk4)</text:span></text:p>
          <text:p text:style-name="P1"><text:span text:style-name="T1">28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8" draw:id="id148" draw:layer="layout" svg:width="1cm" svg:height="0.9cm" svg:x="55.765cm" svg:y="73.863cm">
          <text:p text:style-name="P1"><text:span text:style-name="T1">NOT2</text:span></text:p>
          <text:p text:style-name="P1"><text:span text:style-name="T1">34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7" draw:id="id147" draw:layer="layout" svg:width="1cm" svg:height="0.9cm" svg:x="57.265cm" svg:y="73.863cm">
          <text:p text:style-name="P1"><text:span text:style-name="T1">NOT2</text:span></text:p>
          <text:p text:style-name="P1"><text:span text:style-name="T1">29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57.265cm" svg:y1="74.313cm" svg:x2="56.765cm" svg:y2="74.313cm" draw:start-shape="id147" draw:start-glue-point="3" draw:end-shape="id148" draw:end-glue-point="1" svg:d="m57265 74313h-500" svg:viewBox="0 0 501 1">
          <text:p/>
        </draw:connector>
        <draw:connector draw:style-name="gr4" draw:text-style-name="P3" draw:layer="layout" draw:type="line" svg:x1="57.015cm" svg:y1="75.363cm" svg:x2="57.765cm" svg:y2="74.763cm" draw:start-shape="id149" draw:start-glue-point="0" draw:end-shape="id147" draw:end-glue-point="2" svg:d="m57015 75363 750-600" svg:viewBox="0 0 751 601">
          <text:p/>
        </draw:connector>
        <draw:connector draw:style-name="gr3" draw:text-style-name="P3" draw:layer="layout" draw:type="line" svg:x1="56.265cm" svg:y1="73.863cm" svg:x2="56.265cm" svg:y2="71.763cm" draw:start-shape="id148" draw:start-glue-point="0" svg:d="m56265 73863v-2100" svg:viewBox="0 0 1 2101">
          <text:p text:style-name="P1"><text:span text:style-name="T2">S2_08</text:span></text:p>
        </draw:connector>
        <draw:connector draw:style-name="gr3" draw:text-style-name="P3" draw:layer="layout" draw:type="line" svg:x1="57.765cm" svg:y1="73.863cm" svg:x2="57.765cm" svg:y2="71.763cm" draw:start-shape="id147" draw:start-glue-point="0" svg:d="m57765 73863v-2100" svg:viewBox="0 0 1 2101">
          <text:p text:style-name="P1"><text:span text:style-name="T2">/S2_08</text:span></text:p>
        </draw:connector>
        <draw:connector draw:style-name="gr4" draw:text-style-name="P1" draw:layer="layout" draw:type="line" svg:x1="54.149cm" svg:y1="78.171cm" svg:x2="57.015cm" svg:y2="76.263cm" draw:start-shape="id56" draw:start-glue-point="25" draw:end-shape="id149" draw:end-glue-point="2" svg:d="m54149 78171 2866-1908" svg:viewBox="0 0 2867 1909">
          <text:p/>
        </draw:connector>
        <draw:custom-shape draw:style-name="gr1" draw:text-style-name="P2" xml:id="id152" draw:id="id152" draw:layer="layout" svg:width="2.1cm" svg:height="0.9cm" svg:x="53.365cm" svg:y="75.363cm">
          <text:p text:style-name="P1"><text:span text:style-name="T1">DFF (clk4)</text:span></text:p>
          <text:p text:style-name="P1"><text:span text:style-name="T1">24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1" draw:id="id151" draw:layer="layout" svg:width="1cm" svg:height="0.9cm" svg:x="53.165cm" svg:y="73.863cm">
          <text:p text:style-name="P1"><text:span text:style-name="T1">NOT2</text:span></text:p>
          <text:p text:style-name="P1"><text:span text:style-name="T1">34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0" draw:id="id150" draw:layer="layout" svg:width="1cm" svg:height="0.9cm" svg:x="54.665cm" svg:y="73.863cm">
          <text:p text:style-name="P1"><text:span text:style-name="T1">NOT2</text:span></text:p>
          <text:p text:style-name="P1"><text:span text:style-name="T1">25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54.665cm" svg:y1="74.313cm" svg:x2="54.165cm" svg:y2="74.313cm" draw:start-shape="id150" draw:start-glue-point="3" draw:end-shape="id151" draw:end-glue-point="1" svg:d="m54665 74313h-500" svg:viewBox="0 0 501 1">
          <text:p/>
        </draw:connector>
        <draw:connector draw:style-name="gr4" draw:text-style-name="P3" draw:layer="layout" draw:type="line" svg:x1="54.415cm" svg:y1="75.363cm" svg:x2="55.165cm" svg:y2="74.763cm" draw:start-shape="id152" draw:start-glue-point="0" draw:end-shape="id150" draw:end-glue-point="2" svg:d="m54415 75363 750-600" svg:viewBox="0 0 751 601">
          <text:p/>
        </draw:connector>
        <draw:connector draw:style-name="gr3" draw:text-style-name="P3" draw:layer="layout" draw:type="line" svg:x1="53.665cm" svg:y1="73.863cm" svg:x2="53.665cm" svg:y2="71.763cm" draw:start-shape="id151" draw:start-glue-point="0" svg:d="m53665 73863v-2100" svg:viewBox="0 0 1 2101">
          <text:p text:style-name="P1"><text:span text:style-name="T2">S2_07</text:span></text:p>
        </draw:connector>
        <draw:connector draw:style-name="gr3" draw:text-style-name="P3" draw:layer="layout" draw:type="line" svg:x1="55.165cm" svg:y1="73.863cm" svg:x2="55.165cm" svg:y2="71.763cm" draw:start-shape="id150" draw:start-glue-point="0" svg:d="m55165 73863v-2100" svg:viewBox="0 0 1 2101">
          <text:p text:style-name="P1"><text:span text:style-name="T2">/S2_07</text:span></text:p>
        </draw:connector>
        <draw:connector draw:style-name="gr4" draw:text-style-name="P1" draw:layer="layout" draw:type="line" svg:x1="53.049cm" svg:y1="78.171cm" svg:x2="54.415cm" svg:y2="76.263cm" draw:start-shape="id56" draw:start-glue-point="24" draw:end-shape="id152" draw:end-glue-point="2" svg:d="m53049 78171 1366-1908" svg:viewBox="0 0 1367 1909">
          <text:p/>
        </draw:connector>
        <draw:custom-shape draw:style-name="gr1" draw:text-style-name="P2" xml:id="id155" draw:id="id155" draw:layer="layout" svg:width="2.1cm" svg:height="0.9cm" svg:x="50.765cm" svg:y="75.363cm">
          <text:p text:style-name="P1"><text:span text:style-name="T1">DFF (clk4)</text:span></text:p>
          <text:p text:style-name="P1"><text:span text:style-name="T1">27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4" draw:id="id154" draw:layer="layout" svg:width="1cm" svg:height="0.9cm" svg:x="50.565cm" svg:y="73.863cm">
          <text:p text:style-name="P1"><text:span text:style-name="T1">NOT2</text:span></text:p>
          <text:p text:style-name="P1"><text:span text:style-name="T1">34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3" draw:id="id153" draw:layer="layout" svg:width="1cm" svg:height="0.9cm" svg:x="52.065cm" svg:y="73.863cm">
          <text:p text:style-name="P1"><text:span text:style-name="T1">NOT2</text:span></text:p>
          <text:p text:style-name="P1"><text:span text:style-name="T1">30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52.065cm" svg:y1="74.313cm" svg:x2="51.565cm" svg:y2="74.313cm" draw:start-shape="id153" draw:start-glue-point="3" draw:end-shape="id154" draw:end-glue-point="1" svg:d="m52065 74313h-500" svg:viewBox="0 0 501 1">
          <text:p/>
        </draw:connector>
        <draw:connector draw:style-name="gr4" draw:text-style-name="P3" draw:layer="layout" draw:type="line" svg:x1="51.815cm" svg:y1="75.363cm" svg:x2="52.565cm" svg:y2="74.763cm" draw:start-shape="id155" draw:start-glue-point="0" draw:end-shape="id153" draw:end-glue-point="2" svg:d="m51815 75363 750-600" svg:viewBox="0 0 751 601">
          <text:p/>
        </draw:connector>
        <draw:connector draw:style-name="gr3" draw:text-style-name="P3" draw:layer="layout" draw:type="line" svg:x1="51.065cm" svg:y1="73.863cm" svg:x2="51.065cm" svg:y2="71.763cm" draw:start-shape="id154" draw:start-glue-point="0" svg:d="m51065 73863v-2100" svg:viewBox="0 0 1 2101">
          <text:p text:style-name="P1"><text:span text:style-name="T2">S2_06</text:span></text:p>
        </draw:connector>
        <draw:connector draw:style-name="gr3" draw:text-style-name="P3" draw:layer="layout" draw:type="line" svg:x1="52.565cm" svg:y1="73.863cm" svg:x2="52.565cm" svg:y2="71.763cm" draw:start-shape="id153" draw:start-glue-point="0" svg:d="m52565 73863v-2100" svg:viewBox="0 0 1 2101">
          <text:p text:style-name="P1"><text:span text:style-name="T2">/S2_06</text:span></text:p>
        </draw:connector>
        <draw:connector draw:style-name="gr4" draw:text-style-name="P1" draw:layer="layout" draw:type="line" svg:x1="51.948cm" svg:y1="78.171cm" svg:x2="51.815cm" svg:y2="76.263cm" draw:start-shape="id56" draw:start-glue-point="23" draw:end-shape="id155" draw:end-glue-point="2" svg:d="m51948 78171-133-1908" svg:viewBox="0 0 134 1909">
          <text:p/>
        </draw:connector>
        <draw:custom-shape draw:style-name="gr1" draw:text-style-name="P2" xml:id="id158" draw:id="id158" draw:layer="layout" svg:width="2.1cm" svg:height="0.9cm" svg:x="48.165cm" svg:y="75.363cm">
          <text:p text:style-name="P1"><text:span text:style-name="T1">DFF (clk4)</text:span></text:p>
          <text:p text:style-name="P1"><text:span text:style-name="T1">24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7" draw:id="id157" draw:layer="layout" svg:width="1cm" svg:height="0.9cm" svg:x="47.965cm" svg:y="73.863cm">
          <text:p text:style-name="P1"><text:span text:style-name="T1">NOT2</text:span></text:p>
          <text:p text:style-name="P1"><text:span text:style-name="T1">28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6" draw:id="id156" draw:layer="layout" svg:width="1cm" svg:height="0.9cm" svg:x="49.465cm" svg:y="73.863cm">
          <text:p text:style-name="P1"><text:span text:style-name="T1">NOT2</text:span></text:p>
          <text:p text:style-name="P1"><text:span text:style-name="T1">26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9.465cm" svg:y1="74.313cm" svg:x2="48.965cm" svg:y2="74.313cm" draw:start-shape="id156" draw:start-glue-point="3" draw:end-shape="id157" draw:end-glue-point="1" svg:d="m49465 74313h-500" svg:viewBox="0 0 501 1">
          <text:p/>
        </draw:connector>
        <draw:connector draw:style-name="gr4" draw:text-style-name="P3" draw:layer="layout" draw:type="line" svg:x1="49.215cm" svg:y1="75.363cm" svg:x2="49.965cm" svg:y2="74.763cm" draw:start-shape="id158" draw:start-glue-point="0" draw:end-shape="id156" draw:end-glue-point="2" svg:d="m49215 75363 750-600" svg:viewBox="0 0 751 601">
          <text:p/>
        </draw:connector>
        <draw:connector draw:style-name="gr3" draw:text-style-name="P3" draw:layer="layout" draw:type="line" svg:x1="48.465cm" svg:y1="73.863cm" svg:x2="48.465cm" svg:y2="71.763cm" draw:start-shape="id157" draw:start-glue-point="0" svg:d="m48465 73863v-2100" svg:viewBox="0 0 1 2101">
          <text:p text:style-name="P1"><text:span text:style-name="T2">S2_05</text:span></text:p>
        </draw:connector>
        <draw:connector draw:style-name="gr3" draw:text-style-name="P3" draw:layer="layout" draw:type="line" svg:x1="49.965cm" svg:y1="73.863cm" svg:x2="49.965cm" svg:y2="71.763cm" draw:start-shape="id156" draw:start-glue-point="0" svg:d="m49965 73863v-2100" svg:viewBox="0 0 1 2101">
          <text:p text:style-name="P1"><text:span text:style-name="T2">/S2_05</text:span></text:p>
        </draw:connector>
        <draw:connector draw:style-name="gr4" draw:text-style-name="P1" draw:layer="layout" draw:type="line" svg:x1="50.751cm" svg:y1="78.171cm" svg:x2="49.215cm" svg:y2="76.263cm" draw:start-shape="id56" draw:start-glue-point="22" draw:end-shape="id158" draw:end-glue-point="2" svg:d="m50751 78171-1536-1908" svg:viewBox="0 0 1537 1909">
          <text:p/>
        </draw:connector>
        <draw:custom-shape draw:style-name="gr1" draw:text-style-name="P2" xml:id="id161" draw:id="id161" draw:layer="layout" svg:width="2.1cm" svg:height="0.9cm" svg:x="45.565cm" svg:y="75.363cm">
          <text:p text:style-name="P1"><text:span text:style-name="T1">DFF (clk4)</text:span></text:p>
          <text:p text:style-name="P1"><text:span text:style-name="T1">272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0" draw:id="id160" draw:layer="layout" svg:width="1cm" svg:height="0.9cm" svg:x="45.365cm" svg:y="73.863cm">
          <text:p text:style-name="P1"><text:span text:style-name="T1">NOT2</text:span></text:p>
          <text:p text:style-name="P1"><text:span text:style-name="T1">31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9" draw:id="id159" draw:layer="layout" svg:width="1cm" svg:height="0.9cm" svg:x="46.865cm" svg:y="73.863cm">
          <text:p text:style-name="P1"><text:span text:style-name="T1">NOT2</text:span></text:p>
          <text:p text:style-name="P1"><text:span text:style-name="T1">28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6.865cm" svg:y1="74.313cm" svg:x2="46.365cm" svg:y2="74.313cm" draw:start-shape="id159" draw:start-glue-point="3" draw:end-shape="id160" draw:end-glue-point="1" svg:d="m46865 74313h-500" svg:viewBox="0 0 501 1">
          <text:p/>
        </draw:connector>
        <draw:connector draw:style-name="gr4" draw:text-style-name="P3" draw:layer="layout" draw:type="line" svg:x1="46.615cm" svg:y1="75.363cm" svg:x2="47.365cm" svg:y2="74.763cm" draw:start-shape="id161" draw:start-glue-point="0" draw:end-shape="id159" draw:end-glue-point="2" svg:d="m46615 75363 750-600" svg:viewBox="0 0 751 601">
          <text:p/>
        </draw:connector>
        <draw:connector draw:style-name="gr3" draw:text-style-name="P3" draw:layer="layout" draw:type="line" svg:x1="45.865cm" svg:y1="73.863cm" svg:x2="45.865cm" svg:y2="71.763cm" draw:start-shape="id160" draw:start-glue-point="0" svg:d="m45865 73863v-2100" svg:viewBox="0 0 1 2101">
          <text:p text:style-name="P1"><text:span text:style-name="T2">S2_04</text:span></text:p>
        </draw:connector>
        <draw:connector draw:style-name="gr3" draw:text-style-name="P3" draw:layer="layout" draw:type="line" svg:x1="47.365cm" svg:y1="73.863cm" svg:x2="47.365cm" svg:y2="71.763cm" draw:start-shape="id159" draw:start-glue-point="0" svg:d="m47365 73863v-2100" svg:viewBox="0 0 1 2101">
          <text:p text:style-name="P1"><text:span text:style-name="T2">/S2_04</text:span></text:p>
        </draw:connector>
        <draw:connector draw:style-name="gr4" draw:text-style-name="P1" draw:layer="layout" draw:type="line" svg:x1="49.751cm" svg:y1="78.171cm" svg:x2="46.615cm" svg:y2="76.263cm" draw:start-shape="id56" draw:start-glue-point="21" draw:end-shape="id161" draw:end-glue-point="2" svg:d="m49751 78171-3136-1908" svg:viewBox="0 0 3137 1909">
          <text:p/>
        </draw:connector>
        <draw:custom-shape draw:style-name="gr1" draw:text-style-name="P2" xml:id="id164" draw:id="id164" draw:layer="layout" svg:width="2.1cm" svg:height="0.9cm" svg:x="42.965cm" svg:y="75.363cm">
          <text:p text:style-name="P1"><text:span text:style-name="T1">DFF (clk4)</text:span></text:p>
          <text:p text:style-name="P1"><text:span text:style-name="T1">2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3" draw:id="id163" draw:layer="layout" svg:width="1cm" svg:height="0.9cm" svg:x="42.765cm" svg:y="73.863cm">
          <text:p text:style-name="P1"><text:span text:style-name="T1">NOT2</text:span></text:p>
          <text:p text:style-name="P1"><text:span text:style-name="T1">3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62" draw:id="id162" draw:layer="layout" svg:width="1cm" svg:height="0.9cm" svg:x="44.265cm" svg:y="73.863cm">
          <text:p text:style-name="P1"><text:span text:style-name="T1">NOT2</text:span></text:p>
          <text:p text:style-name="P1"><text:span text:style-name="T1">22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4.265cm" svg:y1="74.313cm" svg:x2="43.765cm" svg:y2="74.313cm" draw:start-shape="id162" draw:start-glue-point="3" draw:end-shape="id163" draw:end-glue-point="1" svg:d="m44265 74313h-500" svg:viewBox="0 0 501 1">
          <text:p/>
        </draw:connector>
        <draw:connector draw:style-name="gr4" draw:text-style-name="P3" draw:layer="layout" draw:type="line" svg:x1="44.015cm" svg:y1="75.363cm" svg:x2="44.765cm" svg:y2="74.763cm" draw:start-shape="id164" draw:start-glue-point="0" draw:end-shape="id162" draw:end-glue-point="2" svg:d="m44015 75363 750-600" svg:viewBox="0 0 751 601">
          <text:p/>
        </draw:connector>
        <draw:connector draw:style-name="gr3" draw:text-style-name="P3" draw:layer="layout" draw:type="line" svg:x1="43.265cm" svg:y1="73.863cm" svg:x2="43.265cm" svg:y2="71.763cm" draw:start-shape="id163" draw:start-glue-point="0" svg:d="m43265 73863v-2100" svg:viewBox="0 0 1 2101">
          <text:p text:style-name="P1"><text:span text:style-name="T2">S2_03</text:span></text:p>
        </draw:connector>
        <draw:connector draw:style-name="gr3" draw:text-style-name="P3" draw:layer="layout" draw:type="line" svg:x1="44.765cm" svg:y1="73.863cm" svg:x2="44.765cm" svg:y2="71.763cm" draw:start-shape="id162" draw:start-glue-point="0" svg:d="m44765 73863v-2100" svg:viewBox="0 0 1 2101">
          <text:p text:style-name="P1"><text:span text:style-name="T2">/S2_03</text:span></text:p>
        </draw:connector>
        <draw:connector draw:style-name="gr4" draw:text-style-name="P1" draw:layer="layout" draw:type="line" svg:x1="48.551cm" svg:y1="78.171cm" svg:x2="44.015cm" svg:y2="76.263cm" draw:start-shape="id56" draw:start-glue-point="20" draw:end-shape="id164" draw:end-glue-point="2" svg:d="m48551 78171-4536-1908" svg:viewBox="0 0 4537 1909">
          <text:p/>
        </draw:connector>
        <draw:custom-shape draw:style-name="gr1" draw:text-style-name="P2" xml:id="id167" draw:id="id167" draw:layer="layout" svg:width="2.1cm" svg:height="0.9cm" svg:x="40.365cm" svg:y="75.363cm">
          <text:p text:style-name="P1"><text:span text:style-name="T1">DFF (clk4)</text:span></text:p>
          <text:p text:style-name="P1"><text:span text:style-name="T1">281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6" draw:id="id166" draw:layer="layout" svg:width="1cm" svg:height="0.9cm" svg:x="40.165cm" svg:y="73.863cm">
          <text:p text:style-name="P1"><text:span text:style-name="T1">NOT2</text:span></text:p>
          <text:p text:style-name="P1"><text:span text:style-name="T1">28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65" draw:id="id165" draw:layer="layout" svg:width="1cm" svg:height="0.9cm" svg:x="41.665cm" svg:y="73.863cm">
          <text:p text:style-name="P1"><text:span text:style-name="T1">NOT2</text:span></text:p>
          <text:p text:style-name="P1"><text:span text:style-name="T1">28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1.665cm" svg:y1="74.313cm" svg:x2="41.165cm" svg:y2="74.313cm" draw:start-shape="id165" draw:start-glue-point="3" draw:end-shape="id166" draw:end-glue-point="1" svg:d="m41665 74313h-500" svg:viewBox="0 0 501 1">
          <text:p/>
        </draw:connector>
        <draw:connector draw:style-name="gr4" draw:text-style-name="P3" draw:layer="layout" draw:type="line" svg:x1="41.415cm" svg:y1="75.363cm" svg:x2="42.165cm" svg:y2="74.763cm" draw:start-shape="id167" draw:start-glue-point="0" draw:end-shape="id165" draw:end-glue-point="2" svg:d="m41415 75363 750-600" svg:viewBox="0 0 751 601">
          <text:p/>
        </draw:connector>
        <draw:connector draw:style-name="gr3" draw:text-style-name="P3" draw:layer="layout" draw:type="line" svg:x1="40.665cm" svg:y1="73.863cm" svg:x2="40.665cm" svg:y2="71.763cm" draw:start-shape="id166" draw:start-glue-point="0" svg:d="m40665 73863v-2100" svg:viewBox="0 0 1 2101">
          <text:p text:style-name="P1"><text:span text:style-name="T2">S2_02</text:span></text:p>
        </draw:connector>
        <draw:connector draw:style-name="gr3" draw:text-style-name="P3" draw:layer="layout" draw:type="line" svg:x1="42.165cm" svg:y1="73.863cm" svg:x2="42.165cm" svg:y2="71.763cm" draw:start-shape="id165" draw:start-glue-point="0" svg:d="m42165 73863v-2100" svg:viewBox="0 0 1 2101">
          <text:p text:style-name="P1"><text:span text:style-name="T2">/S2_02</text:span></text:p>
        </draw:connector>
        <draw:connector draw:style-name="gr4" draw:text-style-name="P1" draw:layer="layout" draw:type="line" svg:x1="47.552cm" svg:y1="78.171cm" svg:x2="41.415cm" svg:y2="76.263cm" draw:start-shape="id56" draw:start-glue-point="19" draw:end-shape="id167" draw:end-glue-point="2" svg:d="m47552 78171-6137-1908" svg:viewBox="0 0 6138 1909">
          <text:p/>
        </draw:connector>
        <draw:custom-shape draw:style-name="gr1" draw:text-style-name="P2" xml:id="id170" draw:id="id170" draw:layer="layout" svg:width="2.1cm" svg:height="0.9cm" svg:x="37.765cm" svg:y="75.363cm">
          <text:p text:style-name="P1"><text:span text:style-name="T1">DFF (clk4)</text:span></text:p>
          <text:p text:style-name="P1"><text:span text:style-name="T1">25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9" draw:id="id169" draw:layer="layout" svg:width="1cm" svg:height="0.9cm" svg:x="37.565cm" svg:y="73.863cm">
          <text:p text:style-name="P1"><text:span text:style-name="T1">NOT2</text:span></text:p>
          <text:p text:style-name="P1"><text:span text:style-name="T1">3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68" draw:id="id168" draw:layer="layout" svg:width="1cm" svg:height="0.9cm" svg:x="39.065cm" svg:y="73.863cm">
          <text:p text:style-name="P1"><text:span text:style-name="T1">NOT2</text:span></text:p>
          <text:p text:style-name="P1"><text:span text:style-name="T1">28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9.065cm" svg:y1="74.313cm" svg:x2="38.565cm" svg:y2="74.313cm" draw:start-shape="id168" draw:start-glue-point="3" draw:end-shape="id169" draw:end-glue-point="1" svg:d="m39065 74313h-500" svg:viewBox="0 0 501 1">
          <text:p/>
        </draw:connector>
        <draw:connector draw:style-name="gr4" draw:text-style-name="P3" draw:layer="layout" draw:type="line" svg:x1="38.815cm" svg:y1="75.363cm" svg:x2="39.565cm" svg:y2="74.763cm" draw:start-shape="id170" draw:start-glue-point="0" draw:end-shape="id168" draw:end-glue-point="2" svg:d="m38815 75363 750-600" svg:viewBox="0 0 751 601">
          <text:p/>
        </draw:connector>
        <draw:connector draw:style-name="gr3" draw:text-style-name="P3" draw:layer="layout" draw:type="line" svg:x1="38.065cm" svg:y1="73.863cm" svg:x2="38.065cm" svg:y2="71.763cm" draw:start-shape="id169" draw:start-glue-point="0" svg:d="m38065 73863v-2100" svg:viewBox="0 0 1 2101">
          <text:p text:style-name="P1"><text:span text:style-name="T2">S2_01</text:span></text:p>
        </draw:connector>
        <draw:connector draw:style-name="gr3" draw:text-style-name="P3" draw:layer="layout" draw:type="line" svg:x1="39.565cm" svg:y1="73.863cm" svg:x2="39.565cm" svg:y2="71.763cm" draw:start-shape="id168" draw:start-glue-point="0" svg:d="m39565 73863v-2100" svg:viewBox="0 0 1 2101">
          <text:p text:style-name="P1"><text:span text:style-name="T2">/S2_01</text:span></text:p>
        </draw:connector>
        <draw:connector draw:style-name="gr4" draw:text-style-name="P1" draw:layer="layout" draw:type="line" svg:x1="46.351cm" svg:y1="78.171cm" svg:x2="38.815cm" svg:y2="76.263cm" draw:start-shape="id56" draw:start-glue-point="18" draw:end-shape="id170" draw:end-glue-point="2" svg:d="m46351 78171-7536-1908" svg:viewBox="0 0 7537 1909">
          <text:p/>
        </draw:connector>
        <draw:custom-shape draw:style-name="gr1" draw:text-style-name="P2" xml:id="id173" draw:id="id173" draw:layer="layout" svg:width="2.1cm" svg:height="0.9cm" svg:x="35.15cm" svg:y="75.363cm">
          <text:p text:style-name="P1"><text:span text:style-name="T1">DFF (clk4)</text:span></text:p>
          <text:p text:style-name="P1"><text:span text:style-name="T1">23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2" draw:id="id172" draw:layer="layout" svg:width="1cm" svg:height="0.9cm" svg:x="34.95cm" svg:y="73.863cm">
          <text:p text:style-name="P1"><text:span text:style-name="T1">NOT2</text:span></text:p>
          <text:p text:style-name="P1"><text:span text:style-name="T1">28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1" draw:id="id171" draw:layer="layout" svg:width="1cm" svg:height="0.9cm" svg:x="36.45cm" svg:y="73.863cm">
          <text:p text:style-name="P1"><text:span text:style-name="T1">NOT2</text:span></text:p>
          <text:p text:style-name="P1"><text:span text:style-name="T1">27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6.45cm" svg:y1="74.313cm" svg:x2="35.95cm" svg:y2="74.313cm" draw:start-shape="id171" draw:start-glue-point="3" draw:end-shape="id172" draw:end-glue-point="1" svg:d="m36450 74313h-500" svg:viewBox="0 0 501 1">
          <text:p/>
        </draw:connector>
        <draw:connector draw:style-name="gr4" draw:text-style-name="P3" draw:layer="layout" draw:type="line" svg:x1="36.2cm" svg:y1="75.363cm" svg:x2="36.95cm" svg:y2="74.763cm" draw:start-shape="id173" draw:start-glue-point="0" draw:end-shape="id171" draw:end-glue-point="2" svg:d="m36200 75363 750-600" svg:viewBox="0 0 751 601">
          <text:p/>
        </draw:connector>
        <draw:connector draw:style-name="gr3" draw:text-style-name="P3" draw:layer="layout" draw:type="line" svg:x1="35.45cm" svg:y1="73.863cm" svg:x2="35.45cm" svg:y2="71.763cm" draw:start-shape="id172" draw:start-glue-point="0" svg:d="m35450 73863v-2100" svg:viewBox="0 0 1 2101">
          <text:p text:style-name="P1"><text:span text:style-name="T2">S2_00</text:span></text:p>
        </draw:connector>
        <draw:connector draw:style-name="gr3" draw:text-style-name="P3" draw:layer="layout" draw:type="line" svg:x1="36.95cm" svg:y1="73.863cm" svg:x2="36.95cm" svg:y2="71.763cm" draw:start-shape="id171" draw:start-glue-point="0" svg:d="m36950 73863v-2100" svg:viewBox="0 0 1 2101">
          <text:p text:style-name="P1"><text:span text:style-name="T2">/S2_00</text:span></text:p>
        </draw:connector>
        <draw:connector draw:style-name="gr4" draw:text-style-name="P1" draw:layer="layout" draw:type="line" svg:x1="45.251cm" svg:y1="78.171cm" svg:x2="36.2cm" svg:y2="76.263cm" draw:start-shape="id56" draw:start-glue-point="17" draw:end-shape="id173" draw:end-glue-point="2" svg:d="m45251 78171-9051-1908" svg:viewBox="0 0 9052 1909">
          <text:p/>
        </draw:connector>
        <draw:custom-shape draw:style-name="gr2" draw:text-style-name="P2" xml:id="id177" draw:id="id177" draw:layer="layout" svg:width="3.5cm" svg:height="0.9cm" svg:x="13.321cm" svg:y="24.863cm">
          <text:p text:style-name="P1"><text:span text:style-name="T1">WS1 (POWER/in3, GROUND/in2)</text:span></text:p>
          <text:p text:style-name="P1"><text:span text:style-name="T1">28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8" draw:id="id178" draw:layer="layout" svg:width="3.5cm" svg:height="0.9cm" svg:x="9.978cm" svg:y="27.963cm">
          <text:p text:style-name="P1"><text:span text:style-name="T1">WS1 (POWER/in3, GROUND/in2)</text:span></text:p>
          <text:p text:style-name="P1"><text:span text:style-name="T1">29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1" draw:id="id181" draw:layer="layout" svg:width="2.1cm" svg:height="0.9cm" svg:x="7.05cm" svg:y="39.939cm">
          <text:p text:style-name="P1"><text:span text:style-name="T1">HA</text:span></text:p>
          <text:p text:style-name="P1"><text:span text:style-name="T1">272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7" draw:id="id187" draw:layer="layout" svg:width="2.1cm" svg:height="0.9cm" svg:x="14.221cm" svg:y="36.386cm">
          <text:p text:style-name="P1"><text:span text:style-name="T1">HA</text:span></text:p>
          <text:p text:style-name="P1"><text:span text:style-name="T1">28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8" draw:id="id188" draw:layer="layout" svg:width="2.1cm" svg:height="0.9cm" svg:x="14.203cm" svg:y="32.776cm">
          <text:p text:style-name="P1"><text:span text:style-name="T1">HA</text:span></text:p>
          <text:p text:style-name="P1"><text:span text:style-name="T1">280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5" draw:id="id175" draw:layer="layout" svg:width="2.1cm" svg:height="0.9cm" svg:x="17.564cm" svg:y="27.863cm">
          <text:p text:style-name="P1"><text:span text:style-name="T1">HA</text:span></text:p>
          <text:p text:style-name="P1"><text:span text:style-name="T1">280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4" draw:id="id174" draw:layer="layout" svg:width="2.1cm" svg:height="0.9cm" svg:x="17.564cm" svg:y="32.763cm">
          <text:p text:style-name="P1"><text:span text:style-name="T1">FA</text:span></text:p>
          <text:p text:style-name="P1"><text:span text:style-name="T1">28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8.614cm" svg:y1="32.763cm" svg:x2="18.614cm" svg:y2="28.763cm" draw:start-shape="id174" draw:start-glue-point="0" draw:end-shape="id175" draw:end-glue-point="2" svg:d="m18614 32763v-4000" svg:viewBox="0 0 1 4001">
          <text:p text:style-name="P1"><text:span text:style-name="T2">cout</text:span></text:p>
        </draw:connector>
        <draw:connector draw:style-name="gr3" draw:text-style-name="P3" draw:layer="layout" draw:type="line" svg:x1="18.614cm" svg:y1="27.863cm" svg:x2="18.671cm" svg:y2="23.363cm" draw:start-shape="id175" draw:start-glue-point="0" draw:end-shape="id176" draw:end-glue-point="2" svg:d="m18614 27863 57-4500" svg:viewBox="0 0 58 4501">
          <text:p text:style-name="P1"><text:span text:style-name="T2">cout/in4</text:span></text:p>
        </draw:connector>
        <draw:connector draw:style-name="gr3" draw:text-style-name="P3" draw:layer="layout" draw:type="line" svg:x1="18.614cm" svg:y1="27.863cm" svg:x2="15.071cm" svg:y2="25.763cm" draw:start-shape="id175" draw:start-glue-point="0" draw:end-shape="id177" draw:end-glue-point="2" svg:d="m18614 27863-3543-2100" svg:viewBox="0 0 3544 2101">
          <text:p text:style-name="P1"><text:span text:style-name="T2">sum/in5</text:span></text:p>
        </draw:connector>
        <draw:connector draw:style-name="gr3" draw:text-style-name="P3" draw:layer="layout" draw:type="line" svg:x1="18.614cm" svg:y1="32.763cm" svg:x2="11.728cm" svg:y2="28.863cm" draw:start-shape="id174" draw:start-glue-point="0" draw:end-shape="id178" draw:end-glue-point="2" svg:d="m18614 32763-6886-3900" svg:viewBox="0 0 6887 3901">
          <text:p text:style-name="P1"><text:span text:style-name="T2">sum/in4</text:span></text:p>
        </draw:connector>
        <draw:connector draw:style-name="gr3" draw:text-style-name="P3" draw:layer="layout" draw:type="line" svg:x1="17.48cm" svg:y1="34.813cm" svg:x2="18.614cm" svg:y2="33.663cm" draw:end-shape="id174" draw:end-glue-point="2" svg:d="m17480 34813 1134-1150" svg:viewBox="0 0 1135 1151">
          <text:p text:style-name="P1"><text:span text:style-name="T2">L7_02</text:span></text:p>
        </draw:connector>
        <draw:connector draw:style-name="gr3" draw:text-style-name="P3" draw:layer="layout" draw:type="line" svg:x1="19.861cm" svg:y1="34.84cm" svg:x2="18.614cm" svg:y2="33.663cm" draw:end-shape="id174" draw:end-glue-point="2" svg:d="m19861 34840-1247-1177" svg:viewBox="0 0 1248 1178">
          <text:p text:style-name="P1"><text:span text:style-name="T2">L8_00</text:span></text:p>
        </draw:connector>
        <draw:connector draw:style-name="gr4" draw:text-style-name="P3" draw:layer="layout" draw:type="line" svg:x1="18.664cm" svg:y1="36.363cm" svg:x2="18.614cm" svg:y2="33.663cm" draw:start-shape="id179" draw:start-glue-point="0" draw:end-shape="id174" draw:end-glue-point="2" svg:d="m18664 36363-50-2700" svg:viewBox="0 0 51 2701">
          <text:p/>
        </draw:connector>
        <draw:connector draw:style-name="gr3" draw:text-style-name="P3" draw:layer="layout" draw:type="line" svg:x1="6.949cm" svg:y1="38.57cm" svg:x2="8.087cm" svg:y2="37.263cm" draw:end-shape="id180" draw:end-glue-point="2" svg:d="m6949 38570 1138-1307" svg:viewBox="0 0 1139 1308">
          <text:p text:style-name="P1"><text:span text:style-name="T2">L6_01</text:span></text:p>
        </draw:connector>
        <draw:custom-shape draw:style-name="gr2" draw:text-style-name="P2" xml:id="id180" draw:id="id180" draw:layer="layout" svg:width="2.1cm" svg:height="0.9cm" svg:x="7.037cm" svg:y="36.363cm">
          <text:p text:style-name="P1"><text:span text:style-name="T1">HA</text:span></text:p>
          <text:p text:style-name="P1"><text:span text:style-name="T1">272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1cm" svg:y1="39.939cm" svg:x2="8.087cm" svg:y2="37.263cm" draw:start-shape="id181" draw:start-glue-point="0" draw:end-shape="id180" draw:end-glue-point="2" svg:d="m8100 39939-13-2676" svg:viewBox="0 0 14 2677">
          <text:p text:style-name="P1"><text:span text:style-name="T2">cout</text:span></text:p>
        </draw:connector>
        <draw:custom-shape draw:style-name="gr2" draw:text-style-name="P2" xml:id="id182" draw:id="id182" draw:layer="layout" svg:width="2.1cm" svg:height="0.9cm" svg:x="7.021cm" svg:y="32.963cm">
          <text:p text:style-name="P1"><text:span text:style-name="T1">FA</text:span></text:p>
          <text:p text:style-name="P1"><text:span text:style-name="T1">271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087cm" svg:y1="36.363cm" svg:x2="8.071cm" svg:y2="33.863cm" draw:start-shape="id180" draw:start-glue-point="0" draw:end-shape="id182" draw:end-glue-point="2" svg:d="m8087 36363-16-2500" svg:viewBox="0 0 17 2501">
          <text:p text:style-name="P1"><text:span text:style-name="T2">cout</text:span></text:p>
        </draw:connector>
        <draw:custom-shape draw:style-name="gr2" draw:text-style-name="P2" xml:id="id183" draw:id="id183" draw:layer="layout" svg:width="2.1cm" svg:height="0.9cm" svg:x="9.721cm" svg:y="36.363cm">
          <text:p text:style-name="P1"><text:span text:style-name="T1">HA</text:span></text:p>
          <text:p text:style-name="P1"><text:span text:style-name="T1">27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771cm" svg:y1="36.363cm" svg:x2="8.071cm" svg:y2="33.863cm" draw:start-shape="id183" draw:start-glue-point="0" draw:end-shape="id182" draw:end-glue-point="2" svg:d="m10771 36363-2700-2500" svg:viewBox="0 0 2701 2501">
          <text:p text:style-name="P1"><text:span text:style-name="T2">sum</text:span></text:p>
        </draw:connector>
        <draw:custom-shape draw:style-name="gr2" draw:text-style-name="P2" xml:id="id184" draw:id="id184" draw:layer="layout" svg:width="2.1cm" svg:height="0.9cm" svg:x="7.021cm" svg:y="29.663cm">
          <text:p text:style-name="P1"><text:span text:style-name="T1">FA</text:span></text:p>
          <text:p text:style-name="P1"><text:span text:style-name="T1">271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771cm" svg:y1="36.363cm" svg:x2="8.071cm" svg:y2="30.563cm" draw:start-shape="id183" draw:start-glue-point="0" draw:end-shape="id184" draw:end-glue-point="2" svg:d="m10771 36363-2700-5800" svg:viewBox="0 0 2701 5801">
          <text:p text:style-name="P1"><text:span text:style-name="T2">cout</text:span></text:p>
        </draw:connector>
        <draw:connector draw:style-name="gr4" draw:text-style-name="P3" draw:layer="layout" draw:type="line" svg:x1="10.753cm" svg:y1="39.963cm" svg:x2="10.771cm" svg:y2="37.263cm" draw:start-shape="id185" draw:start-glue-point="0" draw:end-shape="id183" draw:end-glue-point="2" svg:d="m10753 39963 18-2700" svg:viewBox="0 0 19 2701">
          <text:p/>
        </draw:connector>
        <draw:connector draw:style-name="gr3" draw:text-style-name="P3" draw:layer="layout" draw:type="line" svg:x1="9.728cm" svg:y1="38.571cm" svg:x2="10.771cm" svg:y2="37.263cm" draw:end-shape="id183" draw:end-glue-point="2" svg:d="m9728 38571 1043-1308" svg:viewBox="0 0 1044 1309">
          <text:p text:style-name="P1"><text:span text:style-name="T2">L7_00</text:span></text:p>
        </draw:connector>
        <draw:connector draw:style-name="gr4" draw:text-style-name="P3" draw:layer="layout" draw:type="line" svg:x1="8.135cm" svg:y1="43.067cm" svg:x2="8.1cm" svg:y2="40.839cm" draw:start-shape="id186" draw:start-glue-point="0" draw:end-shape="id181" draw:end-glue-point="2" svg:d="m8135 43067-35-2228" svg:viewBox="0 0 36 2229">
          <text:p/>
        </draw:connector>
        <draw:connector draw:style-name="gr3" draw:text-style-name="P2" draw:layer="layout" draw:type="line" svg:x1="6.976cm" svg:y1="35.157cm" svg:x2="8.071cm" svg:y2="33.863cm" draw:end-shape="id182" draw:end-glue-point="2" svg:d="m6976 35157 1095-1294" svg:viewBox="0 0 1096 1295">
          <text:p text:style-name="P1"><text:span text:style-name="T2">L6_02</text:span></text:p>
        </draw:connector>
        <draw:connector draw:style-name="gr3" draw:text-style-name="P3" draw:layer="layout" draw:type="line" svg:x1="8.071cm" svg:y1="32.963cm" svg:x2="8.071cm" svg:y2="30.563cm" draw:start-shape="id182" draw:start-glue-point="0" draw:end-shape="id184" draw:end-glue-point="2" svg:d="m8071 32963v-2400" svg:viewBox="0 0 1 2401">
          <text:p text:style-name="P1"><text:span text:style-name="T2">cout</text:span></text:p>
        </draw:connector>
        <draw:connector draw:style-name="gr3" draw:text-style-name="P3" draw:layer="layout" draw:type="line" svg:x1="15.271cm" svg:y1="36.386cm" svg:x2="8.071cm" svg:y2="30.563cm" draw:start-shape="id187" draw:start-glue-point="0" draw:end-shape="id184" draw:end-glue-point="2" svg:d="m15271 36386-7200-5823" svg:viewBox="0 0 7201 5824">
          <text:p text:style-name="P1"><text:span text:style-name="T2">sum</text:span></text:p>
        </draw:connector>
        <draw:connector draw:style-name="gr3" draw:text-style-name="P3" draw:layer="layout" draw:type="line" svg:x1="15.271cm" svg:y1="36.386cm" svg:x2="15.253cm" svg:y2="33.676cm" draw:start-shape="id187" draw:start-glue-point="0" draw:end-shape="id188" draw:end-glue-point="2" svg:d="m15271 36386-18-2710" svg:viewBox="0 0 19 2711">
          <text:p text:style-name="P1"><text:span text:style-name="T2">cout</text:span></text:p>
        </draw:connector>
        <draw:connector draw:style-name="gr3" draw:text-style-name="P3" draw:layer="layout" draw:type="line" svg:x1="14.373cm" svg:y1="38.56cm" svg:x2="15.271cm" svg:y2="37.286cm" draw:end-shape="id187" draw:end-glue-point="2" svg:d="m14373 38560 898-1274" svg:viewBox="0 0 899 1275">
          <text:p text:style-name="P1"><text:span text:style-name="T2">L6_03</text:span></text:p>
        </draw:connector>
        <draw:connector draw:style-name="gr3" draw:text-style-name="P3" draw:layer="layout" draw:type="line" svg:x1="16.474cm" svg:y1="38.571cm" svg:x2="15.271cm" svg:y2="37.286cm" draw:end-shape="id187" draw:end-glue-point="2" svg:d="m16474 38571-1203-1285" svg:viewBox="0 0 1204 1286">
          <text:p text:style-name="P1"><text:span text:style-name="T2">L7_01</text:span></text:p>
        </draw:connector>
        <draw:connector draw:style-name="gr3" draw:text-style-name="P3" draw:layer="layout" draw:type="line" svg:x1="16.921cm" svg:y1="34.863cm" svg:x2="15.253cm" svg:y2="33.676cm" draw:end-shape="id188" draw:end-glue-point="2" svg:d="m16921 34863-1668-1187" svg:viewBox="0 0 1669 1188">
          <text:p text:style-name="P1"><text:span text:style-name="T2">L6_04</text:span></text:p>
        </draw:connector>
        <draw:connector draw:style-name="gr3" draw:text-style-name="P3" draw:layer="layout" draw:type="line" svg:x1="15.253cm" svg:y1="32.776cm" svg:x2="15.071cm" svg:y2="25.763cm" draw:start-shape="id188" draw:start-glue-point="0" draw:end-shape="id177" draw:end-glue-point="2" svg:d="m15253 32776-182-7013" svg:viewBox="0 0 183 7014">
          <text:p text:style-name="P1"><text:span text:style-name="T2">cout/in4</text:span></text:p>
        </draw:connector>
        <draw:connector draw:style-name="gr3" draw:text-style-name="P3" draw:layer="layout" draw:type="line" svg:x1="15.253cm" svg:y1="32.776cm" svg:x2="11.728cm" svg:y2="28.863cm" draw:start-shape="id188" draw:start-glue-point="0" draw:end-shape="id178" draw:end-glue-point="2" svg:d="m15253 32776-3525-3913" svg:viewBox="0 0 3526 3914">
          <text:p text:style-name="P1"><text:span text:style-name="T2">sum/in5</text:span></text:p>
        </draw:connector>
        <draw:connector draw:style-name="gr3" draw:text-style-name="P3" draw:layer="layout" draw:type="line" svg:x1="8.071cm" svg:y1="29.663cm" svg:x2="8.521cm" svg:y2="27.263cm" draw:start-shape="id184" draw:start-glue-point="0" draw:end-shape="id189" draw:end-glue-point="2" svg:d="m8071 29663 450-2400" svg:viewBox="0 0 451 2401">
          <text:p text:style-name="P1"><text:span text:style-name="T2">cout/a</text:span></text:p>
        </draw:connector>
        <draw:connector draw:style-name="gr3" draw:text-style-name="P3" draw:layer="layout" draw:type="line" svg:x1="8.071cm" svg:y1="29.663cm" svg:x2="9.978cm" svg:y2="28.413cm" draw:start-shape="id184" draw:start-glue-point="0" draw:end-shape="id178" svg:d="m8071 29663 1907-1250" svg:viewBox="0 0 1908 1251">
          <text:p text:style-name="P1"><text:span text:style-name="T2">cout/in1</text:span></text:p>
        </draw:connector>
        <draw:custom-shape draw:style-name="gr2" draw:text-style-name="P2" xml:id="id186" draw:id="id186" draw:layer="layout" svg:width="1cm" svg:height="0.9cm" svg:x="7.635cm" svg:y="43.067cm">
          <text:p text:style-name="P1"><text:span text:style-name="T1">12-OAI</text:span></text:p>
          <text:p text:style-name="P1"><text:span text:style-name="T1">272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463cm" svg:y1="45.159cm" svg:x2="8.135cm" svg:y2="43.967cm" draw:end-shape="id186" draw:end-glue-point="2" svg:d="m9463 45159-1328-1192" svg:viewBox="0 0 1329 1193">
          <text:p text:style-name="P1"><text:span text:style-name="T2">L6_c2/a</text:span></text:p>
        </draw:connector>
        <draw:connector draw:style-name="gr3" draw:text-style-name="P3" draw:layer="layout" draw:type="line" svg:x1="6.5cm" svg:y1="45.264cm" svg:x2="8.135cm" svg:y2="43.967cm" draw:end-shape="id186" draw:end-glue-point="2" svg:d="m6500 45264 1635-1297" svg:viewBox="0 0 1636 1298">
          <text:p text:style-name="P1"><text:span text:style-name="T2">GROUND/b</text:span></text:p>
        </draw:connector>
        <draw:connector draw:style-name="gr3" draw:text-style-name="P3" draw:layer="layout" draw:type="line" svg:x1="8.087cm" svg:y1="46.058cm" svg:x2="8.135cm" svg:y2="43.967cm" draw:end-shape="id186" draw:end-glue-point="2" svg:d="m8087 46058 48-2091" svg:viewBox="0 0 49 2092">
          <text:p text:style-name="P1"><text:span text:style-name="T2">MUL2_00/c</text:span></text:p>
        </draw:connector>
        <draw:custom-shape draw:style-name="gr2" draw:text-style-name="P2" xml:id="id179" draw:id="id179" draw:layer="layout" svg:width="1cm" svg:height="0.9cm" svg:x="18.164cm" svg:y="36.363cm">
          <text:p text:style-name="P1"><text:span text:style-name="T1">12-OAI</text:span></text:p>
          <text:p text:style-name="P1"><text:span text:style-name="T1">270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099cm" svg:y1="38.491cm" svg:x2="18.664cm" svg:y2="37.263cm" draw:end-shape="id179" draw:end-glue-point="2" svg:d="m20099 38491-1435-1228" svg:viewBox="0 0 1436 1229">
          <text:p text:style-name="P1"><text:span text:style-name="T3">L8_c2/a</text:span></text:p>
        </draw:connector>
        <draw:custom-shape draw:style-name="gr2" draw:text-style-name="P2" xml:id="id185" draw:id="id185" draw:layer="layout" svg:width="1cm" svg:height="0.9cm" svg:x="10.253cm" svg:y="39.963cm">
          <text:p text:style-name="P1"><text:span text:style-name="T1">12-OAI</text:span></text:p>
          <text:p text:style-name="P1"><text:span text:style-name="T1">272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251cm" svg:y1="41.904cm" svg:x2="10.753cm" svg:y2="40.863cm" draw:end-shape="id185" draw:end-glue-point="2" svg:d="m9251 41904 1502-1041" svg:viewBox="0 0 1503 1042">
          <text:p text:style-name="P1"><text:span text:style-name="T2">MUL2_01/b</text:span></text:p>
        </draw:connector>
        <draw:connector draw:style-name="gr3" draw:text-style-name="P3" draw:layer="layout" draw:type="line" svg:x1="6.817cm" svg:y1="42.089cm" svg:x2="8.1cm" svg:y2="40.839cm" draw:end-shape="id181" draw:end-glue-point="2" svg:d="m6817 42089 1283-1250" svg:viewBox="0 0 1284 1251">
          <text:p text:style-name="P1"><text:span text:style-name="T2">L6_00</text:span></text:p>
        </draw:connector>
        <draw:connector draw:style-name="gr3" draw:text-style-name="P3" draw:layer="layout" draw:type="line" svg:x1="10.707cm" svg:y1="42.804cm" svg:x2="10.753cm" svg:y2="40.863cm" draw:end-shape="id185" draw:end-glue-point="2" svg:d="m10707 42804 46-1941" svg:viewBox="0 0 47 1942">
          <text:p text:style-name="P1"><text:span text:style-name="T2">MUL2_02/c</text:span></text:p>
        </draw:connector>
        <draw:connector draw:style-name="gr3" draw:text-style-name="P3" draw:layer="layout" draw:type="line" svg:x1="17.348cm" svg:y1="38.491cm" svg:x2="18.664cm" svg:y2="37.263cm" draw:end-shape="id179" draw:end-glue-point="2" svg:d="m17348 38491 1316-1228" svg:viewBox="0 0 1317 1229">
          <text:p text:style-name="P1"><text:span text:style-name="T2">MUL2_03/b</text:span></text:p>
        </draw:connector>
        <draw:connector draw:style-name="gr3" draw:text-style-name="P11" draw:layer="layout" draw:type="line" svg:x1="12.215cm" svg:y1="42.037cm" svg:x2="10.753cm" svg:y2="40.863cm" draw:end-shape="id185" draw:end-glue-point="2" svg:d="m12215 42037-1462-1174" svg:viewBox="0 0 1463 1175">
          <text:p text:style-name="P1"><text:span text:style-name="T3">L7_c2/a</text:span></text:p>
        </draw:connector>
        <draw:connector draw:style-name="gr3" draw:text-style-name="P3" draw:layer="layout" draw:type="line" svg:x1="18.803cm" svg:y1="39.206cm" svg:x2="18.664cm" svg:y2="37.263cm" draw:end-shape="id179" draw:end-glue-point="2" svg:d="m18803 39206-139-1943" svg:viewBox="0 0 140 1944">
          <text:p text:style-name="P1"><text:span text:style-name="T2">MUL2_04/c</text:span></text:p>
        </draw:connector>
        <draw:custom-shape draw:style-name="gr2" draw:text-style-name="P2" xml:id="id189" draw:id="id189" draw:layer="layout" svg:width="1cm" svg:height="0.9cm" svg:x="8.021cm" svg:y="26.363cm">
          <text:p text:style-name="P1"><text:span text:style-name="T1">IMUX2X</text:span></text:p>
          <text:p text:style-name="P1"><text:span text:style-name="T1">29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728cm" svg:y1="27.963cm" svg:x2="9.021cm" svg:y2="26.813cm" draw:start-shape="id178" draw:start-glue-point="0" draw:end-shape="id189" draw:end-glue-point="1" svg:d="m11728 27963-2707-1150" svg:viewBox="0 0 2708 1151">
          <text:p text:style-name="P1"><text:span text:style-name="T2">ou2/c</text:span></text:p>
        </draw:connector>
        <draw:connector draw:style-name="gr3" draw:text-style-name="P3" draw:layer="layout" draw:type="line" svg:x1="9.978cm" svg:y1="28.413cm" svg:x2="8.521cm" svg:y2="27.263cm" draw:start-shape="id178" draw:end-shape="id189" draw:end-glue-point="2" svg:d="m9978 28413-1457-1150" svg:viewBox="0 0 1458 1151">
          <text:p text:style-name="P1"><text:span text:style-name="T2">out3/b</text:span></text:p>
        </draw:connector>
        <draw:connector draw:style-name="gr3" draw:text-style-name="P3" draw:layer="layout" draw:type="line" svg:x1="8.521cm" svg:y1="26.363cm" svg:x2="13.321cm" svg:y2="25.313cm" draw:start-shape="id189" draw:start-glue-point="0" draw:end-shape="id177" draw:end-glue-point="3" svg:d="m8521 26363 4800-1050" svg:viewBox="0 0 4801 1051">
          <text:p text:style-name="P1"><text:span text:style-name="T2">in1</text:span></text:p>
        </draw:connector>
        <draw:connector draw:style-name="gr3" draw:text-style-name="P3" draw:layer="layout" draw:type="line" svg:x1="8.521cm" svg:y1="26.363cm" svg:x2="11.921cm" svg:y2="24.263cm" draw:start-shape="id189" draw:start-glue-point="0" draw:end-shape="id190" draw:end-glue-point="2" svg:d="m8521 26363 3400-2100" svg:viewBox="0 0 3401 2101">
          <text:p text:style-name="P1"><text:span text:style-name="T2">a</text:span></text:p>
        </draw:connector>
        <draw:custom-shape draw:style-name="gr2" draw:text-style-name="P2" xml:id="id190" draw:id="id190" draw:layer="layout" svg:width="1cm" svg:height="0.9cm" svg:x="11.421cm" svg:y="23.363cm">
          <text:p text:style-name="P1"><text:span text:style-name="T1">IMUX2X</text:span></text:p>
          <text:p text:style-name="P1"><text:span text:style-name="T1">28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071cm" svg:y1="24.863cm" svg:x2="12.421cm" svg:y2="23.813cm" draw:start-shape="id177" draw:start-glue-point="0" draw:end-shape="id190" draw:end-glue-point="1" svg:d="m15071 24863-2650-1050" svg:viewBox="0 0 2651 1051">
          <text:p text:style-name="P1"><text:span text:style-name="T2">out2/c</text:span></text:p>
        </draw:connector>
        <draw:connector draw:style-name="gr3" draw:text-style-name="P3" draw:layer="layout" draw:type="line" svg:x1="13.321cm" svg:y1="25.313cm" svg:x2="11.921cm" svg:y2="24.263cm" draw:start-shape="id177" draw:start-glue-point="3" draw:end-shape="id190" draw:end-glue-point="2" svg:d="m13321 25313-1400-1050" svg:viewBox="0 0 1401 1051">
          <text:p text:style-name="P1"><text:span text:style-name="T2">out3/b</text:span></text:p>
        </draw:connector>
        <draw:custom-shape draw:style-name="gr2" draw:text-style-name="P2" xml:id="id191" draw:id="id191" draw:layer="layout" svg:width="1cm" svg:height="0.9cm" svg:x="15.221cm" svg:y="20.963cm">
          <text:p text:style-name="P1"><text:span text:style-name="T1">IMUX2X</text:span></text:p>
          <text:p text:style-name="P1"><text:span text:style-name="T1">282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8.671cm" svg:y1="22.463cm" svg:x2="16.221cm" svg:y2="21.413cm" draw:start-shape="id176" draw:start-glue-point="0" draw:end-shape="id191" draw:end-glue-point="1" svg:d="m18671 22463-2450-1050" svg:viewBox="0 0 2451 1051">
          <text:p text:style-name="P1"><text:span text:style-name="T2">out2/c</text:span></text:p>
        </draw:connector>
        <draw:connector draw:style-name="gr3" draw:text-style-name="P3" draw:layer="layout" draw:type="line" svg:x1="16.921cm" svg:y1="22.913cm" svg:x2="15.721cm" svg:y2="21.863cm" draw:start-shape="id176" draw:end-shape="id191" draw:end-glue-point="2" svg:d="m16921 22913-1200-1050" svg:viewBox="0 0 1201 1051">
          <text:p text:style-name="P1"><text:span text:style-name="T2">out3/b</text:span></text:p>
        </draw:connector>
        <draw:connector draw:style-name="gr3" draw:text-style-name="P3" draw:layer="layout" draw:type="line" svg:x1="11.921cm" svg:y1="23.363cm" svg:x2="15.221cm" svg:y2="21.413cm" draw:start-shape="id190" draw:start-glue-point="0" draw:end-shape="id191" draw:end-glue-point="3" svg:d="m11921 23363 3300-1950" svg:viewBox="0 0 3301 1951">
          <text:p text:style-name="P1"><text:span text:style-name="T2">a</text:span></text:p>
        </draw:connector>
        <draw:connector draw:style-name="gr3" draw:text-style-name="P3" draw:layer="layout" draw:type="line" svg:x1="11.921cm" svg:y1="23.363cm" svg:x2="16.921cm" svg:y2="22.913cm" draw:start-shape="id190" draw:start-glue-point="0" draw:end-shape="id176" svg:d="m11921 23363 5000-450" svg:viewBox="0 0 5001 451">
          <text:p text:style-name="P1"><text:span text:style-name="T2">in1</text:span></text:p>
        </draw:connector>
        <draw:custom-shape draw:style-name="gr2" draw:text-style-name="P2" xml:id="id176" draw:id="id176" draw:layer="layout" svg:width="3.5cm" svg:height="0.9cm" svg:x="16.921cm" svg:y="22.463cm">
          <text:p text:style-name="P1"><text:span text:style-name="T1">WS1 (POWER/in3, GROUND/in2)</text:span></text:p>
          <text:p text:style-name="P1"><text:span text:style-name="T1">282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1.25cm" svg:y1="66.008cm" svg:x2="22.6cm" svg:y2="64.977cm" draw:start-shape="id28" draw:start-glue-point="1" svg:d="m21250 66008 1350-1031" svg:viewBox="0 0 1351 1032">
          <text:p text:style-name="P1"><text:span text:style-name="T2">MUL2_00</text:span></text:p>
        </draw:connector>
        <draw:connector draw:style-name="gr3" draw:text-style-name="P3" draw:layer="layout" draw:type="line" svg:x1="21.25cm" svg:y1="64.008cm" svg:x2="22.6cm" svg:y2="63.032cm" draw:start-shape="id27" draw:start-glue-point="1" svg:d="m21250 64008 1350-976" svg:viewBox="0 0 1351 977">
          <text:p text:style-name="P1"><text:span text:style-name="T2">MUL2_01</text:span></text:p>
        </draw:connector>
        <draw:connector draw:style-name="gr3" draw:text-style-name="P3" draw:layer="layout" draw:type="line" svg:x1="21.25cm" svg:y1="62.008cm" svg:x2="22.65cm" svg:y2="60.932cm" draw:start-shape="id31" draw:start-glue-point="1" svg:d="m21250 62008 1400-1076" svg:viewBox="0 0 1401 1077">
          <text:p text:style-name="P1"><text:span text:style-name="T2">MUL2_02</text:span></text:p>
        </draw:connector>
        <draw:connector draw:style-name="gr3" draw:text-style-name="P3" draw:layer="layout" draw:type="line" svg:x1="21.35cm" svg:y1="60.008cm" svg:x2="22.8cm" svg:y2="58.863cm" draw:start-shape="id35" draw:start-glue-point="1" svg:d="m21350 60008 1450-1145" svg:viewBox="0 0 1451 1146">
          <text:p text:style-name="P1"><text:span text:style-name="T2">MUL2_03</text:span></text:p>
        </draw:connector>
        <draw:connector draw:style-name="gr3" draw:text-style-name="P3" draw:layer="layout" draw:type="line" svg:x1="21.35cm" svg:y1="58.008cm" svg:x2="22.7cm" svg:y2="56.887cm" draw:start-shape="id38" draw:start-glue-point="1" svg:d="m21350 58008 1350-1121" svg:viewBox="0 0 1351 1122">
          <text:p text:style-name="P1"><text:span text:style-name="T2">MUL2_04</text:span></text:p>
        </draw:connector>
        <draw:connector draw:style-name="gr3" draw:text-style-name="P1" draw:layer="layout" draw:type="line" svg:x1="26.311cm" svg:y1="30.575cm" svg:x2="18.614cm" svg:y2="28.763cm" draw:start-shape="id192" draw:start-glue-point="0" draw:end-shape="id175" draw:end-glue-point="2" svg:d="m26311 30575-7697-1812" svg:viewBox="0 0 7698 1813">
          <text:p text:style-name="P1"><text:span text:style-name="T2">sum</text:span></text:p>
        </draw:connector>
        <draw:connector draw:style-name="gr3" draw:text-style-name="P1" draw:layer="layout" draw:type="line" svg:x1="25.214cm" svg:y1="23.975cm" svg:x2="18.671cm" svg:y2="23.363cm" draw:start-shape="id193" draw:start-glue-point="0" draw:end-shape="id176" draw:end-glue-point="2" svg:d="m25214 23975-6543-612" svg:viewBox="0 0 6544 613">
          <text:p text:style-name="P1"><text:span text:style-name="T2">sum/in5</text:span></text:p>
        </draw:connector>
        <draw:custom-shape draw:style-name="gr2" draw:text-style-name="P2" xml:id="id254" draw:id="id254" draw:layer="layout" svg:width="2.1cm" svg:height="0.9cm" svg:x="62.764cm" svg:y="33.275cm">
          <text:p text:style-name="P1"><text:span text:style-name="T1">CA</text:span></text:p>
          <text:p text:style-name="P1"><text:span text:style-name="T1">35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50" draw:id="id250" draw:layer="layout" svg:width="2.1cm" svg:height="0.9cm" svg:x="34.864cm" svg:y="27.175cm">
          <text:p text:style-name="P1"><text:span text:style-name="T1">FA</text:span></text:p>
          <text:p text:style-name="P1"><text:span text:style-name="T1">30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9" draw:id="id209" draw:layer="layout" svg:width="2.1cm" svg:height="0.9cm" svg:x="77.964cm" svg:y="29.775cm">
          <text:p text:style-name="P1"><text:span text:style-name="T1">CA</text:span></text:p>
          <text:p text:style-name="P1"><text:span text:style-name="T1">35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53" draw:id="id253" draw:layer="layout" svg:width="2.1cm" svg:height="0.9cm" svg:x="65.964cm" svg:y="33.075cm">
          <text:p text:style-name="P1"><text:span text:style-name="T1">CA</text:span></text:p>
          <text:p text:style-name="P1"><text:span text:style-name="T1">36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16" draw:id="id216" draw:layer="layout" svg:width="2.1cm" svg:height="0.9cm" svg:x="88.164cm" svg:y="30.075cm">
          <text:p text:style-name="P1"><text:span text:style-name="T1">CA</text:span></text:p>
          <text:p text:style-name="P1"><text:span text:style-name="T1">37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98" draw:id="id198" draw:layer="layout" svg:width="2.1cm" svg:height="0.9cm" svg:x="95.064cm" svg:y="26.875cm">
          <text:p text:style-name="P1"><text:span text:style-name="T1">CA</text:span></text:p>
          <text:p text:style-name="P1"><text:span text:style-name="T1">38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19" draw:id="id219" draw:layer="layout" svg:width="2.1cm" svg:height="0.9cm" svg:x="101.764cm" svg:y="23.975cm">
          <text:p text:style-name="P1"><text:span text:style-name="T1">CA</text:span></text:p>
          <text:p text:style-name="P1"><text:span text:style-name="T1">381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2" draw:id="id242" draw:layer="layout" svg:width="2.1cm" svg:height="0.9cm" svg:x="22.964cm" svg:y="27.075cm">
          <text:p text:style-name="P1"><text:span text:style-name="T1">FA</text:span></text:p>
          <text:p text:style-name="P1"><text:span text:style-name="T1">290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9" draw:id="id239" draw:layer="layout" svg:width="2.1cm" svg:height="0.9cm" svg:x="27.864cm" svg:y="27.081cm">
          <text:p text:style-name="P1"><text:span text:style-name="T1">FA</text:span></text:p>
          <text:p text:style-name="P1"><text:span text:style-name="T1">30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4" draw:id="id244" draw:layer="layout" svg:width="2.1cm" svg:height="0.9cm" svg:x="43.364cm" svg:y="30.275cm">
          <text:p text:style-name="P1"><text:span text:style-name="T1">FA</text:span></text:p>
          <text:p text:style-name="P1"><text:span text:style-name="T1">320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7" draw:id="id237" draw:layer="layout" svg:width="2.1cm" svg:height="0.9cm" svg:x="32.664cm" svg:y="27.175cm">
          <text:p text:style-name="P1"><text:span text:style-name="T1">FA</text:span></text:p>
          <text:p text:style-name="P1"><text:span text:style-name="T1">300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5" draw:id="id245" draw:layer="layout" svg:width="2.1cm" svg:height="0.9cm" svg:x="50.664cm" svg:y="30.275cm">
          <text:p text:style-name="P1"><text:span text:style-name="T1">FA</text:span></text:p>
          <text:p text:style-name="P1"><text:span text:style-name="T1">320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5" draw:id="id265" draw:layer="layout" svg:width="2.1cm" svg:height="0.9cm" svg:x="53.164cm" svg:y="30.275cm">
          <text:p text:style-name="P1"><text:span text:style-name="T1">FA</text:span></text:p>
          <text:p text:style-name="P1"><text:span text:style-name="T1">32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4" draw:id="id264" draw:layer="layout" svg:width="2.1cm" svg:height="0.9cm" svg:x="48.464cm" svg:y="30.275cm">
          <text:p text:style-name="P1"><text:span text:style-name="T1">FA</text:span></text:p>
          <text:p text:style-name="P1"><text:span text:style-name="T1">330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0" draw:id="id260" draw:layer="layout" svg:width="2.1cm" svg:height="0.9cm" svg:x="61.964cm" svg:y="30.275cm">
          <text:p text:style-name="P1"><text:span text:style-name="T1">FA</text:span></text:p>
          <text:p text:style-name="P1"><text:span text:style-name="T1">35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3" draw:id="id263" draw:layer="layout" svg:width="2.1cm" svg:height="0.9cm" svg:x="59.164cm" svg:y="30.275cm">
          <text:p text:style-name="P1"><text:span text:style-name="T1">FA</text:span></text:p>
          <text:p text:style-name="P1"><text:span text:style-name="T1">330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1" draw:id="id261" draw:layer="layout" svg:width="2.1cm" svg:height="0.9cm" svg:x="68.564cm" svg:y="30.975cm">
          <text:p text:style-name="P1"><text:span text:style-name="T1">FA</text:span></text:p>
          <text:p text:style-name="P1"><text:span text:style-name="T1">33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2" draw:id="id262" draw:layer="layout" svg:width="2.1cm" svg:height="0.9cm" svg:x="70.864cm" svg:y="30.975cm">
          <text:p text:style-name="P1"><text:span text:style-name="T1">FA</text:span></text:p>
          <text:p text:style-name="P1"><text:span text:style-name="T1">35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6" draw:id="id256" draw:layer="layout" svg:width="2.1cm" svg:height="0.9cm" svg:x="73.064cm" svg:y="26.875cm">
          <text:p text:style-name="P1"><text:span text:style-name="T1">FA</text:span></text:p>
          <text:p text:style-name="P1"><text:span text:style-name="T1">340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8" draw:id="id258" draw:layer="layout" svg:width="2.1cm" svg:height="0.9cm" svg:x="82.064cm" svg:y="26.875cm">
          <text:p text:style-name="P1"><text:span text:style-name="T1">FA</text:span></text:p>
          <text:p text:style-name="P1"><text:span text:style-name="T1">360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9" draw:id="id259" draw:layer="layout" svg:width="2.1cm" svg:height="0.9cm" svg:x="90.364cm" svg:y="26.875cm">
          <text:p text:style-name="P1"><text:span text:style-name="T1">FA</text:span></text:p>
          <text:p text:style-name="P1"><text:span text:style-name="T1">370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5" draw:id="id235" draw:layer="layout" svg:width="2.1cm" svg:height="0.9cm" svg:x="42.264cm" svg:y="27.175cm">
          <text:p text:style-name="P1"><text:span text:style-name="T1">FA</text:span></text:p>
          <text:p text:style-name="P1"><text:span text:style-name="T1">31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6" draw:id="id236" draw:layer="layout" svg:width="2.1cm" svg:height="0.9cm" svg:x="49.464cm" svg:y="23.975cm">
          <text:p text:style-name="P1"><text:span text:style-name="T1">FA</text:span></text:p>
          <text:p text:style-name="P1"><text:span text:style-name="T1">33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1" draw:id="id241" draw:layer="layout" svg:width="2.1cm" svg:height="0.9cm" svg:x="45.564cm" svg:y="30.275cm">
          <text:p text:style-name="P1"><text:span text:style-name="T1">FA</text:span></text:p>
          <text:p text:style-name="P1"><text:span text:style-name="T1">32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7" draw:id="id257" draw:layer="layout" svg:width="2.1cm" svg:height="0.9cm" svg:x="79.864cm" svg:y="26.875cm">
          <text:p text:style-name="P1"><text:span text:style-name="T1">FA</text:span></text:p>
          <text:p text:style-name="P1"><text:span text:style-name="T1">35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7" draw:id="id247" draw:layer="layout" svg:width="2.1cm" svg:height="0.9cm" svg:x="39.464cm" svg:y="30.375cm">
          <text:p text:style-name="P1"><text:span text:style-name="T1">FA</text:span></text:p>
          <text:p text:style-name="P1"><text:span text:style-name="T1">310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5" draw:id="id195" draw:layer="layout" svg:width="2.1cm" svg:height="0.9cm" svg:x="66.27cm" svg:y="21.601cm">
          <text:p text:style-name="P1"><text:span text:style-name="T1">FA</text:span></text:p>
          <text:p text:style-name="P1"><text:span text:style-name="T1">361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7.214cm" svg:y1="26.775cm" svg:x2="67.32cm" svg:y2="22.501cm" draw:start-shape="id194" draw:start-glue-point="0" draw:end-shape="id195" draw:end-glue-point="2" svg:d="m67214 26775 106-4274" svg:viewBox="0 0 107 4275">
          <text:p text:style-name="P1"><text:span text:style-name="T2">cout</text:span></text:p>
        </draw:connector>
        <draw:custom-shape draw:style-name="gr2" draw:text-style-name="P2" xml:id="id205" draw:id="id205" draw:layer="layout" svg:width="2.1cm" svg:height="0.9cm" svg:x="71.07cm" svg:y="21.601cm">
          <text:p text:style-name="P1"><text:span text:style-name="T1">HA</text:span></text:p>
          <text:p text:style-name="P1"><text:span text:style-name="T1">37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7" draw:id="id207" draw:layer="layout" svg:width="2.1cm" svg:height="0.9cm" svg:x="75.87cm" svg:y="21.601cm">
          <text:p text:style-name="P1"><text:span text:style-name="T1">FA</text:span></text:p>
          <text:p text:style-name="P1"><text:span text:style-name="T1">37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3" draw:id="id203" draw:layer="layout" svg:width="2.1cm" svg:height="0.9cm" svg:x="61.47cm" svg:y="21.601cm">
          <text:p text:style-name="P1"><text:span text:style-name="T1">HA</text:span></text:p>
          <text:p text:style-name="P1"><text:span text:style-name="T1">361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409cm" svg:y1="27.05cm" svg:x2="28.914cm" svg:y2="22.501cm" draw:start-shape="id196" draw:start-glue-point="0" draw:end-shape="id197" draw:end-glue-point="2" svg:d="m26409 27050 2505-4549" svg:viewBox="0 0 2506 4550">
          <text:p text:style-name="P1"><text:span text:style-name="T2">cout</text:span></text:p>
        </draw:connector>
        <draw:custom-shape draw:style-name="gr2" draw:text-style-name="P2" xml:id="id196" draw:id="id196" draw:layer="layout" svg:width="2.1cm" svg:height="0.9cm" svg:x="25.359cm" svg:y="27.05cm">
          <text:p text:style-name="P1"><text:span text:style-name="T1">FA</text:span></text:p>
          <text:p text:style-name="P1"><text:span text:style-name="T1">29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311cm" svg:y1="30.575cm" svg:x2="26.409cm" svg:y2="27.95cm" draw:start-shape="id192" draw:start-glue-point="0" draw:end-shape="id196" draw:end-glue-point="2" svg:d="m26311 30575 98-2625" svg:viewBox="0 0 99 2626">
          <text:p text:style-name="P1"><text:span text:style-name="T2">cout</text:span></text:p>
        </draw:connector>
        <draw:connector draw:style-name="gr3" draw:text-style-name="P3" draw:layer="layout" draw:type="line" svg:x1="25.372cm" svg:y1="29.322cm" svg:x2="26.409cm" svg:y2="27.95cm" draw:end-shape="id196" draw:end-glue-point="2" svg:d="m25372 29322 1037-1372" svg:viewBox="0 0 1038 1373">
          <text:p text:style-name="P1"><text:span text:style-name="T2">L6_06</text:span></text:p>
        </draw:connector>
        <draw:connector draw:style-name="gr3" draw:text-style-name="P3" draw:layer="layout" draw:type="line" svg:x1="27.664cm" svg:y1="29.54cm" svg:x2="26.409cm" svg:y2="27.95cm" draw:end-shape="id196" draw:end-glue-point="2" svg:d="m27664 29540-1255-1590" svg:viewBox="0 0 1256 1591">
          <text:p text:style-name="P1"><text:span text:style-name="T2">L7_04</text:span></text:p>
        </draw:connector>
        <draw:connector draw:style-name="gr3" draw:text-style-name="P3" draw:layer="layout" draw:type="line" svg:x1="26.409cm" svg:y1="27.05cm" svg:x2="25.214cm" svg:y2="24.875cm" draw:start-shape="id196" draw:start-glue-point="0" draw:end-shape="id193" draw:end-glue-point="2" svg:d="m26409 27050-1195-2175" svg:viewBox="0 0 1196 2176">
          <text:p text:style-name="P1"><text:span text:style-name="T2">sum</text:span></text:p>
        </draw:connector>
        <draw:custom-shape draw:style-name="gr2" draw:text-style-name="P2" xml:id="id213" draw:id="id213" draw:layer="layout" svg:width="2.1cm" svg:height="0.9cm" svg:x="56.764cm" svg:y="21.601cm">
          <text:p text:style-name="P1"><text:span text:style-name="T1">HA</text:span></text:p>
          <text:p text:style-name="P1"><text:span text:style-name="T1">35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4" draw:id="id224" draw:layer="layout" svg:width="2.1cm" svg:height="0.9cm" svg:x="51.864cm" svg:y="21.601cm">
          <text:p text:style-name="P1"><text:span text:style-name="T1">FA</text:span></text:p>
          <text:p text:style-name="P1"><text:span text:style-name="T1">34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4" draw:id="id234" draw:layer="layout" svg:width="2.1cm" svg:height="0.9cm" svg:x="47.064cm" svg:y="21.601cm">
          <text:p text:style-name="P1"><text:span text:style-name="T1">FA</text:span></text:p>
          <text:p text:style-name="P1"><text:span text:style-name="T1">33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1" draw:id="id211" draw:layer="layout" svg:width="2.1cm" svg:height="0.9cm" svg:x="80.67cm" svg:y="21.601cm">
          <text:p text:style-name="P1"><text:span text:style-name="T1">HA</text:span></text:p>
          <text:p text:style-name="P1"><text:span text:style-name="T1">38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5" draw:id="id215" draw:layer="layout" svg:width="2.1cm" svg:height="0.9cm" svg:x="85.47cm" svg:y="21.601cm">
          <text:p text:style-name="P1"><text:span text:style-name="T1">FA</text:span></text:p>
          <text:p text:style-name="P1"><text:span text:style-name="T1">38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9" draw:id="id199" draw:layer="layout" svg:width="2.1cm" svg:height="0.9cm" svg:x="95.064cm" svg:y="21.601cm">
          <text:p text:style-name="P1"><text:span text:style-name="T1">FA</text:span></text:p>
          <text:p text:style-name="P1"><text:span text:style-name="T1">38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6.114cm" svg:y1="26.875cm" svg:x2="96.114cm" svg:y2="22.501cm" draw:start-shape="id198" draw:start-glue-point="0" draw:end-shape="id199" draw:end-glue-point="2" svg:d="m96114 26875v-4374" svg:viewBox="0 0 1 4375">
          <text:p text:style-name="P1"><text:span text:style-name="T2">cout</text:span></text:p>
        </draw:connector>
        <draw:custom-shape draw:style-name="gr2" draw:text-style-name="P2" xml:id="id228" draw:id="id228" draw:layer="layout" svg:width="2.1cm" svg:height="0.9cm" svg:x="42.264cm" svg:y="21.601cm">
          <text:p text:style-name="P1"><text:span text:style-name="T1">FA</text:span></text:p>
          <text:p text:style-name="P1"><text:span text:style-name="T1">321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0" draw:id="id200" draw:layer="layout" svg:width="2.1cm" svg:height="0.9cm" svg:x="73.064cm" svg:y="30.075cm">
          <text:p text:style-name="P1"><text:span text:style-name="T1">FA</text:span></text:p>
          <text:p text:style-name="P1"><text:span text:style-name="T1">350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2.919cm" svg:y1="32.154cm" svg:x2="74.114cm" svg:y2="30.975cm" draw:end-shape="id200" draw:end-glue-point="2" svg:d="m72919 32154 1195-1179" svg:viewBox="0 0 1196 1180">
          <text:p text:style-name="P1"><text:span text:style-name="T2">L10_07</text:span></text:p>
        </draw:connector>
        <draw:connector draw:style-name="gr3" draw:text-style-name="P3" draw:layer="layout" draw:type="line" svg:x1="74.32cm" svg:y1="32.55cm" svg:x2="74.114cm" svg:y2="30.975cm" draw:end-shape="id200" draw:end-glue-point="2" svg:d="m74320 32550-206-1575" svg:viewBox="0 0 207 1576">
          <text:p text:style-name="P1"><text:span text:style-name="T2">L11_05</text:span></text:p>
        </draw:connector>
        <draw:connector draw:style-name="gr3" draw:text-style-name="P3" draw:layer="layout" draw:type="line" svg:x1="74.114cm" svg:y1="30.075cm" svg:x2="71.714cm" svg:y2="27.475cm" draw:start-shape="id200" draw:start-glue-point="0" draw:end-shape="id201" draw:end-glue-point="2" svg:d="m74114 30075-2400-2600" svg:viewBox="0 0 2401 2601">
          <text:p text:style-name="P1"><text:span text:style-name="T2">sum</text:span></text:p>
        </draw:connector>
        <draw:custom-shape draw:style-name="gr2" draw:text-style-name="P2" xml:id="id193" draw:id="id193" draw:layer="layout" svg:width="2.1cm" svg:height="0.9cm" svg:x="24.164cm" svg:y="23.975cm">
          <text:p text:style-name="P1"><text:span text:style-name="T1">HA</text:span></text:p>
          <text:p text:style-name="P1"><text:span text:style-name="T1">29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9" draw:id="id229" draw:layer="layout" svg:width="2.1cm" svg:height="0.9cm" svg:x="37.464cm" svg:y="21.601cm">
          <text:p text:style-name="P1"><text:span text:style-name="T1">FA</text:span></text:p>
          <text:p text:style-name="P1"><text:span text:style-name="T1">311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4.914cm" svg:y1="23.931cm" svg:x2="67.32cm" svg:y2="22.501cm" draw:start-shape="id202" draw:start-glue-point="0" draw:end-shape="id195" draw:end-glue-point="2" svg:d="m64914 23931 2406-1430" svg:viewBox="0 0 2407 1431">
          <text:p text:style-name="P1"><text:span text:style-name="T2">cout</text:span></text:p>
        </draw:connector>
        <draw:custom-shape draw:style-name="gr2" draw:text-style-name="P2" xml:id="id202" draw:id="id202" draw:layer="layout" svg:width="2.1cm" svg:height="0.9cm" svg:x="63.864cm" svg:y="23.931cm">
          <text:p text:style-name="P1"><text:span text:style-name="T1">FA</text:span></text:p>
          <text:p text:style-name="P1"><text:span text:style-name="T1">36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4.914cm" svg:y1="23.931cm" svg:x2="62.52cm" svg:y2="22.501cm" draw:start-shape="id202" draw:start-glue-point="0" draw:end-shape="id203" draw:end-glue-point="2" svg:d="m64914 23931-2394-1430" svg:viewBox="0 0 2395 1431">
          <text:p text:style-name="P1"><text:span text:style-name="T2">sum</text:span></text:p>
        </draw:connector>
        <draw:custom-shape draw:style-name="gr2" draw:text-style-name="P2" xml:id="id194" draw:id="id194" draw:layer="layout" svg:width="2.1cm" svg:height="0.9cm" svg:x="66.164cm" svg:y="26.775cm">
          <text:p text:style-name="P1"><text:span text:style-name="T1">FA</text:span></text:p>
          <text:p text:style-name="P1"><text:span text:style-name="T1">360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7.214cm" svg:y1="26.775cm" svg:x2="64.914cm" svg:y2="24.831cm" draw:start-shape="id194" draw:start-glue-point="0" draw:end-shape="id202" draw:end-glue-point="2" svg:d="m67214 26775-2300-1944" svg:viewBox="0 0 2301 1945">
          <text:p text:style-name="P1"><text:span text:style-name="T2">sum</text:span></text:p>
        </draw:connector>
        <draw:custom-shape draw:style-name="gr2" draw:text-style-name="P2" xml:id="id204" draw:id="id204" draw:layer="layout" svg:width="2.1cm" svg:height="0.9cm" svg:x="68.664cm" svg:y="23.975cm">
          <text:p text:style-name="P1"><text:span text:style-name="T1">FA</text:span></text:p>
          <text:p text:style-name="P1"><text:span text:style-name="T1">360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9.714cm" svg:y1="23.975cm" svg:x2="67.32cm" svg:y2="22.501cm" draw:start-shape="id204" draw:start-glue-point="0" draw:end-shape="id195" draw:end-glue-point="2" svg:d="m69714 23975-2394-1474" svg:viewBox="0 0 2395 1475">
          <text:p text:style-name="P1"><text:span text:style-name="T2">sum</text:span></text:p>
        </draw:connector>
        <draw:connector draw:style-name="gr3" draw:text-style-name="P3" draw:layer="layout" draw:type="line" svg:x1="69.714cm" svg:y1="23.975cm" svg:x2="72.12cm" svg:y2="22.501cm" draw:start-shape="id204" draw:start-glue-point="0" draw:end-shape="id205" draw:end-glue-point="2" svg:d="m69714 23975 2406-1474" svg:viewBox="0 0 2407 1475">
          <text:p text:style-name="P1"><text:span text:style-name="T2">cout</text:span></text:p>
        </draw:connector>
        <draw:connector draw:style-name="gr3" draw:text-style-name="P3" draw:layer="layout" draw:type="line" svg:x1="74.114cm" svg:y1="23.975cm" svg:x2="76.92cm" svg:y2="22.501cm" draw:start-shape="id206" draw:start-glue-point="0" draw:end-shape="id207" draw:end-glue-point="2" svg:d="m74114 23975 2806-1474" svg:viewBox="0 0 2807 1475">
          <text:p text:style-name="P1"><text:span text:style-name="T2">cout</text:span></text:p>
        </draw:connector>
        <draw:custom-shape draw:style-name="gr2" draw:text-style-name="P2" xml:id="id206" draw:id="id206" draw:layer="layout" svg:width="2.1cm" svg:height="0.9cm" svg:x="73.064cm" svg:y="23.975cm">
          <text:p text:style-name="P1"><text:span text:style-name="T1">FA</text:span></text:p>
          <text:p text:style-name="P1"><text:span text:style-name="T1">36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4.114cm" svg:y1="23.975cm" svg:x2="72.12cm" svg:y2="22.501cm" draw:start-shape="id206" draw:start-glue-point="0" draw:end-shape="id205" draw:end-glue-point="2" svg:d="m74114 23975-1994-1474" svg:viewBox="0 0 1995 1475">
          <text:p text:style-name="P1"><text:span text:style-name="T2">sum</text:span></text:p>
        </draw:connector>
        <draw:connector draw:style-name="gr3" draw:text-style-name="P3" draw:layer="layout" draw:type="line" svg:x1="76.914cm" svg:y1="26.875cm" svg:x2="76.92cm" svg:y2="22.501cm" draw:start-shape="id208" draw:start-glue-point="0" draw:end-shape="id207" draw:end-glue-point="2" svg:d="m76914 26875 6-4374" svg:viewBox="0 0 7 4375">
          <text:p text:style-name="P1"><text:span text:style-name="T2">cout</text:span></text:p>
        </draw:connector>
        <draw:custom-shape draw:style-name="gr2" draw:text-style-name="P2" xml:id="id208" draw:id="id208" draw:layer="layout" svg:width="2.1cm" svg:height="0.9cm" svg:x="75.864cm" svg:y="26.875cm">
          <text:p text:style-name="P1"><text:span text:style-name="T1">FA</text:span></text:p>
          <text:p text:style-name="P1"><text:span text:style-name="T1">35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9.014cm" svg:y1="29.775cm" svg:x2="76.914cm" svg:y2="27.775cm" draw:start-shape="id209" draw:start-glue-point="0" draw:end-shape="id208" draw:end-glue-point="2" svg:d="m79014 29775-2100-2000" svg:viewBox="0 0 2101 2001">
          <text:p text:style-name="P1"><text:span text:style-name="T2">sum</text:span></text:p>
        </draw:connector>
        <draw:connector draw:style-name="gr3" draw:text-style-name="P3" draw:layer="layout" draw:type="line" svg:x1="76.914cm" svg:y1="26.875cm" svg:x2="74.114cm" svg:y2="24.875cm" draw:start-shape="id208" draw:start-glue-point="0" draw:end-shape="id206" draw:end-glue-point="2" svg:d="m76914 26875-2800-2000" svg:viewBox="0 0 2801 2001">
          <text:p text:style-name="P1"><text:span text:style-name="T2">sum</text:span></text:p>
        </draw:connector>
        <draw:custom-shape draw:style-name="gr2" draw:text-style-name="P2" xml:id="id210" draw:id="id210" draw:layer="layout" svg:width="2.1cm" svg:height="0.9cm" svg:x="78.457cm" svg:y="23.875cm">
          <text:p text:style-name="P1"><text:span text:style-name="T1">FA</text:span></text:p>
          <text:p text:style-name="P1"><text:span text:style-name="T1">36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9.507cm" svg:y1="23.875cm" svg:x2="76.92cm" svg:y2="22.501cm" draw:start-shape="id210" draw:start-glue-point="0" draw:end-shape="id207" draw:end-glue-point="2" svg:d="m79507 23875-2587-1374" svg:viewBox="0 0 2588 1375">
          <text:p text:style-name="P1"><text:span text:style-name="T2">sum</text:span></text:p>
        </draw:connector>
        <draw:connector draw:style-name="gr3" draw:text-style-name="P3" draw:layer="layout" draw:type="line" svg:x1="79.507cm" svg:y1="23.875cm" svg:x2="81.72cm" svg:y2="22.501cm" draw:start-shape="id210" draw:start-glue-point="0" draw:end-shape="id211" draw:end-glue-point="2" svg:d="m79507 23875 2213-1374" svg:viewBox="0 0 2214 1375">
          <text:p text:style-name="P1"><text:span text:style-name="T2">cout</text:span></text:p>
        </draw:connector>
        <draw:custom-shape draw:style-name="gr2" draw:text-style-name="P2" xml:id="id212" draw:id="id212" draw:layer="layout" svg:width="2.1cm" svg:height="0.9cm" svg:x="59.164cm" svg:y="23.875cm">
          <text:p text:style-name="P1"><text:span text:style-name="T1">FA</text:span></text:p>
          <text:p text:style-name="P1"><text:span text:style-name="T1">351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0.214cm" svg:y1="23.875cm" svg:x2="62.52cm" svg:y2="22.501cm" draw:start-shape="id212" draw:start-glue-point="0" draw:end-shape="id203" draw:end-glue-point="2" svg:d="m60214 23875 2306-1374" svg:viewBox="0 0 2307 1375">
          <text:p text:style-name="P1"><text:span text:style-name="T2">cout</text:span></text:p>
        </draw:connector>
        <draw:connector draw:style-name="gr3" draw:text-style-name="P3" draw:layer="layout" draw:type="line" svg:x1="60.214cm" svg:y1="23.875cm" svg:x2="57.814cm" svg:y2="22.501cm" draw:start-shape="id212" draw:start-glue-point="0" draw:end-shape="id213" draw:end-glue-point="2" svg:d="m60214 23875-2400-1374" svg:viewBox="0 0 2401 1375">
          <text:p text:style-name="P1"><text:span text:style-name="T2">sum</text:span></text:p>
        </draw:connector>
        <draw:custom-shape draw:style-name="gr2" draw:text-style-name="P2" xml:id="id214" draw:id="id214" draw:layer="layout" svg:width="2.1cm" svg:height="0.9cm" svg:x="83.064cm" svg:y="24.009cm">
          <text:p text:style-name="P1"><text:span text:style-name="T1">FA</text:span></text:p>
          <text:p text:style-name="P1"><text:span text:style-name="T1">37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4.114cm" svg:y1="24.009cm" svg:x2="86.52cm" svg:y2="22.501cm" draw:start-shape="id214" draw:start-glue-point="0" draw:end-shape="id215" draw:end-glue-point="2" svg:d="m84114 24009 2406-1508" svg:viewBox="0 0 2407 1509">
          <text:p text:style-name="P1"><text:span text:style-name="T2">cout</text:span></text:p>
        </draw:connector>
        <draw:connector draw:style-name="gr3" draw:text-style-name="P3" draw:layer="layout" draw:type="line" svg:x1="84.114cm" svg:y1="24.009cm" svg:x2="81.72cm" svg:y2="22.501cm" draw:start-shape="id214" draw:start-glue-point="0" draw:end-shape="id211" draw:end-glue-point="2" svg:d="m84114 24009-2394-1508" svg:viewBox="0 0 2395 1509">
          <text:p text:style-name="P1"><text:span text:style-name="T2">sum</text:span></text:p>
        </draw:connector>
        <draw:custom-shape draw:style-name="gr2" draw:text-style-name="P2" xml:id="id217" draw:id="id217" draw:layer="layout" svg:width="2.1cm" svg:height="0.9cm" svg:x="88.164cm" svg:y="23.966cm">
          <text:p text:style-name="P1"><text:span text:style-name="T1">FA</text:span></text:p>
          <text:p text:style-name="P1"><text:span text:style-name="T1">37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9.214cm" svg:y1="30.075cm" svg:x2="89.214cm" svg:y2="24.866cm" draw:start-shape="id216" draw:start-glue-point="0" draw:end-shape="id217" draw:end-glue-point="2" svg:d="m89214 30075v-5209" svg:viewBox="0 0 1 5210">
          <text:p text:style-name="P1"><text:span text:style-name="T2">cout</text:span></text:p>
        </draw:connector>
        <draw:connector draw:style-name="gr3" draw:text-style-name="P3" draw:layer="layout" draw:type="line" svg:x1="89.214cm" svg:y1="23.966cm" svg:x2="86.52cm" svg:y2="22.501cm" draw:start-shape="id217" draw:start-glue-point="0" draw:end-shape="id215" draw:end-glue-point="2" svg:d="m89214 23966-2694-1465" svg:viewBox="0 0 2695 1466">
          <text:p text:style-name="P1"><text:span text:style-name="T2">sum</text:span></text:p>
        </draw:connector>
        <draw:connector draw:style-name="gr3" draw:text-style-name="P3" draw:layer="layout" draw:type="line" svg:x1="89.214cm" svg:y1="23.966cm" svg:x2="91.314cm" svg:y2="22.501cm" draw:start-shape="id217" draw:start-glue-point="0" draw:end-shape="id218" draw:end-glue-point="2" svg:d="m89214 23966 2100-1465" svg:viewBox="0 0 2101 1466">
          <text:p text:style-name="P1"><text:span text:style-name="T2">cout</text:span></text:p>
        </draw:connector>
        <draw:custom-shape draw:style-name="gr2" draw:text-style-name="P2" xml:id="id220" draw:id="id220" draw:layer="layout" svg:width="2.1cm" svg:height="0.9cm" svg:x="99.964cm" svg:y="21.601cm">
          <text:p text:style-name="P1"><text:span text:style-name="T1">HA</text:span></text:p>
          <text:p text:style-name="P1"><text:span text:style-name="T1">39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2.814cm" svg:y1="23.975cm" svg:x2="101.014cm" svg:y2="22.501cm" draw:start-shape="id219" draw:start-glue-point="0" draw:end-shape="id220" draw:end-glue-point="2" svg:d="m102814 23975-1800-1474" svg:viewBox="0 0 1801 1475">
          <text:p text:style-name="P1"><text:span text:style-name="T2">sum</text:span></text:p>
        </draw:connector>
        <draw:custom-shape draw:style-name="gr2" draw:text-style-name="P2" xml:id="id232" draw:id="id232" draw:layer="layout" svg:width="2.1cm" svg:height="0.9cm" svg:x="32.664cm" svg:y="21.601cm">
          <text:p text:style-name="P1"><text:span text:style-name="T1">FA</text:span></text:p>
          <text:p text:style-name="P1"><text:span text:style-name="T1">301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7" draw:id="id197" draw:layer="layout" svg:width="2.1cm" svg:height="0.9cm" svg:x="27.864cm" svg:y="21.601cm">
          <text:p text:style-name="P1"><text:span text:style-name="T1">FA</text:span></text:p>
          <text:p text:style-name="P1"><text:span text:style-name="T1">29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1" draw:id="id221" draw:layer="layout" svg:width="2.1cm" svg:height="0.9cm" svg:x="103.422cm" svg:y="21.601cm">
          <text:p text:style-name="P1"><text:span text:style-name="T1">FA</text:span></text:p>
          <text:p text:style-name="P1"><text:span text:style-name="T1">381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2.814cm" svg:y1="23.975cm" svg:x2="104.472cm" svg:y2="22.501cm" draw:start-shape="id219" draw:start-glue-point="0" draw:end-shape="id221" draw:end-glue-point="2" svg:d="m102814 23975 1658-1474" svg:viewBox="0 0 1659 1475">
          <text:p text:style-name="P1"><text:span text:style-name="T2">cout</text:span></text:p>
        </draw:connector>
        <draw:connector draw:style-name="gr3" draw:text-style-name="P3" draw:layer="layout" draw:type="line" svg:x1="104.377cm" svg:y1="24.48cm" svg:x2="104.472cm" svg:y2="22.501cm" draw:end-shape="id221" draw:end-glue-point="2" svg:d="m104377 24480 95-1979" svg:viewBox="0 0 96 1980">
          <text:p text:style-name="P1"><text:span text:style-name="T2">/L11_12</text:span></text:p>
        </draw:connector>
        <draw:custom-shape draw:style-name="gr2" draw:text-style-name="P2" xml:id="id218" draw:id="id218" draw:layer="layout" svg:width="2.1cm" svg:height="0.9cm" svg:x="90.264cm" svg:y="21.601cm">
          <text:p text:style-name="P1"><text:span text:style-name="T1">HA</text:span></text:p>
          <text:p text:style-name="P1"><text:span text:style-name="T1">38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6.514cm" svg:y1="26.875cm" svg:x2="86.52cm" svg:y2="22.501cm" draw:start-shape="id222" draw:start-glue-point="0" draw:end-shape="id215" draw:end-glue-point="2" svg:d="m86514 26875 6-4374" svg:viewBox="0 0 7 4375">
          <text:p text:style-name="P1"><text:span text:style-name="T2">cout</text:span></text:p>
        </draw:connector>
        <draw:custom-shape draw:style-name="gr2" draw:text-style-name="P2" xml:id="id222" draw:id="id222" draw:layer="layout" svg:width="2.1cm" svg:height="0.9cm" svg:x="85.464cm" svg:y="26.875cm">
          <text:p text:style-name="P1"><text:span text:style-name="T1">FA</text:span></text:p>
          <text:p text:style-name="P1"><text:span text:style-name="T1">37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9.214cm" svg:y1="30.075cm" svg:x2="86.514cm" svg:y2="27.775cm" draw:start-shape="id216" draw:start-glue-point="0" draw:end-shape="id222" draw:end-glue-point="2" svg:d="m89214 30075-2700-2300" svg:viewBox="0 0 2701 2301">
          <text:p text:style-name="P1"><text:span text:style-name="T2">sum</text:span></text:p>
        </draw:connector>
        <draw:connector draw:style-name="gr3" draw:text-style-name="P3" draw:layer="layout" draw:type="line" svg:x1="85.036cm" svg:y1="29.137cm" svg:x2="86.514cm" svg:y2="27.775cm" draw:end-shape="id222" draw:end-glue-point="2" svg:d="m85036 29137 1478-1362" svg:viewBox="0 0 1479 1363">
          <text:p text:style-name="P1"><text:span text:style-name="T2">L9_12</text:span></text:p>
        </draw:connector>
        <draw:connector draw:style-name="gr3" draw:text-style-name="P3" draw:layer="layout" draw:type="line" svg:x1="86.514cm" svg:y1="26.875cm" svg:x2="84.114cm" svg:y2="24.909cm" draw:start-shape="id222" draw:start-glue-point="0" draw:end-shape="id214" draw:end-glue-point="2" svg:d="m86514 26875-2400-1966" svg:viewBox="0 0 2401 1967">
          <text:p text:style-name="P1"><text:span text:style-name="T2">sum</text:span></text:p>
        </draw:connector>
        <draw:custom-shape draw:style-name="gr2" draw:text-style-name="P2" xml:id="id223" draw:id="id223" draw:layer="layout" svg:width="2.1cm" svg:height="0.9cm" svg:x="54.264cm" svg:y="23.875cm">
          <text:p text:style-name="P1"><text:span text:style-name="T1">FA</text:span></text:p>
          <text:p text:style-name="P1"><text:span text:style-name="T1">341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5.314cm" svg:y1="23.875cm" svg:x2="57.814cm" svg:y2="22.501cm" draw:start-shape="id223" draw:start-glue-point="0" draw:end-shape="id213" draw:end-glue-point="2" svg:d="m55314 23875 2500-1374" svg:viewBox="0 0 2501 1375">
          <text:p text:style-name="P1"><text:span text:style-name="T2">cout</text:span></text:p>
        </draw:connector>
        <draw:connector draw:style-name="gr3" draw:text-style-name="P3" draw:layer="layout" draw:type="line" svg:x1="55.314cm" svg:y1="23.875cm" svg:x2="52.914cm" svg:y2="22.501cm" draw:start-shape="id223" draw:start-glue-point="0" draw:end-shape="id224" draw:end-glue-point="2" svg:d="m55314 23875-2400-1374" svg:viewBox="0 0 2401 1375">
          <text:p text:style-name="P1"><text:span text:style-name="T2">sum</text:span></text:p>
        </draw:connector>
        <draw:connector draw:style-name="gr3" draw:text-style-name="P3" draw:layer="layout" draw:type="line" svg:x1="93.714cm" svg:y1="24.03cm" svg:x2="96.114cm" svg:y2="22.501cm" draw:start-shape="id225" draw:start-glue-point="0" draw:end-shape="id199" draw:end-glue-point="2" svg:d="m93714 24030 2400-1529" svg:viewBox="0 0 2401 1530">
          <text:p text:style-name="P1"><text:span text:style-name="T2">cout</text:span></text:p>
        </draw:connector>
        <draw:custom-shape draw:style-name="gr2" draw:text-style-name="P2" xml:id="id225" draw:id="id225" draw:layer="layout" svg:width="2.1cm" svg:height="0.9cm" svg:x="92.664cm" svg:y="24.03cm">
          <text:p text:style-name="P1"><text:span text:style-name="T1">FA</text:span></text:p>
          <text:p text:style-name="P1"><text:span text:style-name="T1">380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6.114cm" svg:y1="26.875cm" svg:x2="93.714cm" svg:y2="24.93cm" draw:start-shape="id198" draw:start-glue-point="0" draw:end-shape="id225" draw:end-glue-point="2" svg:d="m96114 26875-2400-1945" svg:viewBox="0 0 2401 1946">
          <text:p text:style-name="P1"><text:span text:style-name="T2">sum</text:span></text:p>
        </draw:connector>
        <draw:connector draw:style-name="gr3" draw:text-style-name="P3" draw:layer="layout" draw:type="line" svg:x1="93.688cm" svg:y1="26.836cm" svg:x2="93.714cm" svg:y2="24.93cm" draw:end-shape="id225" draw:end-glue-point="2" svg:d="m93688 26836 26-1906" svg:viewBox="0 0 27 1907">
          <text:p text:style-name="P1"><text:span text:style-name="T2">L10_12</text:span></text:p>
        </draw:connector>
        <draw:connector draw:style-name="gr3" draw:text-style-name="P3" draw:layer="layout" draw:type="line" svg:x1="93.714cm" svg:y1="24.03cm" svg:x2="91.314cm" svg:y2="22.501cm" draw:start-shape="id225" draw:start-glue-point="0" draw:end-shape="id218" draw:end-glue-point="2" svg:d="m93714 24030-2400-1529" svg:viewBox="0 0 2401 1530">
          <text:p text:style-name="P1"><text:span text:style-name="T2">sum</text:span></text:p>
        </draw:connector>
        <draw:connector draw:style-name="gr3" draw:text-style-name="P3" draw:layer="layout" draw:type="line" svg:x1="98.814cm" svg:y1="23.975cm" svg:x2="101.014cm" svg:y2="22.501cm" draw:start-shape="id226" draw:start-glue-point="0" draw:end-shape="id220" draw:end-glue-point="2" svg:d="m98814 23975 2200-1474" svg:viewBox="0 0 2201 1475">
          <text:p text:style-name="P1"><text:span text:style-name="T2">cout</text:span></text:p>
        </draw:connector>
        <draw:custom-shape draw:style-name="gr2" draw:text-style-name="P2" xml:id="id226" draw:id="id226" draw:layer="layout" svg:width="2.1cm" svg:height="0.9cm" svg:x="97.764cm" svg:y="23.975cm">
          <text:p text:style-name="P1"><text:span text:style-name="T1">FA</text:span></text:p>
          <text:p text:style-name="P1"><text:span text:style-name="T1">37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7.763cm" svg:y1="26.042cm" svg:x2="98.814cm" svg:y2="24.875cm" draw:end-shape="id226" draw:end-glue-point="2" svg:d="m97763 26042 1051-1167" svg:viewBox="0 0 1052 1168">
          <text:p text:style-name="P1"><text:span text:style-name="T2">/L10_12</text:span></text:p>
        </draw:connector>
        <draw:connector draw:style-name="gr3" draw:text-style-name="P3" draw:layer="layout" draw:type="line" svg:x1="100.224cm" svg:y1="26.121cm" svg:x2="98.814cm" svg:y2="24.875cm" draw:end-shape="id226" draw:end-glue-point="2" svg:d="m100224 26121-1410-1246" svg:viewBox="0 0 1411 1247">
          <text:p text:style-name="P1"><text:span text:style-name="T2">ARES2_14</text:span></text:p>
        </draw:connector>
        <draw:connector draw:style-name="gr3" draw:text-style-name="P3" draw:layer="layout" draw:type="line" svg:x1="98.814cm" svg:y1="23.975cm" svg:x2="96.114cm" svg:y2="22.501cm" draw:start-shape="id226" draw:start-glue-point="0" draw:end-shape="id199" draw:end-glue-point="2" svg:d="m98814 23975-2700-1474" svg:viewBox="0 0 2701 1475">
          <text:p text:style-name="P1"><text:span text:style-name="T2">sum</text:span></text:p>
        </draw:connector>
        <draw:connector draw:style-name="gr3" draw:text-style-name="P3" draw:layer="layout" draw:type="line" svg:x1="40.514cm" svg:y1="23.975cm" svg:x2="43.314cm" svg:y2="22.501cm" draw:start-shape="id227" draw:start-glue-point="0" draw:end-shape="id228" draw:end-glue-point="2" svg:d="m40514 23975 2800-1474" svg:viewBox="0 0 2801 1475">
          <text:p text:style-name="P1"><text:span text:style-name="T2">cout</text:span></text:p>
        </draw:connector>
        <draw:custom-shape draw:style-name="gr2" draw:text-style-name="P2" xml:id="id227" draw:id="id227" draw:layer="layout" svg:width="2.1cm" svg:height="0.9cm" svg:x="39.464cm" svg:y="23.975cm">
          <text:p text:style-name="P1"><text:span text:style-name="T1">FA</text:span></text:p>
          <text:p text:style-name="P1"><text:span text:style-name="T1">311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0.514cm" svg:y1="23.975cm" svg:x2="38.514cm" svg:y2="22.501cm" draw:start-shape="id227" draw:start-glue-point="0" draw:end-shape="id229" draw:end-glue-point="2" svg:d="m40514 23975-2000-1474" svg:viewBox="0 0 2001 1475">
          <text:p text:style-name="P1"><text:span text:style-name="T2">sum</text:span></text:p>
        </draw:connector>
        <draw:custom-shape draw:style-name="gr2" draw:text-style-name="P2" xml:id="id230" draw:id="id230" draw:layer="layout" svg:width="2.1cm" svg:height="0.9cm" svg:x="37.464cm" svg:y="27.175cm">
          <text:p text:style-name="P1"><text:span text:style-name="T1">FA</text:span></text:p>
          <text:p text:style-name="P1"><text:span text:style-name="T1">30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359cm" svg:y1="29.481cm" svg:x2="38.514cm" svg:y2="28.075cm" draw:end-shape="id230" draw:end-glue-point="2" svg:d="m37359 29481 1155-1406" svg:viewBox="0 0 1156 1407">
          <text:p text:style-name="P1"><text:span text:style-name="T2">L6_09</text:span></text:p>
        </draw:connector>
        <draw:connector draw:style-name="gr3" draw:text-style-name="P3" draw:layer="layout" draw:type="line" svg:x1="38.496cm" svg:y1="30.142cm" svg:x2="38.514cm" svg:y2="28.075cm" draw:end-shape="id230" draw:end-glue-point="2" svg:d="m38496 30142 18-2067" svg:viewBox="0 0 19 2068">
          <text:p text:style-name="P1"><text:span text:style-name="T2">L7_07</text:span></text:p>
        </draw:connector>
        <draw:connector draw:style-name="gr3" draw:text-style-name="P3" draw:layer="layout" draw:type="line" svg:x1="38.514cm" svg:y1="27.175cm" svg:x2="38.514cm" svg:y2="22.501cm" draw:start-shape="id230" draw:start-glue-point="0" draw:end-shape="id229" draw:end-glue-point="2" svg:d="m38514 27175v-4674" svg:viewBox="0 0 1 4675">
          <text:p text:style-name="P1"><text:span text:style-name="T2">sum</text:span></text:p>
        </draw:connector>
        <draw:connector draw:style-name="gr3" draw:text-style-name="P3" draw:layer="layout" draw:type="line" svg:x1="35.914cm" svg:y1="23.875cm" svg:x2="38.514cm" svg:y2="22.501cm" draw:start-shape="id231" draw:start-glue-point="0" draw:end-shape="id229" draw:end-glue-point="2" svg:d="m35914 23875 2600-1374" svg:viewBox="0 0 2601 1375">
          <text:p text:style-name="P1"><text:span text:style-name="T2">cout</text:span></text:p>
        </draw:connector>
        <draw:custom-shape draw:style-name="gr2" draw:text-style-name="P2" xml:id="id231" draw:id="id231" draw:layer="layout" svg:width="2.1cm" svg:height="0.9cm" svg:x="34.864cm" svg:y="23.875cm">
          <text:p text:style-name="P1"><text:span text:style-name="T1">FA</text:span></text:p>
          <text:p text:style-name="P1"><text:span text:style-name="T1">301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411cm" svg:y1="25.698cm" svg:x2="35.914cm" svg:y2="24.775cm" draw:end-shape="id231" draw:end-glue-point="2" svg:d="m37411 25698-1497-923" svg:viewBox="0 0 1498 924">
          <text:p text:style-name="P1"><text:span text:style-name="T2">L6_08</text:span></text:p>
        </draw:connector>
        <draw:connector draw:style-name="gr3" draw:text-style-name="P3" draw:layer="layout" draw:type="line" svg:x1="35.914cm" svg:y1="23.875cm" svg:x2="33.714cm" svg:y2="22.501cm" draw:start-shape="id231" draw:start-glue-point="0" draw:end-shape="id232" draw:end-glue-point="2" svg:d="m35914 23875-2200-1374" svg:viewBox="0 0 2201 1375">
          <text:p text:style-name="P1"><text:span text:style-name="T2">sum</text:span></text:p>
        </draw:connector>
        <draw:connector draw:style-name="gr3" draw:text-style-name="P3" draw:layer="layout" draw:type="line" svg:x1="45.614cm" svg:y1="23.975cm" svg:x2="48.114cm" svg:y2="22.501cm" draw:start-shape="id233" draw:start-glue-point="0" draw:end-shape="id234" draw:end-glue-point="2" svg:d="m45614 23975 2500-1474" svg:viewBox="0 0 2501 1475">
          <text:p text:style-name="P1"><text:span text:style-name="T2">cout</text:span></text:p>
        </draw:connector>
        <draw:custom-shape draw:style-name="gr2" draw:text-style-name="P2" xml:id="id233" draw:id="id233" draw:layer="layout" svg:width="2.1cm" svg:height="0.9cm" svg:x="44.564cm" svg:y="23.975cm">
          <text:p text:style-name="P1"><text:span text:style-name="T1">FA</text:span></text:p>
          <text:p text:style-name="P1"><text:span text:style-name="T1">321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5.614cm" svg:y1="23.975cm" svg:x2="43.314cm" svg:y2="22.501cm" draw:start-shape="id233" draw:start-glue-point="0" draw:end-shape="id228" draw:end-glue-point="2" svg:d="m45614 23975-2300-1474" svg:viewBox="0 0 2301 1475">
          <text:p text:style-name="P1"><text:span text:style-name="T2">sum</text:span></text:p>
        </draw:connector>
        <draw:connector draw:style-name="gr3" draw:text-style-name="P3" draw:layer="layout" draw:type="line" svg:x1="43.314cm" svg:y1="27.175cm" svg:x2="50.514cm" svg:y2="24.875cm" draw:start-shape="id235" draw:start-glue-point="0" draw:end-shape="id236" draw:end-glue-point="2" svg:d="m43314 27175 7200-2300" svg:viewBox="0 0 7201 2301">
          <text:p text:style-name="P1"><text:span text:style-name="T2">cout</text:span></text:p>
        </draw:connector>
        <draw:connector draw:style-name="gr3" draw:text-style-name="P3" draw:layer="layout" draw:type="line" svg:x1="44.978cm" svg:y1="29.269cm" svg:x2="43.314cm" svg:y2="28.075cm" draw:end-shape="id235" draw:end-glue-point="2" svg:d="m44978 29269-1664-1194" svg:viewBox="0 0 1665 1195">
          <text:p text:style-name="P1"><text:span text:style-name="T2">L7_08</text:span></text:p>
        </draw:connector>
        <draw:connector draw:style-name="gr3" draw:text-style-name="P3" draw:layer="layout" draw:type="line" svg:x1="43.314cm" svg:y1="27.175cm" svg:x2="43.314cm" svg:y2="22.501cm" draw:start-shape="id235" draw:start-glue-point="0" draw:end-shape="id228" draw:end-glue-point="2" svg:d="m43314 27175v-4674" svg:viewBox="0 0 1 4675">
          <text:p text:style-name="P1"><text:span text:style-name="T2">sum</text:span></text:p>
        </draw:connector>
        <draw:connector draw:style-name="gr3" draw:text-style-name="P3" draw:layer="layout" draw:type="line" svg:x1="38.514cm" svg:y1="27.175cm" svg:x2="45.614cm" svg:y2="24.875cm" draw:start-shape="id230" draw:start-glue-point="0" draw:end-shape="id233" draw:end-glue-point="2" svg:d="m38514 27175 7100-2300" svg:viewBox="0 0 7101 2301">
          <text:p text:style-name="P1"><text:span text:style-name="T2">cout</text:span></text:p>
        </draw:connector>
        <draw:connector draw:style-name="gr3" draw:text-style-name="P3" draw:layer="layout" draw:type="line" svg:x1="50.514cm" svg:y1="23.975cm" svg:x2="52.914cm" svg:y2="22.501cm" draw:start-shape="id236" draw:start-glue-point="0" draw:end-shape="id224" draw:end-glue-point="2" svg:d="m50514 23975 2400-1474" svg:viewBox="0 0 2401 1475">
          <text:p text:style-name="P1"><text:span text:style-name="T2">cout</text:span></text:p>
        </draw:connector>
        <draw:connector draw:style-name="gr3" draw:text-style-name="P3" draw:layer="layout" draw:type="line" svg:x1="50.514cm" svg:y1="23.975cm" svg:x2="48.114cm" svg:y2="22.501cm" draw:start-shape="id236" draw:start-glue-point="0" draw:end-shape="id234" draw:end-glue-point="2" svg:d="m50514 23975-2400-1474" svg:viewBox="0 0 2401 1475">
          <text:p text:style-name="P1"><text:span text:style-name="T2">sum</text:span></text:p>
        </draw:connector>
        <draw:connector draw:style-name="gr3" draw:text-style-name="P3" draw:layer="layout" draw:type="line" svg:x1="33.714cm" svg:y1="27.175cm" svg:x2="40.514cm" svg:y2="24.875cm" draw:start-shape="id237" draw:start-glue-point="0" draw:end-shape="id227" draw:end-glue-point="2" svg:d="m33714 27175 6800-2300" svg:viewBox="0 0 6801 2301">
          <text:p text:style-name="P1"><text:span text:style-name="T2">cout</text:span></text:p>
        </draw:connector>
        <draw:connector draw:style-name="gr3" draw:text-style-name="P3" draw:layer="layout" draw:type="line" svg:x1="32.437cm" svg:y1="29.375cm" svg:x2="33.714cm" svg:y2="28.075cm" draw:end-shape="id237" draw:end-glue-point="2" svg:d="m32437 29375 1277-1300" svg:viewBox="0 0 1278 1301">
          <text:p text:style-name="P1"><text:span text:style-name="T2">L7_06</text:span></text:p>
        </draw:connector>
        <draw:connector draw:style-name="gr3" draw:text-style-name="P3" draw:layer="layout" draw:type="line" svg:x1="33.714cm" svg:y1="27.175cm" svg:x2="33.714cm" svg:y2="22.501cm" draw:start-shape="id237" draw:start-glue-point="0" draw:end-shape="id232" draw:end-glue-point="2" svg:d="m33714 27175v-4674" svg:viewBox="0 0 1 4675">
          <text:p text:style-name="P1"><text:span text:style-name="T2">sum</text:span></text:p>
        </draw:connector>
        <draw:connector draw:style-name="gr3" draw:text-style-name="P3" draw:layer="layout" draw:type="line" svg:x1="31.114cm" svg:y1="23.975cm" svg:x2="33.714cm" svg:y2="22.501cm" draw:start-shape="id238" draw:start-glue-point="0" draw:end-shape="id232" draw:end-glue-point="2" svg:d="m31114 23975 2600-1474" svg:viewBox="0 0 2601 1475">
          <text:p text:style-name="P1"><text:span text:style-name="T2">cout</text:span></text:p>
        </draw:connector>
        <draw:custom-shape draw:style-name="gr2" draw:text-style-name="P2" xml:id="id238" draw:id="id238" draw:layer="layout" svg:width="2.1cm" svg:height="0.9cm" svg:x="30.064cm" svg:y="23.975cm">
          <text:p text:style-name="P1"><text:span text:style-name="T1">FA</text:span></text:p>
          <text:p text:style-name="P1"><text:span text:style-name="T1">29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.141cm" svg:y1="26.121cm" svg:x2="31.114cm" svg:y2="24.875cm" draw:end-shape="id238" draw:end-glue-point="2" svg:d="m31141 26121-27-1246" svg:viewBox="0 0 28 1247">
          <text:p text:style-name="P1"><text:span text:style-name="T2">L6_07</text:span></text:p>
        </draw:connector>
        <draw:connector draw:style-name="gr3" draw:text-style-name="P3" draw:layer="layout" draw:type="line" svg:x1="32.808cm" svg:y1="25.539cm" svg:x2="31.114cm" svg:y2="24.875cm" draw:end-shape="id238" draw:end-glue-point="2" svg:d="m32808 25539-1694-664" svg:viewBox="0 0 1695 665">
          <text:p text:style-name="P1"><text:span text:style-name="T2">L7_05</text:span></text:p>
        </draw:connector>
        <draw:connector draw:style-name="gr3" draw:text-style-name="P3" draw:layer="layout" draw:type="line" svg:x1="31.114cm" svg:y1="23.975cm" svg:x2="28.914cm" svg:y2="22.501cm" draw:start-shape="id238" draw:start-glue-point="0" draw:end-shape="id197" draw:end-glue-point="2" svg:d="m31114 23975-2200-1474" svg:viewBox="0 0 2201 1475">
          <text:p text:style-name="P1"><text:span text:style-name="T2">sum</text:span></text:p>
        </draw:connector>
        <draw:connector draw:style-name="gr3" draw:text-style-name="P3" draw:layer="layout" draw:type="line" svg:x1="28.914cm" svg:y1="27.081cm" svg:x2="35.914cm" svg:y2="24.775cm" draw:start-shape="id239" draw:start-glue-point="0" draw:end-shape="id231" draw:end-glue-point="2" svg:d="m28914 27081 7000-2306" svg:viewBox="0 0 7001 2307">
          <text:p text:style-name="P1"><text:span text:style-name="T2">cout</text:span></text:p>
        </draw:connector>
        <draw:connector draw:style-name="gr3" draw:text-style-name="P3" draw:layer="layout" draw:type="line" svg:x1="28.892cm" svg:y1="29.905cm" svg:x2="28.914cm" svg:y2="27.981cm" draw:end-shape="id239" draw:end-glue-point="2" svg:d="m28892 29905 22-1924" svg:viewBox="0 0 23 1925">
          <text:p text:style-name="P1"><text:span text:style-name="T2">L9_01</text:span></text:p>
        </draw:connector>
        <draw:connector draw:style-name="gr3" draw:text-style-name="P3" draw:layer="layout" draw:type="line" svg:x1="30.479cm" svg:y1="29.058cm" svg:x2="28.914cm" svg:y2="27.981cm" draw:end-shape="id239" draw:end-glue-point="2" svg:d="m30479 29058-1565-1077" svg:viewBox="0 0 1566 1078">
          <text:p text:style-name="P1"><text:span text:style-name="T2">ARES2_00</text:span></text:p>
        </draw:connector>
        <draw:connector draw:style-name="gr3" draw:text-style-name="P3" draw:layer="layout" draw:type="line" svg:x1="28.914cm" svg:y1="27.081cm" svg:x2="28.914cm" svg:y2="22.501cm" draw:start-shape="id239" draw:start-glue-point="0" draw:end-shape="id197" draw:end-glue-point="2" svg:d="m28914 27081v-4580" svg:viewBox="0 0 1 4581">
          <text:p text:style-name="P1"><text:span text:style-name="T2">sum</text:span></text:p>
        </draw:connector>
        <draw:connector draw:style-name="gr3" draw:text-style-name="P3" draw:layer="layout" draw:type="line" svg:x1="48.114cm" svg:y1="27.175cm" svg:x2="55.314cm" svg:y2="24.775cm" draw:start-shape="id240" draw:start-glue-point="0" draw:end-shape="id223" draw:end-glue-point="2" svg:d="m48114 27175 7200-2400" svg:viewBox="0 0 7201 2401">
          <text:p text:style-name="P1"><text:span text:style-name="T2">cout</text:span></text:p>
        </draw:connector>
        <draw:custom-shape draw:style-name="gr2" draw:text-style-name="P2" xml:id="id240" draw:id="id240" draw:layer="layout" svg:width="2.1cm" svg:height="0.9cm" svg:x="47.064cm" svg:y="27.175cm">
          <text:p text:style-name="P1"><text:span text:style-name="T1">FA</text:span></text:p>
          <text:p text:style-name="P1"><text:span text:style-name="T1">320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133cm" svg:y1="29.296cm" svg:x2="48.114cm" svg:y2="28.075cm" draw:end-shape="id240" draw:end-glue-point="2" svg:d="m49133 29296-1019-1221" svg:viewBox="0 0 1020 1222">
          <text:p text:style-name="P1"><text:span text:style-name="T2">L6_11</text:span></text:p>
        </draw:connector>
        <draw:connector draw:style-name="gr3" draw:text-style-name="P3" draw:layer="layout" draw:type="line" svg:x1="48.114cm" svg:y1="27.175cm" svg:x2="48.114cm" svg:y2="22.501cm" draw:start-shape="id240" draw:start-glue-point="0" draw:end-shape="id234" draw:end-glue-point="2" svg:d="m48114 27175v-4674" svg:viewBox="0 0 1 4675">
          <text:p text:style-name="P1"><text:span text:style-name="T2">sum</text:span></text:p>
        </draw:connector>
        <draw:connector draw:style-name="gr3" draw:text-style-name="P3" draw:layer="layout" draw:type="line" svg:x1="46.614cm" svg:y1="30.275cm" svg:x2="48.114cm" svg:y2="28.075cm" draw:start-shape="id241" draw:start-glue-point="0" draw:end-shape="id240" draw:end-glue-point="2" svg:d="m46614 30275 1500-2200" svg:viewBox="0 0 1501 2201">
          <text:p text:style-name="P1"><text:span text:style-name="T2">cout</text:span></text:p>
        </draw:connector>
        <draw:connector draw:style-name="gr3" draw:text-style-name="P3" draw:layer="layout" draw:type="line" svg:x1="24.014cm" svg:y1="27.075cm" svg:x2="31.114cm" svg:y2="24.875cm" draw:start-shape="id242" draw:start-glue-point="0" draw:end-shape="id238" draw:end-glue-point="2" svg:d="m24014 27075 7100-2200" svg:viewBox="0 0 7101 2201">
          <text:p text:style-name="P1"><text:span text:style-name="T2">cout</text:span></text:p>
        </draw:connector>
        <draw:connector draw:style-name="gr4" draw:text-style-name="P3" draw:layer="layout" draw:type="line" svg:x1="23.964cm" svg:y1="30.571cm" svg:x2="24.014cm" svg:y2="27.975cm" draw:start-shape="id243" draw:start-glue-point="0" draw:end-shape="id242" draw:end-glue-point="2" svg:d="m23964 30571 50-2596" svg:viewBox="0 0 51 2597">
          <text:p/>
        </draw:connector>
        <draw:connector draw:style-name="gr3" draw:text-style-name="P3" draw:layer="layout" draw:type="line" svg:x1="25.108cm" svg:y1="29.428cm" svg:x2="24.014cm" svg:y2="27.975cm" draw:end-shape="id242" draw:end-glue-point="2" svg:d="m25108 29428-1094-1453" svg:viewBox="0 0 1095 1454">
          <text:p text:style-name="P1"><text:span text:style-name="T2">L9_00</text:span></text:p>
        </draw:connector>
        <draw:connector draw:style-name="gr3" draw:text-style-name="P3" draw:layer="layout" draw:type="line" svg:x1="24.014cm" svg:y1="27.075cm" svg:x2="25.214cm" svg:y2="24.875cm" draw:start-shape="id242" draw:start-glue-point="0" draw:end-shape="id193" draw:end-glue-point="2" svg:d="m24014 27075 1200-2200" svg:viewBox="0 0 1201 2201">
          <text:p text:style-name="P1"><text:span text:style-name="T2">sum</text:span></text:p>
        </draw:connector>
        <draw:connector draw:style-name="gr3" draw:text-style-name="P3" draw:layer="layout" draw:type="line" svg:x1="44.414cm" svg:y1="30.275cm" svg:x2="48.114cm" svg:y2="28.075cm" draw:start-shape="id244" draw:start-glue-point="0" draw:end-shape="id240" draw:end-glue-point="2" svg:d="m44414 30275 3700-2200" svg:viewBox="0 0 3701 2201">
          <text:p text:style-name="P1"><text:span text:style-name="T2">cout</text:span></text:p>
        </draw:connector>
        <draw:connector draw:style-name="gr3" draw:text-style-name="P3" draw:layer="layout" draw:type="line" svg:x1="43.126cm" svg:y1="32.312cm" svg:x2="44.414cm" svg:y2="31.175cm" draw:end-shape="id244" draw:end-glue-point="2" svg:d="m43126 32312 1288-1137" svg:viewBox="0 0 1289 1138">
          <text:p text:style-name="P1"><text:span text:style-name="T2">L8_06</text:span></text:p>
        </draw:connector>
        <draw:connector draw:style-name="gr3" draw:text-style-name="P3" draw:layer="layout" draw:type="line" svg:x1="44.414cm" svg:y1="30.275cm" svg:x2="45.614cm" svg:y2="24.875cm" draw:start-shape="id244" draw:start-glue-point="0" draw:end-shape="id233" draw:end-glue-point="2" svg:d="m44414 30275 1200-5400" svg:viewBox="0 0 1201 5401">
          <text:p text:style-name="P1"><text:span text:style-name="T2">sum</text:span></text:p>
        </draw:connector>
        <draw:connector draw:style-name="gr3" draw:text-style-name="P3" draw:layer="layout" draw:type="line" svg:x1="51.714cm" svg:y1="30.275cm" svg:x2="52.914cm" svg:y2="28.075cm" draw:start-shape="id245" draw:start-glue-point="0" draw:end-shape="id246" draw:end-glue-point="2" svg:d="m51714 30275 1200-2200" svg:viewBox="0 0 1201 2201">
          <text:p text:style-name="P1"><text:span text:style-name="T2">cout</text:span></text:p>
        </draw:connector>
        <draw:connector draw:style-name="gr3" draw:text-style-name="P3" draw:layer="layout" draw:type="line" svg:x1="51.714cm" svg:y1="30.275cm" svg:x2="50.514cm" svg:y2="24.875cm" draw:start-shape="id245" draw:start-glue-point="0" draw:end-shape="id236" draw:end-glue-point="2" svg:d="m51714 30275-1200-5400" svg:viewBox="0 0 1201 5401">
          <text:p text:style-name="P1"><text:span text:style-name="T2">sum</text:span></text:p>
        </draw:connector>
        <draw:connector draw:style-name="gr3" draw:text-style-name="P3" draw:layer="layout" draw:type="line" svg:x1="51.54cm" svg:y1="33.424cm" svg:x2="51.714cm" svg:y2="31.175cm" draw:end-shape="id245" draw:end-glue-point="2" svg:d="m51540 33424 174-2249" svg:viewBox="0 0 175 2250">
          <text:p text:style-name="P1"><text:span text:style-name="T2">L8_07</text:span></text:p>
        </draw:connector>
        <draw:connector draw:style-name="gr3" draw:text-style-name="P3" draw:layer="layout" draw:type="line" svg:x1="40.514cm" svg:y1="30.375cm" svg:x2="43.314cm" svg:y2="28.075cm" draw:start-shape="id247" draw:start-glue-point="0" draw:end-shape="id235" draw:end-glue-point="2" svg:d="m40514 30375 2800-2300" svg:viewBox="0 0 2801 2301">
          <text:p text:style-name="P1"><text:span text:style-name="T2">cout</text:span></text:p>
        </draw:connector>
        <draw:connector draw:style-name="gr3" draw:text-style-name="P3" draw:layer="layout" draw:type="line" svg:x1="40.507cm" svg:y1="33.159cm" svg:x2="40.514cm" svg:y2="31.275cm" draw:end-shape="id247" draw:end-glue-point="2" svg:d="m40507 33159 7-1884" svg:viewBox="0 0 8 1885">
          <text:p text:style-name="P1"><text:span text:style-name="T2">L10_01</text:span></text:p>
        </draw:connector>
        <draw:connector draw:style-name="gr3" draw:text-style-name="P3" draw:layer="layout" draw:type="line" svg:x1="42.438cm" svg:y1="32.312cm" svg:x2="40.514cm" svg:y2="31.275cm" draw:end-shape="id247" draw:end-glue-point="2" svg:d="m42438 32312-1924-1037" svg:viewBox="0 0 1925 1038">
          <text:p text:style-name="P1"><text:span text:style-name="T2">ARES2_02</text:span></text:p>
        </draw:connector>
        <draw:connector draw:style-name="gr3" draw:text-style-name="P3" draw:layer="layout" draw:type="line" svg:x1="40.514cm" svg:y1="30.375cm" svg:x2="40.514cm" svg:y2="24.875cm" draw:start-shape="id247" draw:start-glue-point="0" draw:end-shape="id227" draw:end-glue-point="2" svg:d="m40514 30375v-5500" svg:viewBox="0 0 1 5501">
          <text:p text:style-name="P1"><text:span text:style-name="T2">sum</text:span></text:p>
        </draw:connector>
        <draw:connector draw:style-name="gr4" draw:text-style-name="P3" draw:layer="layout" draw:type="line" svg:x1="46.664cm" svg:y1="33.875cm" svg:x2="46.614cm" svg:y2="31.175cm" draw:start-shape="id248" draw:start-glue-point="0" draw:end-shape="id241" draw:end-glue-point="2" svg:d="m46664 33875-50-2700" svg:viewBox="0 0 51 2701">
          <text:p/>
        </draw:connector>
        <draw:connector draw:style-name="gr3" draw:text-style-name="P3" draw:layer="layout" draw:type="line" svg:x1="45.19cm" svg:y1="32.603cm" svg:x2="46.614cm" svg:y2="31.175cm" draw:end-shape="id241" draw:end-glue-point="2" svg:d="m45190 32603 1424-1428" svg:viewBox="0 0 1425 1429">
          <text:p text:style-name="P1"><text:span text:style-name="T2">L11_00</text:span></text:p>
        </draw:connector>
        <draw:connector draw:style-name="gr3" draw:text-style-name="P3" draw:layer="layout" draw:type="line" svg:x1="48.232cm" svg:y1="32.391cm" svg:x2="46.614cm" svg:y2="31.175cm" draw:end-shape="id241" draw:end-glue-point="2" svg:d="m48232 32391-1618-1216" svg:viewBox="0 0 1619 1217">
          <text:p text:style-name="P1"><text:span text:style-name="T2">ARES2_03</text:span></text:p>
        </draw:connector>
        <draw:connector draw:style-name="gr3" draw:text-style-name="P3" draw:layer="layout" draw:type="line" svg:x1="46.614cm" svg:y1="30.275cm" svg:x2="45.614cm" svg:y2="24.875cm" draw:start-shape="id241" draw:start-glue-point="0" draw:end-shape="id233" draw:end-glue-point="2" svg:d="m46614 30275-1000-5400" svg:viewBox="0 0 1001 5401">
          <text:p text:style-name="P1"><text:span text:style-name="T2">sum</text:span></text:p>
        </draw:connector>
        <draw:connector draw:style-name="gr4" draw:text-style-name="P3" draw:layer="layout" draw:type="line" svg:x1="35.964cm" svg:y1="31.275cm" svg:x2="35.914cm" svg:y2="28.075cm" draw:start-shape="id249" draw:start-glue-point="0" draw:end-shape="id250" draw:end-glue-point="2" svg:d="m35964 31275-50-3200" svg:viewBox="0 0 51 3201">
          <text:p/>
        </draw:connector>
        <draw:connector draw:style-name="gr3" draw:text-style-name="P3" draw:layer="layout" draw:type="line" svg:x1="34.951cm" svg:y1="29.799cm" svg:x2="35.914cm" svg:y2="28.075cm" draw:end-shape="id250" draw:end-glue-point="2" svg:d="m34951 29799 963-1724" svg:viewBox="0 0 964 1725">
          <text:p text:style-name="P1"><text:span text:style-name="T2">L10_00</text:span></text:p>
        </draw:connector>
        <draw:connector draw:style-name="gr3" draw:text-style-name="P3" draw:layer="layout" draw:type="line" svg:x1="37.226cm" svg:y1="29.164cm" svg:x2="35.914cm" svg:y2="28.075cm" draw:end-shape="id250" draw:end-glue-point="2" svg:d="m37226 29164-1312-1089" svg:viewBox="0 0 1313 1090">
          <text:p text:style-name="P1"><text:span text:style-name="T2">ARES2_01</text:span></text:p>
        </draw:connector>
        <draw:connector draw:style-name="gr3" draw:text-style-name="P3" draw:layer="layout" draw:type="line" svg:x1="35.914cm" svg:y1="27.175cm" svg:x2="35.914cm" svg:y2="24.775cm" draw:start-shape="id250" draw:start-glue-point="0" draw:end-shape="id231" draw:end-glue-point="2" svg:d="m35914 27175v-2400" svg:viewBox="0 0 1 2401">
          <text:p text:style-name="P1"><text:span text:style-name="T2">sum</text:span></text:p>
        </draw:connector>
        <draw:connector draw:style-name="gr3" draw:text-style-name="P3" draw:layer="layout" draw:type="line" svg:x1="35.914cm" svg:y1="27.175cm" svg:x2="40.514cm" svg:y2="24.875cm" draw:start-shape="id250" draw:start-glue-point="0" draw:end-shape="id227" draw:end-glue-point="2" svg:d="m35914 27175 4600-2300" svg:viewBox="0 0 4601 2301">
          <text:p text:style-name="P1"><text:span text:style-name="T2">cout</text:span></text:p>
        </draw:connector>
        <draw:connector draw:style-name="gr3" draw:text-style-name="P3" draw:layer="layout" draw:type="line" svg:x1="35.004cm" svg:y1="29.428cm" svg:x2="33.714cm" svg:y2="28.075cm" draw:end-shape="id237" draw:end-glue-point="2" svg:d="m35004 29428-1290-1353" svg:viewBox="0 0 1291 1354">
          <text:p text:style-name="P1"><text:span text:style-name="T2">L9_02</text:span></text:p>
        </draw:connector>
        <draw:custom-shape draw:style-name="gr2" draw:text-style-name="P2" xml:id="id251" draw:id="id251" draw:layer="layout" svg:width="2.1cm" svg:height="0.9cm" svg:x="55.364cm" svg:y="30.275cm">
          <text:p text:style-name="P1"><text:span text:style-name="T1">FA</text:span></text:p>
          <text:p text:style-name="P1"><text:span text:style-name="T1">34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6.488cm" svg:y1="32.789cm" svg:x2="56.414cm" svg:y2="31.175cm" draw:end-shape="id251" draw:end-glue-point="2" svg:d="m56488 32789-74-1614" svg:viewBox="0 0 75 1615">
          <text:p text:style-name="P1"><text:span text:style-name="T2">L11_02</text:span></text:p>
        </draw:connector>
        <draw:connector draw:style-name="gr3" draw:text-style-name="P3" draw:layer="layout" draw:type="line" svg:x1="58.049cm" svg:y1="32.101cm" svg:x2="56.414cm" svg:y2="31.175cm" draw:end-shape="id251" draw:end-glue-point="2" svg:d="m58049 32101-1635-926" svg:viewBox="0 0 1636 927">
          <text:p text:style-name="P1"><text:span text:style-name="T2">ARES2_05</text:span></text:p>
        </draw:connector>
        <draw:connector draw:style-name="gr3" draw:text-style-name="P3" draw:layer="layout" draw:type="line" svg:x1="56.414cm" svg:y1="30.275cm" svg:x2="55.314cm" svg:y2="24.775cm" draw:start-shape="id251" draw:start-glue-point="0" draw:end-shape="id223" draw:end-glue-point="2" svg:d="m56414 30275-1100-5500" svg:viewBox="0 0 1101 5501">
          <text:p text:style-name="P1"><text:span text:style-name="T2">sum</text:span></text:p>
        </draw:connector>
        <draw:connector draw:style-name="gr3" draw:text-style-name="P3" draw:layer="layout" draw:type="line" svg:x1="33.681cm" svg:y1="30.063cm" svg:x2="33.714cm" svg:y2="28.075cm" draw:end-shape="id237" draw:end-glue-point="2" svg:d="m33681 30063 33-1988" svg:viewBox="0 0 34 1989">
          <text:p text:style-name="P1"><text:span text:style-name="T2">L8_04</text:span></text:p>
        </draw:connector>
        <draw:connector draw:style-name="gr3" draw:text-style-name="P3" draw:layer="layout" draw:type="line" svg:x1="27.543cm" svg:y1="29.175cm" svg:x2="28.914cm" svg:y2="27.981cm" draw:end-shape="id239" draw:end-glue-point="2" svg:d="m27543 29175 1371-1194" svg:viewBox="0 0 1372 1195">
          <text:p text:style-name="P1"><text:span text:style-name="T2">L8_03</text:span></text:p>
        </draw:connector>
        <draw:connector draw:style-name="gr3" draw:text-style-name="P3" draw:layer="layout" draw:type="line" svg:x1="22.7cm" svg:y1="29.084cm" svg:x2="24.014cm" svg:y2="27.975cm" draw:end-shape="id242" draw:end-glue-point="2" svg:d="m22700 29084 1314-1109" svg:viewBox="0 0 1315 1110">
          <text:p text:style-name="P1"><text:span text:style-name="T2">L8_02</text:span></text:p>
        </draw:connector>
        <draw:connector draw:style-name="gr3" draw:text-style-name="P3" draw:layer="layout" draw:type="line" svg:x1="39.74cm" svg:y1="29.375cm" svg:x2="38.514cm" svg:y2="28.075cm" draw:end-shape="id230" draw:end-glue-point="2" svg:d="m39740 29375-1226-1300" svg:viewBox="0 0 1227 1301">
          <text:p text:style-name="P1"><text:span text:style-name="T2">L8_05</text:span></text:p>
        </draw:connector>
        <draw:connector draw:style-name="gr3" draw:text-style-name="P3" draw:layer="layout" draw:type="line" svg:x1="45.666cm" svg:y1="32.153cm" svg:x2="44.414cm" svg:y2="31.175cm" draw:end-shape="id244" draw:end-glue-point="2" svg:d="m45666 32153-1252-978" svg:viewBox="0 0 1253 979">
          <text:p text:style-name="P1"><text:span text:style-name="T2">L10_02</text:span></text:p>
        </draw:connector>
        <draw:connector draw:style-name="gr3" draw:text-style-name="P3" draw:layer="layout" draw:type="line" svg:x1="50.296cm" svg:y1="32.789cm" svg:x2="51.714cm" svg:y2="31.175cm" draw:end-shape="id245" draw:end-glue-point="2" svg:d="m50296 32789 1418-1614" svg:viewBox="0 0 1419 1615">
          <text:p text:style-name="P1"><text:span text:style-name="T2">L7_09</text:span></text:p>
        </draw:connector>
        <draw:connector draw:style-name="gr3" draw:text-style-name="P3" draw:layer="layout" draw:type="line" svg:x1="44.343cm" svg:y1="32.841cm" svg:x2="44.414cm" svg:y2="31.175cm" draw:end-shape="id244" draw:end-glue-point="2" svg:d="m44343 32841 71-1666" svg:viewBox="0 0 72 1667">
          <text:p text:style-name="P1"><text:span text:style-name="T2">L9_04</text:span></text:p>
        </draw:connector>
        <draw:connector draw:style-name="gr3" draw:text-style-name="P3" draw:layer="layout" draw:type="line" svg:x1="52.757cm" svg:y1="32.603cm" svg:x2="51.714cm" svg:y2="31.175cm" draw:end-shape="id245" draw:end-glue-point="2" svg:d="m52757 32603-1043-1428" svg:viewBox="0 0 1044 1429">
          <text:p text:style-name="P1"><text:span text:style-name="T2">L9_05</text:span></text:p>
        </draw:connector>
        <draw:connector draw:style-name="gr3" draw:text-style-name="P3" draw:layer="layout" draw:type="line" svg:x1="39.29cm" svg:y1="32.524cm" svg:x2="40.514cm" svg:y2="31.275cm" draw:end-shape="id247" draw:end-glue-point="2" svg:d="m39290 32524 1224-1249" svg:viewBox="0 0 1225 1250">
          <text:p text:style-name="P1"><text:span text:style-name="T2">L9_03</text:span></text:p>
        </draw:connector>
        <draw:connector draw:style-name="gr3" draw:text-style-name="P3" draw:layer="layout" draw:type="line" svg:x1="65.483cm" svg:y1="32.762cm" svg:x2="66.114cm" svg:y2="31.175cm" draw:end-shape="id252" draw:end-glue-point="2" svg:d="m65483 32762 631-1587" svg:viewBox="0 0 632 1588">
          <text:p text:style-name="P1"><text:span text:style-name="T2">L7_12</text:span></text:p>
        </draw:connector>
        <draw:connector draw:style-name="gr3" draw:text-style-name="P3" draw:layer="layout" draw:type="line" svg:x1="66.114cm" svg:y1="30.275cm" svg:x2="69.714cm" svg:y2="24.875cm" draw:start-shape="id252" draw:start-glue-point="0" draw:end-shape="id204" draw:end-glue-point="2" svg:d="m66114 30275 3600-5400" svg:viewBox="0 0 3601 5401">
          <text:p text:style-name="P1"><text:span text:style-name="T2">cout</text:span></text:p>
        </draw:connector>
        <draw:custom-shape draw:style-name="gr2" draw:text-style-name="P2" xml:id="id252" draw:id="id252" draw:layer="layout" svg:width="2.1cm" svg:height="0.9cm" svg:x="65.064cm" svg:y="30.275cm">
          <text:p text:style-name="P1"><text:span text:style-name="T1">FA</text:span></text:p>
          <text:p text:style-name="P1"><text:span text:style-name="T1">360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7.014cm" svg:y1="33.075cm" svg:x2="66.114cm" svg:y2="31.175cm" draw:start-shape="id253" draw:start-glue-point="0" draw:end-shape="id252" draw:end-glue-point="2" svg:d="m67014 33075-900-1900" svg:viewBox="0 0 901 1901">
          <text:p text:style-name="P1"><text:span text:style-name="T2">sum</text:span></text:p>
        </draw:connector>
        <draw:connector draw:style-name="gr3" draw:text-style-name="P3" draw:layer="layout" draw:type="line" svg:x1="66.114cm" svg:y1="30.275cm" svg:x2="64.914cm" svg:y2="24.831cm" draw:start-shape="id252" draw:start-glue-point="0" draw:end-shape="id202" draw:end-glue-point="2" svg:d="m66114 30275-1200-5444" svg:viewBox="0 0 1201 5445">
          <text:p text:style-name="P1"><text:span text:style-name="T2">sum</text:span></text:p>
        </draw:connector>
        <draw:connector draw:style-name="gr3" draw:text-style-name="P3" draw:layer="layout" draw:type="line" svg:x1="63.814cm" svg:y1="33.275cm" svg:x2="66.114cm" svg:y2="31.175cm" draw:start-shape="id254" draw:start-glue-point="0" draw:end-shape="id252" draw:end-glue-point="2" svg:d="m63814 33275 2300-2100" svg:viewBox="0 0 2301 2101">
          <text:p text:style-name="P1"><text:span text:style-name="T2">cout</text:span></text:p>
        </draw:connector>
        <draw:connector draw:style-name="gr3" draw:text-style-name="P3" draw:layer="layout" draw:type="line" svg:x1="56.414cm" svg:y1="30.275cm" svg:x2="60.214cm" svg:y2="27.975cm" draw:start-shape="id251" draw:start-glue-point="0" draw:end-shape="id255" draw:end-glue-point="2" svg:d="m56414 30275 3800-2300" svg:viewBox="0 0 3801 2301">
          <text:p text:style-name="P1"><text:span text:style-name="T2">cout</text:span></text:p>
        </draw:connector>
        <draw:custom-shape draw:style-name="gr2" draw:text-style-name="P2" xml:id="id255" draw:id="id255" draw:layer="layout" svg:width="2.1cm" svg:height="0.9cm" svg:x="59.164cm" svg:y="27.075cm">
          <text:p text:style-name="P1"><text:span text:style-name="T1">FA</text:span></text:p>
          <text:p text:style-name="P1"><text:span text:style-name="T1">341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7.014cm" svg:y1="33.075cm" svg:x2="71.714cm" svg:y2="27.475cm" draw:start-shape="id253" draw:start-glue-point="0" draw:end-shape="id201" draw:end-glue-point="2" svg:d="m67014 33075 4700-5600" svg:viewBox="0 0 4701 5601">
          <text:p text:style-name="P1"><text:span text:style-name="T2">cout</text:span></text:p>
        </draw:connector>
        <draw:custom-shape draw:style-name="gr2" draw:text-style-name="P2" xml:id="id201" draw:id="id201" draw:layer="layout" svg:width="2.1cm" svg:height="0.9cm" svg:x="70.664cm" svg:y="26.575cm">
          <text:p text:style-name="P1"><text:span text:style-name="T1">FA</text:span></text:p>
          <text:p text:style-name="P1"><text:span text:style-name="T1">36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4.114cm" svg:y1="26.875cm" svg:x2="79.507cm" svg:y2="24.775cm" draw:start-shape="id256" draw:start-glue-point="0" draw:end-shape="id210" draw:end-glue-point="2" svg:d="m74114 26875 5393-2100" svg:viewBox="0 0 5394 2101">
          <text:p text:style-name="P1"><text:span text:style-name="T2">cout</text:span></text:p>
        </draw:connector>
        <draw:connector draw:style-name="gr3" draw:text-style-name="P3" draw:layer="layout" draw:type="line" svg:x1="74.114cm" svg:y1="26.875cm" svg:x2="74.114cm" svg:y2="24.875cm" draw:start-shape="id256" draw:start-glue-point="0" draw:end-shape="id206" draw:end-glue-point="2" svg:d="m74114 26875v-2000" svg:viewBox="0 0 1 2001">
          <text:p text:style-name="P1"><text:span text:style-name="T2">sum</text:span></text:p>
        </draw:connector>
        <draw:connector draw:style-name="gr3" draw:text-style-name="P3" draw:layer="layout" draw:type="line" svg:x1="82.364cm" svg:y1="28.82cm" svg:x2="80.914cm" svg:y2="27.775cm" draw:end-shape="id257" draw:end-glue-point="2" svg:d="m82364 28820-1450-1045" svg:viewBox="0 0 1451 1046">
          <text:p text:style-name="P1"><text:span text:style-name="T2">L9_11</text:span></text:p>
        </draw:connector>
        <draw:connector draw:style-name="gr3" draw:text-style-name="P3" draw:layer="layout" draw:type="line" svg:x1="80.914cm" svg:y1="26.875cm" svg:x2="84.114cm" svg:y2="24.909cm" draw:start-shape="id257" draw:start-glue-point="0" draw:end-shape="id214" draw:end-glue-point="2" svg:d="m80914 26875 3200-1966" svg:viewBox="0 0 3201 1967">
          <text:p text:style-name="P1"><text:span text:style-name="T2">cout</text:span></text:p>
        </draw:connector>
        <draw:connector draw:style-name="gr3" draw:text-style-name="P3" draw:layer="layout" draw:type="line" svg:x1="79.014cm" svg:y1="29.775cm" svg:x2="80.914cm" svg:y2="27.775cm" draw:start-shape="id209" draw:start-glue-point="0" draw:end-shape="id257" draw:end-glue-point="2" svg:d="m79014 29775 1900-2000" svg:viewBox="0 0 1901 2001">
          <text:p text:style-name="P1"><text:span text:style-name="T2">cout</text:span></text:p>
        </draw:connector>
        <draw:connector draw:style-name="gr3" draw:text-style-name="P3" draw:layer="layout" draw:type="line" svg:x1="80.935cm" svg:y1="29.375cm" svg:x2="80.914cm" svg:y2="27.775cm" draw:end-shape="id257" draw:end-glue-point="2" svg:d="m80935 29375-21-1600" svg:viewBox="0 0 22 1601">
          <text:p text:style-name="P1"><text:span text:style-name="T2">/L8_12</text:span></text:p>
        </draw:connector>
        <draw:connector draw:style-name="gr3" draw:text-style-name="P3" draw:layer="layout" draw:type="line" svg:x1="80.914cm" svg:y1="26.875cm" svg:x2="79.507cm" svg:y2="24.775cm" draw:start-shape="id257" draw:start-glue-point="0" draw:end-shape="id210" draw:end-glue-point="2" svg:d="m80914 26875-1407-2100" svg:viewBox="0 0 1408 2101">
          <text:p text:style-name="P1"><text:span text:style-name="T2">sum</text:span></text:p>
        </draw:connector>
        <draw:connector draw:style-name="gr3" draw:text-style-name="P3" draw:layer="layout" draw:type="line" svg:x1="84.64cm" svg:y1="28.925cm" svg:x2="83.114cm" svg:y2="27.775cm" draw:end-shape="id258" draw:end-glue-point="2" svg:d="m84640 28925-1526-1150" svg:viewBox="0 0 1527 1151">
          <text:p text:style-name="P1"><text:span text:style-name="T2">ARES2_10</text:span></text:p>
        </draw:connector>
        <draw:connector draw:style-name="gr3" draw:text-style-name="P3" draw:layer="layout" draw:type="line" svg:x1="83.114cm" svg:y1="26.875cm" svg:x2="84.114cm" svg:y2="24.909cm" draw:start-shape="id258" draw:start-glue-point="0" draw:end-shape="id214" draw:end-glue-point="2" svg:d="m83114 26875 1000-1966" svg:viewBox="0 0 1001 1967">
          <text:p text:style-name="P1"><text:span text:style-name="T2">cout</text:span></text:p>
        </draw:connector>
        <draw:connector draw:style-name="gr3" draw:text-style-name="P3" draw:layer="layout" draw:type="line" svg:x1="82.02cm" svg:y1="29.031cm" svg:x2="83.114cm" svg:y2="27.775cm" draw:end-shape="id258" draw:end-glue-point="2" svg:d="m82020 29031 1094-1256" svg:viewBox="0 0 1095 1257">
          <text:p text:style-name="P1"><text:span text:style-name="T2">L10_09</text:span></text:p>
        </draw:connector>
        <draw:connector draw:style-name="gr3" draw:text-style-name="P3" draw:layer="layout" draw:type="line" svg:x1="83.237cm" svg:y1="29.614cm" svg:x2="83.114cm" svg:y2="27.775cm" draw:end-shape="id258" draw:end-glue-point="2" svg:d="m83237 29614-123-1839" svg:viewBox="0 0 124 1840">
          <text:p text:style-name="P1"><text:span text:style-name="T2">L11_07</text:span></text:p>
        </draw:connector>
        <draw:connector draw:style-name="gr3" draw:text-style-name="P3" draw:layer="layout" draw:type="line" svg:x1="83.114cm" svg:y1="26.875cm" svg:x2="79.507cm" svg:y2="24.775cm" draw:start-shape="id258" draw:start-glue-point="0" draw:end-shape="id210" draw:end-glue-point="2" svg:d="m83114 26875-3607-2100" svg:viewBox="0 0 3608 2101">
          <text:p text:style-name="P1"><text:span text:style-name="T2">sum</text:span></text:p>
        </draw:connector>
        <draw:connector draw:style-name="gr3" draw:text-style-name="P3" draw:layer="layout" draw:type="line" svg:x1="93.291cm" svg:y1="29.084cm" svg:x2="91.414cm" svg:y2="27.775cm" draw:end-shape="id259" draw:end-glue-point="2" svg:d="m93291 29084-1877-1309" svg:viewBox="0 0 1878 1310">
          <text:p text:style-name="P1"><text:span text:style-name="T2">ARES2_12</text:span></text:p>
        </draw:connector>
        <draw:connector draw:style-name="gr3" draw:text-style-name="P3" draw:layer="layout" draw:type="line" svg:x1="91.414cm" svg:y1="26.875cm" svg:x2="93.714cm" svg:y2="24.93cm" draw:start-shape="id259" draw:start-glue-point="0" draw:end-shape="id225" draw:end-glue-point="2" svg:d="m91414 26875 2300-1945" svg:viewBox="0 0 2301 1946">
          <text:p text:style-name="P1"><text:span text:style-name="T2">cout</text:span></text:p>
        </draw:connector>
        <draw:connector draw:style-name="gr3" draw:text-style-name="P3" draw:layer="layout" draw:type="line" svg:x1="91.492cm" svg:y1="29.614cm" svg:x2="91.414cm" svg:y2="27.775cm" draw:end-shape="id259" draw:end-glue-point="2" svg:d="m91492 29614-78-1839" svg:viewBox="0 0 79 1840">
          <text:p text:style-name="P1"><text:span text:style-name="T2">L11_09</text:span></text:p>
        </draw:connector>
        <draw:connector draw:style-name="gr3" draw:text-style-name="P3" draw:layer="layout" draw:type="line" svg:x1="91.414cm" svg:y1="26.875cm" svg:x2="89.214cm" svg:y2="24.866cm" draw:start-shape="id259" draw:start-glue-point="0" draw:end-shape="id217" draw:end-glue-point="2" svg:d="m91414 26875-2200-2009" svg:viewBox="0 0 2201 2010">
          <text:p text:style-name="P1"><text:span text:style-name="T2">sum</text:span></text:p>
        </draw:connector>
        <draw:connector draw:style-name="gr3" draw:text-style-name="P3" draw:layer="layout" draw:type="line" svg:x1="53.789cm" svg:y1="29.56cm" svg:x2="52.914cm" svg:y2="28.075cm" draw:end-shape="id246" draw:end-glue-point="2" svg:d="m53789 29560-875-1485" svg:viewBox="0 0 876 1486">
          <text:p text:style-name="P1"><text:span text:style-name="T2">L6_12</text:span></text:p>
        </draw:connector>
        <draw:connector draw:style-name="gr3" draw:text-style-name="P3" draw:layer="layout" draw:type="line" svg:x1="52.914cm" svg:y1="27.175cm" svg:x2="60.214cm" svg:y2="24.775cm" draw:start-shape="id246" draw:start-glue-point="0" draw:end-shape="id212" draw:end-glue-point="2" svg:d="m52914 27175 7300-2400" svg:viewBox="0 0 7301 2401">
          <text:p text:style-name="P1"><text:span text:style-name="T2">cout</text:span></text:p>
        </draw:connector>
        <draw:custom-shape draw:style-name="gr2" draw:text-style-name="P2" xml:id="id246" draw:id="id246" draw:layer="layout" svg:width="2.1cm" svg:height="0.9cm" svg:x="51.864cm" svg:y="27.175cm">
          <text:p text:style-name="P1"><text:span text:style-name="T1">FA</text:span></text:p>
          <text:p text:style-name="P1"><text:span text:style-name="T1">33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2.914cm" svg:y1="27.175cm" svg:x2="52.914cm" svg:y2="22.501cm" draw:start-shape="id246" draw:start-glue-point="0" draw:end-shape="id224" draw:end-glue-point="2" svg:d="m52914 27175v-4674" svg:viewBox="0 0 1 4675">
          <text:p text:style-name="P1"><text:span text:style-name="T2">sum</text:span></text:p>
        </draw:connector>
        <draw:connector draw:style-name="gr3" draw:text-style-name="P3" draw:layer="layout" draw:type="line" svg:x1="62.52cm" svg:y1="32.682cm" svg:x2="63.014cm" svg:y2="31.175cm" draw:end-shape="id260" draw:end-glue-point="2" svg:d="m62520 32682 494-1507" svg:viewBox="0 0 495 1508">
          <text:p text:style-name="P1"><text:span text:style-name="T2">L7_11</text:span></text:p>
        </draw:connector>
        <draw:connector draw:style-name="gr3" draw:text-style-name="P3" draw:layer="layout" draw:type="line" svg:x1="63.014cm" svg:y1="30.275cm" svg:x2="67.214cm" svg:y2="27.675cm" draw:start-shape="id260" draw:start-glue-point="0" draw:end-shape="id194" draw:end-glue-point="2" svg:d="m63014 30275 4200-2600" svg:viewBox="0 0 4201 2601">
          <text:p text:style-name="P1"><text:span text:style-name="T2">cout</text:span></text:p>
        </draw:connector>
        <draw:connector draw:style-name="gr3" draw:text-style-name="P3" draw:layer="layout" draw:type="line" svg:x1="61.436cm" svg:y1="31.968cm" svg:x2="63.014cm" svg:y2="31.175cm" draw:end-shape="id260" draw:end-glue-point="2" svg:d="m61436 31968 1578-793" svg:viewBox="0 0 1579 794">
          <text:p text:style-name="P1"><text:span text:style-name="T2">/L6_12</text:span></text:p>
        </draw:connector>
        <draw:connector draw:style-name="gr3" draw:text-style-name="P3" draw:layer="layout" draw:type="line" svg:x1="63.014cm" svg:y1="30.275cm" svg:x2="60.214cm" svg:y2="24.775cm" draw:start-shape="id260" draw:start-glue-point="0" draw:end-shape="id212" draw:end-glue-point="2" svg:d="m63014 30275-2800-5500" svg:viewBox="0 0 2801 5501">
          <text:p text:style-name="P1"><text:span text:style-name="T2">sum</text:span></text:p>
        </draw:connector>
        <draw:connector draw:style-name="gr3" draw:text-style-name="P3" draw:layer="layout" draw:type="line" svg:x1="70.934cm" svg:y1="32.868cm" svg:x2="69.614cm" svg:y2="31.875cm" draw:end-shape="id261" draw:end-glue-point="2" svg:d="m70934 32868-1320-993" svg:viewBox="0 0 1321 994">
          <text:p text:style-name="P1"><text:span text:style-name="T2">L9_09</text:span></text:p>
        </draw:connector>
        <draw:connector draw:style-name="gr3" draw:text-style-name="P3" draw:layer="layout" draw:type="line" svg:x1="68.474cm" svg:y1="33.08cm" svg:x2="69.614cm" svg:y2="31.875cm" draw:end-shape="id261" draw:end-glue-point="2" svg:d="m68474 33080 1140-1205" svg:viewBox="0 0 1141 1206">
          <text:p text:style-name="P1"><text:span text:style-name="T2">/L7_12</text:span></text:p>
        </draw:connector>
        <draw:connector draw:style-name="gr3" draw:text-style-name="P3" draw:layer="layout" draw:type="line" svg:x1="69.611cm" svg:y1="33.873cm" svg:x2="69.614cm" svg:y2="31.875cm" draw:end-shape="id261" draw:end-glue-point="2" svg:d="m69611 33873 3-1998" svg:viewBox="0 0 4 1999">
          <text:p text:style-name="P1"><text:span text:style-name="T2">L8_11</text:span></text:p>
        </draw:connector>
        <draw:connector draw:style-name="gr3" draw:text-style-name="P3" draw:layer="layout" draw:type="line" svg:x1="69.614cm" svg:y1="30.975cm" svg:x2="69.714cm" svg:y2="24.875cm" draw:start-shape="id261" draw:start-glue-point="0" draw:end-shape="id204" draw:end-glue-point="2" svg:d="m69614 30975 100-6100" svg:viewBox="0 0 101 6101">
          <text:p text:style-name="P1"><text:span text:style-name="T2">sum</text:span></text:p>
        </draw:connector>
        <draw:connector draw:style-name="gr3" draw:text-style-name="P3" draw:layer="layout" draw:type="line" svg:x1="73.21cm" svg:y1="33.079cm" svg:x2="71.914cm" svg:y2="31.875cm" draw:end-shape="id262" draw:end-glue-point="2" svg:d="m73210 33079-1296-1204" svg:viewBox="0 0 1297 1205">
          <text:p text:style-name="P1"><text:span text:style-name="T2">L10_06</text:span></text:p>
        </draw:connector>
        <draw:connector draw:style-name="gr3" draw:text-style-name="P3" draw:layer="layout" draw:type="line" svg:x1="70.458cm" svg:y1="32.841cm" svg:x2="71.914cm" svg:y2="31.875cm" draw:end-shape="id262" draw:end-glue-point="2" svg:d="m70458 32841 1456-966" svg:viewBox="0 0 1457 967">
          <text:p text:style-name="P1"><text:span text:style-name="T2">L8_10</text:span></text:p>
        </draw:connector>
        <draw:connector draw:style-name="gr3" draw:text-style-name="P3" draw:layer="layout" draw:type="line" svg:x1="71.887cm" svg:y1="33.556cm" svg:x2="71.914cm" svg:y2="31.875cm" draw:end-shape="id262" draw:end-glue-point="2" svg:d="m71887 33556 27-1681" svg:viewBox="0 0 28 1682">
          <text:p text:style-name="P1"><text:span text:style-name="T2">L9_08</text:span></text:p>
        </draw:connector>
        <draw:connector draw:style-name="gr3" draw:text-style-name="P3" draw:layer="layout" draw:type="line" svg:x1="71.914cm" svg:y1="30.975cm" svg:x2="67.214cm" svg:y2="27.675cm" draw:start-shape="id262" draw:start-glue-point="0" draw:end-shape="id194" draw:end-glue-point="2" svg:d="m71914 30975-4700-3300" svg:viewBox="0 0 4701 3301">
          <text:p text:style-name="P1"><text:span text:style-name="T2">sum</text:span></text:p>
        </draw:connector>
        <draw:connector draw:style-name="gr3" draw:text-style-name="P3" draw:layer="layout" draw:type="line" svg:x1="60.214cm" svg:y1="30.275cm" svg:x2="67.214cm" svg:y2="27.675cm" draw:start-shape="id263" draw:start-glue-point="0" draw:end-shape="id194" draw:end-glue-point="2" svg:d="m60214 30275 7000-2600" svg:viewBox="0 0 7001 2601">
          <text:p text:style-name="P1"><text:span text:style-name="T2">cout</text:span></text:p>
        </draw:connector>
        <draw:connector draw:style-name="gr3" draw:text-style-name="P3" draw:layer="layout" draw:type="line" svg:x1="58.816cm" svg:y1="32.391cm" svg:x2="60.214cm" svg:y2="31.175cm" draw:end-shape="id263" draw:end-glue-point="2" svg:d="m58816 32391 1398-1216" svg:viewBox="0 0 1399 1217">
          <text:p text:style-name="P1"><text:span text:style-name="T2">L8_09</text:span></text:p>
        </draw:connector>
        <draw:connector draw:style-name="gr3" draw:text-style-name="P3" draw:layer="layout" draw:type="line" svg:x1="60.139cm" svg:y1="32.921cm" svg:x2="60.214cm" svg:y2="31.175cm" draw:end-shape="id263" draw:end-glue-point="2" svg:d="m60139 32921 75-1746" svg:viewBox="0 0 76 1747">
          <text:p text:style-name="P1"><text:span text:style-name="T2">L9_07</text:span></text:p>
        </draw:connector>
        <draw:connector draw:style-name="gr3" draw:text-style-name="P3" draw:layer="layout" draw:type="line" svg:x1="60.214cm" svg:y1="30.275cm" svg:x2="60.214cm" svg:y2="27.975cm" draw:start-shape="id263" draw:start-glue-point="0" draw:end-shape="id255" draw:end-glue-point="2" svg:d="m60214 30275v-2300" svg:viewBox="0 0 1 2301">
          <text:p text:style-name="P1"><text:span text:style-name="T2">sum</text:span></text:p>
        </draw:connector>
        <draw:connector draw:style-name="gr3" draw:text-style-name="P3" draw:layer="layout" draw:type="line" svg:x1="69.614cm" svg:y1="30.975cm" svg:x2="76.914cm" svg:y2="27.775cm" draw:start-shape="id261" draw:start-glue-point="0" draw:end-shape="id208" draw:end-glue-point="2" svg:d="m69614 30975 7300-3200" svg:viewBox="0 0 7301 3201">
          <text:p text:style-name="P1"><text:span text:style-name="T2">cout</text:span></text:p>
        </draw:connector>
        <draw:connector draw:style-name="gr3" draw:text-style-name="P3" draw:layer="layout" draw:type="line" svg:x1="71.714cm" svg:y1="26.575cm" svg:x2="69.714cm" svg:y2="24.875cm" draw:start-shape="id201" draw:start-glue-point="0" draw:end-shape="id204" draw:end-glue-point="2" svg:d="m71714 26575-2000-1700" svg:viewBox="0 0 2001 1701">
          <text:p text:style-name="P1"><text:span text:style-name="T2">sum</text:span></text:p>
        </draw:connector>
        <draw:connector draw:style-name="gr3" draw:text-style-name="P3" draw:layer="layout" draw:type="line" svg:x1="71.714cm" svg:y1="26.575cm" svg:x2="74.114cm" svg:y2="24.875cm" draw:start-shape="id201" draw:start-glue-point="0" draw:end-shape="id206" draw:end-glue-point="2" svg:d="m71714 26575 2400-1700" svg:viewBox="0 0 2401 1701">
          <text:p text:style-name="P1"><text:span text:style-name="T2">cout</text:span></text:p>
        </draw:connector>
        <draw:connector draw:style-name="gr3" draw:text-style-name="P3" draw:layer="layout" draw:type="line" svg:x1="60.214cm" svg:y1="27.075cm" svg:x2="60.214cm" svg:y2="24.775cm" draw:start-shape="id255" draw:start-glue-point="0" draw:end-shape="id212" draw:end-glue-point="2" svg:d="m60214 27075v-2300" svg:viewBox="0 0 1 2301">
          <text:p text:style-name="P1"><text:span text:style-name="T2">sum</text:span></text:p>
        </draw:connector>
        <draw:connector draw:style-name="gr3" draw:text-style-name="P3" draw:layer="layout" draw:type="line" svg:x1="60.214cm" svg:y1="27.075cm" svg:x2="64.914cm" svg:y2="24.831cm" draw:start-shape="id255" draw:start-glue-point="0" draw:end-shape="id202" draw:end-glue-point="2" svg:d="m60214 27075 4700-2244" svg:viewBox="0 0 4701 2245">
          <text:p text:style-name="P1"><text:span text:style-name="T2">cout</text:span></text:p>
        </draw:connector>
        <draw:connector draw:style-name="gr3" draw:text-style-name="P3" draw:layer="layout" draw:type="line" svg:x1="74.114cm" svg:y1="30.075cm" svg:x2="76.914cm" svg:y2="27.775cm" draw:start-shape="id200" draw:start-glue-point="0" draw:end-shape="id208" draw:end-glue-point="2" svg:d="m74114 30075 2800-2300" svg:viewBox="0 0 2801 2301">
          <text:p text:style-name="P1"><text:span text:style-name="T2">cout</text:span></text:p>
        </draw:connector>
        <draw:connector draw:style-name="gr3" draw:text-style-name="P3" draw:layer="layout" draw:type="line" svg:x1="49.514cm" svg:y1="30.275cm" svg:x2="52.914cm" svg:y2="28.075cm" draw:start-shape="id264" draw:start-glue-point="0" draw:end-shape="id246" draw:end-glue-point="2" svg:d="m49514 30275 3400-2200" svg:viewBox="0 0 3401 2201">
          <text:p text:style-name="P1"><text:span text:style-name="T2">cout</text:span></text:p>
        </draw:connector>
        <draw:connector draw:style-name="gr3" draw:text-style-name="P3" draw:layer="layout" draw:type="line" svg:x1="49.582cm" svg:y1="32.762cm" svg:x2="49.514cm" svg:y2="31.175cm" draw:end-shape="id264" draw:end-glue-point="2" svg:d="m49582 32762-68-1587" svg:viewBox="0 0 69 1588">
          <text:p text:style-name="P1"><text:span text:style-name="T2">L10_03</text:span></text:p>
        </draw:connector>
        <draw:connector draw:style-name="gr3" draw:text-style-name="P3" draw:layer="layout" draw:type="line" svg:x1="47.809cm" svg:y1="32.55cm" svg:x2="49.514cm" svg:y2="31.175cm" draw:end-shape="id264" draw:end-glue-point="2" svg:d="m47809 32550 1705-1375" svg:viewBox="0 0 1706 1376">
          <text:p text:style-name="P1"><text:span text:style-name="T2">L11_01</text:span></text:p>
        </draw:connector>
        <draw:connector draw:style-name="gr3" draw:text-style-name="P3" draw:layer="layout" draw:type="line" svg:x1="49.514cm" svg:y1="30.275cm" svg:x2="50.514cm" svg:y2="24.875cm" draw:start-shape="id264" draw:start-glue-point="0" draw:end-shape="id236" draw:end-glue-point="2" svg:d="m49514 30275 1000-5400" svg:viewBox="0 0 1001 5401">
          <text:p text:style-name="P1"><text:span text:style-name="T2">sum</text:span></text:p>
        </draw:connector>
        <draw:connector draw:style-name="gr3" draw:text-style-name="P3" draw:layer="layout" draw:type="line" svg:x1="50.773cm" svg:y1="32.259cm" svg:x2="49.514cm" svg:y2="31.175cm" draw:end-shape="id264" draw:end-glue-point="2" svg:d="m50773 32259-1259-1084" svg:viewBox="0 0 1260 1085">
          <text:p text:style-name="P1"><text:span text:style-name="T2">ARES2_04</text:span></text:p>
        </draw:connector>
        <draw:connector draw:style-name="gr3" draw:text-style-name="P3" draw:layer="layout" draw:type="line" svg:x1="43.232cm" svg:y1="29.613cm" svg:x2="43.314cm" svg:y2="28.075cm" draw:end-shape="id235" draw:end-glue-point="2" svg:d="m43232 29613 82-1538" svg:viewBox="0 0 83 1539">
          <text:p text:style-name="P1"><text:span text:style-name="T2">L6_10</text:span></text:p>
        </draw:connector>
        <draw:connector draw:style-name="gr3" draw:text-style-name="P3" draw:layer="layout" draw:type="line" svg:x1="54.214cm" svg:y1="30.275cm" svg:x2="60.214cm" svg:y2="27.975cm" draw:start-shape="id265" draw:start-glue-point="0" draw:end-shape="id255" draw:end-glue-point="2" svg:d="m54214 30275 6000-2300" svg:viewBox="0 0 6001 2301">
          <text:p text:style-name="P1"><text:span text:style-name="T2">cout</text:span></text:p>
        </draw:connector>
        <draw:connector draw:style-name="gr3" draw:text-style-name="P3" draw:layer="layout" draw:type="line" svg:x1="53.101cm" svg:y1="32.259cm" svg:x2="54.214cm" svg:y2="31.175cm" draw:end-shape="id265" draw:end-glue-point="2" svg:d="m53101 32259 1113-1084" svg:viewBox="0 0 1114 1085">
          <text:p text:style-name="P1"><text:span text:style-name="T2">L7_10</text:span></text:p>
        </draw:connector>
        <draw:connector draw:style-name="gr3" draw:text-style-name="P3" draw:layer="layout" draw:type="line" svg:x1="54.292cm" svg:y1="33.212cm" svg:x2="54.214cm" svg:y2="31.175cm" draw:end-shape="id265" draw:end-glue-point="2" svg:d="m54292 33212-78-2037" svg:viewBox="0 0 79 2038">
          <text:p text:style-name="P1"><text:span text:style-name="T2">L8_08</text:span></text:p>
        </draw:connector>
        <draw:connector draw:style-name="gr3" draw:text-style-name="P3" draw:layer="layout" draw:type="line" svg:x1="54.214cm" svg:y1="30.275cm" svg:x2="55.314cm" svg:y2="24.775cm" draw:start-shape="id265" draw:start-glue-point="0" draw:end-shape="id223" draw:end-glue-point="2" svg:d="m54214 30275 1100-5500" svg:viewBox="0 0 1101 5501">
          <text:p text:style-name="P1"><text:span text:style-name="T2">sum</text:span></text:p>
        </draw:connector>
        <draw:connector draw:style-name="gr3" draw:text-style-name="P3" draw:layer="layout" draw:type="line" svg:x1="55.456cm" svg:y1="32.471cm" svg:x2="54.214cm" svg:y2="31.175cm" draw:end-shape="id265" draw:end-glue-point="2" svg:d="m55456 32471-1242-1296" svg:viewBox="0 0 1243 1297">
          <text:p text:style-name="P1"><text:span text:style-name="T2">L9_06</text:span></text:p>
        </draw:connector>
        <draw:connector draw:style-name="gr3" draw:text-style-name="P3" draw:layer="layout" draw:type="line" svg:x1="71.914cm" svg:y1="30.975cm" svg:x2="71.714cm" svg:y2="27.475cm" draw:start-shape="id262" draw:start-glue-point="0" draw:end-shape="id201" draw:end-glue-point="2" svg:d="m71914 30975-200-3500" svg:viewBox="0 0 201 3501">
          <text:p text:style-name="P1"><text:span text:style-name="T2">cout</text:span></text:p>
        </draw:connector>
        <draw:connector draw:style-name="gr3" draw:text-style-name="P3" draw:layer="layout" draw:type="line" svg:x1="75.855cm" svg:y1="32.101cm" svg:x2="74.114cm" svg:y2="30.975cm" draw:end-shape="id200" draw:end-glue-point="2" svg:d="m75855 32101-1741-1126" svg:viewBox="0 0 1742 1127">
          <text:p text:style-name="P1"><text:span text:style-name="T2">ARES2_08</text:span></text:p>
        </draw:connector>
        <draw:connector draw:style-name="gr3" draw:text-style-name="P3" draw:layer="layout" draw:type="line" svg:x1="87.762cm" svg:y1="26.227cm" svg:x2="89.214cm" svg:y2="24.866cm" draw:end-shape="id217" draw:end-glue-point="2" svg:d="m87762 26227 1452-1361" svg:viewBox="0 0 1453 1362">
          <text:p text:style-name="P1"><text:span text:style-name="T2">/L9_12</text:span></text:p>
        </draw:connector>
        <draw:connector draw:style-name="gr3" draw:text-style-name="P3" draw:layer="layout" draw:type="line" svg:x1="86.518cm" svg:y1="29.693cm" svg:x2="86.514cm" svg:y2="27.775cm" draw:end-shape="id222" draw:end-glue-point="2" svg:d="m86518 29693-4-1918" svg:viewBox="0 0 5 1919">
          <text:p text:style-name="P1"><text:span text:style-name="T2">L10_10</text:span></text:p>
        </draw:connector>
        <draw:connector draw:style-name="gr3" draw:text-style-name="P3" draw:layer="layout" draw:type="line" svg:x1="90.328cm" svg:y1="29.005cm" svg:x2="91.414cm" svg:y2="27.775cm" draw:end-shape="id259" draw:end-glue-point="2" svg:d="m90328 29005 1086-1230" svg:viewBox="0 0 1087 1231">
          <text:p text:style-name="P1"><text:span text:style-name="T2">L10_11</text:span></text:p>
        </draw:connector>
        <draw:connector draw:style-name="gr3" draw:text-style-name="P3" draw:layer="layout" draw:type="line" svg:x1="98.821cm" svg:y1="26.703cm" svg:x2="98.814cm" svg:y2="24.875cm" draw:end-shape="id226" draw:end-glue-point="2" svg:d="m98821 26703-7-1828" svg:viewBox="0 0 8 1829">
          <text:p text:style-name="P1"><text:span text:style-name="T2">L11_11</text:span></text:p>
        </draw:connector>
        <draw:connector draw:style-name="gr3" draw:text-style-name="P3" draw:layer="layout" draw:type="line" svg:x1="74.136cm" svg:y1="29.269cm" svg:x2="74.114cm" svg:y2="27.775cm" draw:end-shape="id256" draw:end-glue-point="2" svg:d="m74136 29269-22-1494" svg:viewBox="0 0 23 1495">
          <text:p text:style-name="P1"><text:span text:style-name="T2">L9_10</text:span></text:p>
        </draw:connector>
        <draw:connector draw:style-name="gr3" draw:text-style-name="P3" draw:layer="layout" draw:type="line" svg:x1="76.041cm" svg:y1="28.82cm" svg:x2="74.114cm" svg:y2="27.775cm" draw:end-shape="id256" draw:end-glue-point="2" svg:d="m76041 28820-1927-1045" svg:viewBox="0 0 1928 1046">
          <text:p text:style-name="P1"><text:span text:style-name="T2">L10_08</text:span></text:p>
        </draw:connector>
        <draw:connector draw:style-name="gr3" draw:text-style-name="P3" draw:layer="layout" draw:type="line" svg:x1="72.469cm" svg:y1="28.767cm" svg:x2="74.114cm" svg:y2="27.775cm" draw:end-shape="id256" draw:end-glue-point="2" svg:d="m72469 28767 1645-992" svg:viewBox="0 0 1646 993">
          <text:p text:style-name="P1"><text:span text:style-name="T2">L8_12</text:span></text:p>
        </draw:connector>
        <draw:connector draw:style-name="gr3" draw:text-style-name="P3" draw:layer="layout" draw:type="line" svg:x1="63.814cm" svg:y1="33.275cm" svg:x2="63.014cm" svg:y2="31.175cm" draw:start-shape="id254" draw:start-glue-point="0" draw:end-shape="id260" draw:end-glue-point="2" svg:d="m63814 33275-800-2100" svg:viewBox="0 0 801 2101">
          <text:p text:style-name="P1"><text:span text:style-name="T2">sum</text:span></text:p>
        </draw:connector>
        <draw:custom-shape draw:style-name="gr2" draw:text-style-name="P2" xml:id="id192" draw:id="id192" draw:layer="layout" svg:width="2.1cm" svg:height="0.9cm" svg:x="25.261cm" svg:y="30.575cm">
          <text:p text:style-name="P1"><text:span text:style-name="T1">FA</text:span></text:p>
          <text:p text:style-name="P1"><text:span text:style-name="T1">28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388cm" svg:y1="33.463cm" svg:x2="26.311cm" svg:y2="31.475cm" draw:end-shape="id192" draw:end-glue-point="2" svg:d="m26388 33463-77-1988" svg:viewBox="0 0 78 1989">
          <text:p text:style-name="P1"><text:span text:style-name="T2">L7_03</text:span></text:p>
        </draw:connector>
        <draw:connector draw:style-name="gr3" draw:text-style-name="P3" draw:layer="layout" draw:type="line" svg:x1="27.764cm" svg:y1="32.669cm" svg:x2="26.311cm" svg:y2="31.475cm" draw:end-shape="id192" draw:end-glue-point="2" svg:d="m27764 32669-1453-1194" svg:viewBox="0 0 1454 1195">
          <text:p text:style-name="P1"><text:span text:style-name="T2">L8_01</text:span></text:p>
        </draw:connector>
        <draw:connector draw:style-name="gr3" draw:text-style-name="P3" draw:layer="layout" draw:type="line" svg:x1="25.383cm" svg:y1="32.643cm" svg:x2="26.311cm" svg:y2="31.475cm" draw:end-shape="id192" draw:end-glue-point="2" svg:d="m25383 32643 928-1168" svg:viewBox="0 0 929 1169">
          <text:p text:style-name="P1"><text:span text:style-name="T2">L6_05</text:span></text:p>
        </draw:connector>
        <draw:connector draw:style-name="gr3" draw:text-style-name="P3" draw:layer="layout" draw:type="line" svg:x1="65.854cm" svg:y1="35.011cm" svg:x2="67.014cm" svg:y2="33.975cm" draw:end-shape="id253" draw:end-glue-point="2" svg:d="m65854 35011 1160-1036" svg:viewBox="0 0 1161 1037">
          <text:p text:style-name="P1"><text:span text:style-name="T2">L11_04</text:span></text:p>
        </draw:connector>
        <draw:connector draw:style-name="gr3" draw:text-style-name="P3" draw:layer="layout" draw:type="line" svg:x1="62.203cm" svg:y1="35.355cm" svg:x2="63.814cm" svg:y2="34.175cm" draw:end-shape="id254" draw:end-glue-point="2" svg:d="m62203 35355 1611-1180" svg:viewBox="0 0 1612 1181">
          <text:p text:style-name="P1"><text:span text:style-name="T2">L11_03</text:span></text:p>
        </draw:connector>
        <draw:connector draw:style-name="gr3" draw:text-style-name="P3" draw:layer="layout" draw:type="line" svg:x1="87.656cm" svg:y1="31.942cm" svg:x2="89.214cm" svg:y2="30.975cm" draw:end-shape="id216" draw:end-glue-point="2" svg:d="m87656 31942 1558-967" svg:viewBox="0 0 1559 968">
          <text:p text:style-name="P1"><text:span text:style-name="T2">L11_08</text:span></text:p>
        </draw:connector>
        <draw:connector draw:style-name="gr3" draw:text-style-name="P3" draw:layer="layout" draw:type="line" svg:x1="77.205cm" svg:y1="32.048cm" svg:x2="79.014cm" svg:y2="30.675cm" draw:end-shape="id209" draw:end-glue-point="2" svg:d="m77205 32048 1809-1373" svg:viewBox="0 0 1810 1374">
          <text:p text:style-name="P1"><text:span text:style-name="T2">L11_06</text:span></text:p>
        </draw:connector>
        <draw:connector draw:style-name="gr3" draw:text-style-name="P3" draw:layer="layout" draw:type="line" svg:x1="101.202cm" svg:y1="26.253cm" svg:x2="102.814cm" svg:y2="24.875cm" draw:end-shape="id219" draw:end-glue-point="2" svg:d="m101202 26253 1612-1378" svg:viewBox="0 0 1613 1379">
          <text:p text:style-name="P1"><text:span text:style-name="T2">L11_12</text:span></text:p>
        </draw:connector>
        <draw:connector draw:style-name="gr3" draw:text-style-name="P3" draw:layer="layout" draw:type="line" svg:x1="94.403cm" svg:y1="28.793cm" svg:x2="96.114cm" svg:y2="27.775cm" draw:end-shape="id198" draw:end-glue-point="2" svg:d="m94403 28793 1711-1018" svg:viewBox="0 0 1712 1019">
          <text:p text:style-name="P1"><text:span text:style-name="T2">L11_10</text:span></text:p>
        </draw:connector>
        <draw:connector draw:style-name="gr3" draw:text-style-name="P3" draw:layer="layout" draw:type="line" svg:x1="104.933cm" svg:y1="26.147cm" svg:x2="102.814cm" svg:y2="24.875cm" draw:end-shape="id219" draw:end-glue-point="2" svg:d="m104933 26147-2119-1272" svg:viewBox="0 0 2120 1273">
          <text:p text:style-name="P1"><text:span text:style-name="T2">ARES2_15</text:span></text:p>
        </draw:connector>
        <draw:connector draw:style-name="gr3" draw:text-style-name="P3" draw:layer="layout" draw:type="line" svg:x1="98.027cm" svg:y1="29.031cm" svg:x2="96.114cm" svg:y2="27.775cm" draw:end-shape="id198" draw:end-glue-point="2" svg:d="m98027 29031-1913-1256" svg:viewBox="0 0 1914 1257">
          <text:p text:style-name="P1"><text:span text:style-name="T2">ARES2_13</text:span></text:p>
        </draw:connector>
        <draw:connector draw:style-name="gr3" draw:text-style-name="P3" draw:layer="layout" draw:type="line" svg:x1="90.646cm" svg:y1="32.127cm" svg:x2="89.214cm" svg:y2="30.975cm" draw:end-shape="id216" draw:end-glue-point="2" svg:d="m90646 32127-1432-1152" svg:viewBox="0 0 1433 1153">
          <text:p text:style-name="P1"><text:span text:style-name="T2">ARES2_11</text:span></text:p>
        </draw:connector>
        <draw:connector draw:style-name="gr3" draw:text-style-name="P3" draw:layer="layout" draw:type="line" svg:x1="80.618cm" svg:y1="31.783cm" svg:x2="79.014cm" svg:y2="30.675cm" draw:end-shape="id209" draw:end-glue-point="2" svg:d="m80618 31783-1604-1108" svg:viewBox="0 0 1605 1109">
          <text:p text:style-name="P1"><text:span text:style-name="T2">ARES2_09</text:span></text:p>
        </draw:connector>
        <draw:connector draw:style-name="gr3" draw:text-style-name="P3" draw:layer="layout" draw:type="line" svg:x1="68.077cm" svg:y1="35.064cm" svg:x2="67.014cm" svg:y2="33.975cm" draw:end-shape="id253" draw:end-glue-point="2" svg:d="m68077 35064-1063-1089" svg:viewBox="0 0 1064 1090">
          <text:p text:style-name="P1"><text:span text:style-name="T2">ARES2_07</text:span></text:p>
        </draw:connector>
        <draw:connector draw:style-name="gr3" draw:text-style-name="P3" draw:layer="layout" draw:type="line" svg:x1="65.219cm" svg:y1="35.302cm" svg:x2="63.814cm" svg:y2="34.175cm" draw:end-shape="id254" draw:end-glue-point="2" svg:d="m65219 35302-1405-1127" svg:viewBox="0 0 1406 1128">
          <text:p text:style-name="P1"><text:span text:style-name="T2">ARES2_06</text:span></text:p>
        </draw:connector>
        <draw:connector draw:style-name="gr3" draw:text-style-name="P3" draw:layer="layout" draw:type="line" svg:x1="106.468cm" svg:y1="23.74cm" svg:x2="104.472cm" svg:y2="22.501cm" draw:end-shape="id221" draw:end-glue-point="2" svg:d="m106468 23740-1996-1239" svg:viewBox="0 0 1997 1240">
          <text:p text:style-name="P1"><text:span text:style-name="T2">ARES2_16</text:span></text:p>
        </draw:connector>
        <draw:connector draw:style-name="gr3" draw:text-style-name="P3" draw:layer="layout" draw:type="line" svg:x1="61.277cm" svg:y1="32.286cm" svg:x2="60.214cm" svg:y2="31.175cm" draw:end-shape="id263" draw:end-glue-point="2" svg:d="m61277 32286-1063-1111" svg:viewBox="0 0 1064 1112">
          <text:p text:style-name="P1"><text:span text:style-name="T2">L10_05</text:span></text:p>
        </draw:connector>
        <draw:connector draw:style-name="gr3" draw:text-style-name="P3" draw:layer="layout" draw:type="line" svg:x1="55.271cm" svg:y1="32.021cm" svg:x2="56.414cm" svg:y2="31.175cm" draw:end-shape="id251" draw:end-glue-point="2" svg:d="m55271 32021 1143-846" svg:viewBox="0 0 1144 847">
          <text:p text:style-name="P1"><text:span text:style-name="T2">L10_04</text:span></text:p>
        </draw:connector>
        <draw:custom-shape draw:style-name="gr2" draw:text-style-name="P2" xml:id="id248" draw:id="id248" draw:layer="layout" svg:width="1cm" svg:height="0.9cm" svg:x="46.164cm" svg:y="33.875cm">
          <text:p text:style-name="P1"><text:span text:style-name="T1">12-OAI</text:span></text:p>
          <text:p text:style-name="P1"><text:span text:style-name="T1">31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3" draw:id="id243" draw:layer="layout" svg:width="1cm" svg:height="0.9cm" svg:x="23.464cm" svg:y="30.571cm">
          <text:p text:style-name="P1"><text:span text:style-name="T1">12-OAI</text:span></text:p>
          <text:p text:style-name="P1"><text:span text:style-name="T1">271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4.05cm" svg:y1="33.318cm" svg:x2="23.964cm" svg:y2="31.471cm" draw:end-shape="id243" draw:end-glue-point="2" svg:d="m24050 33318-86-1847" svg:viewBox="0 0 87 1848">
          <text:p text:style-name="P1"><text:span text:style-name="T2">MUL2_06/c</text:span></text:p>
        </draw:connector>
        <draw:custom-shape draw:style-name="gr2" draw:text-style-name="P2" xml:id="id249" draw:id="id249" draw:layer="layout" svg:width="1cm" svg:height="0.9cm" svg:x="35.464cm" svg:y="31.275cm">
          <text:p text:style-name="P1"><text:span text:style-name="T1">12-OAI</text:span></text:p>
          <text:p text:style-name="P1"><text:span text:style-name="T1">291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528cm" svg:y1="33.053cm" svg:x2="35.964cm" svg:y2="32.175cm" draw:end-shape="id249" draw:end-glue-point="2" svg:d="m34528 33053 1436-878" svg:viewBox="0 0 1437 879">
          <text:p text:style-name="P1"><text:span text:style-name="T2">MUL2_07/b</text:span></text:p>
        </draw:connector>
        <draw:connector draw:style-name="gr3" draw:text-style-name="P1" draw:layer="layout" draw:type="line" svg:x1="25.505cm" svg:y1="32.709cm" svg:x2="23.964cm" svg:y2="31.471cm" draw:end-shape="id243" draw:end-glue-point="2" svg:d="m25505 32709-1541-1238" svg:viewBox="0 0 1542 1239">
          <text:p text:style-name="P1"><text:span text:style-name="T3">L9_c2/a</text:span></text:p>
        </draw:connector>
        <draw:connector draw:style-name="gr3" draw:text-style-name="P3" draw:layer="layout" draw:type="line" svg:x1="45.534cm" svg:y1="35.858cm" svg:x2="46.664cm" svg:y2="34.775cm" draw:end-shape="id248" draw:end-glue-point="2" svg:d="m45534 35858 1130-1083" svg:viewBox="0 0 1131 1084">
          <text:p text:style-name="P1"><text:span text:style-name="T2">MUL2_09/b</text:span></text:p>
        </draw:connector>
        <draw:connector draw:style-name="gr3" draw:text-style-name="P1" draw:layer="layout" draw:type="line" svg:x1="37.564cm" svg:y1="33.413cm" svg:x2="35.964cm" svg:y2="32.175cm" draw:end-shape="id249" draw:end-glue-point="2" svg:d="m37564 33413-1600-1238" svg:viewBox="0 0 1601 1239">
          <text:p text:style-name="P1"><text:span text:style-name="T3">L10_c2/a</text:span></text:p>
        </draw:connector>
        <draw:connector draw:style-name="gr3" draw:text-style-name="P3" draw:layer="layout" draw:type="line" svg:x1="36.064cm" svg:y1="33.975cm" svg:x2="35.964cm" svg:y2="32.175cm" draw:end-shape="id249" draw:end-glue-point="2" svg:d="m36064 33975-100-1800" svg:viewBox="0 0 101 1801">
          <text:p text:style-name="P1"><text:span text:style-name="T2">MUL2_08/c</text:span></text:p>
        </draw:connector>
        <draw:connector draw:style-name="gr3" draw:text-style-name="P3" draw:layer="layout" draw:type="line" svg:x1="46.671cm" svg:y1="36.863cm" svg:x2="46.664cm" svg:y2="34.775cm" draw:end-shape="id248" draw:end-glue-point="2" svg:d="m46671 36863-7-2088" svg:viewBox="0 0 8 2089">
          <text:p text:style-name="P1"><text:span text:style-name="T2">MUL2_10/c</text:span></text:p>
        </draw:connector>
        <draw:connector draw:style-name="gr3" draw:text-style-name="P1" draw:layer="layout" draw:type="line" svg:x1="48.264cm" svg:y1="36.013cm" svg:x2="46.664cm" svg:y2="34.775cm" draw:end-shape="id248" draw:end-glue-point="2" svg:d="m48264 36013-1600-1238" svg:viewBox="0 0 1601 1239">
          <text:p text:style-name="P1"><text:span text:style-name="T3">L11_c2/a</text:span></text:p>
        </draw:connector>
        <draw:connector draw:style-name="gr3" draw:text-style-name="P3" draw:layer="layout" draw:type="line" svg:x1="22.525cm" svg:y1="32.754cm" svg:x2="23.964cm" svg:y2="31.471cm" draw:end-shape="id243" draw:end-glue-point="2" svg:d="m22525 32754 1439-1283" svg:viewBox="0 0 1440 1284">
          <text:p text:style-name="P1"><text:span text:style-name="T2">MUL2_05/b</text:span></text:p>
        </draw:connector>
        <draw:connector draw:style-name="gr3" draw:text-style-name="P3" draw:layer="layout" draw:type="line" svg:x1="21.35cm" svg:y1="56.008cm" svg:x2="22.7cm" svg:y2="54.842cm" draw:start-shape="id41" draw:start-glue-point="1" svg:d="m21350 56008 1350-1166" svg:viewBox="0 0 1351 1167">
          <text:p text:style-name="P1"><text:span text:style-name="T2">MUL2_05</text:span></text:p>
        </draw:connector>
        <draw:connector draw:style-name="gr3" draw:text-style-name="P3" draw:layer="layout" draw:type="line" svg:x1="21.35cm" svg:y1="54.008cm" svg:x2="22.7cm" svg:y2="52.842cm" draw:start-shape="id44" draw:start-glue-point="1" svg:d="m21350 54008 1350-1166" svg:viewBox="0 0 1351 1167">
          <text:p text:style-name="P1"><text:span text:style-name="T2">MUL2_06</text:span></text:p>
        </draw:connector>
        <draw:connector draw:style-name="gr3" draw:text-style-name="P3" draw:layer="layout" draw:type="line" svg:x1="21.35cm" svg:y1="52.008cm" svg:x2="22.75cm" svg:y2="50.863cm" draw:start-shape="id46" draw:start-glue-point="1" svg:d="m21350 52008 1400-1145" svg:viewBox="0 0 1401 1146">
          <text:p text:style-name="P1"><text:span text:style-name="T2">MUL2_07</text:span></text:p>
        </draw:connector>
        <draw:connector draw:style-name="gr3" draw:text-style-name="P3" draw:layer="layout" draw:type="line" svg:x1="21.35cm" svg:y1="50.008cm" svg:x2="22.7cm" svg:y2="48.863cm" draw:start-shape="id48" draw:start-glue-point="1" svg:d="m21350 50008 1350-1145" svg:viewBox="0 0 1351 1146">
          <text:p text:style-name="P1"><text:span text:style-name="T2">MUL2_08</text:span></text:p>
        </draw:connector>
        <draw:connector draw:style-name="gr3" draw:text-style-name="P3" draw:layer="layout" draw:type="line" svg:x1="21.35cm" svg:y1="48.008cm" svg:x2="22.7cm" svg:y2="46.918cm" draw:start-shape="id50" draw:start-glue-point="1" svg:d="m21350 48008 1350-1090" svg:viewBox="0 0 1351 1091">
          <text:p text:style-name="P1"><text:span text:style-name="T2">MUL2_09</text:span></text:p>
        </draw:connector>
        <draw:connector draw:style-name="gr3" draw:text-style-name="P3" draw:layer="layout" draw:type="line" svg:x1="21.35cm" svg:y1="46.108cm" svg:x2="22.7cm" svg:y2="44.963cm" draw:start-shape="id52" draw:start-glue-point="1" svg:d="m21350 46108 1350-1145" svg:viewBox="0 0 1351 1146">
          <text:p text:style-name="P1"><text:span text:style-name="T2">MUL2_10</text:span></text:p>
        </draw:connector>
        <draw:custom-shape draw:style-name="gr2" draw:text-style-name="P2" xml:id="id288" draw:id="id288" draw:layer="layout" svg:width="3.5cm" svg:height="0.9cm" svg:x="87.168cm" svg:y="13.774cm">
          <text:p text:style-name="P1"><text:span text:style-name="T1">WS1</text:span></text:p>
          <text:p text:style-name="P1"><text:span text:style-name="T1">40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7" draw:id="id297" draw:layer="layout" svg:width="2.1cm" svg:height="0.9cm" svg:x="69.868cm" svg:y="18.774cm">
          <text:p text:style-name="P1"><text:span text:style-name="T1">DFF (clk6)</text:span></text:p>
          <text:p text:style-name="P1"><text:span text:style-name="T1">37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6" draw:id="id266" draw:layer="layout" svg:width="2.1cm" svg:height="0.9cm" svg:x="72.268cm" svg:y="18.774cm">
          <text:p text:style-name="P1"><text:span text:style-name="T1">DFF (clk6)</text:span></text:p>
          <text:p text:style-name="P1"><text:span text:style-name="T1">381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3.318cm" svg:y1="18.774cm" svg:x2="74.518cm" svg:y2="11.374cm" draw:start-shape="id266" draw:start-glue-point="0" draw:end-shape="id267" draw:end-glue-point="2" svg:d="m73318 18774 1200-7400" svg:viewBox="0 0 1201 7401">
          <text:p text:style-name="P1"><text:span text:style-name="T2">in5</text:span></text:p>
        </draw:connector>
        <draw:custom-shape draw:style-name="gr1" draw:text-style-name="P2" xml:id="id268" draw:id="id268" draw:layer="layout" svg:width="2.1cm" svg:height="0.9cm" svg:x="74.674cm" svg:y="18.758cm">
          <text:p text:style-name="P1"><text:span text:style-name="T1">DFF (clk6)</text:span></text:p>
          <text:p text:style-name="P1"><text:span text:style-name="T1">3711</text:span></text:p>
          <draw:enhanced-geometry svg:viewBox="0 0 21600 21600" draw:type="rectangle" draw:enhanced-path="M 0 0 L 21600 0 21600 21600 0 21600 0 0 Z N"/>
        </draw:custom-shape>
        <draw:connector draw:style-name="gr3" draw:text-style-name="P12" draw:layer="layout" draw:type="line" svg:x1="75.724cm" svg:y1="18.758cm" svg:x2="74.518cm" svg:y2="11.374cm" draw:start-shape="id268" draw:start-glue-point="0" draw:end-shape="id267" draw:end-glue-point="2" svg:d="m75724 18758-1206-7384" svg:viewBox="0 0 1207 7385">
          <text:p text:style-name="P1"><text:span text:style-name="T8">in4</text:span></text:p>
        </draw:connector>
        <draw:custom-shape draw:style-name="gr1" draw:text-style-name="P2" xml:id="id269" draw:id="id269" draw:layer="layout" svg:width="2.1cm" svg:height="0.9cm" svg:x="60.268cm" svg:y="18.774cm">
          <text:p text:style-name="P1"><text:span text:style-name="T1">DFF (clk6)</text:span></text:p>
          <text:p text:style-name="P1"><text:span text:style-name="T1">361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1.318cm" svg:y1="18.774cm" svg:x2="60.118cm" svg:y2="14.474cm" draw:start-shape="id269" draw:start-glue-point="0" draw:end-shape="id270" draw:end-glue-point="2" svg:d="m61318 18774-1200-4300" svg:viewBox="0 0 1201 4301">
          <text:p text:style-name="P1"><text:span text:style-name="T2">in5</text:span></text:p>
        </draw:connector>
        <draw:custom-shape draw:style-name="gr1" draw:text-style-name="P2" xml:id="id271" draw:id="id271" draw:layer="layout" svg:width="2.1cm" svg:height="0.9cm" svg:x="62.668cm" svg:y="18.774cm">
          <text:p text:style-name="P1"><text:span text:style-name="T1">DFF (clk6)</text:span></text:p>
          <text:p text:style-name="P1"><text:span text:style-name="T1">361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3.718cm" svg:y1="18.774cm" svg:x2="64.818cm" svg:y2="11.374cm" draw:start-shape="id271" draw:start-glue-point="0" draw:end-shape="id272" draw:end-glue-point="2" svg:d="m63718 18774 1100-7400" svg:viewBox="0 0 1101 7401">
          <text:p text:style-name="P1"><text:span text:style-name="T2">in4</text:span></text:p>
        </draw:connector>
        <draw:custom-shape draw:style-name="gr1" draw:text-style-name="P2" xml:id="id273" draw:id="id273" draw:layer="layout" svg:width="2.1cm" svg:height="0.9cm" svg:x="65.068cm" svg:y="18.774cm">
          <text:p text:style-name="P1"><text:span text:style-name="T1">DFF (clk6)</text:span></text:p>
          <text:p text:style-name="P1"><text:span text:style-name="T1">37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6.118cm" svg:y1="18.774cm" svg:x2="64.818cm" svg:y2="11.374cm" draw:start-shape="id273" draw:start-glue-point="0" draw:end-shape="id272" draw:end-glue-point="2" svg:d="m66118 18774-1300-7400" svg:viewBox="0 0 1301 7401">
          <text:p text:style-name="P1"><text:span text:style-name="T2">in5</text:span></text:p>
        </draw:connector>
        <draw:custom-shape draw:style-name="gr1" draw:text-style-name="P2" xml:id="id274" draw:id="id274" draw:layer="layout" svg:width="2.1cm" svg:height="0.9cm" svg:x="55.468cm" svg:y="18.774cm">
          <text:p text:style-name="P1"><text:span text:style-name="T1">DFF (clk6)</text:span></text:p>
          <text:p text:style-name="P1"><text:span text:style-name="T1">35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6.518cm" svg:y1="18.774cm" svg:x2="55.318cm" svg:y2="11.374cm" draw:start-shape="id274" draw:start-glue-point="0" draw:end-shape="id275" draw:end-glue-point="2" svg:d="m56518 18774-1200-7400" svg:viewBox="0 0 1201 7401">
          <text:p text:style-name="P1"><text:span text:style-name="T2">in5</text:span></text:p>
        </draw:connector>
        <draw:custom-shape draw:style-name="gr1" draw:text-style-name="P2" xml:id="id276" draw:id="id276" draw:layer="layout" svg:width="2.1cm" svg:height="0.9cm" svg:x="79.468cm" svg:y="18.774cm">
          <text:p text:style-name="P1"><text:span text:style-name="T1">DFF (clk6)</text:span></text:p>
          <text:p text:style-name="P1"><text:span text:style-name="T1">38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0.518cm" svg:y1="18.774cm" svg:x2="79.318cm" svg:y2="14.674cm" draw:start-shape="id276" draw:start-glue-point="0" draw:end-shape="id277" draw:end-glue-point="2" svg:d="m80518 18774-1200-4100" svg:viewBox="0 0 1201 4101">
          <text:p text:style-name="P1"><text:span text:style-name="T2">in4</text:span></text:p>
        </draw:connector>
        <draw:custom-shape draw:style-name="gr1" draw:text-style-name="P2" xml:id="id278" draw:id="id278" draw:layer="layout" svg:width="2.1cm" svg:height="0.9cm" svg:x="77.068cm" svg:y="18.774cm">
          <text:p text:style-name="P1"><text:span text:style-name="T1">DFF (clk6)</text:span></text:p>
          <text:p text:style-name="P1"><text:span text:style-name="T1">39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8.118cm" svg:y1="18.774cm" svg:x2="79.318cm" svg:y2="14.674cm" draw:start-shape="id278" draw:start-glue-point="0" draw:end-shape="id277" draw:end-glue-point="2" svg:d="m78118 18774 1200-4100" svg:viewBox="0 0 1201 4101">
          <text:p text:style-name="P1"><text:span text:style-name="T2">in5</text:span></text:p>
        </draw:connector>
        <draw:custom-shape draw:style-name="gr1" draw:text-style-name="P2" xml:id="id279" draw:id="id279" draw:layer="layout" svg:width="2.1cm" svg:height="0.9cm" svg:x="67.468cm" svg:y="18.774cm">
          <text:p text:style-name="P1"><text:span text:style-name="T1">DFF (clk6)</text:span></text:p>
          <text:p text:style-name="P1"><text:span text:style-name="T1">371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8.518cm" svg:y1="18.774cm" svg:x2="69.618cm" svg:y2="14.674cm" draw:start-shape="id279" draw:start-glue-point="0" draw:end-shape="id280" draw:end-glue-point="2" svg:d="m68518 18774 1100-4100" svg:viewBox="0 0 1101 4101">
          <text:p text:style-name="P1"><text:span text:style-name="T2">in5</text:span></text:p>
        </draw:connector>
        <draw:custom-shape draw:style-name="gr1" draw:text-style-name="P2" xml:id="id281" draw:id="id281" draw:layer="layout" svg:width="2.1cm" svg:height="0.9cm" svg:x="53.068cm" svg:y="18.774cm">
          <text:p text:style-name="P1"><text:span text:style-name="T1">DFF (clk6)</text:span></text:p>
          <text:p text:style-name="P1"><text:span text:style-name="T1">351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4.118cm" svg:y1="18.774cm" svg:x2="55.318cm" svg:y2="11.374cm" draw:start-shape="id281" draw:start-glue-point="0" draw:end-shape="id275" draw:end-glue-point="2" svg:d="m54118 18774 1200-7400" svg:viewBox="0 0 1201 7401">
          <text:p text:style-name="P1"><text:span text:style-name="T2">in4</text:span></text:p>
        </draw:connector>
        <draw:custom-shape draw:style-name="gr1" draw:text-style-name="P2" xml:id="id282" draw:id="id282" draw:layer="layout" svg:width="2.1cm" svg:height="0.9cm" svg:x="48.268cm" svg:y="18.774cm">
          <text:p text:style-name="P1"><text:span text:style-name="T1">DFF (clk6)</text:span></text:p>
          <text:p text:style-name="P1"><text:span text:style-name="T1">34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318cm" svg:y1="18.774cm" svg:x2="50.518cm" svg:y2="14.474cm" draw:start-shape="id282" draw:start-glue-point="0" draw:end-shape="id283" draw:end-glue-point="2" svg:d="m49318 18774 1200-4300" svg:viewBox="0 0 1201 4301">
          <text:p text:style-name="P1"><text:span text:style-name="T2">in4</text:span></text:p>
        </draw:connector>
        <draw:custom-shape draw:style-name="gr1" draw:text-style-name="P2" xml:id="id284" draw:id="id284" draw:layer="layout" svg:width="2.1cm" svg:height="0.9cm" svg:x="50.668cm" svg:y="18.814cm">
          <text:p text:style-name="P1"><text:span text:style-name="T1">DFF (clk6)</text:span></text:p>
          <text:p text:style-name="P1"><text:span text:style-name="T1">341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1.718cm" svg:y1="18.814cm" svg:x2="50.518cm" svg:y2="14.474cm" draw:start-shape="id284" draw:start-glue-point="0" draw:end-shape="id283" draw:end-glue-point="2" svg:d="m51718 18814-1200-4340" svg:viewBox="0 0 1201 4341">
          <text:p text:style-name="P1"><text:span text:style-name="T2">in5</text:span></text:p>
        </draw:connector>
        <draw:custom-shape draw:style-name="gr1" draw:text-style-name="P2" xml:id="id285" draw:id="id285" draw:layer="layout" svg:width="2.1cm" svg:height="0.9cm" svg:x="84.268cm" svg:y="18.774cm">
          <text:p text:style-name="P1"><text:span text:style-name="T1">DFF (clk6)</text:span></text:p>
          <text:p text:style-name="P1"><text:span text:style-name="T1">3803</text:span></text:p>
          <draw:enhanced-geometry svg:viewBox="0 0 21600 21600" draw:type="rectangle" draw:enhanced-path="M 0 0 L 21600 0 21600 21600 0 21600 0 0 Z N"/>
        </draw:custom-shape>
        <draw:connector draw:style-name="gr3" draw:text-style-name="P12" draw:layer="layout" draw:type="line" svg:x1="85.318cm" svg:y1="18.774cm" svg:x2="84.218cm" svg:y2="11.374cm" draw:start-shape="id285" draw:start-glue-point="0" draw:end-shape="id286" draw:end-glue-point="2" svg:d="m85318 18774-1100-7400" svg:viewBox="0 0 1101 7401">
          <text:p text:style-name="P1"><text:span text:style-name="T8">in4</text:span></text:p>
        </draw:connector>
        <draw:custom-shape draw:style-name="gr1" draw:text-style-name="P2" xml:id="id287" draw:id="id287" draw:layer="layout" svg:width="2.1cm" svg:height="0.9cm" svg:x="86.668cm" svg:y="18.774cm">
          <text:p text:style-name="P1"><text:span text:style-name="T1">DFF (clk6)</text:span></text:p>
          <text:p text:style-name="P1"><text:span text:style-name="T1">41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7.718cm" svg:y1="18.774cm" svg:x2="88.918cm" svg:y2="14.674cm" draw:start-shape="id287" draw:start-glue-point="0" draw:end-shape="id288" draw:end-glue-point="2" svg:d="m87718 18774 1200-4100" svg:viewBox="0 0 1201 4101">
          <text:p text:style-name="P1"><text:span text:style-name="T2">in5</text:span></text:p>
        </draw:connector>
        <draw:custom-shape draw:style-name="gr1" draw:text-style-name="P2" xml:id="id289" draw:id="id289" draw:layer="layout" svg:width="2.1cm" svg:height="0.9cm" svg:x="81.868cm" svg:y="18.774cm">
          <text:p text:style-name="P1"><text:span text:style-name="T1">DFF (clk6)</text:span></text:p>
          <text:p text:style-name="P1"><text:span text:style-name="T1">39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2.918cm" svg:y1="18.774cm" svg:x2="84.218cm" svg:y2="11.374cm" draw:start-shape="id289" draw:start-glue-point="0" draw:end-shape="id286" draw:end-glue-point="2" svg:d="m82918 18774 1300-7400" svg:viewBox="0 0 1301 7401">
          <text:p text:style-name="P1"><text:span text:style-name="T2">in5</text:span></text:p>
        </draw:connector>
        <draw:custom-shape draw:style-name="gr1" draw:text-style-name="P2" xml:id="id290" draw:id="id290" draw:layer="layout" svg:width="2.1cm" svg:height="0.9cm" svg:x="57.868cm" svg:y="18.774cm">
          <text:p text:style-name="P1"><text:span text:style-name="T1">DFF (clk6)</text:span></text:p>
          <text:p text:style-name="P1"><text:span text:style-name="T1">361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8.918cm" svg:y1="18.774cm" svg:x2="60.118cm" svg:y2="14.474cm" draw:start-shape="id290" draw:start-glue-point="0" draw:end-shape="id270" draw:end-glue-point="2" svg:d="m58918 18774 1200-4300" svg:viewBox="0 0 1201 4301">
          <text:p text:style-name="P1"><text:span text:style-name="T2">in4</text:span></text:p>
        </draw:connector>
        <draw:custom-shape draw:style-name="gr1" draw:text-style-name="P2" xml:id="id291" draw:id="id291" draw:layer="layout" svg:width="2.1cm" svg:height="0.9cm" svg:x="89.068cm" svg:y="18.801cm">
          <text:p text:style-name="P1"><text:span text:style-name="T1">DFF (clk6)</text:span></text:p>
          <text:p text:style-name="P1"><text:span text:style-name="T1">40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0.118cm" svg:y1="18.801cm" svg:x2="88.918cm" svg:y2="14.674cm" draw:start-shape="id291" draw:start-glue-point="0" draw:end-shape="id288" draw:end-glue-point="2" svg:d="m90118 18801-1200-4127" svg:viewBox="0 0 1201 4128">
          <text:p text:style-name="P1"><text:span text:style-name="T2">in4</text:span></text:p>
        </draw:connector>
        <draw:custom-shape draw:style-name="gr1" draw:text-style-name="P2" xml:id="id292" draw:id="id292" draw:layer="layout" svg:width="2.1cm" svg:height="0.9cm" svg:x="93.868cm" svg:y="18.849cm">
          <text:p text:style-name="P1"><text:span text:style-name="T1">DFF (clk6)</text:span></text:p>
          <text:p text:style-name="P1"><text:span text:style-name="T1">41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4.918cm" svg:y1="18.849cm" svg:x2="93.918cm" svg:y2="11.374cm" draw:start-shape="id292" draw:start-glue-point="0" draw:end-shape="id293" draw:end-glue-point="2" svg:d="m94918 18849-1000-7475" svg:viewBox="0 0 1001 7476">
          <text:p text:style-name="P1"><text:span text:style-name="T2">in4</text:span></text:p>
        </draw:connector>
        <draw:custom-shape draw:style-name="gr1" draw:text-style-name="P2" xml:id="id294" draw:id="id294" draw:layer="layout" svg:width="2.1cm" svg:height="0.9cm" svg:x="91.468cm" svg:y="18.794cm">
          <text:p text:style-name="P1"><text:span text:style-name="T1">DFF (clk6)</text:span></text:p>
          <text:p text:style-name="P1"><text:span text:style-name="T1">41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2.518cm" svg:y1="18.794cm" svg:x2="93.918cm" svg:y2="11.374cm" draw:start-shape="id294" draw:start-glue-point="0" draw:end-shape="id293" draw:end-glue-point="2" svg:d="m92518 18794 1400-7420" svg:viewBox="0 0 1401 7421">
          <text:p text:style-name="P1"><text:span text:style-name="T2">in5</text:span></text:p>
        </draw:connector>
        <draw:custom-shape draw:style-name="gr1" draw:text-style-name="P2" xml:id="id295" draw:id="id295" draw:layer="layout" svg:width="2.1cm" svg:height="0.9cm" svg:x="43.468cm" svg:y="18.774cm">
          <text:p text:style-name="P1"><text:span text:style-name="T1">DFF (clk6)</text:span></text:p>
          <text:p text:style-name="P1"><text:span text:style-name="T1">33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4.518cm" svg:y1="18.774cm" svg:x2="45.618cm" svg:y2="11.574cm" draw:start-shape="id295" draw:start-glue-point="0" draw:end-shape="id296" draw:end-glue-point="2" svg:d="m44518 18774 1100-7200" svg:viewBox="0 0 1101 7201">
          <text:p text:style-name="P1"><text:span text:style-name="T2">in4</text:span></text:p>
        </draw:connector>
        <draw:connector draw:style-name="gr3" draw:text-style-name="P3" draw:layer="layout" draw:type="line" svg:x1="67.32cm" svg:y1="21.601cm" svg:x2="68.518cm" svg:y2="19.674cm" draw:start-shape="id195" draw:start-glue-point="0" draw:end-shape="id279" draw:end-glue-point="2" svg:d="m67320 21601 1198-1927" svg:viewBox="0 0 1199 1928">
          <text:p text:style-name="P1"><text:span text:style-name="T2">cout</text:span></text:p>
        </draw:connector>
        <draw:connector draw:style-name="gr3" draw:text-style-name="P3" draw:layer="layout" draw:type="line" svg:x1="67.32cm" svg:y1="21.601cm" svg:x2="66.118cm" svg:y2="19.674cm" draw:start-shape="id195" draw:start-glue-point="0" draw:end-shape="id273" draw:end-glue-point="2" svg:d="m67320 21601-1202-1927" svg:viewBox="0 0 1203 1928">
          <text:p text:style-name="P1"><text:span text:style-name="T2">sum</text:span></text:p>
        </draw:connector>
        <draw:connector draw:style-name="gr3" draw:text-style-name="P3" draw:layer="layout" draw:type="line" svg:x1="72.12cm" svg:y1="21.601cm" svg:x2="73.318cm" svg:y2="19.674cm" draw:start-shape="id205" draw:start-glue-point="0" draw:end-shape="id266" draw:end-glue-point="2" svg:d="m72120 21601 1198-1927" svg:viewBox="0 0 1199 1928">
          <text:p text:style-name="P1"><text:span text:style-name="T2">cout</text:span></text:p>
        </draw:connector>
        <draw:connector draw:style-name="gr3" draw:text-style-name="P3" draw:layer="layout" draw:type="line" svg:x1="72.12cm" svg:y1="21.601cm" svg:x2="70.918cm" svg:y2="19.674cm" draw:start-shape="id205" draw:start-glue-point="0" draw:end-shape="id297" draw:end-glue-point="2" svg:d="m72120 21601-1202-1927" svg:viewBox="0 0 1203 1928">
          <text:p text:style-name="P1"><text:span text:style-name="T2">sum</text:span></text:p>
        </draw:connector>
        <draw:connector draw:style-name="gr3" draw:text-style-name="P3" draw:layer="layout" draw:type="line" svg:x1="76.92cm" svg:y1="21.601cm" svg:x2="78.118cm" svg:y2="19.674cm" draw:start-shape="id207" draw:start-glue-point="0" draw:end-shape="id278" draw:end-glue-point="2" svg:d="m76920 21601 1198-1927" svg:viewBox="0 0 1199 1928">
          <text:p text:style-name="P1"><text:span text:style-name="T2">cout</text:span></text:p>
        </draw:connector>
        <draw:connector draw:style-name="gr3" draw:text-style-name="P3" draw:layer="layout" draw:type="line" svg:x1="76.92cm" svg:y1="21.601cm" svg:x2="75.724cm" svg:y2="19.658cm" draw:start-shape="id207" draw:start-glue-point="0" draw:end-shape="id268" draw:end-glue-point="2" svg:d="m76920 21601-1196-1943" svg:viewBox="0 0 1197 1944">
          <text:p text:style-name="P1"><text:span text:style-name="T2">sum</text:span></text:p>
        </draw:connector>
        <draw:connector draw:style-name="gr3" draw:text-style-name="P3" draw:layer="layout" draw:type="line" svg:x1="62.52cm" svg:y1="21.601cm" svg:x2="63.718cm" svg:y2="19.674cm" draw:start-shape="id203" draw:start-glue-point="0" draw:end-shape="id271" draw:end-glue-point="2" svg:d="m62520 21601 1198-1927" svg:viewBox="0 0 1199 1928">
          <text:p text:style-name="P1"><text:span text:style-name="T2">cout</text:span></text:p>
        </draw:connector>
        <draw:connector draw:style-name="gr3" draw:text-style-name="P3" draw:layer="layout" draw:type="line" svg:x1="62.52cm" svg:y1="21.601cm" svg:x2="61.318cm" svg:y2="19.674cm" draw:start-shape="id203" draw:start-glue-point="0" draw:end-shape="id269" draw:end-glue-point="2" svg:d="m62520 21601-1202-1927" svg:viewBox="0 0 1203 1928">
          <text:p text:style-name="P1"><text:span text:style-name="T2">sum</text:span></text:p>
        </draw:connector>
        <draw:connector draw:style-name="gr3" draw:text-style-name="P3" draw:layer="layout" draw:type="line" svg:x1="57.814cm" svg:y1="21.601cm" svg:x2="58.918cm" svg:y2="19.674cm" draw:start-shape="id213" draw:start-glue-point="0" draw:end-shape="id290" draw:end-glue-point="2" svg:d="m57814 21601 1104-1927" svg:viewBox="0 0 1105 1928">
          <text:p text:style-name="P1"><text:span text:style-name="T2">cout</text:span></text:p>
        </draw:connector>
        <draw:connector draw:style-name="gr3" draw:text-style-name="P3" draw:layer="layout" draw:type="line" svg:x1="57.814cm" svg:y1="21.601cm" svg:x2="56.518cm" svg:y2="19.674cm" draw:start-shape="id213" draw:start-glue-point="0" draw:end-shape="id274" draw:end-glue-point="2" svg:d="m57814 21601-1296-1927" svg:viewBox="0 0 1297 1928">
          <text:p text:style-name="P1"><text:span text:style-name="T2">sum</text:span></text:p>
        </draw:connector>
        <draw:connector draw:style-name="gr3" draw:text-style-name="P3" draw:layer="layout" draw:type="line" svg:x1="52.914cm" svg:y1="21.601cm" svg:x2="54.118cm" svg:y2="19.674cm" draw:start-shape="id224" draw:start-glue-point="0" draw:end-shape="id281" draw:end-glue-point="2" svg:d="m52914 21601 1204-1927" svg:viewBox="0 0 1205 1928">
          <text:p text:style-name="P1"><text:span text:style-name="T2">cout</text:span></text:p>
        </draw:connector>
        <draw:connector draw:style-name="gr3" draw:text-style-name="P3" draw:layer="layout" draw:type="line" svg:x1="52.914cm" svg:y1="21.601cm" svg:x2="51.718cm" svg:y2="19.714cm" draw:start-shape="id224" draw:start-glue-point="0" draw:end-shape="id284" draw:end-glue-point="2" svg:d="m52914 21601-1196-1887" svg:viewBox="0 0 1197 1888">
          <text:p text:style-name="P1"><text:span text:style-name="T2">sum</text:span></text:p>
        </draw:connector>
        <draw:connector draw:style-name="gr3" draw:text-style-name="P3" draw:layer="layout" draw:type="line" svg:x1="48.114cm" svg:y1="21.601cm" svg:x2="49.318cm" svg:y2="19.674cm" draw:start-shape="id234" draw:start-glue-point="0" draw:end-shape="id282" draw:end-glue-point="2" svg:d="m48114 21601 1204-1927" svg:viewBox="0 0 1205 1928">
          <text:p text:style-name="P1"><text:span text:style-name="T2">cout</text:span></text:p>
        </draw:connector>
        <draw:connector draw:style-name="gr3" draw:text-style-name="P3" draw:layer="layout" draw:type="line" svg:x1="48.114cm" svg:y1="21.601cm" svg:x2="46.918cm" svg:y2="19.674cm" draw:start-shape="id234" draw:start-glue-point="0" draw:end-shape="id298" draw:end-glue-point="2" svg:d="m48114 21601-1196-1927" svg:viewBox="0 0 1197 1928">
          <text:p text:style-name="P1"><text:span text:style-name="T2">sum</text:span></text:p>
        </draw:connector>
        <draw:connector draw:style-name="gr3" draw:text-style-name="P3" draw:layer="layout" draw:type="line" svg:x1="81.72cm" svg:y1="21.601cm" svg:x2="82.918cm" svg:y2="19.674cm" draw:start-shape="id211" draw:start-glue-point="0" draw:end-shape="id289" draw:end-glue-point="2" svg:d="m81720 21601 1198-1927" svg:viewBox="0 0 1199 1928">
          <text:p text:style-name="P1"><text:span text:style-name="T2">cout</text:span></text:p>
        </draw:connector>
        <draw:connector draw:style-name="gr3" draw:text-style-name="P3" draw:layer="layout" draw:type="line" svg:x1="81.72cm" svg:y1="21.601cm" svg:x2="80.518cm" svg:y2="19.674cm" draw:start-shape="id211" draw:start-glue-point="0" draw:end-shape="id276" draw:end-glue-point="2" svg:d="m81720 21601-1202-1927" svg:viewBox="0 0 1203 1928">
          <text:p text:style-name="P1"><text:span text:style-name="T2">sum</text:span></text:p>
        </draw:connector>
        <draw:connector draw:style-name="gr3" draw:text-style-name="P3" draw:layer="layout" draw:type="line" svg:x1="86.52cm" svg:y1="21.601cm" svg:x2="87.718cm" svg:y2="19.674cm" draw:start-shape="id215" draw:start-glue-point="0" draw:end-shape="id287" draw:end-glue-point="2" svg:d="m86520 21601 1198-1927" svg:viewBox="0 0 1199 1928">
          <text:p text:style-name="P1"><text:span text:style-name="T2">cout</text:span></text:p>
        </draw:connector>
        <draw:connector draw:style-name="gr3" draw:text-style-name="P3" draw:layer="layout" draw:type="line" svg:x1="86.52cm" svg:y1="21.601cm" svg:x2="85.318cm" svg:y2="19.674cm" draw:start-shape="id215" draw:start-glue-point="0" draw:end-shape="id285" draw:end-glue-point="2" svg:d="m86520 21601-1202-1927" svg:viewBox="0 0 1203 1928">
          <text:p text:style-name="P1"><text:span text:style-name="T2">sum</text:span></text:p>
        </draw:connector>
        <draw:connector draw:style-name="gr3" draw:text-style-name="P3" draw:layer="layout" draw:type="line" svg:x1="96.114cm" svg:y1="21.601cm" svg:x2="97.318cm" svg:y2="19.749cm" draw:start-shape="id199" draw:start-glue-point="0" draw:end-shape="id299" draw:end-glue-point="2" svg:d="m96114 21601 1204-1852" svg:viewBox="0 0 1205 1853">
          <text:p text:style-name="P1"><text:span text:style-name="T2">cout</text:span></text:p>
        </draw:connector>
        <draw:connector draw:style-name="gr3" draw:text-style-name="P3" draw:layer="layout" draw:type="line" svg:x1="96.114cm" svg:y1="21.601cm" svg:x2="94.918cm" svg:y2="19.749cm" draw:start-shape="id199" draw:start-glue-point="0" draw:end-shape="id292" draw:end-glue-point="2" svg:d="m96114 21601-1196-1852" svg:viewBox="0 0 1197 1853">
          <text:p text:style-name="P1"><text:span text:style-name="T2">sum</text:span></text:p>
        </draw:connector>
        <draw:connector draw:style-name="gr3" draw:text-style-name="P3" draw:layer="layout" draw:type="line" svg:x1="43.314cm" svg:y1="21.601cm" svg:x2="44.518cm" svg:y2="19.674cm" draw:start-shape="id228" draw:start-glue-point="0" draw:end-shape="id295" draw:end-glue-point="2" svg:d="m43314 21601 1204-1927" svg:viewBox="0 0 1205 1928">
          <text:p text:style-name="P1"><text:span text:style-name="T2">cout</text:span></text:p>
        </draw:connector>
        <draw:connector draw:style-name="gr3" draw:text-style-name="P3" draw:layer="layout" draw:type="line" svg:x1="43.314cm" svg:y1="21.601cm" svg:x2="42.118cm" svg:y2="19.674cm" draw:start-shape="id228" draw:start-glue-point="0" draw:end-shape="id300" draw:end-glue-point="2" svg:d="m43314 21601-1196-1927" svg:viewBox="0 0 1197 1928">
          <text:p text:style-name="P1"><text:span text:style-name="T2">sum</text:span></text:p>
        </draw:connector>
        <draw:custom-shape draw:style-name="gr1" draw:text-style-name="P2" xml:id="id298" draw:id="id298" draw:layer="layout" svg:width="2.1cm" svg:height="0.9cm" svg:x="45.868cm" svg:y="18.774cm">
          <text:p text:style-name="P1"><text:span text:style-name="T1">DFF (clk6)</text:span></text:p>
          <text:p text:style-name="P1"><text:span text:style-name="T1">331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6.918cm" svg:y1="18.774cm" svg:x2="45.618cm" svg:y2="11.574cm" draw:start-shape="id298" draw:start-glue-point="0" draw:end-shape="id296" draw:end-glue-point="2" svg:d="m46918 18774-1300-7200" svg:viewBox="0 0 1301 7201">
          <text:p text:style-name="P1"><text:span text:style-name="T2">in5</text:span></text:p>
        </draw:connector>
        <draw:custom-shape draw:style-name="gr1" draw:text-style-name="P2" xml:id="id301" draw:id="id301" draw:layer="layout" svg:width="2.1cm" svg:height="0.9cm" svg:x="36.268cm" svg:y="18.774cm">
          <text:p text:style-name="P1"><text:span text:style-name="T1">DFF (clk6)</text:span></text:p>
          <text:p text:style-name="P1"><text:span text:style-name="T1">312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7.318cm" svg:y1="18.774cm" svg:x2="36.218cm" svg:y2="12.874cm" draw:start-shape="id301" draw:start-glue-point="0" draw:end-shape="id302" draw:end-glue-point="2" svg:d="m37318 18774-1100-5900" svg:viewBox="0 0 1101 5901">
          <text:p/>
        </draw:connector>
        <draw:custom-shape draw:style-name="gr1" draw:text-style-name="P2" xml:id="id303" draw:id="id303" draw:layer="layout" svg:width="2.1cm" svg:height="0.9cm" svg:x="38.668cm" svg:y="18.774cm">
          <text:p text:style-name="P1"><text:span text:style-name="T1">DFF (clk6)</text:span></text:p>
          <text:p text:style-name="P1"><text:span text:style-name="T1">311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9.718cm" svg:y1="18.774cm" svg:x2="41.018cm" svg:y2="14.374cm" draw:start-shape="id303" draw:start-glue-point="0" draw:end-shape="id304" draw:end-glue-point="2" svg:d="m39718 18774 1300-4400" svg:viewBox="0 0 1301 4401">
          <text:p text:style-name="P1"><text:span text:style-name="T2">in4</text:span></text:p>
        </draw:connector>
        <draw:connector draw:style-name="gr3" draw:text-style-name="P3" draw:layer="layout" draw:type="line" svg:x1="38.514cm" svg:y1="21.601cm" svg:x2="39.718cm" svg:y2="19.674cm" draw:start-shape="id229" draw:start-glue-point="0" draw:end-shape="id303" draw:end-glue-point="2" svg:d="m38514 21601 1204-1927" svg:viewBox="0 0 1205 1928">
          <text:p text:style-name="P1"><text:span text:style-name="T2">cout</text:span></text:p>
        </draw:connector>
        <draw:connector draw:style-name="gr3" draw:text-style-name="P3" draw:layer="layout" draw:type="line" svg:x1="38.514cm" svg:y1="21.601cm" svg:x2="37.318cm" svg:y2="19.674cm" draw:start-shape="id229" draw:start-glue-point="0" draw:end-shape="id301" draw:end-glue-point="2" svg:d="m38514 21601-1196-1927" svg:viewBox="0 0 1197 1928">
          <text:p text:style-name="P1"><text:span text:style-name="T2">sum</text:span></text:p>
        </draw:connector>
        <draw:custom-shape draw:style-name="gr1" draw:text-style-name="P2" xml:id="id300" draw:id="id300" draw:layer="layout" svg:width="2.1cm" svg:height="0.9cm" svg:x="41.068cm" svg:y="18.774cm">
          <text:p text:style-name="P1"><text:span text:style-name="T1">DFF (clk6)</text:span></text:p>
          <text:p text:style-name="P1"><text:span text:style-name="T1">32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2.118cm" svg:y1="18.774cm" svg:x2="41.018cm" svg:y2="14.374cm" draw:start-shape="id300" draw:start-glue-point="0" draw:end-shape="id304" draw:end-glue-point="2" svg:d="m42118 18774-1100-4400" svg:viewBox="0 0 1101 4401">
          <text:p text:style-name="P1"><text:span text:style-name="T2">in5</text:span></text:p>
        </draw:connector>
        <draw:custom-shape draw:style-name="gr1" draw:text-style-name="P2" xml:id="id305" draw:id="id305" draw:layer="layout" svg:width="2.1cm" svg:height="0.9cm" svg:x="98.668cm" svg:y="18.894cm">
          <text:p text:style-name="P1"><text:span text:style-name="T1">DFF (clk6)</text:span></text:p>
          <text:p text:style-name="P1"><text:span text:style-name="T1">40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9.718cm" svg:y1="18.894cm" svg:x2="98.418cm" svg:y2="14.674cm" draw:start-shape="id305" draw:start-glue-point="0" draw:end-shape="id306" draw:end-glue-point="2" svg:d="m99718 18894-1300-4220" svg:viewBox="0 0 1301 4221">
          <text:p text:style-name="P1"><text:span text:style-name="T2">in4</text:span></text:p>
        </draw:connector>
        <draw:connector draw:style-name="gr3" draw:text-style-name="P3" draw:layer="layout" draw:type="line" svg:x1="101.014cm" svg:y1="21.601cm" svg:x2="102.118cm" svg:y2="19.794cm" draw:start-shape="id220" draw:start-glue-point="0" draw:end-shape="id307" draw:end-glue-point="2" svg:d="m101014 21601 1104-1807" svg:viewBox="0 0 1105 1808">
          <text:p text:style-name="P1"><text:span text:style-name="T2">cout</text:span></text:p>
        </draw:connector>
        <draw:connector draw:style-name="gr3" draw:text-style-name="P3" draw:layer="layout" draw:type="line" svg:x1="101.014cm" svg:y1="21.601cm" svg:x2="99.718cm" svg:y2="19.794cm" draw:start-shape="id220" draw:start-glue-point="0" draw:end-shape="id305" draw:end-glue-point="2" svg:d="m101014 21601-1296-1807" svg:viewBox="0 0 1297 1808">
          <text:p text:style-name="P1"><text:span text:style-name="T2">sum</text:span></text:p>
        </draw:connector>
        <draw:custom-shape draw:style-name="gr1" draw:text-style-name="P2" xml:id="id307" draw:id="id307" draw:layer="layout" svg:width="2.1cm" svg:height="0.9cm" svg:x="101.068cm" svg:y="18.894cm">
          <text:p text:style-name="P1"><text:span text:style-name="T1">DFF (clk6)</text:span></text:p>
          <text:p text:style-name="P1"><text:span text:style-name="T1">390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2.118cm" svg:y1="18.894cm" svg:x2="103.318cm" svg:y2="11.274cm" draw:start-shape="id307" draw:start-glue-point="0" draw:end-shape="id308" draw:end-glue-point="2" svg:d="m102118 18894 1200-7620" svg:viewBox="0 0 1201 7621">
          <text:p text:style-name="P1"><text:span text:style-name="T2">in5</text:span></text:p>
        </draw:connector>
        <draw:custom-shape draw:style-name="gr1" draw:text-style-name="P2" xml:id="id299" draw:id="id299" draw:layer="layout" svg:width="2.1cm" svg:height="0.9cm" svg:x="96.268cm" svg:y="18.849cm">
          <text:p text:style-name="P1"><text:span text:style-name="T1">DFF (clk6)</text:span></text:p>
          <text:p text:style-name="P1"><text:span text:style-name="T1">400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7.318cm" svg:y1="18.849cm" svg:x2="98.418cm" svg:y2="14.674cm" draw:start-shape="id299" draw:start-glue-point="0" draw:end-shape="id306" draw:end-glue-point="2" svg:d="m97318 18849 1100-4175" svg:viewBox="0 0 1101 4176">
          <text:p text:style-name="P1"><text:span text:style-name="T2">in5</text:span></text:p>
        </draw:connector>
        <draw:custom-shape draw:style-name="gr1" draw:text-style-name="P2" xml:id="id309" draw:id="id309" draw:layer="layout" svg:width="2.1cm" svg:height="0.9cm" svg:x="103.426cm" svg:y="18.939cm">
          <text:p text:style-name="P1"><text:span text:style-name="T1">DFF (clk6)</text:span></text:p>
          <text:p text:style-name="P1"><text:span text:style-name="T1">381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4.476cm" svg:y1="18.939cm" svg:x2="103.318cm" svg:y2="11.274cm" draw:start-shape="id309" draw:start-glue-point="0" draw:end-shape="id308" draw:end-glue-point="2" svg:d="m104476 18939-1158-7665" svg:viewBox="0 0 1159 7666">
          <text:p text:style-name="P1"><text:span text:style-name="T2">in4</text:span></text:p>
        </draw:connector>
        <draw:custom-shape draw:style-name="gr1" draw:text-style-name="P2" xml:id="id310" draw:id="id310" draw:layer="layout" svg:width="2.1cm" svg:height="0.9cm" svg:x="33.868cm" svg:y="18.774cm">
          <text:p text:style-name="P1"><text:span text:style-name="T1">DFF (clk6)</text:span></text:p>
          <text:p text:style-name="P1"><text:span text:style-name="T1">312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4.918cm" svg:y1="18.774cm" svg:x2="36.218cm" svg:y2="12.874cm" draw:start-shape="id310" draw:start-glue-point="0" draw:end-shape="id302" draw:end-glue-point="2" svg:d="m34918 18774 1300-5900" svg:viewBox="0 0 1301 5901">
          <text:p/>
        </draw:connector>
        <draw:connector draw:style-name="gr3" draw:text-style-name="P3" draw:layer="layout" draw:type="line" svg:x1="33.714cm" svg:y1="21.601cm" svg:x2="34.918cm" svg:y2="19.674cm" draw:start-shape="id232" draw:start-glue-point="0" draw:end-shape="id310" draw:end-glue-point="2" svg:d="m33714 21601 1204-1927" svg:viewBox="0 0 1205 1928">
          <text:p text:style-name="P1"><text:span text:style-name="T2">cout</text:span></text:p>
        </draw:connector>
        <draw:connector draw:style-name="gr3" draw:text-style-name="P3" draw:layer="layout" draw:type="line" svg:x1="33.714cm" svg:y1="21.601cm" svg:x2="32.518cm" svg:y2="19.674cm" draw:start-shape="id232" draw:start-glue-point="0" draw:end-shape="id311" draw:end-glue-point="2" svg:d="m33714 21601-1196-1927" svg:viewBox="0 0 1197 1928">
          <text:p text:style-name="P1"><text:span text:style-name="T2">sum</text:span></text:p>
        </draw:connector>
        <draw:custom-shape draw:style-name="gr1" draw:text-style-name="P2" xml:id="id311" draw:id="id311" draw:layer="layout" svg:width="2.1cm" svg:height="0.9cm" svg:x="31.468cm" svg:y="18.774cm">
          <text:p text:style-name="P1"><text:span text:style-name="T1">DFF (clk6)</text:span></text:p>
          <text:p text:style-name="P1"><text:span text:style-name="T1">302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2.518cm" svg:y1="18.774cm" svg:x2="31.518cm" svg:y2="14.774cm" draw:start-shape="id311" draw:start-glue-point="0" draw:end-shape="id312" draw:end-glue-point="2" svg:d="m32518 18774-1000-4000" svg:viewBox="0 0 1001 4001">
          <text:p/>
        </draw:connector>
        <draw:custom-shape draw:style-name="gr1" draw:text-style-name="P2" xml:id="id313" draw:id="id313" draw:layer="layout" svg:width="2.1cm" svg:height="0.9cm" svg:x="26.668cm" svg:y="18.773cm">
          <text:p text:style-name="P1"><text:span text:style-name="T1">DFF (clk6)</text:span></text:p>
          <text:p text:style-name="P1"><text:span text:style-name="T1">291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7.718cm" svg:y1="18.773cm" svg:x2="25.318cm" svg:y2="16.374cm" draw:start-shape="id313" draw:start-glue-point="0" draw:end-shape="id314" draw:end-glue-point="2" svg:d="m27718 18773-2400-2399" svg:viewBox="0 0 2401 2400">
          <text:p/>
        </draw:connector>
        <draw:connector draw:style-name="gr3" draw:text-style-name="P3" draw:layer="layout" draw:type="line" svg:x1="28.914cm" svg:y1="21.601cm" svg:x2="30.118cm" svg:y2="19.674cm" draw:start-shape="id197" draw:start-glue-point="0" draw:end-shape="id315" draw:end-glue-point="2" svg:d="m28914 21601 1204-1927" svg:viewBox="0 0 1205 1928">
          <text:p text:style-name="P1"><text:span text:style-name="T2">cout</text:span></text:p>
        </draw:connector>
        <draw:connector draw:style-name="gr3" draw:text-style-name="P3" draw:layer="layout" draw:type="line" svg:x1="28.914cm" svg:y1="21.601cm" svg:x2="27.718cm" svg:y2="19.673cm" draw:start-shape="id197" draw:start-glue-point="0" draw:end-shape="id313" draw:end-glue-point="2" svg:d="m28914 21601-1196-1928" svg:viewBox="0 0 1197 1929">
          <text:p text:style-name="P1"><text:span text:style-name="T2">sum</text:span></text:p>
        </draw:connector>
        <draw:custom-shape draw:style-name="gr1" draw:text-style-name="P2" xml:id="id315" draw:id="id315" draw:layer="layout" svg:width="2.1cm" svg:height="0.9cm" svg:x="29.068cm" svg:y="18.774cm">
          <text:p text:style-name="P1"><text:span text:style-name="T1">DFF (clk6)</text:span></text:p>
          <text:p text:style-name="P1"><text:span text:style-name="T1">292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0.118cm" svg:y1="18.774cm" svg:x2="31.518cm" svg:y2="14.774cm" draw:start-shape="id315" draw:start-glue-point="0" draw:end-shape="id312" draw:end-glue-point="2" svg:d="m30118 18774 1400-4000" svg:viewBox="0 0 1401 4001">
          <text:p/>
        </draw:connector>
        <draw:custom-shape draw:style-name="gr1" draw:text-style-name="P2" xml:id="id316" draw:id="id316" draw:layer="layout" svg:width="2.1cm" svg:height="0.9cm" svg:x="21.868cm" svg:y="18.774cm">
          <text:p text:style-name="P1"><text:span text:style-name="T1">DFF (clk6)</text:span></text:p>
          <text:p text:style-name="P1"><text:span text:style-name="T1">282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2.918cm" svg:y1="18.774cm" svg:x2="25.318cm" svg:y2="16.374cm" draw:start-shape="id316" draw:start-glue-point="0" draw:end-shape="id314" draw:end-glue-point="2" svg:d="m22918 18774 2400-2400" svg:viewBox="0 0 2401 2401">
          <text:p/>
        </draw:connector>
        <draw:connector draw:style-name="gr4" draw:text-style-name="P3" draw:layer="layout" draw:type="line" svg:x1="15.721cm" svg:y1="20.963cm" svg:x2="22.918cm" svg:y2="19.674cm" draw:start-shape="id191" draw:start-glue-point="0" draw:end-shape="id316" draw:end-glue-point="2" svg:d="m15721 20963 7197-1289" svg:viewBox="0 0 7198 1290">
          <text:p/>
        </draw:connector>
        <draw:custom-shape draw:style-name="gr1" draw:text-style-name="P2" xml:id="id317" draw:id="id317" draw:layer="layout" svg:width="2.1cm" svg:height="0.9cm" svg:x="24.268cm" svg:y="18.774cm">
          <text:p text:style-name="P1"><text:span text:style-name="T1">DFF (clk6)</text:span></text:p>
          <text:p text:style-name="P1"><text:span text:style-name="T1">291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5.318cm" svg:y1="18.774cm" svg:x2="25.318cm" svg:y2="16.374cm" draw:start-shape="id317" draw:start-glue-point="0" draw:end-shape="id314" draw:end-glue-point="2" svg:d="m25318 18774v-2400" svg:viewBox="0 0 1 2401">
          <text:p/>
        </draw:connector>
        <draw:connector draw:style-name="gr3" draw:text-style-name="P3" draw:layer="layout" draw:type="line" svg:x1="104.472cm" svg:y1="21.601cm" svg:x2="104.476cm" svg:y2="19.839cm" draw:start-shape="id221" draw:start-glue-point="0" draw:end-shape="id309" draw:end-glue-point="2" svg:d="m104472 21601 4-1762" svg:viewBox="0 0 5 1763">
          <text:p text:style-name="P1"><text:span text:style-name="T2">sum</text:span></text:p>
        </draw:connector>
        <draw:connector draw:style-name="gr3" draw:text-style-name="P3" draw:layer="layout" draw:type="line" svg:x1="91.314cm" svg:y1="21.601cm" svg:x2="92.518cm" svg:y2="19.694cm" draw:start-shape="id218" draw:start-glue-point="0" draw:end-shape="id294" draw:end-glue-point="2" svg:d="m91314 21601 1204-1907" svg:viewBox="0 0 1205 1908">
          <text:p text:style-name="P1"><text:span text:style-name="T2">cout</text:span></text:p>
        </draw:connector>
        <draw:connector draw:style-name="gr3" draw:text-style-name="P3" draw:layer="layout" draw:type="line" svg:x1="91.314cm" svg:y1="21.601cm" svg:x2="90.118cm" svg:y2="19.701cm" draw:start-shape="id218" draw:start-glue-point="0" draw:end-shape="id291" draw:end-glue-point="2" svg:d="m91314 21601-1196-1900" svg:viewBox="0 0 1197 1901">
          <text:p text:style-name="P1"><text:span text:style-name="T2">sum</text:span></text:p>
        </draw:connector>
        <draw:custom-shape draw:style-name="gr2" draw:text-style-name="P2" xml:id="id270" draw:id="id270" draw:layer="layout" svg:width="3.5cm" svg:height="0.9cm" svg:x="58.368cm" svg:y="13.574cm">
          <text:p text:style-name="P1"><text:span text:style-name="T1">WS1</text:span></text:p>
          <text:p text:style-name="P1"><text:span text:style-name="T1">36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06" draw:id="id306" draw:layer="layout" svg:width="3.5cm" svg:height="0.9cm" svg:x="96.668cm" svg:y="13.774cm">
          <text:p text:style-name="P1"><text:span text:style-name="T1">WS1</text:span></text:p>
          <text:p text:style-name="P1"><text:span text:style-name="T1">400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3" draw:id="id283" draw:layer="layout" svg:width="3.5cm" svg:height="0.9cm" svg:x="48.768cm" svg:y="13.574cm">
          <text:p text:style-name="P1"><text:span text:style-name="T1">WS1</text:span></text:p>
          <text:p text:style-name="P1"><text:span text:style-name="T1">34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04" draw:id="id304" draw:layer="layout" svg:width="3.5cm" svg:height="0.9cm" svg:x="39.268cm" svg:y="13.474cm">
          <text:p text:style-name="P1"><text:span text:style-name="T1">WS1 (POWER/in3, GROUND/in2)</text:span></text:p>
          <text:p text:style-name="P1"><text:span text:style-name="T1">32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7" draw:id="id267" draw:layer="layout" svg:width="3.5cm" svg:height="0.9cm" svg:x="72.768cm" svg:y="10.474cm">
          <text:p text:style-name="P1"><text:span text:style-name="T1">WS2</text:span></text:p>
          <text:p text:style-name="P1"><text:span text:style-name="T1">38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72" draw:id="id272" draw:layer="layout" svg:width="3.5cm" svg:height="0.9cm" svg:x="63.068cm" svg:y="10.474cm">
          <text:p text:style-name="P1"><text:span text:style-name="T1">WS2</text:span></text:p>
          <text:p text:style-name="P1"><text:span text:style-name="T1">371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1.868cm" svg:y1="14.024cm" svg:x2="64.818cm" svg:y2="11.374cm" draw:start-shape="id270" draw:end-shape="id272" draw:end-glue-point="2" svg:d="m61868 14024 2950-2650" svg:viewBox="0 0 2951 2651">
          <text:p text:style-name="P1"><text:span text:style-name="T2">out2/in3</text:span></text:p>
        </draw:connector>
        <draw:connector draw:style-name="gr3" draw:text-style-name="P3" draw:layer="layout" draw:type="line" svg:x1="60.118cm" svg:y1="13.574cm" svg:x2="63.068cm" svg:y2="10.924cm" draw:start-shape="id270" draw:start-glue-point="0" draw:end-shape="id272" draw:end-glue-point="3" svg:d="m60118 13574 2950-2650" svg:viewBox="0 0 2951 2651">
          <text:p text:style-name="P1"><text:span text:style-name="T2">out3/in2</text:span></text:p>
        </draw:connector>
        <draw:custom-shape draw:style-name="gr2" draw:text-style-name="P2" xml:id="id275" draw:id="id275" draw:layer="layout" svg:width="3.5cm" svg:height="0.9cm" svg:x="53.568cm" svg:y="10.474cm">
          <text:p text:style-name="P1"><text:span text:style-name="T1">WS2</text:span></text:p>
          <text:p text:style-name="P1"><text:span text:style-name="T1">351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2.268cm" svg:y1="14.024cm" svg:x2="55.318cm" svg:y2="11.374cm" draw:start-shape="id283" draw:start-glue-point="1" draw:end-shape="id275" draw:end-glue-point="2" svg:d="m52268 14024 3050-2650" svg:viewBox="0 0 3051 2651">
          <text:p text:style-name="P1"><text:span text:style-name="T2">out2/in3</text:span></text:p>
        </draw:connector>
        <draw:connector draw:style-name="gr3" draw:text-style-name="P3" draw:layer="layout" draw:type="line" svg:x1="55.318cm" svg:y1="11.374cm" svg:x2="58.368cm" svg:y2="14.024cm" draw:start-shape="id275" draw:start-glue-point="2" draw:end-shape="id270" draw:end-glue-point="3" svg:d="m55318 11374 3050 2650" svg:viewBox="0 0 3051 2651">
          <text:p text:style-name="P1"><text:span text:style-name="T2">out3/in2</text:span></text:p>
        </draw:connector>
        <draw:custom-shape draw:style-name="gr2" draw:text-style-name="P2" xml:id="id286" draw:id="id286" draw:layer="layout" svg:width="3.5cm" svg:height="0.9cm" svg:x="82.468cm" svg:y="10.474cm">
          <text:p text:style-name="P1"><text:span text:style-name="T1">WS2</text:span></text:p>
          <text:p text:style-name="P1"><text:span text:style-name="T1">39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96" draw:id="id296" draw:layer="layout" svg:width="3.5cm" svg:height="0.9cm" svg:x="43.868cm" svg:y="10.674cm">
          <text:p text:style-name="P1"><text:span text:style-name="T1">WS2</text:span></text:p>
          <text:p text:style-name="P1"><text:span text:style-name="T1">331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1.018cm" svg:y1="13.474cm" svg:x2="43.868cm" svg:y2="11.124cm" draw:start-shape="id304" draw:start-glue-point="0" draw:end-shape="id296" draw:end-glue-point="3" svg:d="m41018 13474 2850-2350" svg:viewBox="0 0 2851 2351">
          <text:p text:style-name="P1"><text:span text:style-name="T2">out3/in2</text:span></text:p>
        </draw:connector>
        <draw:connector draw:style-name="gr3" draw:text-style-name="P3" draw:layer="layout" draw:type="line" svg:x1="42.768cm" svg:y1="13.924cm" svg:x2="45.618cm" svg:y2="11.574cm" draw:start-shape="id304" draw:start-glue-point="1" draw:end-shape="id296" draw:end-glue-point="2" svg:d="m42768 13924 2850-2350" svg:viewBox="0 0 2851 2351">
          <text:p text:style-name="P1"><text:span text:style-name="T2">out2/in3</text:span></text:p>
        </draw:connector>
        <draw:connector draw:style-name="gr3" draw:text-style-name="P3" draw:layer="layout" draw:type="line" svg:x1="47.368cm" svg:y1="11.124cm" svg:x2="50.518cm" svg:y2="13.574cm" draw:start-shape="id296" draw:end-shape="id283" draw:end-glue-point="0" svg:d="m47368 11124 3150 2450" svg:viewBox="0 0 3151 2451">
          <text:p text:style-name="P1"><text:span text:style-name="T2">out2/in3</text:span></text:p>
        </draw:connector>
        <draw:connector draw:style-name="gr3" draw:text-style-name="P3" draw:layer="layout" draw:type="line" svg:x1="45.618cm" svg:y1="11.574cm" svg:x2="48.768cm" svg:y2="14.024cm" draw:start-shape="id296" draw:start-glue-point="2" draw:end-shape="id283" svg:d="m45618 11574 3150 2450" svg:viewBox="0 0 3151 2451">
          <text:p text:style-name="P1"><text:span text:style-name="T2">out3/in2</text:span></text:p>
        </draw:connector>
        <draw:connector draw:style-name="gr3" draw:text-style-name="P3" draw:layer="layout" draw:type="line" svg:x1="50.518cm" svg:y1="13.574cm" svg:x2="53.568cm" svg:y2="10.924cm" draw:start-shape="id283" draw:start-glue-point="0" draw:end-shape="id275" svg:d="m50518 13574 3050-2650" svg:viewBox="0 0 3051 2651">
          <text:p text:style-name="P1"><text:span text:style-name="T2">out3/in2</text:span></text:p>
        </draw:connector>
        <draw:connector draw:style-name="gr3" draw:text-style-name="P3" draw:layer="layout" draw:type="line" svg:x1="57.068cm" svg:y1="10.924cm" svg:x2="60.118cm" svg:y2="13.574cm" draw:start-shape="id275" draw:end-shape="id270" draw:end-glue-point="0" svg:d="m57068 10924 3050 2650" svg:viewBox="0 0 3051 2651">
          <text:p text:style-name="P1"><text:span text:style-name="T2">out2/in3</text:span></text:p>
        </draw:connector>
        <draw:connector draw:style-name="gr4" draw:text-style-name="P1" draw:layer="layout" draw:type="line" svg:x1="60.118cm" svg:y1="13.574cm" svg:x2="60.218cm" svg:y2="8.974cm" draw:start-shape="id270" draw:start-glue-point="0" draw:end-shape="id318" svg:d="m60118 13574 100-4600" svg:viewBox="0 0 101 4601">
          <text:p/>
        </draw:connector>
        <draw:connector draw:style-name="gr4" draw:text-style-name="P1" draw:layer="layout" draw:type="line" svg:x1="50.518cm" svg:y1="13.574cm" svg:x2="50.518cm" svg:y2="8.974cm" draw:start-shape="id283" draw:start-glue-point="0" draw:end-shape="id319" draw:end-glue-point="2" svg:d="m50518 13574v-4600" svg:viewBox="0 0 1 4601">
          <text:p/>
        </draw:connector>
        <draw:connector draw:style-name="gr4" draw:text-style-name="P1" draw:layer="layout" draw:type="line" svg:x1="41.018cm" svg:y1="13.474cm" svg:x2="41.018cm" svg:y2="8.974cm" draw:start-shape="id304" draw:start-glue-point="0" draw:end-shape="id320" svg:d="m41018 13474v-4500" svg:viewBox="0 0 1 4501">
          <text:p/>
        </draw:connector>
        <draw:custom-shape draw:style-name="gr2" draw:text-style-name="P2" xml:id="id280" draw:id="id280" draw:layer="layout" svg:width="3.5cm" svg:height="0.9cm" svg:x="67.868cm" svg:y="13.774cm">
          <text:p text:style-name="P1"><text:span text:style-name="T1">WS1</text:span></text:p>
          <text:p text:style-name="P1"><text:span text:style-name="T1">371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4.818cm" svg:y1="11.374cm" svg:x2="67.868cm" svg:y2="14.224cm" draw:start-shape="id272" draw:start-glue-point="2" draw:end-shape="id280" draw:end-glue-point="3" svg:d="m64818 11374 3050 2850" svg:viewBox="0 0 3051 2851">
          <text:p text:style-name="P1"><text:span text:style-name="T2">out3/in2</text:span></text:p>
        </draw:connector>
        <draw:connector draw:style-name="gr3" draw:text-style-name="P3" draw:layer="layout" draw:type="line" svg:x1="66.568cm" svg:y1="10.924cm" svg:x2="69.618cm" svg:y2="13.774cm" draw:end-shape="id280" draw:end-glue-point="0" svg:d="m66568 10924 3050 2850" svg:viewBox="0 0 3051 2851">
          <text:p text:style-name="P1"><text:span text:style-name="T2">out2/in3</text:span></text:p>
        </draw:connector>
        <draw:connector draw:style-name="gr4" draw:text-style-name="P1" draw:layer="layout" draw:type="line" svg:x1="69.618cm" svg:y1="13.774cm" svg:x2="69.618cm" svg:y2="8.974cm" draw:start-shape="id280" draw:start-glue-point="0" draw:end-shape="id321" draw:end-glue-point="2" svg:d="m69618 13774v-4800" svg:viewBox="0 0 1 4801">
          <text:p/>
        </draw:connector>
        <draw:connector draw:style-name="gr3" draw:text-style-name="P3" draw:layer="layout" draw:type="line" svg:x1="69.618cm" svg:y1="13.774cm" svg:x2="72.768cm" svg:y2="10.924cm" draw:start-shape="id280" draw:start-glue-point="0" draw:end-shape="id267" draw:end-glue-point="3" svg:d="m69618 13774 3150-2850" svg:viewBox="0 0 3151 2851">
          <text:p text:style-name="P1"><text:span text:style-name="T2">out3/in2</text:span></text:p>
        </draw:connector>
        <draw:connector draw:style-name="gr3" draw:text-style-name="P3" draw:layer="layout" draw:type="line" svg:x1="71.368cm" svg:y1="14.224cm" svg:x2="74.518cm" svg:y2="11.374cm" draw:start-shape="id280" draw:start-glue-point="1" draw:end-shape="id267" draw:end-glue-point="2" svg:d="m71368 14224 3150-2850" svg:viewBox="0 0 3151 2851">
          <text:p text:style-name="P1"><text:span text:style-name="T2">out2/in3</text:span></text:p>
        </draw:connector>
        <draw:connector draw:style-name="gr3" draw:text-style-name="P12" draw:layer="layout" draw:type="line" svg:x1="70.918cm" svg:y1="18.774cm" svg:x2="69.618cm" svg:y2="14.674cm" draw:start-shape="id297" draw:start-glue-point="0" draw:end-shape="id280" draw:end-glue-point="2" svg:d="m70918 18774-1300-4100" svg:viewBox="0 0 1301 4101">
          <text:p text:style-name="P1"><text:span text:style-name="T8">in4</text:span></text:p>
        </draw:connector>
        <draw:connector draw:style-name="gr3" draw:text-style-name="P3" draw:layer="layout" draw:type="line" svg:x1="74.518cm" svg:y1="11.374cm" svg:x2="76.268cm" svg:y2="12.724cm" draw:start-shape="id267" draw:start-glue-point="2" draw:end-shape="id322" draw:end-glue-point="3" svg:d="m74518 11374 1750 1350" svg:viewBox="0 0 1751 1351">
          <text:p text:style-name="P1"><text:span text:style-name="T2">out3/c</text:span></text:p>
        </draw:connector>
        <draw:connector draw:style-name="gr3" draw:text-style-name="P3" draw:layer="layout" draw:type="line" svg:x1="76.268cm" svg:y1="10.924cm" svg:x2="76.768cm" svg:y2="12.274cm" draw:start-shape="id267" draw:start-glue-point="1" draw:end-shape="id322" draw:end-glue-point="0" svg:d="m76268 10924 500 1350" svg:viewBox="0 0 501 1351">
          <text:p text:style-name="P1"><text:span text:style-name="T2">out2/b</text:span></text:p>
        </draw:connector>
        <draw:connector draw:style-name="gr3" draw:text-style-name="P3" draw:layer="layout" draw:type="line" svg:x1="37.268cm" svg:y1="12.424cm" svg:x2="43.868cm" svg:y2="11.124cm" draw:start-shape="id302" draw:start-glue-point="1" draw:end-shape="id296" draw:end-glue-point="3" svg:d="m37268 12424 6600-1300" svg:viewBox="0 0 6601 1301">
          <text:p text:style-name="P1"><text:span text:style-name="T2">cout/in1</text:span></text:p>
        </draw:connector>
        <draw:connector draw:style-name="gr3" draw:text-style-name="P3" draw:layer="layout" draw:type="line" svg:x1="37.268cm" svg:y1="12.424cm" svg:x2="39.268cm" svg:y2="13.924cm" draw:start-shape="id302" draw:start-glue-point="1" draw:end-shape="id304" draw:end-glue-point="3" svg:d="m37268 12424 2000 1500" svg:viewBox="0 0 2001 1501">
          <text:p text:style-name="P1"><text:span text:style-name="T2">cout/in1</text:span></text:p>
        </draw:connector>
        <draw:connector draw:style-name="gr3" draw:text-style-name="P3" draw:layer="layout" draw:type="line" svg:x1="37.268cm" svg:y1="12.424cm" svg:x2="53.568cm" svg:y2="10.924cm" draw:start-shape="id302" draw:start-glue-point="1" draw:end-shape="id275" draw:end-glue-point="3" svg:d="m37268 12424 16300-1500" svg:viewBox="0 0 16301 1501">
          <text:p text:style-name="P1"><text:span text:style-name="T2">cout/in1</text:span></text:p>
        </draw:connector>
        <draw:connector draw:style-name="gr3" draw:text-style-name="P3" draw:layer="layout" draw:type="line" svg:x1="37.268cm" svg:y1="12.424cm" svg:x2="48.768cm" svg:y2="14.024cm" draw:start-shape="id302" draw:start-glue-point="1" draw:end-shape="id283" draw:end-glue-point="3" svg:d="m37268 12424 11500 1600" svg:viewBox="0 0 11501 1601">
          <text:p text:style-name="P1"><text:span text:style-name="T2">cout/in1</text:span></text:p>
        </draw:connector>
        <draw:connector draw:style-name="gr3" draw:text-style-name="P3" draw:layer="layout" draw:type="line" svg:x1="37.268cm" svg:y1="12.424cm" svg:x2="63.068cm" svg:y2="10.924cm" draw:start-shape="id302" draw:start-glue-point="1" draw:end-shape="id272" draw:end-glue-point="3" svg:d="m37268 12424 25800-1500" svg:viewBox="0 0 25801 1501">
          <text:p text:style-name="P1"><text:span text:style-name="T2">cout/in1</text:span></text:p>
        </draw:connector>
        <draw:connector draw:style-name="gr3" draw:text-style-name="P3" draw:layer="layout" draw:type="line" svg:x1="37.268cm" svg:y1="12.424cm" svg:x2="58.368cm" svg:y2="14.024cm" draw:start-shape="id302" draw:start-glue-point="1" draw:end-shape="id270" draw:end-glue-point="3" svg:d="m37268 12424 21100 1600" svg:viewBox="0 0 21101 1601">
          <text:p text:style-name="P1"><text:span text:style-name="T2">cout/in1</text:span></text:p>
        </draw:connector>
        <draw:connector draw:style-name="gr3" draw:text-style-name="P3" draw:layer="layout" draw:type="line" svg:x1="37.268cm" svg:y1="12.424cm" svg:x2="72.768cm" svg:y2="10.924cm" draw:start-shape="id302" draw:start-glue-point="1" draw:end-shape="id267" draw:end-glue-point="3" svg:d="m37268 12424 35500-1500" svg:viewBox="0 0 35501 1501">
          <text:p text:style-name="P1"><text:span text:style-name="T2">cout/in1</text:span></text:p>
        </draw:connector>
        <draw:connector draw:style-name="gr3" draw:text-style-name="P3" draw:layer="layout" draw:type="line" svg:x1="37.268cm" svg:y1="12.424cm" svg:x2="67.868cm" svg:y2="14.224cm" draw:start-shape="id302" draw:start-glue-point="1" draw:end-shape="id280" draw:end-glue-point="3" svg:d="m37268 12424 30600 1800" svg:viewBox="0 0 30601 1801">
          <text:p text:style-name="P1"><text:span text:style-name="T2">cout/in1</text:span></text:p>
        </draw:connector>
        <draw:custom-shape draw:style-name="gr2" draw:text-style-name="P2" xml:id="id277" draw:id="id277" draw:layer="layout" svg:width="3.5cm" svg:height="0.9cm" svg:x="77.568cm" svg:y="13.774cm">
          <text:p text:style-name="P1"><text:span text:style-name="T1">WS1 (POWER/in3, GROUND/in2)</text:span></text:p>
          <text:p text:style-name="P1"><text:span text:style-name="T1">39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9.318cm" svg:y1="13.774cm" svg:x2="82.468cm" svg:y2="10.924cm" draw:start-shape="id277" draw:start-glue-point="0" draw:end-shape="id286" draw:end-glue-point="3" svg:d="m79318 13774 3150-2850" svg:viewBox="0 0 3151 2851">
          <text:p text:style-name="P1"><text:span text:style-name="T2">out3/in2</text:span></text:p>
        </draw:connector>
        <draw:connector draw:style-name="gr3" draw:text-style-name="P3" draw:layer="layout" draw:type="line" svg:x1="81.068cm" svg:y1="14.224cm" svg:x2="84.218cm" svg:y2="11.374cm" draw:start-shape="id277" draw:start-glue-point="1" draw:end-shape="id286" draw:end-glue-point="2" svg:d="m81068 14224 3150-2850" svg:viewBox="0 0 3151 2851">
          <text:p text:style-name="P1"><text:span text:style-name="T2">out2/in3</text:span></text:p>
        </draw:connector>
        <draw:connector draw:style-name="gr4" draw:text-style-name="P1" draw:layer="layout" draw:type="line" svg:x1="79.318cm" svg:y1="13.774cm" svg:x2="79.418cm" svg:y2="8.974cm" draw:start-shape="id277" draw:start-glue-point="0" draw:end-shape="id323" draw:end-glue-point="2" svg:d="m79318 13774 100-4800" svg:viewBox="0 0 101 4801">
          <text:p/>
        </draw:connector>
        <draw:connector draw:style-name="gr3" draw:text-style-name="P3" draw:layer="layout" draw:type="line" svg:x1="77.268cm" svg:y1="12.724cm" svg:x2="77.568cm" svg:y2="14.224cm" draw:start-shape="id322" draw:start-glue-point="1" draw:end-shape="id277" draw:end-glue-point="3" svg:d="m77268 12724 300 1500" svg:viewBox="0 0 301 1501">
          <text:p text:style-name="P1"><text:span text:style-name="T2">in1</text:span></text:p>
        </draw:connector>
        <draw:connector draw:style-name="gr3" draw:text-style-name="P3" draw:layer="layout" draw:type="line" svg:x1="84.218cm" svg:y1="11.374cm" svg:x2="87.168cm" svg:y2="14.224cm" draw:start-shape="id286" draw:start-glue-point="2" draw:end-shape="id288" draw:end-glue-point="3" svg:d="m84218 11374 2950 2850" svg:viewBox="0 0 2951 2851">
          <text:p text:style-name="P1"><text:span text:style-name="T2">out3/in2</text:span></text:p>
        </draw:connector>
        <draw:connector draw:style-name="gr3" draw:text-style-name="P3" draw:layer="layout" draw:type="line" svg:x1="85.968cm" svg:y1="10.924cm" svg:x2="88.918cm" svg:y2="13.774cm" draw:start-shape="id286" draw:start-glue-point="1" draw:end-shape="id288" draw:end-glue-point="0" svg:d="m85968 10924 2950 2850" svg:viewBox="0 0 2951 2851">
          <text:p text:style-name="P1"><text:span text:style-name="T2">out2/in3</text:span></text:p>
        </draw:connector>
        <draw:connector draw:style-name="gr3" draw:text-style-name="P3" draw:layer="layout" draw:type="line" svg:x1="77.268cm" svg:y1="12.724cm" svg:x2="82.468cm" svg:y2="10.924cm" draw:start-shape="id322" draw:start-glue-point="1" draw:end-shape="id286" svg:d="m77268 12724 5200-1800" svg:viewBox="0 0 5201 1801">
          <text:p text:style-name="P1"><text:span text:style-name="T2">in1</text:span></text:p>
        </draw:connector>
        <draw:connector draw:style-name="gr3" draw:text-style-name="P3" draw:layer="layout" draw:type="line" svg:x1="77.268cm" svg:y1="12.724cm" svg:x2="87.168cm" svg:y2="14.224cm" draw:start-shape="id322" draw:start-glue-point="1" draw:end-shape="id288" draw:end-glue-point="3" svg:d="m77268 12724 9900 1500" svg:viewBox="0 0 9901 1501">
          <text:p text:style-name="P1"><text:span text:style-name="T2">in1</text:span></text:p>
        </draw:connector>
        <draw:connector draw:style-name="gr4" draw:text-style-name="P1" draw:layer="layout" draw:type="line" svg:x1="88.918cm" svg:y1="13.774cm" svg:x2="89.018cm" svg:y2="8.974cm" draw:start-shape="id288" draw:start-glue-point="0" draw:end-shape="id324" draw:end-glue-point="2" svg:d="m88918 13774 100-4800" svg:viewBox="0 0 101 4801">
          <text:p/>
        </draw:connector>
        <draw:connector draw:style-name="gr4" draw:text-style-name="P1" draw:layer="layout" draw:type="line" svg:x1="98.418cm" svg:y1="13.774cm" svg:x2="98.418cm" svg:y2="8.974cm" draw:start-shape="id306" draw:start-glue-point="0" draw:end-shape="id325" draw:end-glue-point="2" svg:d="m98418 13774v-4800" svg:viewBox="0 0 1 4801">
          <text:p/>
        </draw:connector>
        <draw:custom-shape draw:style-name="gr2" draw:text-style-name="P2" xml:id="id293" draw:id="id293" draw:layer="layout" svg:width="3.5cm" svg:height="0.9cm" svg:x="92.168cm" svg:y="10.474cm">
          <text:p text:style-name="P1"><text:span text:style-name="T1">WS2</text:span></text:p>
          <text:p text:style-name="P1"><text:span text:style-name="T1">40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8.918cm" svg:y1="13.774cm" svg:x2="92.168cm" svg:y2="10.924cm" draw:start-shape="id288" draw:start-glue-point="0" draw:end-shape="id293" draw:end-glue-point="3" svg:d="m88918 13774 3250-2850" svg:viewBox="0 0 3251 2851">
          <text:p text:style-name="P1"><text:span text:style-name="T2">out3/in2</text:span></text:p>
        </draw:connector>
        <draw:connector draw:style-name="gr3" draw:text-style-name="P3" draw:layer="layout" draw:type="line" svg:x1="90.668cm" svg:y1="14.224cm" svg:x2="93.918cm" svg:y2="11.374cm" draw:start-shape="id288" draw:start-glue-point="1" draw:end-shape="id293" draw:end-glue-point="2" svg:d="m90668 14224 3250-2850" svg:viewBox="0 0 3251 2851">
          <text:p text:style-name="P1"><text:span text:style-name="T2">out2/in3</text:span></text:p>
        </draw:connector>
        <draw:connector draw:style-name="gr3" draw:text-style-name="P3" draw:layer="layout" draw:type="line" svg:x1="77.268cm" svg:y1="12.724cm" svg:x2="92.168cm" svg:y2="10.924cm" draw:start-shape="id322" draw:start-glue-point="1" draw:end-shape="id293" draw:end-glue-point="3" svg:d="m77268 12724 14900-1800" svg:viewBox="0 0 14901 1801">
          <text:p text:style-name="P1"><text:span text:style-name="T2">in1</text:span></text:p>
        </draw:connector>
        <draw:connector draw:style-name="gr3" draw:text-style-name="P3" draw:layer="layout" draw:type="line" svg:x1="93.918cm" svg:y1="11.374cm" svg:x2="96.668cm" svg:y2="14.224cm" draw:start-shape="id293" draw:start-glue-point="2" draw:end-shape="id306" draw:end-glue-point="3" svg:d="m93918 11374 2750 2850" svg:viewBox="0 0 2751 2851">
          <text:p text:style-name="P1"><text:span text:style-name="T2">out3/in2</text:span></text:p>
        </draw:connector>
        <draw:connector draw:style-name="gr3" draw:text-style-name="P3" draw:layer="layout" draw:type="line" svg:x1="95.668cm" svg:y1="10.924cm" svg:x2="98.418cm" svg:y2="13.774cm" draw:start-shape="id293" draw:start-glue-point="1" draw:end-shape="id306" draw:end-glue-point="0" svg:d="m95668 10924 2750 2850" svg:viewBox="0 0 2751 2851">
          <text:p text:style-name="P1"><text:span text:style-name="T2">out2/in3</text:span></text:p>
        </draw:connector>
        <draw:custom-shape draw:style-name="gr2" draw:text-style-name="P2" xml:id="id308" draw:id="id308" draw:layer="layout" svg:width="3.5cm" svg:height="0.9cm" svg:x="101.568cm" svg:y="10.374cm">
          <text:p text:style-name="P1"><text:span text:style-name="T1">WS2</text:span></text:p>
          <text:p text:style-name="P1"><text:span text:style-name="T1">39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8.418cm" svg:y1="13.774cm" svg:x2="101.568cm" svg:y2="10.824cm" draw:start-shape="id306" draw:start-glue-point="0" draw:end-shape="id308" draw:end-glue-point="3" svg:d="m98418 13774 3150-2950" svg:viewBox="0 0 3151 2951">
          <text:p text:style-name="P1"><text:span text:style-name="T2">out3/in2</text:span></text:p>
        </draw:connector>
        <draw:connector draw:style-name="gr3" draw:text-style-name="P3" draw:layer="layout" draw:type="line" svg:x1="100.168cm" svg:y1="14.224cm" svg:x2="103.318cm" svg:y2="11.274cm" draw:start-shape="id306" draw:start-glue-point="1" draw:end-shape="id308" draw:end-glue-point="2" svg:d="m100168 14224 3150-2950" svg:viewBox="0 0 3151 2951">
          <text:p text:style-name="P1"><text:span text:style-name="T2">out2/in3</text:span></text:p>
        </draw:connector>
        <draw:connector draw:style-name="gr3" draw:text-style-name="P3" draw:layer="layout" draw:type="line" svg:x1="77.268cm" svg:y1="12.724cm" svg:x2="96.668cm" svg:y2="14.224cm" draw:start-shape="id322" draw:start-glue-point="1" draw:end-shape="id306" draw:end-glue-point="3" svg:d="m77268 12724 19400 1500" svg:viewBox="0 0 19401 1501">
          <text:p text:style-name="P1"><text:span text:style-name="T2">out/in1</text:span></text:p>
        </draw:connector>
        <draw:connector draw:style-name="gr3" draw:text-style-name="P3" draw:layer="layout" draw:type="line" svg:x1="77.268cm" svg:y1="12.724cm" svg:x2="101.568cm" svg:y2="10.824cm" draw:start-shape="id322" draw:start-glue-point="1" draw:end-shape="id308" draw:end-glue-point="3" svg:d="m77268 12724 24300-1900" svg:viewBox="0 0 24301 1901">
          <text:p text:style-name="P1"><text:span text:style-name="T2">in1</text:span></text:p>
        </draw:connector>
        <draw:custom-shape draw:style-name="gr2" draw:text-style-name="P2" xml:id="id302" draw:id="id302" draw:layer="layout" svg:width="2.1cm" svg:height="0.9cm" svg:x="35.168cm" svg:y="11.974cm">
          <text:p text:style-name="P1"><text:span text:style-name="T1">FA</text:span></text:p>
          <text:p text:style-name="P1"><text:span text:style-name="T1">31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2" draw:id="id312" draw:layer="layout" svg:width="2.1cm" svg:height="0.9cm" svg:x="30.468cm" svg:y="13.874cm">
          <text:p text:style-name="P1"><text:span text:style-name="T1">FA</text:span></text:p>
          <text:p text:style-name="P1"><text:span text:style-name="T1">302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.518cm" svg:y1="13.874cm" svg:x2="36.218cm" svg:y2="12.874cm" draw:start-shape="id312" draw:start-glue-point="0" draw:end-shape="id302" draw:end-glue-point="2" svg:d="m31518 13874 4700-1000" svg:viewBox="0 0 4701 1001">
          <text:p text:style-name="P1"><text:span text:style-name="T2">cout</text:span></text:p>
        </draw:connector>
        <draw:connector draw:style-name="gr3" draw:text-style-name="P3" draw:layer="layout" draw:type="line" svg:x1="37.268cm" svg:y1="12.424cm" svg:x2="76.268cm" svg:y2="12.724cm" draw:start-shape="id302" draw:start-glue-point="1" draw:end-shape="id322" draw:end-glue-point="3" svg:d="m37268 12424 39000 300" svg:viewBox="0 0 39001 301">
          <text:p text:style-name="P1"><text:span text:style-name="T2">cout/a</text:span></text:p>
        </draw:connector>
        <draw:connector draw:style-name="gr3" draw:text-style-name="P3" draw:layer="layout" draw:type="line" svg:x1="36.218cm" svg:y1="11.974cm" svg:x2="36.218cm" svg:y2="8.974cm" draw:start-shape="id302" draw:end-shape="id326" svg:d="m36218 11974v-3000" svg:viewBox="0 0 1 3001">
          <text:p text:style-name="P1"><text:span text:style-name="T2">sum</text:span></text:p>
        </draw:connector>
        <draw:custom-shape draw:style-name="gr2" draw:text-style-name="P2" xml:id="id314" draw:id="id314" draw:layer="layout" svg:width="2.1cm" svg:height="0.9cm" svg:x="24.268cm" svg:y="15.474cm">
          <text:p text:style-name="P1"><text:span text:style-name="T1">FA</text:span></text:p>
          <text:p text:style-name="P1"><text:span text:style-name="T1">292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5.318cm" svg:y1="15.474cm" svg:x2="31.518cm" svg:y2="14.774cm" draw:start-shape="id314" draw:start-glue-point="0" draw:end-shape="id312" draw:end-glue-point="2" svg:d="m25318 15474 6200-700" svg:viewBox="0 0 6201 701">
          <text:p text:style-name="P1"><text:span text:style-name="T2">cout</text:span></text:p>
        </draw:connector>
        <draw:connector draw:style-name="gr3" draw:text-style-name="P3" draw:layer="layout" draw:type="line" svg:x1="31.518cm" svg:y1="13.874cm" svg:x2="31.518cm" svg:y2="8.974cm" draw:start-shape="id312" draw:start-glue-point="0" draw:end-shape="id327" svg:d="m31518 13874v-4900" svg:viewBox="0 0 1 4901">
          <text:p text:style-name="P1"><text:span text:style-name="T2">sum</text:span></text:p>
        </draw:connector>
        <draw:connector draw:style-name="gr3" draw:text-style-name="P3" draw:layer="layout" draw:type="line" svg:x1="25.318cm" svg:y1="15.474cm" svg:x2="25.318cm" svg:y2="8.974cm" draw:start-shape="id314" draw:start-glue-point="0" draw:end-shape="id328" draw:end-glue-point="2" svg:d="m25318 15474v-6500" svg:viewBox="0 0 1 6501">
          <text:p text:style-name="P1"><text:span text:style-name="T2">sum</text:span></text:p>
        </draw:connector>
        <draw:custom-shape draw:style-name="gr1" draw:text-style-name="P2" xml:id="id331" draw:id="id331" draw:layer="layout" svg:width="2.1cm" svg:height="0.9cm" svg:x="83.168cm" svg:y="8.074cm">
          <text:p text:style-name="P1"><text:span text:style-name="T1">DFF (clk7)</text:span></text:p>
          <text:p text:style-name="P1"><text:span text:style-name="T1">39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0" draw:id="id330" draw:layer="layout" svg:width="2.1cm" svg:height="0.9cm" svg:x="92.868cm" svg:y="8.074cm">
          <text:p text:style-name="P1"><text:span text:style-name="T1">DFF (clk7)</text:span></text:p>
          <text:p text:style-name="P1"><text:span text:style-name="T1">40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2" draw:id="id332" draw:layer="layout" svg:width="2.1cm" svg:height="0.9cm" svg:x="73.468cm" svg:y="8.074cm">
          <text:p text:style-name="P1"><text:span text:style-name="T1">DFF (clk7)</text:span></text:p>
          <text:p text:style-name="P1"><text:span text:style-name="T1">39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5" draw:id="id325" draw:layer="layout" svg:width="2.1cm" svg:height="0.9cm" svg:x="97.368cm" svg:y="8.074cm">
          <text:p text:style-name="P1"><text:span text:style-name="T1">DFF (clk7)</text:span></text:p>
          <text:p text:style-name="P1"><text:span text:style-name="T1">40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4" draw:id="id324" draw:layer="layout" svg:width="2.1cm" svg:height="0.9cm" svg:x="87.968cm" svg:y="8.074cm">
          <text:p text:style-name="P1"><text:span text:style-name="T1">DFF (clk7)</text:span></text:p>
          <text:p text:style-name="P1"><text:span text:style-name="T1">40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3" draw:id="id323" draw:layer="layout" svg:width="2.1cm" svg:height="0.9cm" svg:x="78.368cm" svg:y="8.074cm">
          <text:p text:style-name="P1"><text:span text:style-name="T1">DFF (clk7)</text:span></text:p>
          <text:p text:style-name="P1"><text:span text:style-name="T1">39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3" draw:id="id333" draw:layer="layout" svg:width="2.1cm" svg:height="0.9cm" svg:x="63.768cm" svg:y="8.074cm">
          <text:p text:style-name="P1"><text:span text:style-name="T1">DFF (clk7)</text:span></text:p>
          <text:p text:style-name="P1"><text:span text:style-name="T1">38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5" draw:id="id335" draw:layer="layout" svg:width="2.1cm" svg:height="0.9cm" svg:x="44.568cm" svg:y="8.074cm">
          <text:p text:style-name="P1"><text:span text:style-name="T1">DFF (clk7)</text:span></text:p>
          <text:p text:style-name="P1"><text:span text:style-name="T1">33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0" draw:id="id320" draw:layer="layout" svg:width="2.1cm" svg:height="0.9cm" svg:x="39.968cm" svg:y="8.074cm">
          <text:p text:style-name="P1"><text:span text:style-name="T1">DFF (clk7)</text:span></text:p>
          <text:p text:style-name="P1"><text:span text:style-name="T1">32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6" draw:id="id326" draw:layer="layout" svg:width="2.1cm" svg:height="0.9cm" svg:x="35.168cm" svg:y="8.074cm">
          <text:p text:style-name="P1"><text:span text:style-name="T1">DFF (clk7)</text:span></text:p>
          <text:p text:style-name="P1"><text:span text:style-name="T1">31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8" draw:id="id328" draw:layer="layout" svg:width="2.1cm" svg:height="0.9cm" svg:x="24.268cm" svg:y="8.074cm">
          <text:p text:style-name="P1"><text:span text:style-name="T1">DFF (clk7)</text:span></text:p>
          <text:p text:style-name="P1"><text:span text:style-name="T1">30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1" draw:id="id321" draw:layer="layout" svg:width="2.1cm" svg:height="0.9cm" svg:x="68.568cm" svg:y="8.074cm">
          <text:p text:style-name="P1"><text:span text:style-name="T1">DFF (clk7)</text:span></text:p>
          <text:p text:style-name="P1"><text:span text:style-name="T1">39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8" draw:id="id318" draw:layer="layout" svg:width="2.1cm" svg:height="0.9cm" svg:x="59.168cm" svg:y="8.074cm">
          <text:p text:style-name="P1"><text:span text:style-name="T1">DFF (clk7)</text:span></text:p>
          <text:p text:style-name="P1"><text:span text:style-name="T1">36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4" draw:id="id334" draw:layer="layout" svg:width="2.1cm" svg:height="0.9cm" svg:x="54.268cm" svg:y="8.074cm">
          <text:p text:style-name="P1"><text:span text:style-name="T1">DFF (clk7)</text:span></text:p>
          <text:p text:style-name="P1"><text:span text:style-name="T1">35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9" draw:id="id319" draw:layer="layout" svg:width="2.1cm" svg:height="0.9cm" svg:x="49.468cm" svg:y="8.074cm">
          <text:p text:style-name="P1"><text:span text:style-name="T1">DFF (clk7)</text:span></text:p>
          <text:p text:style-name="P1"><text:span text:style-name="T1">34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7" draw:id="id327" draw:layer="layout" svg:width="2.1cm" svg:height="0.9cm" svg:x="30.468cm" svg:y="8.074cm">
          <text:p text:style-name="P1"><text:span text:style-name="T1">DFF (clk7)</text:span></text:p>
          <text:p text:style-name="P1"><text:span text:style-name="T1">30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9" draw:id="id329" draw:layer="layout" svg:width="2.1cm" svg:height="0.9cm" svg:x="102.268cm" svg:y="8.074cm">
          <text:p text:style-name="P1"><text:span text:style-name="T1">DFF (clk7)</text:span></text:p>
          <text:p text:style-name="P1"><text:span text:style-name="T1">390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3.318cm" svg:y1="10.374cm" svg:x2="103.318cm" svg:y2="8.974cm" draw:start-shape="id308" draw:start-glue-point="0" draw:end-shape="id329" draw:end-glue-point="2" svg:d="m103318 10374v-1400" svg:viewBox="0 0 1 1401">
          <text:p/>
        </draw:connector>
        <draw:connector draw:style-name="gr4" draw:text-style-name="P1" draw:layer="layout" draw:type="line" svg:x1="93.918cm" svg:y1="10.474cm" svg:x2="93.918cm" svg:y2="8.974cm" draw:start-shape="id293" draw:start-glue-point="0" draw:end-shape="id330" draw:end-glue-point="2" svg:d="m93918 10474v-1500" svg:viewBox="0 0 1 1501">
          <text:p/>
        </draw:connector>
        <draw:connector draw:style-name="gr4" draw:text-style-name="P1" draw:layer="layout" draw:type="line" svg:x1="84.218cm" svg:y1="10.474cm" svg:x2="84.218cm" svg:y2="8.974cm" draw:start-shape="id286" draw:start-glue-point="0" draw:end-shape="id331" draw:end-glue-point="2" svg:d="m84218 10474v-1500" svg:viewBox="0 0 1 1501">
          <text:p/>
        </draw:connector>
        <draw:connector draw:style-name="gr4" draw:text-style-name="P1" draw:layer="layout" draw:type="line" svg:x1="74.518cm" svg:y1="10.474cm" svg:x2="74.518cm" svg:y2="8.974cm" draw:start-shape="id267" draw:start-glue-point="0" draw:end-shape="id332" draw:end-glue-point="2" svg:d="m74518 10474v-1500" svg:viewBox="0 0 1 1501">
          <text:p/>
        </draw:connector>
        <draw:connector draw:style-name="gr4" draw:text-style-name="P1" draw:layer="layout" draw:type="line" svg:x1="64.818cm" svg:y1="10.474cm" svg:x2="64.818cm" svg:y2="8.974cm" draw:start-shape="id272" draw:start-glue-point="0" draw:end-shape="id333" draw:end-glue-point="2" svg:d="m64818 10474v-1500" svg:viewBox="0 0 1 1501">
          <text:p/>
        </draw:connector>
        <draw:connector draw:style-name="gr4" draw:text-style-name="P1" draw:layer="layout" draw:type="line" svg:x1="55.318cm" svg:y1="10.474cm" svg:x2="55.318cm" svg:y2="8.974cm" draw:start-shape="id275" draw:start-glue-point="0" draw:end-shape="id334" draw:end-glue-point="2" svg:d="m55318 10474v-1500" svg:viewBox="0 0 1 1501">
          <text:p/>
        </draw:connector>
        <draw:connector draw:style-name="gr4" draw:text-style-name="P1" draw:layer="layout" draw:type="line" svg:x1="45.618cm" svg:y1="10.674cm" svg:x2="45.618cm" svg:y2="8.974cm" draw:start-shape="id296" draw:start-glue-point="0" draw:end-shape="id335" svg:d="m45618 10674v-1700" svg:viewBox="0 0 1 1701">
          <text:p/>
        </draw:connector>
        <draw:custom-shape draw:style-name="gr2" draw:text-style-name="P2" xml:id="id322" draw:id="id322" draw:layer="layout" svg:width="1cm" svg:height="0.9cm" svg:x="76.268cm" svg:y="12.274cm">
          <text:p text:style-name="P1"><text:span text:style-name="T1">MUX</text:span></text:p>
          <text:p text:style-name="P1"><text:span text:style-name="T1">38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3.318cm" svg:y1="8.074cm" svg:x2="103.3cm" svg:y2="6.565cm" draw:start-shape="id329" draw:start-glue-point="0" svg:d="m103318 8074-18-1509" svg:viewBox="0 0 19 1510">
          <text:p text:style-name="P1"><text:span text:style-name="T2">RES2_16</text:span></text:p>
        </draw:connector>
        <draw:connector draw:style-name="gr3" draw:text-style-name="P3" draw:layer="layout" draw:type="line" svg:x1="98.418cm" svg:y1="8.074cm" svg:x2="98.431cm" svg:y2="6.512cm" draw:start-shape="id325" draw:start-glue-point="0" svg:d="m98418 8074 13-1562" svg:viewBox="0 0 14 1563">
          <text:p text:style-name="P1"><text:span text:style-name="T2">RES2_15</text:span></text:p>
        </draw:connector>
        <draw:connector draw:style-name="gr3" draw:text-style-name="P3" draw:layer="layout" draw:type="line" svg:x1="93.918cm" svg:y1="8.074cm" svg:x2="93.968cm" svg:y2="6.512cm" draw:start-shape="id330" draw:start-glue-point="0" svg:d="m93918 8074 50-1562" svg:viewBox="0 0 51 1563">
          <text:p text:style-name="P1"><text:span text:style-name="T2">RES2_14</text:span></text:p>
        </draw:connector>
        <draw:connector draw:style-name="gr3" draw:text-style-name="P3" draw:layer="layout" draw:type="line" svg:x1="89.018cm" svg:y1="8.074cm" svg:x2="89.068cm" svg:y2="6.474cm" draw:start-shape="id324" draw:start-glue-point="0" svg:d="m89018 8074 50-1600" svg:viewBox="0 0 51 1601">
          <text:p text:style-name="P1"><text:span text:style-name="T2">RES2_13</text:span></text:p>
        </draw:connector>
        <draw:connector draw:style-name="gr3" draw:text-style-name="P3" draw:layer="layout" draw:type="line" svg:x1="84.218cm" svg:y1="8.074cm" svg:x2="84.197cm" svg:y2="6.459cm" draw:start-shape="id331" draw:start-glue-point="0" svg:d="m84218 8074-21-1615" svg:viewBox="0 0 22 1616">
          <text:p text:style-name="P1"><text:span text:style-name="T2">RES2_12</text:span></text:p>
        </draw:connector>
        <draw:connector draw:style-name="gr3" draw:text-style-name="P3" draw:layer="layout" draw:type="line" svg:x1="79.418cm" svg:y1="8.074cm" svg:x2="79.447cm" svg:y2="6.559cm" draw:start-shape="id323" draw:start-glue-point="0" svg:d="m79418 8074 29-1515" svg:viewBox="0 0 30 1516">
          <text:p text:style-name="P1"><text:span text:style-name="T2">RES2_11</text:span></text:p>
        </draw:connector>
        <draw:connector draw:style-name="gr3" draw:text-style-name="P3" draw:layer="layout" draw:type="line" svg:x1="74.518cm" svg:y1="8.074cm" svg:x2="74.568cm" svg:y2="6.559cm" draw:start-shape="id332" draw:start-glue-point="0" svg:d="m74518 8074 50-1515" svg:viewBox="0 0 51 1516">
          <text:p text:style-name="P1"><text:span text:style-name="T2">RES2_10</text:span></text:p>
        </draw:connector>
        <draw:connector draw:style-name="gr3" draw:text-style-name="P3" draw:layer="layout" draw:type="line" svg:x1="69.618cm" svg:y1="8.074cm" svg:x2="69.668cm" svg:y2="6.459cm" draw:start-shape="id321" draw:start-glue-point="0" svg:d="m69618 8074 50-1615" svg:viewBox="0 0 51 1616">
          <text:p text:style-name="P1"><text:span text:style-name="T2">RES2_09</text:span></text:p>
        </draw:connector>
        <draw:connector draw:style-name="gr3" draw:text-style-name="P3" draw:layer="layout" draw:type="line" svg:x1="64.818cm" svg:y1="8.074cm" svg:x2="64.868cm" svg:y2="6.474cm" draw:start-shape="id333" draw:start-glue-point="0" svg:d="m64818 8074 50-1600" svg:viewBox="0 0 51 1601">
          <text:p text:style-name="P1"><text:span text:style-name="T2">RES2_08</text:span></text:p>
        </draw:connector>
        <draw:connector draw:style-name="gr3" draw:text-style-name="P3" draw:layer="layout" draw:type="line" svg:x1="60.218cm" svg:y1="8.074cm" svg:x2="60.268cm" svg:y2="6.374cm" draw:start-shape="id318" draw:start-glue-point="0" svg:d="m60218 8074 50-1700" svg:viewBox="0 0 51 1701">
          <text:p text:style-name="P1"><text:span text:style-name="T2">RES2_07</text:span></text:p>
        </draw:connector>
        <draw:connector draw:style-name="gr3" draw:text-style-name="P3" draw:layer="layout" draw:type="line" svg:x1="55.318cm" svg:y1="8.074cm" svg:x2="55.368cm" svg:y2="6.374cm" draw:start-shape="id334" draw:start-glue-point="0" svg:d="m55318 8074 50-1700" svg:viewBox="0 0 51 1701">
          <text:p text:style-name="P1"><text:span text:style-name="T2">RES2_06</text:span></text:p>
        </draw:connector>
        <draw:connector draw:style-name="gr3" draw:text-style-name="P3" draw:layer="layout" draw:type="line" svg:x1="50.518cm" svg:y1="8.074cm" svg:x2="50.518cm" svg:y2="6.274cm" draw:start-shape="id319" draw:start-glue-point="0" svg:d="m50518 8074v-1800" svg:viewBox="0 0 1 1801">
          <text:p text:style-name="P1"><text:span text:style-name="T2">RES2_05</text:span></text:p>
        </draw:connector>
        <draw:connector draw:style-name="gr3" draw:text-style-name="P3" draw:layer="layout" draw:type="line" svg:x1="45.618cm" svg:y1="8.074cm" svg:x2="45.668cm" svg:y2="6.274cm" draw:start-shape="id335" draw:start-glue-point="0" svg:d="m45618 8074 50-1800" svg:viewBox="0 0 51 1801">
          <text:p text:style-name="P1"><text:span text:style-name="T2">RES2_04</text:span></text:p>
        </draw:connector>
        <draw:connector draw:style-name="gr3" draw:text-style-name="P3" draw:layer="layout" draw:type="line" svg:x1="41.018cm" svg:y1="8.074cm" svg:x2="41.068cm" svg:y2="6.274cm" draw:start-shape="id320" draw:start-glue-point="0" svg:d="m41018 8074 50-1800" svg:viewBox="0 0 51 1801">
          <text:p text:style-name="P1"><text:span text:style-name="T2">RES2_03</text:span></text:p>
        </draw:connector>
        <draw:connector draw:style-name="gr3" draw:text-style-name="P3" draw:layer="layout" draw:type="line" svg:x1="36.218cm" svg:y1="8.074cm" svg:x2="36.202cm" svg:y2="6.3cm" draw:start-shape="id326" draw:start-glue-point="0" svg:d="m36218 8074-16-1774" svg:viewBox="0 0 17 1775">
          <text:p text:style-name="P1"><text:span text:style-name="T2">RES2_02</text:span></text:p>
        </draw:connector>
        <draw:connector draw:style-name="gr3" draw:text-style-name="P3" draw:layer="layout" draw:type="line" svg:x1="31.518cm" svg:y1="8.074cm" svg:x2="31.468cm" svg:y2="6.3cm" draw:start-shape="id327" draw:start-glue-point="0" svg:d="m31518 8074-50-1774" svg:viewBox="0 0 51 1775">
          <text:p text:style-name="P1"><text:span text:style-name="T2">RES2_01</text:span></text:p>
        </draw:connector>
        <draw:connector draw:style-name="gr3" draw:text-style-name="P3" draw:layer="layout" draw:type="line" svg:x1="25.318cm" svg:y1="8.074cm" svg:x2="25.318cm" svg:y2="6.2cm" draw:start-shape="id328" draw:start-glue-point="0" svg:d="m25318 8074v-1874" svg:viewBox="0 0 1 1875">
          <text:p text:style-name="P1"><text:span text:style-name="T2">RES2_00</text:span></text:p>
        </draw:connector>
        <draw:connector draw:style-name="gr3" draw:text-style-name="P3" draw:layer="layout" draw:type="line" svg:x1="25.214cm" svg:y1="23.975cm" svg:x2="25.318cm" svg:y2="19.674cm" draw:start-shape="id193" draw:start-glue-point="0" draw:end-shape="id317" draw:end-glue-point="2" svg:d="m25214 23975 104-4301" svg:viewBox="0 0 105 4302">
          <text:p text:style-name="P1"><text:span text:style-name="T2">cout</text:span></text:p>
        </draw:connector>
        <draw:custom-shape draw:style-name="gr2" draw:text-style-name="P2" xml:id="id337" draw:id="id337" draw:layer="layout" svg:width="1cm" svg:height="0.9cm" svg:x="77.4cm" svg:y="55.463cm">
          <text:p text:style-name="P1"><text:span text:style-name="T1">AND</text:span></text:p>
          <text:p text:style-name="P1"><text:span text:style-name="T1">38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4" draw:id="id344" draw:layer="layout" svg:width="1cm" svg:height="0.9cm" svg:x="77.4cm" svg:y="48.763cm">
          <text:p text:style-name="P1"><text:span text:style-name="T1">AND</text:span></text:p>
          <text:p text:style-name="P1"><text:span text:style-name="T1">38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38" draw:id="id338" draw:layer="layout" svg:width="1cm" svg:height="0.9cm" svg:x="77.4cm" svg:y="47.463cm">
          <text:p text:style-name="P1"><text:span text:style-name="T1">AND</text:span></text:p>
          <text:p text:style-name="P1"><text:span text:style-name="T1">38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2" draw:id="id352" draw:layer="layout" svg:width="1cm" svg:height="0.9cm" svg:x="77.4cm" svg:y="44.863cm">
          <text:p text:style-name="P1"><text:span text:style-name="T1">AND</text:span></text:p>
          <text:p text:style-name="P1"><text:span text:style-name="T1">38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1" draw:id="id351" draw:layer="layout" svg:width="1cm" svg:height="0.9cm" svg:x="77.4cm" svg:y="65.263cm">
          <text:p text:style-name="P1"><text:span text:style-name="T1">AND</text:span></text:p>
          <text:p text:style-name="P1"><text:span text:style-name="T1">30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0" draw:id="id350" draw:layer="layout" svg:width="1cm" svg:height="0.9cm" svg:x="77.4cm" svg:y="59.663cm">
          <text:p text:style-name="P1"><text:span text:style-name="T1">AND</text:span></text:p>
          <text:p text:style-name="P1"><text:span text:style-name="T1">34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9" draw:id="id349" draw:layer="layout" svg:width="1cm" svg:height="0.9cm" svg:x="77.4cm" svg:y="58.263cm">
          <text:p text:style-name="P1"><text:span text:style-name="T1">AND</text:span></text:p>
          <text:p text:style-name="P1"><text:span text:style-name="T1">351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8" draw:id="id348" draw:layer="layout" svg:width="1cm" svg:height="0.9cm" svg:x="77.4cm" svg:y="56.863cm">
          <text:p text:style-name="P1"><text:span text:style-name="T1">AND</text:span></text:p>
          <text:p text:style-name="P1"><text:span text:style-name="T1">360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2" draw:id="id342" draw:layer="layout" svg:width="1cm" svg:height="0.9cm" svg:x="77.4cm" svg:y="61.063cm">
          <text:p text:style-name="P1"><text:span text:style-name="T1">AND</text:span></text:p>
          <text:p text:style-name="P1"><text:span text:style-name="T1">33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7" draw:id="id347" draw:layer="layout" svg:width="1cm" svg:height="0.9cm" svg:x="77.4cm" svg:y="54.063cm">
          <text:p text:style-name="P1"><text:span text:style-name="T1">AND</text:span></text:p>
          <text:p text:style-name="P1"><text:span text:style-name="T1">37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5" draw:id="id345" draw:layer="layout" svg:width="1cm" svg:height="0.9cm" svg:x="77.4cm" svg:y="63.863cm">
          <text:p text:style-name="P1"><text:span text:style-name="T1">AND</text:span></text:p>
          <text:p text:style-name="P1"><text:span text:style-name="T1">31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6" draw:id="id346" draw:layer="layout" svg:width="1cm" svg:height="0.9cm" svg:x="77.4cm" svg:y="66.563cm">
          <text:p text:style-name="P1"><text:span text:style-name="T1">AND</text:span></text:p>
          <text:p text:style-name="P1"><text:span text:style-name="T1">30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3" draw:id="id343" draw:layer="layout" svg:width="1cm" svg:height="0.9cm" svg:x="77.4cm" svg:y="62.463cm">
          <text:p text:style-name="P1"><text:span text:style-name="T1">AND</text:span></text:p>
          <text:p text:style-name="P1"><text:span text:style-name="T1">32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1" draw:id="id341" draw:layer="layout" svg:width="1cm" svg:height="0.9cm" svg:x="77.4cm" svg:y="51.363cm">
          <text:p text:style-name="P1"><text:span text:style-name="T1">AND</text:span></text:p>
          <text:p text:style-name="P1"><text:span text:style-name="T1">37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39" draw:id="id339" draw:layer="layout" svg:width="1cm" svg:height="0.9cm" svg:x="77.4cm" svg:y="52.663cm">
          <text:p text:style-name="P1"><text:span text:style-name="T1">AND</text:span></text:p>
          <text:p text:style-name="P1"><text:span text:style-name="T1">37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36" draw:id="id336" draw:layer="layout" svg:width="1cm" svg:height="0.9cm" svg:x="77.4cm" svg:y="50.063cm">
          <text:p text:style-name="P1"><text:span text:style-name="T1">AND</text:span></text:p>
          <text:p text:style-name="P1"><text:span text:style-name="T1">370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0.822cm" svg:y1="50.133cm" svg:x2="78.4cm" svg:y2="50.513cm" draw:end-shape="id336" draw:end-glue-point="1" svg:d="m80822 50133-2422 380" svg:viewBox="0 0 2423 381">
          <text:p text:style-name="P1"><text:span text:style-name="T2">RES2_12</text:span></text:p>
        </draw:connector>
        <draw:connector draw:style-name="gr3" draw:text-style-name="P3" draw:layer="layout" draw:type="line" svg:x1="80.716cm" svg:y1="56.51cm" svg:x2="78.4cm" svg:y2="55.913cm" draw:end-shape="id337" draw:end-glue-point="1" svg:d="m80716 56510-2316-597" svg:viewBox="0 0 2317 598">
          <text:p text:style-name="P1"><text:span text:style-name="T2">result2</text:span></text:p>
        </draw:connector>
        <draw:connector draw:style-name="gr3" draw:text-style-name="P3" draw:layer="layout" draw:type="line" svg:x1="80.743cm" svg:y1="47.514cm" svg:x2="78.4cm" svg:y2="47.913cm" draw:end-shape="id338" draw:end-glue-point="1" svg:d="m80743 47514-2343 399" svg:viewBox="0 0 2344 400">
          <text:p text:style-name="P1"><text:span text:style-name="T2">RES2_14</text:span></text:p>
        </draw:connector>
        <draw:connector draw:style-name="gr3" draw:text-style-name="P3" draw:layer="layout" draw:type="line" svg:x1="80.849cm" svg:y1="52.567cm" svg:x2="78.4cm" svg:y2="53.113cm" draw:end-shape="id339" draw:end-glue-point="1" svg:d="m80849 52567-2449 546" svg:viewBox="0 0 2450 547">
          <text:p text:style-name="P1"><text:span text:style-name="T2">RES2_10</text:span></text:p>
        </draw:connector>
        <draw:custom-shape draw:style-name="gr2" draw:text-style-name="P2" xml:id="id340" draw:id="id340" draw:layer="layout" svg:width="1cm" svg:height="0.9cm" svg:x="77.4cm" svg:y="46.163cm">
          <text:p text:style-name="P1"><text:span text:style-name="T1">AND</text:span></text:p>
          <text:p text:style-name="P1"><text:span text:style-name="T1">381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0.743cm" svg:y1="46.191cm" svg:x2="78.4cm" svg:y2="46.613cm" draw:end-shape="id340" draw:end-glue-point="1" svg:d="m80743 46191-2343 422" svg:viewBox="0 0 2344 423">
          <text:p text:style-name="P1"><text:span text:style-name="T2">RES2_15</text:span></text:p>
        </draw:connector>
        <draw:connector draw:style-name="gr3" draw:text-style-name="P3" draw:layer="layout" draw:type="line" svg:x1="80.743cm" svg:y1="51.35cm" svg:x2="78.4cm" svg:y2="51.813cm" draw:end-shape="id341" draw:end-glue-point="1" svg:d="m80743 51350-2343 463" svg:viewBox="0 0 2344 464">
          <text:p text:style-name="P1"><text:span text:style-name="T2">RES2_11</text:span></text:p>
        </draw:connector>
        <draw:connector draw:style-name="gr3" draw:text-style-name="P3" draw:layer="layout" draw:type="line" svg:x1="80.851cm" svg:y1="55.42cm" svg:x2="78.4cm" svg:y2="55.913cm" draw:end-shape="id337" draw:end-glue-point="1" svg:d="m80851 55420-2451 493" svg:viewBox="0 0 2452 494">
          <text:p text:style-name="P1"><text:span text:style-name="T2">RES2_08</text:span></text:p>
        </draw:connector>
        <draw:connector draw:style-name="gr3" draw:text-style-name="P3" draw:layer="layout" draw:type="line" svg:x1="80.849cm" svg:y1="60.981cm" svg:x2="78.4cm" svg:y2="61.513cm" draw:end-shape="id342" draw:end-glue-point="1" svg:d="m80849 60981-2449 532" svg:viewBox="0 0 2450 533">
          <text:p text:style-name="P1"><text:span text:style-name="T2">RES2_04</text:span></text:p>
        </draw:connector>
        <draw:connector draw:style-name="gr3" draw:text-style-name="P3" draw:layer="layout" draw:type="line" svg:x1="80.796cm" svg:y1="62.357cm" svg:x2="78.4cm" svg:y2="62.913cm" draw:end-shape="id343" draw:end-glue-point="1" svg:d="m80796 62357-2396 556" svg:viewBox="0 0 2397 557">
          <text:p text:style-name="P1"><text:span text:style-name="T2">RES2_03</text:span></text:p>
        </draw:connector>
        <draw:connector draw:style-name="gr3" draw:text-style-name="P3" draw:layer="layout" draw:type="line" svg:x1="80.743cm" svg:y1="48.731cm" svg:x2="78.4cm" svg:y2="49.213cm" draw:end-shape="id344" draw:end-glue-point="1" svg:d="m80743 48731-2343 482" svg:viewBox="0 0 2344 483">
          <text:p text:style-name="P1"><text:span text:style-name="T2">RES2_13</text:span></text:p>
        </draw:connector>
        <draw:connector draw:style-name="gr3" draw:text-style-name="P3" draw:layer="layout" draw:type="line" svg:x1="80.769cm" svg:y1="63.812cm" svg:x2="78.4cm" svg:y2="64.313cm" draw:end-shape="id345" draw:end-glue-point="1" svg:d="m80769 63812-2369 501" svg:viewBox="0 0 2370 502">
          <text:p text:style-name="P1"><text:span text:style-name="T2">RES2_02</text:span></text:p>
        </draw:connector>
        <draw:connector draw:style-name="gr3" draw:text-style-name="P3" draw:layer="layout" draw:type="line" svg:x1="80.716cm" svg:y1="66.484cm" svg:x2="78.4cm" svg:y2="67.013cm" draw:end-shape="id346" draw:end-glue-point="1" svg:d="m80716 66484-2316 529" svg:viewBox="0 0 2317 530">
          <text:p text:style-name="P1"><text:span text:style-name="T2">RES2_00</text:span></text:p>
        </draw:connector>
        <draw:connector draw:style-name="gr3" draw:text-style-name="P3" draw:layer="layout" draw:type="line" svg:x1="80.769cm" svg:y1="54.075cm" svg:x2="78.4cm" svg:y2="54.513cm" draw:end-shape="id347" draw:end-glue-point="1" svg:d="m80769 54075-2369 438" svg:viewBox="0 0 2370 439">
          <text:p text:style-name="P1"><text:span text:style-name="T2">RES2_09</text:span></text:p>
        </draw:connector>
        <draw:connector draw:style-name="gr3" draw:text-style-name="P3" draw:layer="layout" draw:type="line" svg:x1="80.849cm" svg:y1="56.854cm" svg:x2="78.4cm" svg:y2="57.313cm" draw:end-shape="id348" draw:end-glue-point="1" svg:d="m80849 56854-2449 459" svg:viewBox="0 0 2450 460">
          <text:p text:style-name="P1"><text:span text:style-name="T2">RES2_07</text:span></text:p>
        </draw:connector>
        <draw:connector draw:style-name="gr3" draw:text-style-name="P3" draw:layer="layout" draw:type="line" svg:x1="80.743cm" svg:y1="58.176cm" svg:x2="78.4cm" svg:y2="58.713cm" draw:end-shape="id349" draw:end-glue-point="1" svg:d="m80743 58176-2343 537" svg:viewBox="0 0 2344 538">
          <text:p text:style-name="P1"><text:span text:style-name="T2">RES2_06</text:span></text:p>
        </draw:connector>
        <draw:connector draw:style-name="gr3" draw:text-style-name="P3" draw:layer="layout" draw:type="line" svg:x1="80.822cm" svg:y1="59.605cm" svg:x2="78.4cm" svg:y2="60.113cm" draw:end-shape="id350" draw:end-glue-point="1" svg:d="m80822 59605-2422 508" svg:viewBox="0 0 2423 509">
          <text:p text:style-name="P1"><text:span text:style-name="T2">RES2_05</text:span></text:p>
        </draw:connector>
        <draw:connector draw:style-name="gr3" draw:text-style-name="P3" draw:layer="layout" draw:type="line" svg:x1="80.743cm" svg:y1="65.214cm" svg:x2="78.4cm" svg:y2="65.713cm" svg:d="m80743 65214-2343 499" svg:viewBox="0 0 2344 500">
          <text:p text:style-name="P1"><text:span text:style-name="T2">RES2_01</text:span></text:p>
        </draw:connector>
        <draw:connector draw:style-name="gr3" draw:text-style-name="P3" draw:layer="layout" draw:type="line" svg:x1="80.796cm" svg:y1="44.947cm" svg:x2="78.4cm" svg:y2="45.313cm" svg:d="m80796 44947-2396 366" svg:viewBox="0 0 2397 367">
          <text:p text:style-name="P1"><text:span text:style-name="T2">RES2_16</text:span></text:p>
        </draw:connector>
        <draw:connector draw:style-name="gr3" draw:text-style-name="P3" draw:layer="layout" draw:type="line" svg:x1="77.4cm" svg:y1="67.013cm" svg:x2="75.068cm" svg:y2="67.056cm" draw:start-shape="id346" draw:start-glue-point="3" svg:d="m77400 67013-2332 43" svg:viewBox="0 0 2333 44">
          <text:p text:style-name="P1"><text:span text:style-name="T2">ARES2_00</text:span></text:p>
        </draw:connector>
        <draw:connector draw:style-name="gr3" draw:text-style-name="P3" draw:layer="layout" draw:type="line" svg:x1="77.4cm" svg:y1="65.713cm" svg:x2="75.068cm" svg:y2="65.706cm" draw:start-shape="id351" draw:start-glue-point="3" svg:d="m77400 65713-2332-7" svg:viewBox="0 0 2333 8">
          <text:p text:style-name="P1"><text:span text:style-name="T2">ARES2_01</text:span></text:p>
        </draw:connector>
        <draw:connector draw:style-name="gr3" draw:text-style-name="P3" draw:layer="layout" draw:type="line" svg:x1="77.4cm" svg:y1="62.913cm" svg:x2="75.068cm" svg:y2="62.956cm" draw:start-shape="id343" draw:start-glue-point="3" svg:d="m77400 62913-2332 43" svg:viewBox="0 0 2333 44">
          <text:p text:style-name="P1"><text:span text:style-name="T2">ARES2_03</text:span></text:p>
        </draw:connector>
        <draw:connector draw:style-name="gr3" draw:text-style-name="P3" draw:layer="layout" draw:type="line" svg:x1="77.4cm" svg:y1="64.313cm" svg:x2="75.068cm" svg:y2="64.306cm" draw:start-shape="id345" draw:start-glue-point="3" svg:d="m77400 64313-2332-7" svg:viewBox="0 0 2333 8">
          <text:p text:style-name="P1"><text:span text:style-name="T2">ARES2_02</text:span></text:p>
        </draw:connector>
        <draw:connector draw:style-name="gr3" draw:text-style-name="P3" draw:layer="layout" draw:type="line" svg:x1="77.4cm" svg:y1="61.513cm" svg:x2="75.068cm" svg:y2="61.563cm" draw:start-shape="id342" draw:start-glue-point="3" svg:d="m77400 61513-2332 50" svg:viewBox="0 0 2333 51">
          <text:p text:style-name="P1"><text:span text:style-name="T2">ARES2_04</text:span></text:p>
        </draw:connector>
        <draw:connector draw:style-name="gr3" draw:text-style-name="P3" draw:layer="layout" draw:type="line" svg:x1="77.4cm" svg:y1="60.113cm" svg:x2="75.068cm" svg:y2="60.113cm" draw:start-shape="id350" draw:start-glue-point="3" svg:d="m77400 60113h-2332" svg:viewBox="0 0 2333 1">
          <text:p text:style-name="P1"><text:span text:style-name="T2">ARES2_05</text:span></text:p>
        </draw:connector>
        <draw:connector draw:style-name="gr3" draw:text-style-name="P3" draw:layer="layout" draw:type="line" svg:x1="77.4cm" svg:y1="58.713cm" svg:x2="75.068cm" svg:y2="58.663cm" draw:start-shape="id349" draw:start-glue-point="3" svg:d="m77400 58713-2332-50" svg:viewBox="0 0 2333 51">
          <text:p text:style-name="P1"><text:span text:style-name="T2">ARES2_06</text:span></text:p>
        </draw:connector>
        <draw:connector draw:style-name="gr3" draw:text-style-name="P3" draw:layer="layout" draw:type="line" svg:x1="77.4cm" svg:y1="57.313cm" svg:x2="75.068cm" svg:y2="57.213cm" draw:start-shape="id348" draw:start-glue-point="3" svg:d="m77400 57313-2332-100" svg:viewBox="0 0 2333 101">
          <text:p text:style-name="P1"><text:span text:style-name="T2">ARES2_07</text:span></text:p>
        </draw:connector>
        <draw:connector draw:style-name="gr3" draw:text-style-name="P3" draw:layer="layout" draw:type="line" svg:x1="77.4cm" svg:y1="55.913cm" svg:x2="75.068cm" svg:y2="55.863cm" draw:start-shape="id337" draw:start-glue-point="3" svg:d="m77400 55913-2332-50" svg:viewBox="0 0 2333 51">
          <text:p text:style-name="P1"><text:span text:style-name="T2">ARES2_08</text:span></text:p>
        </draw:connector>
        <draw:connector draw:style-name="gr3" draw:text-style-name="P3" draw:layer="layout" draw:type="line" svg:x1="77.4cm" svg:y1="51.813cm" svg:x2="75.068cm" svg:y2="51.763cm" draw:start-shape="id341" draw:start-glue-point="3" svg:d="m77400 51813-2332-50" svg:viewBox="0 0 2333 51">
          <text:p text:style-name="P1"><text:span text:style-name="T2">ARES2_11</text:span></text:p>
        </draw:connector>
        <draw:connector draw:style-name="gr3" draw:text-style-name="P3" draw:layer="layout" draw:type="line" svg:x1="77.4cm" svg:y1="50.513cm" svg:x2="75.068cm" svg:y2="50.513cm" draw:start-shape="id336" draw:start-glue-point="3" svg:d="m77400 50513h-2332" svg:viewBox="0 0 2333 1">
          <text:p text:style-name="P1"><text:span text:style-name="T2">ARES2_12</text:span></text:p>
        </draw:connector>
        <draw:connector draw:style-name="gr3" draw:text-style-name="P3" draw:layer="layout" draw:type="line" svg:x1="77.4cm" svg:y1="49.213cm" svg:x2="75.068cm" svg:y2="49.263cm" draw:start-shape="id344" draw:start-glue-point="3" svg:d="m77400 49213-2332 50" svg:viewBox="0 0 2333 51">
          <text:p text:style-name="P1"><text:span text:style-name="T2">ARES2_13</text:span></text:p>
        </draw:connector>
        <draw:connector draw:style-name="gr3" draw:text-style-name="P3" draw:layer="layout" draw:type="line" svg:x1="77.4cm" svg:y1="54.513cm" svg:x2="75cm" svg:y2="54.463cm" draw:start-shape="id347" draw:start-glue-point="3" svg:d="m77400 54513-2400-50" svg:viewBox="0 0 2401 51">
          <text:p text:style-name="P1"><text:span text:style-name="T2">ARES2_09</text:span></text:p>
        </draw:connector>
        <draw:connector draw:style-name="gr3" draw:text-style-name="P3" draw:layer="layout" draw:type="line" svg:x1="77.4cm" svg:y1="47.913cm" svg:x2="75.068cm" svg:y2="48.013cm" draw:start-shape="id338" draw:start-glue-point="3" svg:d="m77400 47913-2332 100" svg:viewBox="0 0 2333 101">
          <text:p text:style-name="P1"><text:span text:style-name="T2">ARES2_14</text:span></text:p>
        </draw:connector>
        <draw:connector draw:style-name="gr3" draw:text-style-name="P3" draw:layer="layout" draw:type="line" svg:x1="77.4cm" svg:y1="53.113cm" svg:x2="75.068cm" svg:y2="53.163cm" draw:start-shape="id339" draw:start-glue-point="3" svg:d="m77400 53113-2332 50" svg:viewBox="0 0 2333 51">
          <text:p text:style-name="P1"><text:span text:style-name="T2">ARES2_10</text:span></text:p>
        </draw:connector>
        <draw:connector draw:style-name="gr3" draw:text-style-name="P3" draw:layer="layout" draw:type="line" svg:x1="77.4cm" svg:y1="46.613cm" svg:x2="75.034cm" svg:y2="46.547cm" draw:start-shape="id340" draw:start-glue-point="3" svg:d="m77400 46613-2366-66" svg:viewBox="0 0 2367 67">
          <text:p text:style-name="P1"><text:span text:style-name="T2">ARES2_15</text:span></text:p>
        </draw:connector>
        <draw:connector draw:style-name="gr3" draw:text-style-name="P3" draw:layer="layout" draw:type="line" svg:x1="77.4cm" svg:y1="45.313cm" svg:x2="75.034cm" svg:y2="45.263cm" draw:start-shape="id352" draw:start-glue-point="3" svg:d="m77400 45313-2366-50" svg:viewBox="0 0 2367 51">
          <text:p text:style-name="P1"><text:span text:style-name="T2">ARES2_16</text:span></text:p>
        </draw:connector>
        <draw:custom-shape draw:style-name="gr2" draw:text-style-name="P2" xml:id="id353" draw:id="id353" draw:layer="layout" svg:width="1cm" svg:height="0.9cm" svg:x="99.018cm" svg:y="64.206cm">
          <text:p text:style-name="P1"><text:span text:style-name="T1">AND</text:span></text:p>
          <text:p text:style-name="P1"><text:span text:style-name="T1">382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9.555cm" svg:y1="66.458cm" svg:x2="99.518cm" svg:y2="65.106cm" draw:end-shape="id353" draw:end-glue-point="2" svg:d="m99555 66458-37-1352" svg:viewBox="0 0 38 1353">
          <text:p text:style-name="P1"><text:span text:style-name="T2">RES2_07</text:span></text:p>
        </draw:connector>
        <draw:connector draw:style-name="gr4" draw:text-style-name="P3" draw:layer="layout" draw:type="line" svg:x1="97.718cm" svg:y1="64.671cm" svg:x2="99.018cm" svg:y2="64.656cm" draw:start-shape="id354" draw:start-glue-point="1" draw:end-shape="id353" draw:end-glue-point="3" svg:d="m97718 64671 1300-15" svg:viewBox="0 0 1301 16">
          <text:p/>
        </draw:connector>
        <draw:custom-shape draw:style-name="gr2" draw:text-style-name="P2" xml:id="id354" draw:id="id354" draw:layer="layout" svg:width="1cm" svg:height="0.9cm" svg:x="96.718cm" svg:y="64.221cm">
          <text:p text:style-name="P1"><text:span text:style-name="T1">OR2X</text:span></text:p>
          <text:p text:style-name="P1"><text:span text:style-name="T1">382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0.018cm" svg:y1="64.656cm" svg:x2="101.518cm" svg:y2="64.63cm" draw:start-shape="id353" draw:start-glue-point="1" draw:end-shape="id355" draw:end-glue-point="3" svg:d="m100018 64656 1500-26" svg:viewBox="0 0 1501 27">
          <text:p/>
        </draw:connector>
        <draw:custom-shape draw:style-name="gr2" draw:text-style-name="P2" xml:id="id355" draw:id="id355" draw:layer="layout" svg:width="1cm" svg:height="0.9cm" svg:x="101.518cm" svg:y="64.18cm">
          <text:p text:style-name="P1"><text:span text:style-name="T1">AND</text:span></text:p>
          <text:p text:style-name="P1"><text:span text:style-name="T1">382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2.034cm" svg:y1="66.347cm" svg:x2="102.018cm" svg:y2="65.08cm" draw:end-shape="id355" draw:end-glue-point="2" svg:d="m102034 66347-16-1267" svg:viewBox="0 0 17 1268">
          <text:p text:style-name="P1"><text:span text:style-name="T2">RES2_08</text:span></text:p>
        </draw:connector>
        <draw:custom-shape draw:style-name="gr2" draw:text-style-name="P2" xml:id="id356" draw:id="id356" draw:layer="layout" svg:width="1cm" svg:height="0.9cm" svg:x="101.518cm" svg:y="62.78cm">
          <text:p text:style-name="P1"><text:span text:style-name="T1">NOT1</text:span></text:p>
          <text:p text:style-name="P1"><text:span text:style-name="T1">382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2.018cm" svg:y1="64.18cm" svg:x2="102.018cm" svg:y2="63.68cm" draw:start-shape="id355" draw:start-glue-point="0" draw:end-shape="id356" draw:end-glue-point="2" svg:d="m102018 64180v-500" svg:viewBox="0 0 1 501">
          <text:p/>
        </draw:connector>
        <draw:custom-shape draw:style-name="gr2" draw:text-style-name="P2" xml:id="id357" draw:id="id357" draw:layer="layout" svg:width="1cm" svg:height="0.9cm" svg:x="101.497cm" svg:y="60.38cm">
          <text:p text:style-name="P1"><text:span text:style-name="T1">12-OAI</text:span></text:p>
          <text:p text:style-name="P1"><text:span text:style-name="T1">382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2.018cm" svg:y1="62.78cm" svg:x2="101.997cm" svg:y2="61.28cm" draw:start-shape="id356" draw:start-glue-point="0" draw:end-shape="id357" draw:end-glue-point="2" svg:d="m102018 62780-21-1500" svg:viewBox="0 0 22 1501">
          <text:p text:style-name="P1"><text:span text:style-name="T2">a</text:span></text:p>
        </draw:connector>
        <draw:connector draw:style-name="gr3" draw:text-style-name="P3" draw:layer="layout" draw:type="line" svg:x1="99.095cm" svg:y1="60.829cm" svg:x2="101.497cm" svg:y2="60.83cm" draw:end-shape="id357" draw:end-glue-point="3" svg:d="m99095 60829 2402 1" svg:viewBox="0 0 2403 2">
          <text:p text:style-name="P1"><text:span text:style-name="T2">RES2_07/c</text:span></text:p>
        </draw:connector>
        <draw:connector draw:style-name="gr3" draw:text-style-name="P3" draw:layer="layout" draw:type="line" svg:x1="100.11cm" svg:y1="59.235cm" svg:x2="101.497cm" svg:y2="60.83cm" draw:end-shape="id357" draw:end-glue-point="3" svg:d="m100110 59235 1387 1595" svg:viewBox="0 0 1388 1596">
          <text:p text:style-name="P1"><text:span text:style-name="T2">RES2_08/b</text:span></text:p>
        </draw:connector>
        <draw:connector draw:style-name="gr3" draw:text-style-name="P3" draw:layer="layout" draw:type="line" svg:x1="97.213cm" svg:y1="66.416cm" svg:x2="97.218cm" svg:y2="65.121cm" draw:end-shape="id354" draw:end-glue-point="2" svg:d="m97213 66416 5-1295" svg:viewBox="0 0 6 1296">
          <text:p text:style-name="P1"><text:span text:style-name="T2">RES2_16</text:span></text:p>
        </draw:connector>
        <draw:connector draw:style-name="gr3" draw:text-style-name="P3" draw:layer="layout" draw:type="line" svg:x1="124.4cm" svg:y1="57.671cm" svg:x2="121.73cm" svg:y2="57.713cm" draw:end-shape="id358" draw:end-glue-point="1" svg:d="m124400 57671-2670 42" svg:viewBox="0 0 2671 43">
          <text:p text:style-name="P1"><text:span text:style-name="T2">RES2_16</text:span></text:p>
        </draw:connector>
        <draw:custom-shape draw:style-name="gr2" draw:text-style-name="P2" xml:id="id359" draw:id="id359" draw:layer="layout" svg:width="1cm" svg:height="0.9cm" svg:x="118.018cm" svg:y="64.221cm">
          <text:p text:style-name="P1"><text:span text:style-name="T1">AND</text:span></text:p>
          <text:p text:style-name="P1"><text:span text:style-name="T1">383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0" draw:id="id360" draw:layer="layout" svg:width="1cm" svg:height="0.9cm" svg:x="118.018cm" svg:y="62.721cm">
          <text:p text:style-name="P1"><text:span text:style-name="T1">NOT1</text:span></text:p>
          <text:p text:style-name="P1"><text:span text:style-name="T1">383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8.518cm" svg:y1="64.221cm" svg:x2="118.518cm" svg:y2="63.621cm" draw:start-shape="id359" draw:start-glue-point="0" draw:end-shape="id360" draw:end-glue-point="2" svg:d="m118518 64221v-600" svg:viewBox="0 0 1 601">
          <text:p/>
        </draw:connector>
        <draw:connector draw:style-name="gr3" draw:text-style-name="P3" draw:layer="layout" draw:type="line" svg:x1="118.572cm" svg:y1="66.559cm" svg:x2="118.518cm" svg:y2="65.121cm" draw:end-shape="id359" draw:end-glue-point="2" svg:d="m118572 66559-54-1438" svg:viewBox="0 0 55 1439">
          <text:p text:style-name="P1"><text:span text:style-name="T2">RES2_15</text:span></text:p>
        </draw:connector>
        <draw:custom-shape draw:style-name="gr2" draw:text-style-name="P2" xml:id="id361" draw:id="id361" draw:layer="layout" svg:width="1cm" svg:height="0.9cm" svg:x="118.018cm" svg:y="60.321cm">
          <text:p text:style-name="P1"><text:span text:style-name="T1">12-OAI</text:span></text:p>
          <text:p text:style-name="P1"><text:span text:style-name="T1">383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6.594cm" svg:y1="59.261cm" svg:x2="118.018cm" svg:y2="60.771cm" draw:end-shape="id361" draw:end-glue-point="3" svg:d="m116594 59261 1424 1510" svg:viewBox="0 0 1425 1511">
          <text:p text:style-name="P1"><text:span text:style-name="T2">RES2_15/b</text:span></text:p>
        </draw:connector>
        <draw:connector draw:style-name="gr3" draw:text-style-name="P3" draw:layer="layout" draw:type="line" svg:x1="118.518cm" svg:y1="62.721cm" svg:x2="118.518cm" svg:y2="61.221cm" draw:start-shape="id360" draw:start-glue-point="0" draw:end-shape="id361" draw:end-glue-point="2" svg:d="m118518 62721v-1500" svg:viewBox="0 0 1 1501">
          <text:p text:style-name="P1"><text:span text:style-name="T2">a</text:span></text:p>
        </draw:connector>
        <draw:custom-shape draw:style-name="gr2" draw:text-style-name="P2" xml:id="id362" draw:id="id362" draw:layer="layout" svg:width="1cm" svg:height="0.9cm" svg:x="115.718cm" svg:y="64.2cm">
          <text:p text:style-name="P1"><text:span text:style-name="T1">AND</text:span></text:p>
          <text:p text:style-name="P1"><text:span text:style-name="T1">382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6.718cm" svg:y1="64.65cm" svg:x2="118.018cm" svg:y2="64.671cm" draw:start-shape="id362" draw:start-glue-point="1" draw:end-shape="id359" draw:end-glue-point="3" svg:d="m116718 64650 1300 21" svg:viewBox="0 0 1301 22">
          <text:p/>
        </draw:connector>
        <draw:connector draw:style-name="gr7" draw:text-style-name="P3" draw:layer="layout" draw:type="line" svg:x1="116.718cm" svg:y1="64.65cm" svg:x2="118.518cm" svg:y2="61.221cm" draw:start-shape="id362" draw:start-glue-point="1" draw:end-shape="id361" draw:end-glue-point="2" svg:d="m116718 64650 1800-3429" svg:viewBox="0 0 1801 3430">
          <text:p text:style-name="P1"><text:span text:style-name="T2">c</text:span></text:p>
        </draw:connector>
        <draw:custom-shape draw:style-name="gr2" draw:text-style-name="P2" xml:id="id363" draw:id="id363" draw:layer="layout" svg:width="1cm" svg:height="0.9cm" svg:x="120.73cm" svg:y="58.763cm">
          <text:p text:style-name="P1"><text:span text:style-name="T1">AND</text:span></text:p>
          <text:p text:style-name="P1"><text:span text:style-name="T1">383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8.518cm" svg:y1="60.321cm" svg:x2="121.23cm" svg:y2="59.663cm" draw:start-shape="id361" draw:start-glue-point="0" draw:end-shape="id363" draw:end-glue-point="2" svg:d="m118518 60321 2712-658" svg:viewBox="0 0 2713 659">
          <text:p/>
        </draw:connector>
        <draw:custom-shape draw:style-name="gr2" draw:text-style-name="P2" xml:id="id358" draw:id="id358" draw:layer="layout" svg:width="1cm" svg:height="0.9cm" svg:x="120.73cm" svg:y="57.263cm">
          <text:p text:style-name="P1"><text:span text:style-name="T1">OR2X</text:span></text:p>
          <text:p text:style-name="P1"><text:span text:style-name="T1">383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8.518cm" svg:y1="60.321cm" svg:x2="121.23cm" svg:y2="58.163cm" draw:start-shape="id361" draw:start-glue-point="0" draw:end-shape="id358" draw:end-glue-point="2" svg:d="m118518 60321 2712-2158" svg:viewBox="0 0 2713 2159">
          <text:p/>
        </draw:connector>
        <draw:connector draw:style-name="gr3" draw:text-style-name="P3" draw:layer="layout" draw:type="line" svg:x1="124.342cm" svg:y1="59.308cm" svg:x2="121.73cm" svg:y2="59.213cm" draw:end-shape="id363" draw:end-glue-point="1" svg:d="m124342 59308-2612-95" svg:viewBox="0 0 2613 96">
          <text:p text:style-name="P1"><text:span text:style-name="T2">RES2_16</text:span></text:p>
        </draw:connector>
        <draw:custom-shape draw:style-name="gr2" draw:text-style-name="P2" xml:id="id364" draw:id="id364" draw:layer="layout" svg:width="1cm" svg:height="0.9cm" svg:x="106.2cm" svg:y="54.663cm">
          <text:p text:style-name="P1"><text:span text:style-name="T1">12-OAI</text:span></text:p>
          <text:p text:style-name="P1"><text:span text:style-name="T1">3933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20.73cm" svg:y1="59.213cm" svg:x2="106.7cm" svg:y2="55.563cm" draw:start-shape="id363" draw:start-glue-point="3" draw:end-shape="id364" draw:end-glue-point="2" svg:d="m120730 59213-14030-3650" svg:viewBox="0 0 14031 3651">
          <text:p text:style-name="P1"><text:span text:style-name="T2">c</text:span></text:p>
        </draw:connector>
        <draw:connector draw:style-name="gr7" draw:text-style-name="P3" draw:layer="layout" draw:type="line" svg:x1="120.73cm" svg:y1="57.713cm" svg:x2="106.7cm" svg:y2="55.563cm" draw:start-shape="id358" draw:start-glue-point="3" draw:end-shape="id364" draw:end-glue-point="2" svg:d="m120730 57713-14030-2150" svg:viewBox="0 0 14031 2151">
          <text:p text:style-name="P1"><text:span text:style-name="T2">a</text:span></text:p>
        </draw:connector>
        <draw:custom-shape draw:style-name="gr2" draw:text-style-name="P2" xml:id="id365" draw:id="id365" draw:layer="layout" svg:width="1cm" svg:height="0.9cm" svg:x="115.718cm" svg:y="62.7cm">
          <text:p text:style-name="P1"><text:span text:style-name="T1">NOT1</text:span></text:p>
          <text:p text:style-name="P1"><text:span text:style-name="T1">383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6.218cm" svg:y1="64.2cm" svg:x2="116.218cm" svg:y2="63.6cm" draw:start-shape="id362" draw:start-glue-point="0" draw:end-shape="id365" draw:end-glue-point="2" svg:d="m116218 64200v-600" svg:viewBox="0 0 1 601">
          <text:p/>
        </draw:connector>
        <draw:custom-shape draw:style-name="gr2" draw:text-style-name="P2" xml:id="id366" draw:id="id366" draw:layer="layout" svg:width="1cm" svg:height="0.9cm" svg:x="115.718cm" svg:y="60.4cm">
          <text:p text:style-name="P1"><text:span text:style-name="T1">12-OAI</text:span></text:p>
          <text:p text:style-name="P1"><text:span text:style-name="T1">3830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16.218cm" svg:y1="62.7cm" svg:x2="116.218cm" svg:y2="61.3cm" draw:start-shape="id365" draw:start-glue-point="0" draw:end-shape="id366" draw:end-glue-point="2" svg:d="m116218 62700v-1400" svg:viewBox="0 0 1 1401">
          <text:p text:style-name="P1"><text:span text:style-name="T2">a</text:span></text:p>
        </draw:connector>
        <draw:connector draw:style-name="gr3" draw:text-style-name="P3" draw:layer="layout" draw:type="line" svg:x1="116.205cm" svg:y1="66.447cm" svg:x2="116.218cm" svg:y2="65.1cm" draw:end-shape="id362" draw:end-glue-point="2" svg:d="m116205 66447 13-1347" svg:viewBox="0 0 14 1348">
          <text:p text:style-name="P1"><text:span text:style-name="T2">RES2_14</text:span></text:p>
        </draw:connector>
        <draw:connector draw:style-name="gr3" draw:text-style-name="P3" draw:layer="layout" draw:type="line" svg:x1="114.265cm" svg:y1="59.208cm" svg:x2="115.718cm" svg:y2="60.85cm" draw:end-shape="id366" draw:end-glue-point="3" svg:d="m114265 59208 1453 1642" svg:viewBox="0 0 1454 1643">
          <text:p text:style-name="P1"><text:span text:style-name="T2">RES2_14/b</text:span></text:p>
        </draw:connector>
        <draw:custom-shape draw:style-name="gr2" draw:text-style-name="P2" xml:id="id367" draw:id="id367" draw:layer="layout" svg:width="1cm" svg:height="0.9cm" svg:x="115.7cm" svg:y="54.663cm">
          <text:p text:style-name="P1"><text:span text:style-name="T1">12-OAI</text:span></text:p>
          <text:p text:style-name="P1"><text:span text:style-name="T1">3839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16.218cm" svg:y1="60.4cm" svg:x2="116.2cm" svg:y2="55.563cm" draw:start-shape="id366" draw:start-glue-point="0" draw:end-shape="id367" draw:end-glue-point="2" svg:d="m116218 60400-18-4837" svg:viewBox="0 0 19 4838">
          <text:p text:style-name="P1"><text:span text:style-name="T2">b</text:span></text:p>
        </draw:connector>
        <draw:custom-shape draw:style-name="gr2" draw:text-style-name="P2" xml:id="id368" draw:id="id368" draw:layer="layout" svg:width="1cm" svg:height="0.9cm" svg:x="113.418cm" svg:y="64.179cm">
          <text:p text:style-name="P1"><text:span text:style-name="T1">AND</text:span></text:p>
          <text:p text:style-name="P1"><text:span text:style-name="T1">3929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14.418cm" svg:y1="64.629cm" svg:x2="116.218cm" svg:y2="61.3cm" draw:start-shape="id368" draw:start-glue-point="1" draw:end-shape="id366" draw:end-glue-point="2" svg:d="m114418 64629 1800-3329" svg:viewBox="0 0 1801 3330">
          <text:p text:style-name="P1"><text:span text:style-name="T2">c</text:span></text:p>
        </draw:connector>
        <draw:connector draw:style-name="gr6" draw:text-style-name="P1" draw:layer="layout" draw:type="line" svg:x1="114.418cm" svg:y1="64.629cm" svg:x2="115.718cm" svg:y2="64.65cm" draw:start-shape="id368" draw:start-glue-point="1" draw:end-shape="id362" svg:d="m114418 64629 1300 21" svg:viewBox="0 0 1301 22">
          <text:p/>
        </draw:connector>
        <draw:custom-shape draw:style-name="gr2" draw:text-style-name="P2" xml:id="id369" draw:id="id369" draw:layer="layout" svg:width="1cm" svg:height="0.9cm" svg:x="113.418cm" svg:y="62.679cm">
          <text:p text:style-name="P1"><text:span text:style-name="T1">NOT1</text:span></text:p>
          <text:p text:style-name="P1"><text:span text:style-name="T1">393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3.918cm" svg:y1="64.179cm" svg:x2="113.918cm" svg:y2="63.579cm" draw:start-shape="id368" draw:start-glue-point="0" draw:end-shape="id369" draw:end-glue-point="2" svg:d="m113918 64179v-600" svg:viewBox="0 0 1 601">
          <text:p/>
        </draw:connector>
        <draw:custom-shape draw:style-name="gr2" draw:text-style-name="P2" xml:id="id370" draw:id="id370" draw:layer="layout" svg:width="1cm" svg:height="0.9cm" svg:x="113.418cm" svg:y="60.379cm">
          <text:p text:style-name="P1"><text:span text:style-name="T1">12-OAI</text:span></text:p>
          <text:p text:style-name="P1"><text:span text:style-name="T1">3931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13.918cm" svg:y1="62.679cm" svg:x2="113.918cm" svg:y2="61.279cm" draw:start-shape="id369" draw:start-glue-point="0" draw:end-shape="id370" draw:end-glue-point="2" svg:d="m113918 62679v-1400" svg:viewBox="0 0 1 1401">
          <text:p text:style-name="P1"><text:span text:style-name="T2">a</text:span></text:p>
        </draw:connector>
        <draw:connector draw:style-name="gr3" draw:text-style-name="P3" draw:layer="layout" draw:type="line" svg:x1="112.096cm" svg:y1="59.261cm" svg:x2="113.418cm" svg:y2="60.829cm" draw:end-shape="id370" draw:end-glue-point="3" svg:d="m112096 59261 1322 1568" svg:viewBox="0 0 1323 1569">
          <text:p text:style-name="P1"><text:span text:style-name="T2">RES2_13/b</text:span></text:p>
        </draw:connector>
        <draw:connector draw:style-name="gr3" draw:text-style-name="P3" draw:layer="layout" draw:type="line" svg:x1="113.918cm" svg:y1="66.347cm" svg:x2="113.918cm" svg:y2="65.079cm" draw:end-shape="id368" draw:end-glue-point="2" svg:d="m113918 66347v-1268" svg:viewBox="0 0 1 1269">
          <text:p text:style-name="P1"><text:span text:style-name="T2">RES2_13</text:span></text:p>
        </draw:connector>
        <draw:custom-shape draw:style-name="gr2" draw:text-style-name="P2" xml:id="id371" draw:id="id371" draw:layer="layout" svg:width="1cm" svg:height="0.9cm" svg:x="113.4cm" svg:y="54.663cm">
          <text:p text:style-name="P1"><text:span text:style-name="T1">12-OAI</text:span></text:p>
          <text:p text:style-name="P1"><text:span text:style-name="T1">39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type="line" svg:x1="113.918cm" svg:y1="60.379cm" svg:x2="113.9cm" svg:y2="55.563cm" draw:start-shape="id370" draw:start-glue-point="0" draw:end-shape="id371" draw:end-glue-point="2" svg:d="m113918 60379-18-4816" svg:viewBox="0 0 19 4817">
          <text:p text:style-name="P1"><text:span text:style-name="T2">b</text:span></text:p>
        </draw:connector>
        <draw:custom-shape draw:style-name="gr2" draw:text-style-name="P2" xml:id="id372" draw:id="id372" draw:layer="layout" svg:width="1cm" svg:height="0.9cm" svg:x="111.018cm" svg:y="64.179cm">
          <text:p text:style-name="P1"><text:span text:style-name="T1">AND</text:span></text:p>
          <text:p text:style-name="P1"><text:span text:style-name="T1">392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1.518cm" svg:y1="64.179cm" svg:x2="111.518cm" svg:y2="63.579cm" draw:start-shape="id372" draw:start-glue-point="0" draw:end-shape="id373" draw:end-glue-point="2" svg:d="m111518 64179v-600" svg:viewBox="0 0 1 601">
          <text:p/>
        </draw:connector>
        <draw:connector draw:style-name="gr6" draw:text-style-name="P1" draw:layer="layout" draw:type="line" svg:x1="112.018cm" svg:y1="64.629cm" svg:x2="113.418cm" svg:y2="64.629cm" draw:start-shape="id372" draw:start-glue-point="1" draw:end-shape="id368" draw:end-glue-point="3" svg:d="m112018 64629h1400" svg:viewBox="0 0 1401 1">
          <text:p/>
        </draw:connector>
        <draw:connector draw:style-name="gr7" draw:text-style-name="P3" draw:layer="layout" draw:type="line" svg:x1="112.018cm" svg:y1="64.629cm" svg:x2="113.918cm" svg:y2="61.279cm" draw:start-shape="id372" draw:start-glue-point="1" draw:end-shape="id370" draw:end-glue-point="2" svg:d="m112018 64629 1900-3350" svg:viewBox="0 0 1901 3351">
          <text:p text:style-name="P1"><text:span text:style-name="T2">c</text:span></text:p>
        </draw:connector>
        <draw:custom-shape draw:style-name="gr2" draw:text-style-name="P2" xml:id="id373" draw:id="id373" draw:layer="layout" svg:width="1cm" svg:height="0.9cm" svg:x="111.018cm" svg:y="62.679cm">
          <text:p text:style-name="P1"><text:span text:style-name="T1">NOT1</text:span></text:p>
          <text:p text:style-name="P1"><text:span text:style-name="T1">3928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11.518cm" svg:y1="62.679cm" svg:x2="111.518cm" svg:y2="61.279cm" draw:start-shape="id373" draw:start-glue-point="0" draw:end-shape="id374" draw:end-glue-point="2" svg:d="m111518 62679v-1400" svg:viewBox="0 0 1 1401">
          <text:p text:style-name="P1"><text:span text:style-name="T2">a</text:span></text:p>
        </draw:connector>
        <draw:connector draw:style-name="gr3" draw:text-style-name="P3" draw:layer="layout" draw:type="line" svg:x1="111.558cm" svg:y1="66.347cm" svg:x2="111.518cm" svg:y2="65.079cm" draw:end-shape="id372" draw:end-glue-point="2" svg:d="m111558 66347-40-1268" svg:viewBox="0 0 41 1269">
          <text:p text:style-name="P1"><text:span text:style-name="T2">RES2_12</text:span></text:p>
        </draw:connector>
        <draw:custom-shape draw:style-name="gr2" draw:text-style-name="P2" xml:id="id374" draw:id="id374" draw:layer="layout" svg:width="1cm" svg:height="0.9cm" svg:x="111.018cm" svg:y="60.379cm">
          <text:p text:style-name="P1"><text:span text:style-name="T1">12-OAI</text:span></text:p>
          <text:p text:style-name="P1"><text:span text:style-name="T1">392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9.688cm" svg:y1="59.393cm" svg:x2="111.018cm" svg:y2="60.829cm" draw:end-shape="id374" draw:end-glue-point="3" svg:d="m109688 59393 1330 1436" svg:viewBox="0 0 1331 1437">
          <text:p text:style-name="P1"><text:span text:style-name="T2">RES2_12/b</text:span></text:p>
        </draw:connector>
        <draw:custom-shape draw:style-name="gr2" draw:text-style-name="P2" xml:id="id375" draw:id="id375" draw:layer="layout" svg:width="1cm" svg:height="0.9cm" svg:x="111cm" svg:y="54.663cm">
          <text:p text:style-name="P1"><text:span text:style-name="T1">12-OAI</text:span></text:p>
          <text:p text:style-name="P1"><text:span text:style-name="T1">3937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11.518cm" svg:y1="60.379cm" svg:x2="111.5cm" svg:y2="55.563cm" draw:start-shape="id374" draw:start-glue-point="0" draw:end-shape="id375" draw:end-glue-point="2" svg:d="m111518 60379-18-4816" svg:viewBox="0 0 19 4817">
          <text:p text:style-name="P1"><text:span text:style-name="T2">b</text:span></text:p>
        </draw:connector>
        <draw:custom-shape draw:style-name="gr2" draw:text-style-name="P2" xml:id="id376" draw:id="id376" draw:layer="layout" svg:width="1cm" svg:height="0.9cm" svg:x="108.618cm" svg:y="64.147cm">
          <text:p text:style-name="P1"><text:span text:style-name="T1">AND</text:span></text:p>
          <text:p text:style-name="P1"><text:span text:style-name="T1">392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9.118cm" svg:y1="64.147cm" svg:x2="109.118cm" svg:y2="63.547cm" draw:start-shape="id376" draw:start-glue-point="0" draw:end-shape="id377" draw:end-glue-point="2" svg:d="m109118 64147v-600" svg:viewBox="0 0 1 601">
          <text:p/>
        </draw:connector>
        <draw:connector draw:style-name="gr6" draw:text-style-name="P1" draw:layer="layout" draw:type="line" svg:x1="109.618cm" svg:y1="64.597cm" svg:x2="111.018cm" svg:y2="64.629cm" draw:start-shape="id376" draw:start-glue-point="1" draw:end-shape="id372" draw:end-glue-point="3" svg:d="m109618 64597 1400 32" svg:viewBox="0 0 1401 33">
          <text:p/>
        </draw:connector>
        <draw:connector draw:style-name="gr3" draw:text-style-name="P3" draw:layer="layout" draw:type="line" svg:x1="109.158cm" svg:y1="66.315cm" svg:x2="109.118cm" svg:y2="65.047cm" draw:end-shape="id376" draw:end-glue-point="2" svg:d="m109158 66315-40-1268" svg:viewBox="0 0 41 1269">
          <text:p text:style-name="P1"><text:span text:style-name="T2">RES2_11</text:span></text:p>
        </draw:connector>
        <draw:custom-shape draw:style-name="gr2" draw:text-style-name="P2" xml:id="id377" draw:id="id377" draw:layer="layout" svg:width="1cm" svg:height="0.9cm" svg:x="108.618cm" svg:y="62.647cm">
          <text:p text:style-name="P1"><text:span text:style-name="T1">NOT1</text:span></text:p>
          <text:p text:style-name="P1"><text:span text:style-name="T1">3925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09.118cm" svg:y1="62.647cm" svg:x2="109.118cm" svg:y2="61.247cm" draw:start-shape="id377" draw:start-glue-point="0" draw:end-shape="id378" draw:end-glue-point="2" svg:d="m109118 62647v-1400" svg:viewBox="0 0 1 1401">
          <text:p text:style-name="P1"><text:span text:style-name="T2">a</text:span></text:p>
        </draw:connector>
        <draw:connector draw:style-name="gr7" draw:text-style-name="P3" draw:layer="layout" draw:type="line" svg:x1="109.618cm" svg:y1="64.597cm" svg:x2="111.518cm" svg:y2="61.279cm" draw:start-shape="id376" draw:start-glue-point="1" draw:end-shape="id374" draw:end-glue-point="2" svg:d="m109618 64597 1900-3318" svg:viewBox="0 0 1901 3319">
          <text:p text:style-name="P1"><text:span text:style-name="T2">c</text:span></text:p>
        </draw:connector>
        <draw:custom-shape draw:style-name="gr2" draw:text-style-name="P2" xml:id="id378" draw:id="id378" draw:layer="layout" svg:width="1cm" svg:height="0.9cm" svg:x="108.618cm" svg:y="60.347cm">
          <text:p text:style-name="P1"><text:span text:style-name="T1">12-OAI</text:span></text:p>
          <text:p text:style-name="P1"><text:span text:style-name="T1">392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7.36cm" svg:y1="59.287cm" svg:x2="108.618cm" svg:y2="60.797cm" draw:end-shape="id378" draw:end-glue-point="3" svg:d="m107360 59287 1258 1510" svg:viewBox="0 0 1259 1511">
          <text:p text:style-name="P1"><text:span text:style-name="T2">RES2_11/b</text:span></text:p>
        </draw:connector>
        <draw:custom-shape draw:style-name="gr2" draw:text-style-name="P2" xml:id="id379" draw:id="id379" draw:layer="layout" svg:width="1cm" svg:height="0.9cm" svg:x="108.6cm" svg:y="54.663cm">
          <text:p text:style-name="P1"><text:span text:style-name="T1">12-OAI</text:span></text:p>
          <text:p text:style-name="P1"><text:span text:style-name="T1">3936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09.118cm" svg:y1="60.347cm" svg:x2="109.1cm" svg:y2="55.563cm" draw:start-shape="id378" draw:start-glue-point="0" draw:end-shape="id379" draw:end-glue-point="2" svg:d="m109118 60347-18-4784" svg:viewBox="0 0 19 4785">
          <text:p text:style-name="P1"><text:span text:style-name="T2">b</text:span></text:p>
        </draw:connector>
        <draw:custom-shape draw:style-name="gr2" draw:text-style-name="P2" xml:id="id380" draw:id="id380" draw:layer="layout" svg:width="1cm" svg:height="0.9cm" svg:x="106.218cm" svg:y="64.147cm">
          <text:p text:style-name="P1"><text:span text:style-name="T1">AND</text:span></text:p>
          <text:p text:style-name="P1"><text:span text:style-name="T1">392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6.718cm" svg:y1="64.147cm" svg:x2="106.718cm" svg:y2="63.547cm" draw:start-shape="id380" draw:start-glue-point="0" draw:end-shape="id381" draw:end-glue-point="2" svg:d="m106718 64147v-600" svg:viewBox="0 0 1 601">
          <text:p/>
        </draw:connector>
        <draw:connector draw:style-name="gr6" draw:text-style-name="P1" draw:layer="layout" draw:type="line" svg:x1="107.218cm" svg:y1="64.597cm" svg:x2="108.618cm" svg:y2="64.597cm" draw:start-shape="id380" draw:start-glue-point="1" draw:end-shape="id376" draw:end-glue-point="3" svg:d="m107218 64597h1400" svg:viewBox="0 0 1401 1">
          <text:p/>
        </draw:connector>
        <draw:connector draw:style-name="gr3" draw:text-style-name="P3" draw:layer="layout" draw:type="line" svg:x1="106.758cm" svg:y1="66.315cm" svg:x2="106.718cm" svg:y2="65.047cm" draw:end-shape="id380" draw:end-glue-point="2" svg:d="m106758 66315-40-1268" svg:viewBox="0 0 41 1269">
          <text:p text:style-name="P1"><text:span text:style-name="T2">RES2_10</text:span></text:p>
        </draw:connector>
        <draw:custom-shape draw:style-name="gr2" draw:text-style-name="P2" xml:id="id381" draw:id="id381" draw:layer="layout" svg:width="1cm" svg:height="0.9cm" svg:x="106.218cm" svg:y="62.647cm">
          <text:p text:style-name="P1"><text:span text:style-name="T1">NOT1</text:span></text:p>
          <text:p text:style-name="P1"><text:span text:style-name="T1">3922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06.718cm" svg:y1="62.647cm" svg:x2="106.718cm" svg:y2="61.247cm" draw:start-shape="id381" draw:start-glue-point="0" draw:end-shape="id382" draw:end-glue-point="2" svg:d="m106718 62647v-1400" svg:viewBox="0 0 1 1401">
          <text:p text:style-name="P1"><text:span text:style-name="T2">a</text:span></text:p>
        </draw:connector>
        <draw:custom-shape draw:style-name="gr2" draw:text-style-name="P2" xml:id="id382" draw:id="id382" draw:layer="layout" svg:width="1cm" svg:height="0.9cm" svg:x="106.218cm" svg:y="60.347cm">
          <text:p text:style-name="P1"><text:span text:style-name="T1">12-OAI</text:span></text:p>
          <text:p text:style-name="P1"><text:span text:style-name="T1">392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4.82cm" svg:y1="59.076cm" svg:x2="106.218cm" svg:y2="60.797cm" draw:end-shape="id382" draw:end-glue-point="3" svg:d="m104820 59076 1398 1721" svg:viewBox="0 0 1399 1722">
          <text:p text:style-name="P1"><text:span text:style-name="T2">RES2_10/b</text:span></text:p>
        </draw:connector>
        <draw:connector draw:style-name="gr7" draw:text-style-name="P3" draw:layer="layout" draw:type="line" svg:x1="106.718cm" svg:y1="60.347cm" svg:x2="106.7cm" svg:y2="55.563cm" draw:start-shape="id382" draw:start-glue-point="0" draw:end-shape="id364" draw:end-glue-point="2" svg:d="m106718 60347-18-4784" svg:viewBox="0 0 19 4785">
          <text:p text:style-name="P1"><text:span text:style-name="T2">b</text:span></text:p>
        </draw:connector>
        <draw:connector draw:style-name="gr7" draw:text-style-name="P3" draw:layer="layout" draw:type="line" svg:x1="107.218cm" svg:y1="64.597cm" svg:x2="109.118cm" svg:y2="61.247cm" draw:start-shape="id380" draw:start-glue-point="1" draw:end-shape="id378" draw:end-glue-point="2" svg:d="m107218 64597 1900-3350" svg:viewBox="0 0 1901 3351">
          <text:p text:style-name="P1"><text:span text:style-name="T2">c</text:span></text:p>
        </draw:connector>
        <draw:custom-shape draw:style-name="gr8" draw:text-style-name="P2" xml:id="id386" draw:id="id386" draw:layer="layout" svg:width="1cm" svg:height="0.9cm" svg:x="103.8cm" svg:y="54.663cm">
          <text:p text:style-name="P1"><text:span text:style-name="T1">12-OAI</text:span></text:p>
          <text:p text:style-name="P1"><text:span text:style-name="T1">393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3" draw:id="id383" draw:layer="layout" svg:width="1cm" svg:height="0.9cm" svg:x="103.818cm" svg:y="64.147cm">
          <text:p text:style-name="P1"><text:span text:style-name="T1">AND</text:span></text:p>
          <text:p text:style-name="P1"><text:span text:style-name="T1">391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4.318cm" svg:y1="64.147cm" svg:x2="104.318cm" svg:y2="63.547cm" draw:start-shape="id383" draw:start-glue-point="0" draw:end-shape="id384" draw:end-glue-point="2" svg:d="m104318 64147v-600" svg:viewBox="0 0 1 601">
          <text:p/>
        </draw:connector>
        <draw:connector draw:style-name="gr6" draw:text-style-name="P1" draw:layer="layout" draw:type="line" svg:x1="104.818cm" svg:y1="64.597cm" svg:x2="106.218cm" svg:y2="64.597cm" draw:start-shape="id383" draw:start-glue-point="1" draw:end-shape="id380" draw:end-glue-point="3" svg:d="m104818 64597h1400" svg:viewBox="0 0 1401 1">
          <text:p/>
        </draw:connector>
        <draw:connector draw:style-name="gr3" draw:text-style-name="P3" draw:layer="layout" draw:type="line" svg:x1="104.358cm" svg:y1="66.315cm" svg:x2="104.318cm" svg:y2="65.047cm" draw:end-shape="id383" draw:end-glue-point="2" svg:d="m104358 66315-40-1268" svg:viewBox="0 0 41 1269">
          <text:p text:style-name="P1"><text:span text:style-name="T2">RES2_09</text:span></text:p>
        </draw:connector>
        <draw:custom-shape draw:style-name="gr2" draw:text-style-name="P2" xml:id="id384" draw:id="id384" draw:layer="layout" svg:width="1cm" svg:height="0.9cm" svg:x="103.818cm" svg:y="62.647cm">
          <text:p text:style-name="P1"><text:span text:style-name="T1">NOT1</text:span></text:p>
          <text:p text:style-name="P1"><text:span text:style-name="T1">3919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04.318cm" svg:y1="62.647cm" svg:x2="104.318cm" svg:y2="61.247cm" draw:start-shape="id384" draw:start-glue-point="0" draw:end-shape="id385" draw:end-glue-point="2" svg:d="m104318 62647v-1400" svg:viewBox="0 0 1 1401">
          <text:p text:style-name="P1"><text:span text:style-name="T2">a</text:span></text:p>
        </draw:connector>
        <draw:custom-shape draw:style-name="gr2" draw:text-style-name="P2" xml:id="id385" draw:id="id385" draw:layer="layout" svg:width="1cm" svg:height="0.9cm" svg:x="103.818cm" svg:y="60.347cm">
          <text:p text:style-name="P1"><text:span text:style-name="T1">12-OAI</text:span></text:p>
          <text:p text:style-name="P1"><text:span text:style-name="T1">391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2.571cm" svg:y1="59.287cm" svg:x2="103.818cm" svg:y2="60.797cm" draw:end-shape="id385" draw:end-glue-point="3" svg:d="m102571 59287 1247 1510" svg:viewBox="0 0 1248 1511">
          <text:p text:style-name="P1"><text:span text:style-name="T2">RES2_09/b</text:span></text:p>
        </draw:connector>
        <draw:connector draw:style-name="gr7" draw:text-style-name="P3" draw:layer="layout" draw:type="line" svg:x1="104.318cm" svg:y1="60.347cm" svg:x2="104.3cm" svg:y2="55.563cm" draw:start-shape="id385" draw:start-glue-point="0" draw:end-shape="id386" draw:end-glue-point="2" svg:d="m104318 60347-18-4784" svg:viewBox="0 0 19 4785">
          <text:p text:style-name="P1"><text:span text:style-name="T2">b</text:span></text:p>
        </draw:connector>
        <draw:connector draw:style-name="gr7" draw:text-style-name="P3" draw:layer="layout" draw:type="line" svg:x1="104.818cm" svg:y1="64.597cm" svg:x2="106.718cm" svg:y2="61.247cm" draw:start-shape="id383" draw:start-glue-point="1" draw:end-shape="id382" draw:end-glue-point="2" svg:d="m104818 64597 1900-3350" svg:viewBox="0 0 1901 3351">
          <text:p text:style-name="P1"><text:span text:style-name="T2">c</text:span></text:p>
        </draw:connector>
        <draw:connector draw:style-name="gr6" draw:text-style-name="P1" draw:layer="layout" draw:type="line" svg:x1="102.518cm" svg:y1="64.63cm" svg:x2="103.818cm" svg:y2="64.597cm" draw:start-shape="id355" draw:start-glue-point="1" draw:end-shape="id383" draw:end-glue-point="3" svg:d="m102518 64630 1300-33" svg:viewBox="0 0 1301 34">
          <text:p/>
        </draw:connector>
        <draw:connector draw:style-name="gr7" draw:text-style-name="P3" draw:layer="layout" draw:type="line" svg:x1="102.518cm" svg:y1="64.63cm" svg:x2="104.318cm" svg:y2="61.247cm" draw:start-shape="id355" draw:start-glue-point="1" draw:end-shape="id385" draw:end-glue-point="2" svg:d="m102518 64630 1800-3383" svg:viewBox="0 0 1801 3384">
          <text:p text:style-name="P1"><text:span text:style-name="T2">c</text:span></text:p>
        </draw:connector>
        <draw:custom-shape draw:style-name="gr2" draw:text-style-name="P2" xml:id="id387" draw:id="id387" draw:layer="layout" svg:width="1cm" svg:height="0.9cm" svg:x="101.5cm" svg:y="54.663cm">
          <text:p text:style-name="P1"><text:span text:style-name="T1">12-OAI</text:span></text:p>
          <text:p text:style-name="P1"><text:span text:style-name="T1">3838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01.997cm" svg:y1="60.38cm" svg:x2="102cm" svg:y2="55.563cm" draw:start-shape="id357" draw:start-glue-point="0" draw:end-shape="id387" draw:end-glue-point="2" svg:d="m101997 60380 3-4817" svg:viewBox="0 0 4 4818">
          <text:p text:style-name="P1"><text:span text:style-name="T2">b</text:span></text:p>
        </draw:connector>
        <draw:custom-shape draw:style-name="gr2" draw:text-style-name="P2" xml:id="id388" draw:id="id388" draw:layer="layout" svg:width="1cm" svg:height="0.9cm" svg:x="103.8cm" svg:y="54.663cm">
          <text:p text:style-name="P1"><text:span text:style-name="T1">12-OAI</text:span></text:p>
          <text:p text:style-name="P1"><text:span text:style-name="T1">39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type="line" svg:x1="120.73cm" svg:y1="59.213cm" svg:x2="104.3cm" svg:y2="55.563cm" draw:start-shape="id363" draw:start-glue-point="3" draw:end-shape="id388" draw:end-glue-point="2" svg:d="m120730 59213-16430-3650" svg:viewBox="0 0 16431 3651">
          <text:p text:style-name="P1"><text:span text:style-name="T2">c</text:span></text:p>
        </draw:connector>
        <draw:connector draw:style-name="gr7" draw:text-style-name="P3" draw:layer="layout" draw:type="line" svg:x1="120.73cm" svg:y1="59.213cm" svg:x2="113.9cm" svg:y2="55.563cm" draw:start-shape="id363" draw:start-glue-point="3" draw:end-shape="id371" draw:end-glue-point="2" svg:d="m120730 59213-6830-3650" svg:viewBox="0 0 6831 3651">
          <text:p text:style-name="P1"><text:span text:style-name="T2">c</text:span></text:p>
        </draw:connector>
        <draw:connector draw:style-name="gr7" draw:text-style-name="P3" draw:layer="layout" draw:type="line" svg:x1="120.73cm" svg:y1="59.213cm" svg:x2="109.1cm" svg:y2="55.563cm" draw:start-shape="id363" draw:start-glue-point="3" draw:end-shape="id379" draw:end-glue-point="2" svg:d="m120730 59213-11630-3650" svg:viewBox="0 0 11631 3651">
          <text:p text:style-name="P1"><text:span text:style-name="T2">c</text:span></text:p>
        </draw:connector>
        <draw:connector draw:style-name="gr7" draw:text-style-name="P3" draw:layer="layout" draw:type="line" svg:x1="120.73cm" svg:y1="59.213cm" svg:x2="111.5cm" svg:y2="55.563cm" draw:start-shape="id363" draw:start-glue-point="3" draw:end-shape="id375" draw:end-glue-point="2" svg:d="m120730 59213-9230-3650" svg:viewBox="0 0 9231 3651">
          <text:p text:style-name="P1"><text:span text:style-name="T2">c</text:span></text:p>
        </draw:connector>
        <draw:connector draw:style-name="gr7" draw:text-style-name="P3" draw:layer="layout" draw:type="line" svg:x1="120.73cm" svg:y1="59.213cm" svg:x2="102cm" svg:y2="55.563cm" draw:start-shape="id363" draw:end-shape="id387" draw:end-glue-point="2" svg:d="m120730 59213-18730-3650" svg:viewBox="0 0 18731 3651">
          <text:p text:style-name="P1"><text:span text:style-name="T2">c</text:span></text:p>
        </draw:connector>
        <draw:connector draw:style-name="gr7" draw:text-style-name="P3" draw:layer="layout" draw:type="line" svg:x1="120.73cm" svg:y1="59.213cm" svg:x2="116.2cm" svg:y2="55.563cm" draw:start-shape="id363" draw:start-glue-point="3" draw:end-shape="id367" draw:end-glue-point="2" svg:d="m120730 59213-4530-3650" svg:viewBox="0 0 4531 3651">
          <text:p text:style-name="P1"><text:span text:style-name="T2">c</text:span></text:p>
        </draw:connector>
        <draw:connector draw:style-name="gr7" draw:text-style-name="P3" draw:layer="layout" draw:type="line" svg:x1="120.73cm" svg:y1="57.713cm" svg:x2="102cm" svg:y2="55.563cm" draw:start-shape="id358" draw:start-glue-point="3" draw:end-shape="id387" draw:end-glue-point="2" svg:d="m120730 57713-18730-2150" svg:viewBox="0 0 18731 2151">
          <text:p text:style-name="P1"><text:span text:style-name="T2">a</text:span></text:p>
        </draw:connector>
        <draw:connector draw:style-name="gr7" draw:text-style-name="P3" draw:layer="layout" draw:type="line" svg:x1="120.73cm" svg:y1="57.713cm" svg:x2="104.3cm" svg:y2="55.563cm" draw:start-shape="id358" draw:start-glue-point="3" draw:end-shape="id388" draw:end-glue-point="2" svg:d="m120730 57713-16430-2150" svg:viewBox="0 0 16431 2151">
          <text:p text:style-name="P1"><text:span text:style-name="T2">a</text:span></text:p>
        </draw:connector>
        <draw:connector draw:style-name="gr7" draw:text-style-name="P3" draw:layer="layout" draw:type="line" svg:x1="120.73cm" svg:y1="57.713cm" svg:x2="109.1cm" svg:y2="55.563cm" draw:start-shape="id358" draw:start-glue-point="3" draw:end-shape="id379" draw:end-glue-point="2" svg:d="m120730 57713-11630-2150" svg:viewBox="0 0 11631 2151">
          <text:p text:style-name="P1"><text:span text:style-name="T2">a</text:span></text:p>
        </draw:connector>
        <draw:connector draw:style-name="gr7" draw:text-style-name="P3" draw:layer="layout" draw:type="line" svg:x1="120.73cm" svg:y1="57.713cm" svg:x2="111.5cm" svg:y2="55.563cm" draw:start-shape="id358" draw:start-glue-point="3" draw:end-shape="id375" draw:end-glue-point="2" svg:d="m120730 57713-9230-2150" svg:viewBox="0 0 9231 2151">
          <text:p text:style-name="P1"><text:span text:style-name="T2">a</text:span></text:p>
        </draw:connector>
        <draw:connector draw:style-name="gr7" draw:text-style-name="P3" draw:layer="layout" draw:type="line" svg:x1="120.73cm" svg:y1="57.713cm" svg:x2="113.9cm" svg:y2="55.563cm" draw:start-shape="id358" draw:start-glue-point="3" draw:end-shape="id371" draw:end-glue-point="2" svg:d="m120730 57713-6830-2150" svg:viewBox="0 0 6831 2151">
          <text:p text:style-name="P1"><text:span text:style-name="T2">a</text:span></text:p>
        </draw:connector>
        <draw:connector draw:style-name="gr7" draw:text-style-name="P3" draw:layer="layout" draw:type="line" svg:x1="120.73cm" svg:y1="57.713cm" svg:x2="116.2cm" svg:y2="55.563cm" draw:start-shape="id358" draw:start-glue-point="3" draw:end-shape="id367" draw:end-glue-point="2" svg:d="m120730 57713-4530-2150" svg:viewBox="0 0 4531 2151">
          <text:p text:style-name="P1"><text:span text:style-name="T2">a</text:span></text:p>
        </draw:connector>
        <draw:custom-shape draw:style-name="gr2" draw:text-style-name="P2" xml:id="id389" draw:id="id389" draw:layer="layout" svg:width="1cm" svg:height="0.9cm" svg:x="94.7cm" svg:y="59.428cm">
          <text:p text:style-name="P1"><text:span text:style-name="T1">3-OR2X</text:span></text:p>
          <text:p text:style-name="P1"><text:span text:style-name="T1">382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5.7cm" svg:y1="59.878cm" svg:x2="96.718cm" svg:y2="64.671cm" draw:start-shape="id389" draw:start-glue-point="1" svg:d="m95700 59878 1018 4793" svg:viewBox="0 0 1019 4794">
          <text:p/>
        </draw:connector>
        <draw:custom-shape draw:style-name="gr2" draw:text-style-name="P2" xml:id="id390" draw:id="id390" draw:layer="layout" svg:width="1cm" svg:height="0.9cm" svg:x="91.5cm" svg:y="59.402cm">
          <text:p text:style-name="P1"><text:span text:style-name="T1">3-NAND2X</text:span></text:p>
          <text:p text:style-name="P1"><text:span text:style-name="T1">382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2.5cm" svg:y1="59.852cm" svg:x2="94.7cm" svg:y2="59.878cm" draw:start-shape="id390" draw:start-glue-point="1" draw:end-shape="id389" draw:end-glue-point="3" svg:d="m92500 59852 2200 26" svg:viewBox="0 0 2201 27">
          <text:p/>
        </draw:connector>
        <draw:connector draw:style-name="gr3" draw:text-style-name="P3" draw:layer="layout" draw:type="line" svg:x1="89.335cm" svg:y1="58.85cm" svg:x2="91.5cm" svg:y2="59.852cm" draw:end-shape="id390" draw:end-glue-point="3" svg:d="m89335 58850 2165 1002" svg:viewBox="0 0 2166 1003">
          <text:p text:style-name="P1"><text:span text:style-name="T2">RES2_10</text:span></text:p>
        </draw:connector>
        <draw:connector draw:style-name="gr3" draw:text-style-name="P3" draw:layer="layout" draw:type="line" svg:x1="89.335cm" svg:y1="60.966cm" svg:x2="91.5cm" svg:y2="59.852cm" draw:end-shape="id390" draw:end-glue-point="3" svg:d="m89335 60966 2165-1114" svg:viewBox="0 0 2166 1115">
          <text:p text:style-name="P1"><text:span text:style-name="T2">RES2_12</text:span></text:p>
        </draw:connector>
        <draw:connector draw:style-name="gr3" draw:text-style-name="P3" draw:layer="layout" draw:type="line" svg:x1="89.282cm" svg:y1="59.935cm" svg:x2="91.5cm" svg:y2="59.852cm" draw:end-shape="id390" draw:end-glue-point="3" svg:d="m89282 59935 2218-83" svg:viewBox="0 0 2219 84">
          <text:p text:style-name="P1"><text:span text:style-name="T2">RES2_11</text:span></text:p>
        </draw:connector>
        <draw:custom-shape draw:style-name="gr2" draw:text-style-name="P2" xml:id="id391" draw:id="id391" draw:layer="layout" svg:width="1cm" svg:height="0.9cm" svg:x="91.5cm" svg:y="56.853cm">
          <text:p text:style-name="P1"><text:span text:style-name="T1">3-NAND2X</text:span></text:p>
          <text:p text:style-name="P1"><text:span text:style-name="T1">382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9.309cm" svg:y1="56.363cm" svg:x2="91.5cm" svg:y2="57.303cm" draw:end-shape="id391" draw:end-glue-point="3" svg:d="m89309 56363 2191 940" svg:viewBox="0 0 2192 941">
          <text:p text:style-name="P1"><text:span text:style-name="T2">RES2_07</text:span></text:p>
        </draw:connector>
        <draw:connector draw:style-name="gr3" draw:text-style-name="P3" draw:layer="layout" draw:type="line" svg:x1="89.309cm" svg:y1="58.426cm" svg:x2="91.5cm" svg:y2="57.303cm" draw:end-shape="id391" draw:end-glue-point="3" svg:d="m89309 58426 2191-1123" svg:viewBox="0 0 2192 1124">
          <text:p text:style-name="P1"><text:span text:style-name="T2">RES2_09</text:span></text:p>
        </draw:connector>
        <draw:connector draw:style-name="gr3" draw:text-style-name="P3" draw:layer="layout" draw:type="line" svg:x1="89.282cm" svg:y1="57.368cm" svg:x2="91.5cm" svg:y2="57.303cm" draw:end-shape="id391" draw:end-glue-point="3" svg:d="m89282 57368 2218-65" svg:viewBox="0 0 2219 66">
          <text:p text:style-name="P1"><text:span text:style-name="T2">RES2_08</text:span></text:p>
        </draw:connector>
        <draw:connector draw:style-name="gr6" draw:text-style-name="P1" draw:layer="layout" draw:type="line" svg:x1="92.5cm" svg:y1="57.303cm" svg:x2="94.7cm" svg:y2="59.878cm" draw:start-shape="id391" draw:start-glue-point="1" draw:end-shape="id389" draw:end-glue-point="3" svg:d="m92500 57303 2200 2575" svg:viewBox="0 0 2201 2576">
          <text:p/>
        </draw:connector>
        <draw:custom-shape draw:style-name="gr2" draw:text-style-name="P2" xml:id="id392" draw:id="id392" draw:layer="layout" svg:width="1cm" svg:height="0.9cm" svg:x="91.5cm" svg:y="61.942cm">
          <text:p text:style-name="P1"><text:span text:style-name="T1">3-NAND2X</text:span></text:p>
          <text:p text:style-name="P1"><text:span text:style-name="T1">382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9.362cm" svg:y1="61.31cm" svg:x2="91.5cm" svg:y2="62.392cm" draw:end-shape="id392" draw:end-glue-point="3" svg:d="m89362 61310 2138 1082" svg:viewBox="0 0 2139 1083">
          <text:p text:style-name="P1"><text:span text:style-name="T2">RES2_13</text:span></text:p>
        </draw:connector>
        <draw:connector draw:style-name="gr3" draw:text-style-name="P3" draw:layer="layout" draw:type="line" svg:x1="89.335cm" svg:y1="63.665cm" svg:x2="91.5cm" svg:y2="62.392cm" draw:end-shape="id392" draw:end-glue-point="3" svg:d="m89335 63665 2165-1273" svg:viewBox="0 0 2166 1274">
          <text:p text:style-name="P1"><text:span text:style-name="T2">RES2_15</text:span></text:p>
        </draw:connector>
        <draw:connector draw:style-name="gr3" draw:text-style-name="P3" draw:layer="layout" draw:type="line" svg:x1="89.309cm" svg:y1="62.422cm" svg:x2="91.5cm" svg:y2="62.392cm" draw:end-shape="id392" draw:end-glue-point="3" svg:d="m89309 62422 2191-30" svg:viewBox="0 0 2192 31">
          <text:p text:style-name="P1"><text:span text:style-name="T2">RES2_14</text:span></text:p>
        </draw:connector>
        <draw:connector draw:style-name="gr6" draw:text-style-name="P1" draw:layer="layout" draw:type="line" svg:x1="92.5cm" svg:y1="62.392cm" svg:x2="94.7cm" svg:y2="59.878cm" draw:start-shape="id392" draw:start-glue-point="1" draw:end-shape="id389" draw:end-glue-point="3" svg:d="m92500 62392 2200-2514" svg:viewBox="0 0 2201 2515">
          <text:p/>
        </draw:connector>
        <draw:custom-shape draw:style-name="gr2" draw:text-style-name="P2" xml:id="id393" draw:id="id393" draw:layer="layout" svg:width="1cm" svg:height="0.9cm" svg:x="118.129cm" svg:y="54.663cm">
          <text:p text:style-name="P1"><text:span text:style-name="T1">AND</text:span></text:p>
          <text:p text:style-name="P1"><text:span text:style-name="T1">383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1.451cm" svg:y1="55.085cm" svg:x2="119.129cm" svg:y2="55.113cm" draw:end-shape="id393" draw:end-glue-point="1" svg:d="m121451 55085-2322 28" svg:viewBox="0 0 2323 29">
          <text:p text:style-name="P1"><text:span text:style-name="T2">RES2_16</text:span></text:p>
        </draw:connector>
        <draw:connector draw:style-name="gr6" draw:text-style-name="P1" draw:layer="layout" draw:type="line" svg:x1="95.7cm" svg:y1="59.878cm" svg:x2="118.629cm" svg:y2="55.563cm" draw:start-shape="id389" draw:start-glue-point="1" draw:end-shape="id393" draw:end-glue-point="2" svg:d="m95700 59878 22929-4315" svg:viewBox="0 0 22930 4316">
          <text:p/>
        </draw:connector>
        <draw:custom-shape draw:style-name="gr1" draw:text-style-name="P2" xml:id="id394" draw:id="id394" draw:layer="layout" svg:width="2.1cm" svg:height="0.9cm" svg:x="108cm" svg:y="52.163cm">
          <text:p text:style-name="P1"><text:span text:style-name="T1">DFF (clk8)</text:span></text:p>
          <text:p text:style-name="P1"><text:span text:style-name="T1">393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9.1cm" svg:y1="54.663cm" svg:x2="109.05cm" svg:y2="53.063cm" draw:start-shape="id379" draw:start-glue-point="0" draw:end-shape="id394" draw:end-glue-point="2" svg:d="m109100 54663-50-1600" svg:viewBox="0 0 51 1601">
          <text:p/>
        </draw:connector>
        <draw:custom-shape draw:style-name="gr1" draw:text-style-name="P2" xml:id="id395" draw:id="id395" draw:layer="layout" svg:width="2.1cm" svg:height="0.9cm" svg:x="105.6cm" svg:y="52.163cm">
          <text:p text:style-name="P1"><text:span text:style-name="T1">DFF (clk8)</text:span></text:p>
          <text:p text:style-name="P1"><text:span text:style-name="T1">394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6.7cm" svg:y1="54.663cm" svg:x2="106.65cm" svg:y2="53.063cm" draw:start-shape="id364" draw:start-glue-point="0" draw:end-shape="id395" draw:end-glue-point="2" svg:d="m106700 54663-50-1600" svg:viewBox="0 0 51 1601">
          <text:p/>
        </draw:connector>
        <draw:custom-shape draw:style-name="gr1" draw:text-style-name="P2" xml:id="id396" draw:id="id396" draw:layer="layout" svg:width="2.1cm" svg:height="0.9cm" svg:x="110.4cm" svg:y="52.163cm">
          <text:p text:style-name="P1"><text:span text:style-name="T1">DFF (clk8)</text:span></text:p>
          <text:p text:style-name="P1"><text:span text:style-name="T1">394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1.5cm" svg:y1="54.663cm" svg:x2="111.45cm" svg:y2="53.063cm" draw:start-shape="id375" draw:start-glue-point="0" draw:end-shape="id396" draw:end-glue-point="2" svg:d="m111500 54663-50-1600" svg:viewBox="0 0 51 1601">
          <text:p/>
        </draw:connector>
        <draw:custom-shape draw:style-name="gr1" draw:text-style-name="P2" xml:id="id397" draw:id="id397" draw:layer="layout" svg:width="2.1cm" svg:height="0.9cm" svg:x="112.8cm" svg:y="52.163cm">
          <text:p text:style-name="P1"><text:span text:style-name="T1">DFF (clk8)</text:span></text:p>
          <text:p text:style-name="P1"><text:span text:style-name="T1">415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3.9cm" svg:y1="54.663cm" svg:x2="113.85cm" svg:y2="53.063cm" draw:start-shape="id371" draw:start-glue-point="0" draw:end-shape="id397" draw:end-glue-point="2" svg:d="m113900 54663-50-1600" svg:viewBox="0 0 51 1601">
          <text:p/>
        </draw:connector>
        <draw:custom-shape draw:style-name="gr1" draw:text-style-name="P2" xml:id="id398" draw:id="id398" draw:layer="layout" svg:width="2.1cm" svg:height="0.9cm" svg:x="115.2cm" svg:y="52.163cm">
          <text:p text:style-name="P1"><text:span text:style-name="T1">DFF (clk8)</text:span></text:p>
          <text:p text:style-name="P1"><text:span text:style-name="T1">385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6.2cm" svg:y1="54.663cm" svg:x2="116.25cm" svg:y2="53.063cm" draw:start-shape="id367" draw:start-glue-point="0" draw:end-shape="id398" draw:end-glue-point="2" svg:d="m116200 54663 50-1600" svg:viewBox="0 0 51 1601">
          <text:p/>
        </draw:connector>
        <draw:custom-shape draw:style-name="gr1" draw:text-style-name="P2" xml:id="id399" draw:id="id399" draw:layer="layout" svg:width="2.1cm" svg:height="0.9cm" svg:x="117.6cm" svg:y="52.163cm">
          <text:p text:style-name="P1"><text:span text:style-name="T1">DFF (clk8)</text:span></text:p>
          <text:p text:style-name="P1"><text:span text:style-name="T1">403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8.629cm" svg:y1="54.663cm" svg:x2="118.65cm" svg:y2="53.063cm" draw:start-shape="id393" draw:start-glue-point="0" draw:end-shape="id399" draw:end-glue-point="2" svg:d="m118629 54663 21-1600" svg:viewBox="0 0 22 1601">
          <text:p/>
        </draw:connector>
        <draw:custom-shape draw:style-name="gr1" draw:text-style-name="P2" xml:id="id400" draw:id="id400" draw:layer="layout" svg:width="2.1cm" svg:height="0.9cm" svg:x="103.261cm" svg:y="52.163cm">
          <text:p text:style-name="P1"><text:span text:style-name="T1">DFF (clk8)</text:span></text:p>
          <text:p text:style-name="P1"><text:span text:style-name="T1">416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4.3cm" svg:y1="54.663cm" svg:x2="104.311cm" svg:y2="53.063cm" draw:start-shape="id388" draw:start-glue-point="0" draw:end-shape="id400" draw:end-glue-point="2" svg:d="m104300 54663 11-1600" svg:viewBox="0 0 12 1601">
          <text:p/>
        </draw:connector>
        <draw:custom-shape draw:style-name="gr1" draw:text-style-name="P2" xml:id="id401" draw:id="id401" draw:layer="layout" svg:width="2.1cm" svg:height="0.9cm" svg:x="100.9cm" svg:y="52.163cm">
          <text:p text:style-name="P1"><text:span text:style-name="T1">DFF (clk8)</text:span></text:p>
          <text:p text:style-name="P1"><text:span text:style-name="T1">385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2cm" svg:y1="54.663cm" svg:x2="101.95cm" svg:y2="53.063cm" draw:start-shape="id387" draw:start-glue-point="0" draw:end-shape="id401" draw:end-glue-point="2" svg:d="m102000 54663-50-1600" svg:viewBox="0 0 51 1601">
          <text:p/>
        </draw:connector>
        <draw:connector draw:style-name="gr3" draw:text-style-name="P3" draw:layer="layout" draw:type="line" svg:x1="101.95cm" svg:y1="52.163cm" svg:x2="101.957cm" svg:y2="49.672cm" draw:start-shape="id401" draw:start-glue-point="0" svg:d="m101950 52163 7-2491" svg:viewBox="0 0 8 2492">
          <text:p text:style-name="P1"><text:span text:style-name="T2">out0</text:span></text:p>
        </draw:connector>
        <draw:connector draw:style-name="gr3" draw:text-style-name="P3" draw:layer="layout" draw:type="line" svg:x1="116.25cm" svg:y1="52.163cm" svg:x2="116.207cm" svg:y2="49.663cm" draw:start-shape="id398" draw:start-glue-point="0" svg:d="m116250 52163-43-2500" svg:viewBox="0 0 44 2501">
          <text:p text:style-name="P1"><text:span text:style-name="T2">out6</text:span></text:p>
        </draw:connector>
        <draw:connector draw:style-name="gr3" draw:text-style-name="P3" draw:layer="layout" draw:type="line" svg:x1="104.311cm" svg:y1="52.163cm" svg:x2="104.307cm" svg:y2="49.672cm" draw:start-shape="id400" draw:start-glue-point="0" svg:d="m104311 52163-4-2491" svg:viewBox="0 0 5 2492">
          <text:p text:style-name="P1"><text:span text:style-name="T2">out1</text:span></text:p>
        </draw:connector>
        <draw:connector draw:style-name="gr3" draw:text-style-name="P3" draw:layer="layout" draw:type="line" svg:x1="113.85cm" svg:y1="52.163cm" svg:x2="113.787cm" svg:y2="49.672cm" draw:start-shape="id397" draw:start-glue-point="0" svg:d="m113850 52163-63-2491" svg:viewBox="0 0 64 2492">
          <text:p text:style-name="P1"><text:span text:style-name="T2">out5</text:span></text:p>
        </draw:connector>
        <draw:connector draw:style-name="gr3" draw:text-style-name="P3" draw:layer="layout" draw:type="line" svg:x1="118.65cm" svg:y1="52.163cm" svg:x2="118.637cm" svg:y2="49.663cm" draw:start-shape="id399" draw:start-glue-point="0" svg:d="m118650 52163-13-2500" svg:viewBox="0 0 14 2501">
          <text:p text:style-name="P1"><text:span text:style-name="T2">out7</text:span></text:p>
        </draw:connector>
        <draw:connector draw:style-name="gr3" draw:text-style-name="P3" draw:layer="layout" draw:type="line" svg:x1="111.45cm" svg:y1="52.163cm" svg:x2="111.385cm" svg:y2="49.611cm" draw:start-shape="id396" draw:start-glue-point="0" svg:d="m111450 52163-65-2552" svg:viewBox="0 0 66 2553">
          <text:p text:style-name="P1"><text:span text:style-name="T2">out4</text:span></text:p>
        </draw:connector>
        <draw:connector draw:style-name="gr3" draw:text-style-name="P3" draw:layer="layout" draw:type="line" svg:x1="106.65cm" svg:y1="52.163cm" svg:x2="106.696cm" svg:y2="49.663cm" draw:start-shape="id395" draw:start-glue-point="0" svg:d="m106650 52163 46-2500" svg:viewBox="0 0 47 2501">
          <text:p text:style-name="P1"><text:span text:style-name="T2">out2</text:span></text:p>
        </draw:connector>
        <draw:connector draw:style-name="gr3" draw:text-style-name="P3" draw:layer="layout" draw:type="line" svg:x1="109.05cm" svg:y1="52.163cm" svg:x2="109cm" svg:y2="49.663cm" draw:start-shape="id394" draw:start-glue-point="0" svg:d="m109050 52163-50-2500" svg:viewBox="0 0 51 2501">
          <text:p text:style-name="P1"><text:span text:style-name="T2">out3</text:span></text:p>
        </draw:connector>
        <draw:connector draw:style-name="gr3" draw:text-style-name="P3" draw:layer="layout" draw:type="line" svg:x1="42.245cm" svg:y1="78.607cm" svg:x2="44.75cm" svg:y2="78.564cm" draw:end-shape="id56" draw:end-glue-point="30" svg:d="m42245 78607 2505-43" svg:viewBox="0 0 2506 44">
          <text:p text:style-name="P1"><text:span text:style-name="T2">unit01_o0</text:span></text:p>
        </draw:connector>
        <draw:connector draw:style-name="gr3" draw:text-style-name="P3" draw:layer="layout" draw:type="line" svg:x1="42.2cm" svg:y1="79.106cm" svg:x2="44.75cm" svg:y2="79.064cm" draw:end-shape="id56" draw:end-glue-point="31" svg:d="m42200 79106 2550-42" svg:viewBox="0 0 2551 43">
          <text:p text:style-name="P1"><text:span text:style-name="T2">unit01_o1</text:span></text:p>
        </draw:connector>
        <draw:connector draw:style-name="gr3" draw:text-style-name="P3" draw:layer="layout" draw:type="line" svg:x1="42.2cm" svg:y1="79.706cm" svg:x2="44.75cm" svg:y2="79.662cm" draw:end-shape="id56" draw:end-glue-point="32" svg:d="m42200 79706 2550-44" svg:viewBox="0 0 2551 45">
          <text:p text:style-name="P1"><text:span text:style-name="T2">unit01_o2</text:span></text:p>
        </draw:connector>
        <draw:connector draw:style-name="gr3" draw:text-style-name="P3" draw:layer="layout" draw:type="line" svg:x1="42.2cm" svg:y1="80.263cm" svg:x2="44.75cm" svg:y2="80.163cm" draw:end-shape="id56" draw:end-glue-point="33" svg:d="m42200 80263 2550-100" svg:viewBox="0 0 2551 101">
          <text:p text:style-name="P1"><text:span text:style-name="T2">unit01_o3</text:span></text:p>
        </draw:connector>
        <draw:connector draw:style-name="gr3" draw:text-style-name="P3" draw:layer="layout" draw:type="line" svg:x1="61.258cm" svg:y1="78.576cm" svg:x2="59.05cm" svg:y2="78.564cm" draw:end-shape="id56" draw:end-glue-point="37" svg:d="m61258 78576-2208-12" svg:viewBox="0 0 2209 13">
          <text:p text:style-name="P1"><text:span text:style-name="T2">unit01_i0</text:span></text:p>
        </draw:connector>
        <draw:connector draw:style-name="gr3" draw:text-style-name="P3" draw:layer="layout" draw:type="line" svg:x1="61.3cm" svg:y1="79.063cm" svg:x2="59.05cm" svg:y2="79.064cm" draw:end-shape="id56" draw:end-glue-point="36" svg:d="m61300 79063-2250 1" svg:viewBox="0 0 2251 2">
          <text:p text:style-name="P1"><text:span text:style-name="T2">unit01_i1</text:span></text:p>
        </draw:connector>
        <draw:connector draw:style-name="gr3" draw:text-style-name="P3" draw:layer="layout" draw:type="line" svg:x1="61.3cm" svg:y1="79.775cm" svg:x2="59.05cm" svg:y2="79.762cm" draw:end-shape="id56" draw:end-glue-point="35" svg:d="m61300 79775-2250-13" svg:viewBox="0 0 2251 14">
          <text:p text:style-name="P1"><text:span text:style-name="T2">unit01_i2</text:span></text:p>
        </draw:connector>
        <draw:connector draw:style-name="gr3" draw:text-style-name="P3" draw:layer="layout" draw:type="line" svg:x1="61.32cm" svg:y1="80.176cm" svg:x2="59.05cm" svg:y2="80.163cm" draw:end-shape="id56" draw:end-glue-point="34" svg:d="m61320 80176-2270-13" svg:viewBox="0 0 2271 14">
          <text:p text:style-name="P1"><text:span text:style-name="T2">unit01_i3</text:span></text:p>
        </draw:connector>
        <draw:connector draw:style-name="gr3" draw:text-style-name="P3" draw:layer="layout" draw:type="line" svg:x1="80.8cm" svg:y1="53.763cm" svg:x2="78.4cm" svg:y2="53.113cm" draw:end-shape="id339" draw:end-glue-point="1" svg:d="m80800 53763-2400-650" svg:viewBox="0 0 2401 651">
          <text:p text:style-name="P1"><text:span text:style-name="T2">result2</text:span></text:p>
        </draw:connector>
        <draw:connector draw:style-name="gr3" draw:text-style-name="P3" draw:layer="layout" draw:type="line" svg:x1="80.716cm" svg:y1="59.341cm" svg:x2="78.4cm" svg:y2="58.713cm" draw:end-shape="id349" draw:end-glue-point="1" svg:d="m80716 59341-2316-628" svg:viewBox="0 0 2317 629">
          <text:p text:style-name="P1"><text:span text:style-name="T2">result2</text:span></text:p>
        </draw:connector>
        <draw:connector draw:style-name="gr3" draw:text-style-name="P3" draw:layer="layout" draw:type="line" svg:x1="80.69cm" svg:y1="62.092cm" svg:x2="78.4cm" svg:y2="61.513cm" draw:end-shape="id342" svg:d="m80690 62092-2290-579" svg:viewBox="0 0 2291 580">
          <text:p text:style-name="P1"><text:span text:style-name="T2">result2</text:span></text:p>
        </draw:connector>
        <draw:connector draw:style-name="gr3" draw:text-style-name="P3" draw:layer="layout" draw:type="line" svg:x1="80.69cm" svg:y1="63.463cm" svg:x2="78.4cm" svg:y2="62.913cm" draw:end-shape="id343" draw:end-glue-point="1" svg:d="m80690 63463-2290-550" svg:viewBox="0 0 2291 551">
          <text:p text:style-name="P1"><text:span text:style-name="T2">result2</text:span></text:p>
        </draw:connector>
        <draw:connector draw:style-name="gr3" draw:text-style-name="P3" draw:layer="layout" draw:type="line" svg:x1="80.69cm" svg:y1="64.863cm" svg:x2="78.4cm" svg:y2="64.313cm" draw:end-shape="id345" draw:end-glue-point="1" svg:d="m80690 64863-2290-550" svg:viewBox="0 0 2291 551">
          <text:p text:style-name="P1"><text:span text:style-name="T2">result2</text:span></text:p>
        </draw:connector>
        <draw:connector draw:style-name="gr3" draw:text-style-name="P3" draw:layer="layout" draw:type="line" svg:x1="80.7cm" svg:y1="66.313cm" svg:x2="78.4cm" svg:y2="65.713cm" draw:end-shape="id351" draw:end-glue-point="1" svg:d="m80700 66313-2300-600" svg:viewBox="0 0 2301 601">
          <text:p text:style-name="P1"><text:span text:style-name="T2">result2</text:span></text:p>
        </draw:connector>
        <draw:connector draw:style-name="gr3" draw:text-style-name="P3" draw:layer="layout" draw:type="line" svg:x1="80.69cm" svg:y1="67.563cm" svg:x2="78.4cm" svg:y2="67.013cm" draw:end-shape="id346" draw:end-glue-point="1" svg:d="m80690 67563-2290-550" svg:viewBox="0 0 2291 551">
          <text:p text:style-name="P1"><text:span text:style-name="T2">result2</text:span></text:p>
        </draw:connector>
        <draw:connector draw:style-name="gr3" draw:text-style-name="P3" draw:layer="layout" draw:type="line" svg:x1="80.716cm" svg:y1="60.791cm" svg:x2="78.4cm" svg:y2="60.113cm" draw:end-shape="id350" draw:end-glue-point="1" svg:d="m80716 60791-2316-678" svg:viewBox="0 0 2317 679">
          <text:p text:style-name="P1"><text:span text:style-name="T2">result2</text:span></text:p>
        </draw:connector>
        <draw:connector draw:style-name="gr3" draw:text-style-name="P3" draw:layer="layout" draw:type="line" svg:x1="80.7cm" svg:y1="47.26cm" svg:x2="78.4cm" svg:y2="46.613cm" draw:end-shape="id340" draw:end-glue-point="1" svg:d="m80700 47260-2300-647" svg:viewBox="0 0 2301 648">
          <text:p text:style-name="P1"><text:span text:style-name="T2">result2</text:span></text:p>
        </draw:connector>
        <draw:connector draw:style-name="gr3" draw:text-style-name="P3" draw:layer="layout" draw:type="line" svg:x1="80.8cm" svg:y1="55.163cm" svg:x2="78.4cm" svg:y2="54.513cm" draw:end-shape="id347" draw:end-glue-point="1" svg:d="m80800 55163-2400-650" svg:viewBox="0 0 2401 651">
          <text:p text:style-name="P1"><text:span text:style-name="T2">result2</text:span></text:p>
        </draw:connector>
        <draw:connector draw:style-name="gr3" draw:text-style-name="P3" draw:layer="layout" draw:type="line" svg:x1="80.663cm" svg:y1="48.413cm" svg:x2="78.4cm" svg:y2="47.913cm" draw:end-shape="id338" draw:end-glue-point="1" svg:d="m80663 48413-2263-500" svg:viewBox="0 0 2264 501">
          <text:p text:style-name="P1"><text:span text:style-name="T2">result2</text:span></text:p>
        </draw:connector>
        <draw:connector draw:style-name="gr3" draw:text-style-name="P3" draw:layer="layout" draw:type="line" svg:x1="80.663cm" svg:y1="45.863cm" svg:x2="78.4cm" svg:y2="45.313cm" draw:end-shape="id352" draw:end-glue-point="1" svg:d="m80663 45863-2263-550" svg:viewBox="0 0 2264 551">
          <text:p text:style-name="P1"><text:span text:style-name="T2">result2</text:span></text:p>
        </draw:connector>
        <draw:connector draw:style-name="gr3" draw:text-style-name="P3" draw:layer="layout" draw:type="line" svg:x1="80.716cm" svg:y1="57.96cm" svg:x2="78.4cm" svg:y2="57.313cm" draw:end-shape="id348" draw:end-glue-point="1" svg:d="m80716 57960-2316-647" svg:viewBox="0 0 2317 648">
          <text:p text:style-name="P1"><text:span text:style-name="T2">result2</text:span></text:p>
        </draw:connector>
        <draw:connector draw:style-name="gr3" draw:text-style-name="P3" draw:layer="layout" draw:type="line" svg:x1="80.663cm" svg:y1="52.263cm" svg:x2="78.4cm" svg:y2="51.813cm" draw:end-shape="id341" draw:end-glue-point="1" svg:d="m80663 52263-2263-450" svg:viewBox="0 0 2264 451">
          <text:p text:style-name="P1"><text:span text:style-name="T2">result2</text:span></text:p>
        </draw:connector>
        <draw:connector draw:style-name="gr3" draw:text-style-name="P3" draw:layer="layout" draw:type="line" svg:x1="80.663cm" svg:y1="51.063cm" svg:x2="78.4cm" svg:y2="50.513cm" draw:end-shape="id336" draw:end-glue-point="1" svg:d="m80663 51063-2263-550" svg:viewBox="0 0 2264 551">
          <text:p text:style-name="P1"><text:span text:style-name="T2">result2</text:span></text:p>
        </draw:connector>
        <draw:connector draw:style-name="gr3" draw:text-style-name="P3" draw:layer="layout" draw:type="line" svg:x1="80.663cm" svg:y1="49.713cm" svg:x2="78.4cm" svg:y2="49.213cm" draw:end-shape="id344" draw:end-glue-point="1" svg:d="m80663 49713-2263-500" svg:viewBox="0 0 2264 501">
          <text:p text:style-name="P1"><text:span text:style-name="T2">result2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30cm" fo:page-height="9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5-06-05T01:26:07.45</dc:date>
    <meta:editing-duration>P14DT6H46M49S</meta:editing-duration>
    <meta:editing-cycles>1609</meta:editing-cycles>
    <meta:generator>LibreOffice/4.0.6.2$Windows_x86 LibreOffice_project/2e2573268451a50806fcd60ae2d9fe01dd0ce24</meta:generator>
    <meta:document-statistic meta:object-count="1630"/>
  </office:meta>
</office:document-meta>
</file>